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2.66cm"/>
    </style:style>
    <style:style style:name="co12" style:family="table-column">
      <style:table-column-properties fo:break-before="auto" style:column-width="2.434cm"/>
    </style:style>
    <style:style style:name="co13" style:family="table-column">
      <style:table-column-properties fo:break-before="auto" style:column-width="2.464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2.212cm"/>
    </style:style>
    <style:style style:name="co16" style:family="table-column">
      <style:table-column-properties fo:break-before="auto" style:column-width="2.325cm"/>
    </style:style>
    <style:style style:name="co17" style:family="table-column">
      <style:table-column-properties fo:break-before="auto" style:column-width="2.74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66ff66"/>
    </style:style>
    <style:style style:name="ta2" style:family="table" style:master-page-name="Default">
      <style:table-properties table:display="true" style:writing-mode="lr-tb" table:tab-color="#ccff99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false" style:writing-mode="lr-tb" table:tab-color="#dddddd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4" style:family="table-cell" style:parent-style-name="Default">
      <style:table-cell-properties style:cell-protect="protected" style:print-content="true"/>
    </style:style>
    <style:style style:name="ce6" style:family="table-cell" style:parent-style-name="Heading_20_1">
      <style:table-cell-properties fo:border-bottom="none" fo:background-color="#99ff99" style:cell-protect="protected" style:print-content="true" fo:border-left="0.99pt solid #000000" fo:border-right="none" style:shadow="#808080 0.176cm 0.176cm" fo:border-top="0.99pt solid #000000" style:vertical-align="middle"/>
      <style:text-properties style:text-underline-style="none"/>
    </style:style>
    <style:style style:name="ce14" style:family="table-cell" style:parent-style-name="Default">
      <style:table-cell-properties fo:border-bottom="0.99pt solid #000000" fo:background-color="#99ff99" style:cell-protect="protected" style:print-content="true" fo:border-left="0.99pt solid #000000" fo:border-right="none" style:shadow="#808080 0.176cm 0.176cm" fo:border-top="none" style:vertical-align="middle"/>
    </style:style>
    <style:style style:name="ce75" style:family="table-cell" style:parent-style-name="Default">
      <style:table-cell-properties fo:border-bottom="none" fo:background-color="#eeeeee" style:cell-protect="protected" style:print-content="true" fo:border-left="0.74pt solid #000000" fo:border-right="none" style:shadow="#808080 0.176cm 0.176cm" fo:border-top="0.74pt solid #000000"/>
    </style:style>
    <style:style style:name="ce84" style:family="table-cell" style:parent-style-name="Default">
      <style:table-cell-properties fo:border-bottom="none" fo:background-color="#eeeeee" style:cell-protect="protected" style:print-content="true" fo:border-left="0.74pt solid #000000" fo:border-right="none" style:shadow="#808080 0.176cm 0.176cm" fo:border-top="none"/>
    </style:style>
    <style:style style:name="ce87" style:family="table-cell" style:parent-style-name="Default">
      <style:table-cell-properties fo:border-bottom="0.74pt solid #000000" fo:background-color="#eeeeee" style:cell-protect="protected" style:print-content="true" fo:border-left="0.74pt solid #000000" fo:border-right="none" style:shadow="#808080 0.176cm 0.176cm" fo:border-top="none"/>
    </style:style>
    <style:style style:name="ce18" style:family="table-cell" style:parent-style-name="Heading_20_1">
      <style:table-cell-properties fo:border-bottom="none" fo:background-color="#99ff99" style:cell-protect="protected" style:print-content="true" fo:border-left="none" fo:border-right="none" style:shadow="#808080 0.176cm 0.176cm" fo:border-top="0.99pt solid #000000" style:vertical-align="middle"/>
      <style:text-properties style:text-underline-style="none"/>
    </style:style>
    <style:style style:name="ce25" style:family="table-cell" style:parent-style-name="Default">
      <style:table-cell-properties fo:border-bottom="0.99pt solid #000000" fo:background-color="#99ff99" style:cell-protect="protected" style:print-content="true" fo:border-left="none" fo:border-right="none" style:shadow="#808080 0.176cm 0.176cm" fo:border-top="none" style:vertical-align="middle"/>
    </style:style>
    <style:style style:name="ce99" style:family="table-cell" style:parent-style-name="Default">
      <style:table-cell-properties fo:border-bottom="none" fo:background-color="#eeeeee" style:cell-protect="protected" style:print-content="true" fo:border-left="none" fo:border-right="none" style:shadow="#808080 0.176cm 0.176cm" fo:border-top="0.74pt solid #000000"/>
    </style:style>
    <style:style style:name="ce101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03" style:family="table-cell" style:parent-style-name="Default">
      <style:table-cell-properties fo:background-color="#eeeeee" style:cell-protect="protected" style:print-content="true" style:shadow="#808080 0.176cm 0.176cm"/>
    </style:style>
    <style:style style:name="ce105" style:family="table-cell" style:parent-style-name="Default">
      <style:table-cell-properties fo:border-bottom="0.74pt solid #000000" fo:background-color="#eeeeee" style:cell-protect="protected" style:print-content="true" fo:border-left="none" fo:border-right="none" style:shadow="#808080 0.176cm 0.176cm" fo:border-top="none"/>
    </style:style>
    <style:style style:name="ce4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shadow="#808080 0.176cm 0.176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0.06pt solid #000000" fo:border-right="0.06pt solid #000000" style:shadow="#808080 0.176cm 0.176cm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0.176cm 0.176cm" fo:border-top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0.176cm 0.176cm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eeeee" style:cell-protect="protected" style:print-content="true" fo:border-left="0.06pt solid #000000" fo:border-right="none" style:shadow="#808080 0.176cm 0.176cm" fo:border-top="none"/>
    </style:style>
    <style:style style:name="ce112" style:family="table-cell" style:parent-style-name="Default">
      <style:table-cell-properties style:cell-protect="protected" style:print-content="true" fo:background-color="transparent"/>
    </style:style>
    <style:style style:name="ce113" style:family="table-cell" style:parent-style-name="Default">
      <style:table-cell-properties fo:border-bottom="0.99pt solid #000000" fo:background-color="#eeeeee" style:cell-protect="protected" style:print-content="true" style:text-align-source="fix" style:repeat-content="false" fo:border-left="0.06pt solid #000000" fo:border-right="0.06pt solid #000000" style:shadow="#808080 0.176cm 0.176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99ff99" style:cell-protect="protected" style:print-content="true" fo:border-left="none" fo:border-right="none" style:shadow="#808080 0.176cm 0.176cm" fo:border-top="0.99pt solid #000000" style:vertical-align="middle"/>
      <style:text-properties style:text-underline-style="none"/>
    </style:style>
    <style:style style:name="ce56" style:family="table-cell" style:parent-style-name="Heading_20_2">
      <style:table-cell-properties fo:border-bottom="0.99pt solid #000000" fo:background-color="#99ff99" style:cell-protect="protected" style:print-content="true" fo:border-left="none" fo:border-right="none" style:shadow="#808080 0.176cm 0.176cm" fo:border-top="none" style:vertical-align="middle"/>
      <style:text-properties fo:font-style="italic" style:font-style-asian="italic" style:font-style-complex="italic"/>
    </style:style>
    <style:style style:name="ce146" style:family="table-cell" style:parent-style-name="Default" style:data-style-name="N1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3" style:family="table-cell" style:parent-style-name="Default" style:data-style-name="N124">
      <style:table-cell-properties fo:background-color="#eeeeee" style:cell-protect="protected" style:print-content="true" style:shadow="#808080 0.176cm 0.176cm"/>
    </style:style>
    <style:style style:name="ce120" style:family="table-cell" style:parent-style-name="Default">
      <style:table-cell-properties fo:border-bottom="none" fo:background-color="#eeeeee" style:cell-protect="protected" style:print-content="true" fo:border-left="none" fo:border-right="none" style:shadow="#808080 0.176cm 0.176cm" fo:border-top="0.06pt solid #000000"/>
    </style:style>
    <style:style style:name="ce63" style:family="table-cell" style:parent-style-name="Default">
      <style:table-cell-properties fo:border-bottom="0.06pt solid #000000" fo:background-color="#eeeeee" style:cell-protect="protected" style:print-content="true" fo:border-left="none" fo:border-right="none" style:shadow="#808080 0.176cm 0.176cm" fo:border-top="none"/>
    </style:style>
    <style:style style:name="ce71" style:family="table-cell" style:parent-style-name="Default">
      <style:table-cell-properties fo:border-bottom="0.99pt dotted #808080" fo:background-color="#99ff99" style:cell-protect="none" style:print-content="true" fo:border-left="0.99pt dotted #808080" fo:border-right="0.99pt dotted #808080" style:shadow="#808080 0.176cm 0.176cm" fo:border-top="0.06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ff99" style:cell-protect="none" style:print-content="true" fo:border="0.99pt dotted #808080" style:shadow="#808080 0.176cm 0.176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99pt dotted #808080" fo:background-color="#99ff99" style:cell-protect="none" style:print-content="true" fo:border-left="0.99pt dotted #808080" fo:border-right="0.99pt dotted #808080" style:shadow="#808080 0.176cm 0.176cm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eeeee" style:cell-protect="protected" style:print-content="true" fo:border-left="none" fo:border-right="none" style:shadow="#808080 0.176cm 0.176cm" fo:border-top="none"/>
    </style:style>
    <style:style style:name="ce128" style:family="table-cell" style:parent-style-name="Default">
      <style:table-cell-properties fo:border-bottom="0.99pt solid #000000" fo:background-color="#eeeeee" style:cell-protect="protected" style:print-content="true" fo:border-left="none" fo:border-right="none" style:shadow="#808080 0.176cm 0.176cm" fo:border-top="0.06pt solid #000000"/>
    </style:style>
    <style:style style:name="ce81" style:family="table-cell" style:parent-style-name="Default" style:data-style-name="N1">
      <style:table-cell-properties fo:border-bottom="0.99pt dotted #808080" fo:background-color="#99ff99" style:cell-protect="protected" style:print-content="true" fo:border-left="0.99pt dotted #808080" fo:border-right="0.99pt dotted #808080" style:shadow="#808080 0.176cm 0.176cm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99ff99" style:cell-protect="protected" style:print-content="true" fo:border="0.99pt dotted #808080" style:shadow="#808080 0.176cm 0.176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0.06pt solid #000000"/>
    </style:style>
    <style:style style:name="ce86" style:family="table-cell" style:parent-style-name="Default">
      <style:table-cell-properties fo:border-bottom="0.06pt solid #000000" fo:background-color="#eeeeee" style:cell-protect="protected" style:print-content="true" fo:border-left="none" fo:border-right="0.06pt solid #000000" style:shadow="#808080 0.176cm 0.176cm" fo:border-top="none"/>
    </style:style>
    <style:style style:name="ce132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0.06pt solid #000000"/>
    </style:style>
    <style:style style:name="ce139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none"/>
    </style:style>
    <style:style style:name="ce76" style:family="table-cell" style:parent-style-name="Default">
      <style:table-cell-properties fo:border-bottom="0.06pt solid #000000" fo:background-color="#eeeeee" style:cell-protect="protected" style:print-content="true" fo:border-left="none" fo:border-right="0.06pt solid #000000" style:shadow="#808080 0.176cm 0.176cm" fo:border-top="none"/>
    </style:style>
    <style:style style:name="ce140" style:family="table-cell" style:parent-style-name="Default">
      <style:table-cell-properties fo:border-bottom="0.99pt solid #000000" fo:background-color="#eeeeee" style:cell-protect="protected" style:print-content="true" fo:border-left="none" fo:border-right="0.06pt solid #000000" style:shadow="#808080 0.176cm 0.176cm" fo:border-top="0.06pt solid #000000"/>
    </style:style>
    <style:style style:name="ce167" style:family="table-cell" style:parent-style-name="Default" style:data-style-name="N2">
      <style:table-cell-properties fo:background-color="#eeeeee" style:cell-protect="protected" style:print-content="true" style:shadow="#808080 0.176cm 0.176cm"/>
    </style:style>
    <style:style style:name="ce82" style:family="table-cell" style:parent-style-name="Default">
      <style:table-cell-properties fo:border-bottom="none" fo:background-color="#eeeeee" style:cell-protect="protected" style:print-content="true" fo:border-left="0.06pt solid #000000" fo:border-right="0.99pt solid #000000" style:shadow="#808080 0.176cm 0.176cm" fo:border-top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eeee" style:cell-protect="protected" style:print-content="true" fo:border-left="0.06pt solid #000000" fo:border-right="0.99pt solid #000000" style:shadow="#808080 0.176cm 0.176cm" fo:border-top="none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fo:background-color="#eeeeee" style:cell-protect="protected" style:print-content="true" style:text-align-source="fix" style:repeat-content="false" fo:border-left="0.06pt solid #000000" fo:border-right="0.99pt solid #000000" style:shadow="#808080 0.176cm 0.176cm" fo:border-top="none"/>
      <style:paragraph-properties fo:text-align="start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0.06pt solid #000000" fo:border-right="0.99pt solid #000000" style:shadow="#808080 0.176cm 0.176cm" fo:border-top="none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end" fo:margin-left="0cm"/>
    </style:style>
    <style:style style:name="ce89" style:family="table-cell" style:parent-style-name="Default">
      <style:table-cell-properties fo:border-bottom="0.06pt solid #000000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end" fo:margin-left="0cm"/>
    </style:style>
    <style:style style:name="ce90" style:family="table-cell" style:parent-style-name="Default" style:data-style-name="N0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end" fo:margin-left="0cm"/>
    </style:style>
    <style:style style:name="ce177" style:family="table-cell" style:parent-style-name="Default">
      <style:table-cell-properties fo:background-color="#eeeeee" style:cell-protect="protected" style:print-content="true" fo:border="none" style:shadow="#808080 0.176cm 0.176cm"/>
    </style:style>
    <style:style style:name="ce130" style:family="table-cell" style:parent-style-name="Default">
      <style:table-cell-properties fo:border-bottom="none" fo:background-color="#99ff99" style:cell-protect="protected" style:print-content="true" fo:border-left="none" fo:border-right="0.99pt solid #000000" style:shadow="#808080 0.176cm 0.176cm" fo:border-top="0.99pt solid #000000" style:vertical-align="middle"/>
      <style:text-properties style:text-underline-style="none"/>
    </style:style>
    <style:style style:name="ce137" style:family="table-cell" style:parent-style-name="Default">
      <style:table-cell-properties fo:border-bottom="0.99pt solid #000000" fo:background-color="#99ff99" style:cell-protect="protected" style:print-content="true" fo:border-left="none" fo:border-right="0.99pt solid #000000" style:shadow="#808080 0.176cm 0.176cm" fo:border-top="none" style:vertical-align="middle"/>
    </style:style>
    <style:style style:name="ce151" style:family="table-cell" style:parent-style-name="Default">
      <style:table-cell-properties fo:border-bottom="none" fo:background-color="#eeeeee" style:cell-protect="protected" style:print-content="true" fo:border-left="none" fo:border-right="0.74pt solid #000000" style:shadow="#808080 0.176cm 0.176cm" fo:border-top="0.74pt solid #000000"/>
    </style:style>
    <style:style style:name="ce152" style:family="table-cell" style:parent-style-name="Default">
      <style:table-cell-properties fo:border-bottom="none" fo:background-color="#eeeeee" style:cell-protect="protected" style:print-content="true" fo:border-left="none" fo:border-right="0.74pt solid #000000" style:shadow="#808080 0.176cm 0.176cm" fo:border-top="none"/>
    </style:style>
    <style:style style:name="ce153" style:family="table-cell" style:parent-style-name="Default">
      <style:table-cell-properties fo:border-bottom="0.74pt solid #000000" fo:background-color="#eeeeee" style:cell-protect="protected" style:print-content="true" fo:border-left="none" fo:border-right="0.74pt solid #000000" style:shadow="#808080 0.176cm 0.176cm" fo:border-top="none"/>
    </style:style>
    <style:style style:name="ce72" style:family="table-cell" style:parent-style-name="Heading_20_1">
      <style:table-cell-properties fo:border-bottom="none" fo:background-color="#ccff99" style:cell-protect="protected" style:print-content="true" fo:border-left="0.99pt solid #000000" fo:border-right="none" style:shadow="#808080 0.176cm 0.176cm" fo:border-top="0.99pt solid #000000" style:vertical-align="middle"/>
      <style:text-properties style:text-underline-style="none"/>
    </style:style>
    <style:style style:name="ce73" style:family="table-cell" style:parent-style-name="Default">
      <style:table-cell-properties fo:border-bottom="0.99pt solid #000000" fo:background-color="#ccff99" style:cell-protect="protected" style:print-content="true" fo:border-left="0.99pt solid #000000" fo:border-right="none" style:shadow="#808080 0.176cm 0.176cm" fo:border-top="none" style:vertical-align="middle"/>
    </style:style>
    <style:style style:name="ce95" style:family="table-cell" style:parent-style-name="Heading_20_1">
      <style:table-cell-properties fo:border-bottom="none" fo:background-color="#ccff99" style:cell-protect="protected" style:print-content="true" fo:border-left="none" fo:border-right="none" style:shadow="#808080 0.176cm 0.176cm" fo:border-top="0.99pt solid #000000" style:vertical-align="middle"/>
      <style:text-properties style:text-underline-style="none"/>
    </style:style>
    <style:style style:name="ce98" style:family="table-cell" style:parent-style-name="Default">
      <style:table-cell-properties fo:border-bottom="0.99pt solid #000000" fo:background-color="#ccff99" style:cell-protect="protected" style:print-content="true" fo:border-left="none" fo:border-right="none" style:shadow="#808080 0.176cm 0.176cm" fo:border-top="none" style:vertical-align="middle"/>
    </style:style>
    <style:style style:name="ce172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0.176cm 0.176cm" fo:border-top="0.06pt solid #000000"/>
      <style:text-properties fo:color="#808080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eeeeee" style:cell-protect="protected" style:print-content="true" fo:border-left="0.06pt solid #000000" fo:border-right="none" style:shadow="#808080 0.176cm 0.176cm" fo:border-top="none"/>
      <style:text-properties fo:color="#808080"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ccff99" style:cell-protect="protected" style:print-content="true" fo:border-left="none" fo:border-right="none" style:shadow="#808080 0.176cm 0.176cm" fo:border-top="0.99pt solid #000000" style:vertical-align="middle"/>
      <style:text-properties style:text-underline-style="none"/>
    </style:style>
    <style:style style:name="ce116" style:family="table-cell" style:parent-style-name="Heading_20_2">
      <style:table-cell-properties fo:border-bottom="0.99pt solid #000000" fo:background-color="#ccff99" style:cell-protect="protected" style:print-content="true" fo:border-left="none" fo:border-right="none" style:shadow="#808080 0.176cm 0.176cm" fo:border-top="none" style:vertical-align="middle"/>
      <style:text-properties fo:font-style="italic" style:font-style-asian="italic" style:font-style-complex="italic"/>
    </style:style>
    <style:style style:name="ce141" style:family="table-cell" style:parent-style-name="Default" style:data-style-name="N124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8" style:family="table-cell" style:parent-style-name="Default" style:data-style-name="N2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85" style:family="table-cell" style:parent-style-name="Default" style:data-style-name="N2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186" style:family="table-cell" style:parent-style-name="Default">
      <style:table-cell-properties fo:border-bottom="0.99pt dotted #808080" fo:background-color="#eeeeee" style:cell-protect="protected" style:print-content="true" fo:border-left="0.99pt dotted #808080" fo:border-right="0.99pt dotted #808080" style:shadow="#808080 0.176cm 0.176cm" fo:border-top="0.06pt solid #000000"/>
      <style:text-properties fo:color="#808080" fo:font-weight="bold" style:font-weight-asian="bold" style:font-weight-complex="bold"/>
    </style:style>
    <style:style style:name="ce66" style:family="table-cell" style:parent-style-name="Default">
      <style:table-cell-properties fo:background-color="#ccff99" style:cell-protect="none" style:print-content="true" fo:border="0.99pt dotted #808080" style:shadow="#808080 0.176cm 0.176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99pt dotted #808080" fo:background-color="#ccff99" style:cell-protect="none" style:print-content="true" fo:border-left="0.99pt dotted #808080" fo:border-right="0.99pt dotted #808080" style:shadow="#808080 0.176cm 0.176cm" fo:border-top="none"/>
      <style:text-properties fo:font-weight="bold" style:font-weight-asian="bold" style:font-weight-complex="bold"/>
    </style:style>
    <style:style style:name="ce69" style:family="table-cell" style:parent-style-name="Default" style:data-style-name="N1">
      <style:table-cell-properties fo:border-bottom="0.99pt dotted #808080" fo:background-color="#ccff99" style:cell-protect="protected" style:print-content="true" fo:border-left="0.99pt dotted #808080" fo:border-right="0.99pt dotted #808080" style:shadow="#808080 0.176cm 0.176cm" fo:border-top="none"/>
      <style:text-properties fo:font-weight="bold" style:font-weight-asian="bold" style:font-weight-complex="bold"/>
    </style:style>
    <style:style style:name="ce70" style:family="table-cell" style:parent-style-name="Default" style:data-style-name="N1">
      <style:table-cell-properties fo:background-color="#ccff99" style:cell-protect="protected" style:print-content="true" fo:border="0.99pt dotted #808080" style:shadow="#808080 0.176cm 0.176cm"/>
      <style:text-properties fo:font-weight="bold" style:font-weight-asian="bold" style:font-weight-complex="bold"/>
    </style:style>
    <style:style style:name="ce191" style:family="table-cell" style:parent-style-name="Default" style:data-style-name="N1">
      <style:table-cell-properties fo:background-color="#eeeeee" style:cell-protect="protected" style:print-content="true" fo:border="0.99pt dotted #808080" style:shadow="#808080 0.176cm 0.176cm"/>
      <style:text-properties fo:color="#808080" fo:font-weight="bold" style:font-weight-asian="bold" style:font-weight-complex="bold"/>
    </style:style>
    <style:style style:name="ce192" style:family="table-cell" style:parent-style-name="Default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0.06pt solid #000000"/>
      <style:text-properties fo:color="#808080"/>
    </style:style>
    <style:style style:name="ce194" style:family="table-cell" style:parent-style-name="Default">
      <style:table-cell-properties fo:border-bottom="none" fo:background-color="#eeeeee" style:cell-protect="protected" style:print-content="true" fo:border-left="none" fo:border-right="0.06pt solid #000000" style:shadow="#808080 0.176cm 0.176cm" fo:border-top="none"/>
      <style:text-properties fo:color="#808080"/>
    </style:style>
    <style:style style:name="ce195" style:family="table-cell" style:parent-style-name="Default" style:data-style-name="N127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01" style:family="table-cell" style:parent-style-name="Default" style:data-style-name="N127">
      <style:table-cell-properties fo:border-bottom="1.05pt double #000000" style:border-line-width-bottom="0.012cm 0.012cm 0.012cm" fo:background-color="#eeeeee" style:cell-protect="protected" style:print-content="true" style:text-align-source="fix" style:repeat-content="false" fo:border-left="none" fo:border-right="none" style:shadow="#808080 0.176cm 0.176cm" fo:border-top="none"/>
      <style:paragraph-properties fo:text-align="center" fo:margin-left="0cm"/>
      <style:text-properties fo:color="#808080" style:text-underline-style="none" fo:font-weight="bold" style:font-weight-asian="bold" style:font-weight-complex="bold"/>
    </style:style>
    <style:style style:name="ce202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 style:data-style-name="N1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ccff99" style:cell-protect="protected" style:print-content="true" fo:border-left="none" fo:border-right="0.99pt solid #000000" style:shadow="#808080 0.176cm 0.176cm" fo:border-top="0.99pt solid #000000" style:vertical-align="middle"/>
      <style:text-properties style:text-underline-style="none"/>
    </style:style>
    <style:style style:name="ce150" style:family="table-cell" style:parent-style-name="Default">
      <style:table-cell-properties fo:border-bottom="0.99pt solid #000000" fo:background-color="#ccff99" style:cell-protect="protected" style:print-content="true" fo:border-left="none" fo:border-right="0.99pt solid #000000" style:shadow="#808080 0.176cm 0.176cm" fo:border-top="none" style:vertical-align="middle"/>
    </style:style>
    <style:style style:name="ce124" style:family="table-cell" style:parent-style-name="Default" style:data-style-name="N124">
      <style:table-cell-properties fo:border="none"/>
    </style:style>
    <style:style style:name="ce144" style:family="table-cell" style:parent-style-name="Default">
      <style:table-cell-properties fo:background-color="#dddd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able-cell-properties fo:background-color="#dddd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text-underline-style="none" fo:font-weight="bold" style:font-weight-asian="bold" style:font-weight-complex="bold"/>
    </style:style>
    <style:style style:name="ce163" style:family="table-cell" style:parent-style-name="Default">
      <style:table-cell-properties fo:background-color="#eeeeee"/>
    </style:style>
    <style:style style:name="ce180" style:family="table-cell" style:parent-style-name="Default">
      <style:table-cell-properties fo:background-color="#ffffcc"/>
    </style:style>
    <style:style style:name="ce164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58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59" style:family="table-cell" style:parent-style-name="Default">
      <style:table-cell-properties fo:background-color="#eeeeee"/>
      <style:text-properties fo:color="#808080"/>
    </style:style>
    <style:style style:name="ce160" style:family="table-cell" style:parent-style-name="Default">
      <style:table-cell-properties fo:border-bottom="0.06pt solid #000000" fo:background-color="#eeeeee" fo:border-left="none" fo:border-right="none" fo:border-top="none"/>
      <style:text-properties fo:color="#808080"/>
    </style:style>
    <style:style style:name="ce165" style:family="table-cell" style:parent-style-name="Default">
      <style:table-cell-properties fo:border-bottom="0.99pt ridge #000000" fo:background-color="#eeeeee" fo:border-left="none" fo:border-right="none" fo:border-top="none"/>
    </style:style>
    <style:style style:name="ce249" style:family="table-cell" style:parent-style-name="Default">
      <style:table-cell-properties fo:background-color="#f7f7f7"/>
      <style:text-properties fo:color="#808080"/>
    </style:style>
    <style:style style:name="ce250" style:family="table-cell" style:parent-style-name="Default">
      <style:table-cell-properties fo:border-bottom="0.06pt solid #000000" fo:background-color="#f7f7f7" fo:border-left="none" fo:border-right="none" fo:border-top="none"/>
      <style:text-properties fo:color="#808080"/>
    </style:style>
    <style:style style:name="ce253" style:family="table-cell" style:parent-style-name="Default">
      <style:table-cell-properties fo:background-color="#f7f7f7"/>
    </style:style>
    <style:style style:name="ce254" style:family="table-cell" style:parent-style-name="Default">
      <style:table-cell-properties fo:border-bottom="0.06pt solid #000000" fo:background-color="#f7f7f7" fo:border-left="none" fo:border-right="none" fo:border-top="none"/>
    </style:style>
    <style:style style:name="ce255" style:family="table-cell" style:parent-style-name="Default">
      <style:table-cell-properties fo:border-bottom="0.99pt ridge #000000" fo:background-color="#f7f7f7" fo:border-left="none" fo:border-right="none" fo:border-top="none"/>
    </style:style>
    <style:style style:name="ce32" style:family="table-cell" style:parent-style-name="Default">
      <style:table-cell-properties fo:border="none"/>
    </style:style>
    <style:style style:name="ce196" style:family="table-cell" style:parent-style-name="Default">
      <style:table-cell-properties fo:background-color="#ddddff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none" fo:background-color="#f7f7f7" fo:border-left="0.06pt solid #000000" fo:border-right="none" fo:border-top="0.06pt solid #000000"/>
      <style:text-properties fo:color="#333333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fo:background-color="#f7f7f7" fo:border-left="0.06pt solid #000000" fo:border-right="none" fo:border-top="none"/>
      <style:text-properties fo:color="#333333" fo:font-weight="bold" style:font-weight-asian="bold" style:font-weight-complex="bold"/>
    </style:style>
    <style:style style:name="ce268" style:family="table-cell" style:parent-style-name="Default">
      <style:table-cell-properties fo:border-bottom="none" fo:background-color="#f7f7f7" fo:border-left="0.06pt solid #000000" fo:border-right="none" fo:border-top="none"/>
      <style:text-properties fo:color="#333333" fo:font-weight="bold" style:font-weight-asian="bold" style:font-weight-complex="bold"/>
    </style:style>
    <style:style style:name="ce219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cc" fo:border-left="0.06pt solid #000000" fo:border-right="0.06pt solid #000000" fo:border-top="none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23" style:family="table-cell" style:parent-style-name="Default">
      <style:table-cell-properties fo:background-color="#ddddff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24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312" style:family="table-cell" style:parent-style-name="Default" style:data-style-name="N124">
      <style:table-cell-properties fo:border-bottom="0.06pt solid #000000" fo:background-color="#ffffcc" fo:border-left="none" fo:border-right="0.06pt solid #000000" fo:border-top="none"/>
    </style:style>
    <style:style style:name="ce307" style:family="table-cell" style:parent-style-name="Default">
      <style:table-cell-properties fo:border-bottom="none" fo:background-color="#f7f7f7" fo:border-left="none" fo:border-right="none" fo:border-top="0.06pt solid #000000"/>
      <style:text-properties fo:color="#333333" fo:font-weight="bold" style:font-weight-asian="bold" style:font-weight-complex="bold"/>
    </style:style>
    <style:style style:name="ce308" style:family="table-cell" style:parent-style-name="Default">
      <style:table-cell-properties fo:border-bottom="0.06pt solid #000000" fo:background-color="#f7f7f7" fo:border-left="none" fo:border-right="none" fo:border-top="none"/>
      <style:text-properties fo:color="#333333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7f7f7" fo:border-left="none" fo:border-right="none" fo:border-top="0.06pt solid #000000"/>
      <style:text-properties fo:color="#333333"/>
    </style:style>
    <style:style style:name="ce318" style:family="table-cell" style:parent-style-name="Default" style:data-style-name="N1">
      <style:table-cell-properties fo:background-color="#f7f7f7"/>
      <style:text-properties fo:color="#333333"/>
    </style:style>
    <style:style style:name="ce319" style:family="table-cell" style:parent-style-name="Default">
      <style:table-cell-properties fo:border-bottom="0.06pt solid #000000" fo:background-color="#f7f7f7" fo:border-left="none" fo:border-right="none" fo:border-top="none"/>
      <style:text-properties fo:color="#333333"/>
    </style:style>
    <style:style style:name="ce234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fo:font-weight="bold" style:font-weight-asian="bold" style:font-weight-complex="bold"/>
    </style:style>
    <style:style style:name="ce235" style:family="table-cell" style:parent-style-name="Default" style:data-style-name="N1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6" style:family="table-cell" style:parent-style-name="Default" style:data-style-name="N2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7" style:family="table-cell" style:parent-style-name="Default" style:data-style-name="N2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238" style:family="table-cell" style:parent-style-name="Default" style:data-style-name="N2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239" style:family="table-cell" style:parent-style-name="Default">
      <style:table-cell-properties fo:background-color="#ddddff" style:text-align-source="fix" style:repeat-content="false"/>
      <style:paragraph-properties fo:text-align="end" fo:margin-left="0cm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32" style:family="table-cell" style:parent-style-name="Default" style:data-style-name="N127">
      <style:table-cell-properties fo:border-bottom="none" fo:background-color="#f7f7f7" fo:border-left="none" fo:border-right="none" fo:border-top="0.06pt solid #000000"/>
      <style:text-properties fo:color="#333333"/>
    </style:style>
    <style:style style:name="ce333" style:family="table-cell" style:parent-style-name="Default" style:data-style-name="N127">
      <style:table-cell-properties fo:background-color="#f7f7f7"/>
      <style:text-properties fo:color="#333333"/>
    </style:style>
    <style:style style:name="ce334" style:family="table-cell" style:parent-style-name="Default" style:data-style-name="N127">
      <style:table-cell-properties fo:border-bottom="0.06pt solid #000000" fo:background-color="#f7f7f7" fo:border-left="none" fo:border-right="none" fo:border-top="none"/>
      <style:text-properties fo:color="#333333"/>
    </style:style>
    <style:style style:name="ce248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97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51" style:family="table-cell" style:parent-style-name="Default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dddd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1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27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27"/>
    <style:style style:name="ce162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262" style:family="table-cell" style:parent-style-name="Default">
      <style:table-cell-properties fo:background-color="#ddddff"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 style:data-style-name="N124">
      <style:table-cell-properties fo:border-bottom="none" fo:background-color="#ddddff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351" style:family="table-cell" style:parent-style-name="Default" style:data-style-name="N124">
      <style:table-cell-properties fo:border-bottom="none" fo:background-color="#ddddff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52" style:family="table-cell" style:parent-style-name="Default" style:data-style-name="N124">
      <style:table-cell-properties fo:border-bottom="0.06pt solid #000000" fo:background-color="#ddddff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8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69" style:family="table-cell" style:parent-style-name="Default" style:data-style-name="N128"/>
    <style:style style:name="ce17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35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 style:data-style-name="N124">
      <style:table-cell-properties fo:border-bottom="none" fo:background-color="#ddddff" fo:border-left="none" fo:border-right="none" fo:border-top="0.06pt solid #000000"/>
      <style:text-properties fo:font-weight="normal" style:font-weight-asian="normal" style:font-weight-complex="normal"/>
    </style:style>
    <style:style style:name="ce272" style:family="table-cell" style:parent-style-name="Default" style:data-style-name="N124">
      <style:table-cell-properties fo:background-color="#ddddff"/>
      <style:text-properties fo:font-weight="normal" style:font-weight-asian="normal" style:font-weight-complex="normal"/>
    </style:style>
    <style:style style:name="ce273" style:family="table-cell" style:parent-style-name="Default" style:data-style-name="N124">
      <style:table-cell-properties fo:background-color="#ddddff"/>
    </style:style>
    <style:style style:name="ce361" style:family="table-cell" style:parent-style-name="Default" style:data-style-name="N127">
      <style:table-cell-properties fo:background-color="#ddddff"/>
    </style:style>
    <style:style style:name="ce362" style:family="table-cell" style:parent-style-name="Default" style:data-style-name="N127">
      <style:table-cell-properties fo:border-bottom="0.06pt solid #000000" fo:background-color="#ddddff" fo:border-left="none" fo:border-right="none" fo:border-top="none"/>
    </style:style>
    <style:style style:name="ce363" style:family="table-cell" style:parent-style-name="Default" style:data-style-name="N61">
      <style:table-cell-properties fo:border-bottom="none" fo:background-color="#f7f7f7" fo:border-left="none" fo:border-right="none" fo:border-top="0.06pt solid #000000"/>
      <style:text-properties fo:color="#333333"/>
    </style:style>
    <style:style style:name="ce364" style:family="table-cell" style:parent-style-name="Default" style:data-style-name="N61">
      <style:table-cell-properties fo:background-color="#f7f7f7"/>
      <style:text-properties fo:color="#333333"/>
    </style:style>
    <style:style style:name="ce379" style:family="table-cell" style:parent-style-name="Default" style:data-style-name="N61">
      <style:table-cell-properties fo:border-bottom="0.06pt solid #000000" fo:background-color="#f7f7f7" fo:border-left="none" fo:border-right="none" fo:border-top="none"/>
      <style:text-properties fo:color="#333333"/>
    </style:style>
    <style:style style:name="ce11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31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124">
      <style:table-cell-properties fo:background-color="#ddddff" fo:border="none"/>
      <style:text-properties fo:font-weight="normal" style:font-weight-asian="normal" style:font-weight-complex="normal"/>
    </style:style>
    <style:style style:name="ce387" style:family="table-cell" style:parent-style-name="Default" style:data-style-name="N2">
      <style:table-cell-properties fo:background-color="#ddddff" fo:border="none"/>
    </style:style>
    <style:style style:name="ce441" style:family="table-cell" style:parent-style-name="Default" style:data-style-name="N1">
      <style:table-cell-properties fo:background-color="#ddddff" fo:border="none"/>
    </style:style>
    <style:style style:name="ce287" style:family="table-cell" style:parent-style-name="Default">
      <style:table-cell-properties fo:border-bottom="0.06pt solid #000000" fo:background-color="#ddffdd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none" fo:background-color="#ddffdd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289" style:family="table-cell" style:parent-style-name="Default">
      <style:table-cell-properties fo:border-bottom="none" fo:background-color="#ddffdd" style:text-align-source="fix" style:repeat-content="false" fo:border-left="0.06pt solid #000000" fo:border-right="none" fo:border-top="none"/>
      <style:paragraph-properties fo:text-align="end" fo:margin-left="0cm"/>
    </style:style>
    <style:style style:name="ce290" style:family="table-cell" style:parent-style-name="Default">
      <style:table-cell-properties fo:border-bottom="0.06pt solid #000000" fo:background-color="#ddffdd" fo:border-left="0.06pt solid #000000" fo:border-right="none" fo:border-top="none"/>
    </style:style>
    <style:style style:name="ce125" style:family="table-cell" style:parent-style-name="Default" style:data-style-name="N2">
      <style:table-cell-properties fo:border="none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124">
      <style:table-cell-properties fo:border-bottom="none" fo:background-color="#ddddff" fo:border-left="none" fo:border-right="0.06pt solid #000000" fo:border-top="0.06pt solid #000000"/>
      <style:text-properties fo:font-weight="normal" style:font-weight-asian="normal" style:font-weight-complex="normal"/>
    </style:style>
    <style:style style:name="ce294" style:family="table-cell" style:parent-style-name="Default" style:data-style-name="N124">
      <style:table-cell-properties fo:border-bottom="none" fo:background-color="#ddddff" fo:border-left="none" fo:border-right="0.06pt solid #000000" fo:border-top="none"/>
      <style:text-properties fo:font-weight="normal" style:font-weight-asian="normal" style:font-weight-complex="normal"/>
    </style:style>
    <style:style style:name="ce295" style:family="table-cell" style:parent-style-name="Default" style:data-style-name="N124">
      <style:table-cell-properties fo:border-bottom="0.06pt solid #000000" fo:background-color="#ddddff" fo:border-left="none" fo:border-right="0.06pt solid #000000" fo:border-top="none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border-bottom="0.06pt solid #000000" fo:background-color="#ddffdd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97" style:family="table-cell" style:parent-style-name="Default" style:data-style-name="N127">
      <style:table-cell-properties fo:border-bottom="none" fo:background-color="#ddffdd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98" style:family="table-cell" style:parent-style-name="Default" style:data-style-name="N127">
      <style:table-cell-properties fo:border-bottom="none" fo:background-color="#ddffdd" style:text-align-source="fix" style:repeat-content="false" fo:border-left="none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99" style:family="table-cell" style:parent-style-name="Default" style:data-style-name="N127">
      <style:table-cell-properties fo:border-bottom="0.06pt solid #000000" fo:background-color="#ddffdd" fo:border-left="none" fo:border-right="0.06pt solid #000000" fo:border-top="none"/>
    </style:style>
    <style:style style:name="ce136" style:family="table-cell" style:parent-style-name="Default">
      <style:text-properties fo:font-weight="normal" style:font-weight-asian="normal" style:font-weight-complex="normal"/>
    </style:style>
    <style:style style:name="ce2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303" style:family="table-cell" style:parent-style-name="Default" style:data-style-name="N2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04" style:family="table-cell" style:parent-style-name="Default" style:data-style-name="N2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05" style:family="table-cell" style:parent-style-name="Default" style:data-style-name="N12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3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5" style:family="table-cell" style:parent-style-name="Heading_20_1">
      <style:table-cell-properties fo:background-color="#99ff99" style:cell-protect="protected" style:print-content="true" style:text-align-source="fix" style:repeat-content="false" fo:border="0.06pt solid #000000" style:shadow="#808080 0.176cm 0.176cm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1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18" style:family="table-cell" style:parent-style-name="Default">
      <style:table-cell-properties fo:border-bottom="none" fo:background-color="#eeeeee" fo:border-left="0.06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420" style:family="table-cell" style:parent-style-name="Default">
      <style:table-cell-properties fo:border-bottom="0.99pt ridge #000000" fo:background-color="#f7f7f7" fo:border-left="none" fo:border-right="none" fo:border-top="none"/>
      <style:text-properties fo:color="#808080"/>
    </style:style>
    <style:style style:name="ce311" style:family="table-cell" style:parent-style-name="Default">
      <style:table-cell-properties fo:border-bottom="none" fo:background-color="#ffff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none" fo:background-color="#eeeee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3" style:family="table-cell" style:parent-style-name="Default" style:data-style-name="N124">
      <style:table-cell-properties fo:background-color="#eeeeee"/>
    </style:style>
    <style:style style:name="ce424" style:family="table-cell" style:parent-style-name="Default">
      <style:table-cell-properties fo:background-color="#eeeee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5" style:family="table-cell" style:parent-style-name="Default" style:data-style-name="N124">
      <style:table-cell-properties fo:border-bottom="0.06pt solid #000000" fo:background-color="#eeeeee" fo:border-left="none" fo:border-right="none" fo:border-top="none"/>
    </style:style>
    <style:style style:name="ce426" style:family="table-cell" style:parent-style-name="Default">
      <style:table-cell-properties fo:border-bottom="0.06pt solid #000000" fo:background-color="#f7f7f7" style:text-align-source="fix" style:repeat-content="false" fo:border-left="none" fo:border-right="none" fo:border-top="none"/>
      <style:paragraph-properties fo:text-align="center" fo:margin-left="0cm"/>
      <style:text-properties fo:color="#333333" fo:font-weight="bold" style:font-weight-asian="bold" style:font-weight-complex="bold"/>
    </style:style>
    <style:style style:name="ce314" style:family="table-cell" style:parent-style-name="Default" style:data-style-name="N1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365" style:family="table-cell" style:parent-style-name="Default" style:data-style-name="N127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66" style:family="table-cell" style:parent-style-name="Default" style:data-style-name="N127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06" style:family="table-cell" style:parent-style-name="Default" style:data-style-name="N127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367" style:family="table-cell" style:parent-style-name="Default" style:data-style-name="N127">
      <style:table-cell-properties fo:border-bottom="none" fo:border-left="0.06pt solid #000000" fo:border-right="none" fo:border-top="none"/>
    </style:style>
    <style:style style:name="ce368" style:family="table-cell" style:parent-style-name="Default" style:data-style-name="N127">
      <style:table-cell-properties fo:border-bottom="0.06pt solid #000000" fo:border-left="0.06pt solid #000000" fo:border-right="none" fo:border-top="none"/>
    </style:style>
    <style:style style:name="ce51" style:family="table-cell" style:parent-style-name="Default" style:data-style-name="N124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124">
      <style:table-cell-properties fo:border-bottom="0.06pt solid #000000" fo:border-left="0.06pt solid #000000" fo:border-right="none" fo:border-top="none"/>
    </style:style>
    <style:style style:name="ce435" style:family="table-cell" style:parent-style-name="Default">
      <style:table-cell-properties fo:border-bottom="none" fo:background-color="#eeeeee" style:cell-protect="protected" style:print-content="true" style:text-align-source="fix" style:repeat-content="false" fo:border-left="none" fo:border-right="none" style:shadow="#808080 0.176cm 0.176cm" fo:border-top="0.06pt solid #000000"/>
      <style:paragraph-properties fo:text-align="end" fo:margin-left="0cm"/>
    </style:style>
    <style:style style:name="ce436" style:family="table-cell" style:parent-style-name="Default">
      <style:table-cell-properties fo:background-color="#eeeeee" style:cell-protect="protected" style:print-content="true" style:text-align-source="fix" style:repeat-content="false" style:shadow="#808080 0.176cm 0.176cm"/>
      <style:paragraph-properties fo:text-align="end" fo:margin-left="0cm"/>
    </style:style>
    <style:style style:name="ce4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42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44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46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5" style:family="table-cell" style:parent-style-name="Default" style:data-style-name="N127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46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69" style:family="table-cell" style:parent-style-name="Default" style:data-style-name="N127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263" style:family="table-cell" style:parent-style-name="Default" style:data-style-name="N124">
      <style:table-cell-properties fo:border-bottom="none" fo:background-color="#ddddff" fo:border-left="0.06pt solid #000000" fo:border-right="none" fo:border-top="0.06pt solid #000000"/>
      <style:text-properties fo:font-weight="normal" style:font-weight-asian="normal" style:font-weight-complex="normal"/>
    </style:style>
    <style:style style:name="ce264" style:family="table-cell" style:parent-style-name="Default" style:data-style-name="N124">
      <style:table-cell-properties fo:border-bottom="none" fo:background-color="#ddddff" fo:border-left="0.06pt solid #000000" fo:border-right="none" fo:border-top="none"/>
      <style:text-properties fo:font-weight="normal" style:font-weight-asian="normal" style:font-weight-complex="normal"/>
    </style:style>
    <style:style style:name="ce265" style:family="table-cell" style:parent-style-name="Default" style:data-style-name="N124">
      <style:table-cell-properties fo:border-bottom="none" fo:background-color="#ddddff" fo:border-left="0.06pt solid #000000" fo:border-right="none" fo:border-top="none"/>
    </style:style>
    <style:style style:name="ce478" style:family="table-cell" style:parent-style-name="Default" style:data-style-name="N127">
      <style:table-cell-properties fo:border-bottom="none" fo:background-color="#ddddff" fo:border-left="0.06pt solid #000000" fo:border-right="none" fo:border-top="none"/>
    </style:style>
    <style:style style:name="ce481" style:family="table-cell" style:parent-style-name="Default" style:data-style-name="N127">
      <style:table-cell-properties fo:border-bottom="0.06pt solid #000000" fo:background-color="#ddddff" fo:border-left="0.06pt solid #000000" fo:border-right="none" fo:border-top="none"/>
    </style:style>
    <style:style style:name="ce482" style:family="table-cell" style:parent-style-name="Default" style:data-style-name="N2">
      <style:table-cell-properties fo:background-color="#ddddff"/>
    </style:style>
    <style:style style:name="ce274" style:family="table-cell" style:parent-style-name="Default" style:data-style-name="N1">
      <style:table-cell-properties fo:background-color="#ddddff"/>
    </style:style>
    <style:style style:name="ce286" style:family="table-cell" style:parent-style-name="Default" style:data-style-name="N124">
      <style:table-cell-properties fo:background-color="#ddddff" fo:border="none"/>
    </style:style>
    <style:style style:name="ce275" style:family="table-cell" style:parent-style-name="Default" style:data-style-name="N124">
      <style:table-cell-properties fo:border-bottom="0.06pt solid #000000" fo:background-color="#ddddff" fo:border-left="none" fo:border-right="none" fo:border-top="none"/>
    </style:style>
    <style:style style:name="ce369" style:family="table-cell" style:parent-style-name="Default" style:data-style-name="N127">
      <style:table-cell-properties fo:border="none"/>
    </style:style>
    <style:style style:name="ce215" style:family="table-cell" style:parent-style-name="Default" style:data-style-name="N1">
      <style:table-cell-properties fo:border-bottom="none" fo:border-left="none" fo:border-right="0.06pt solid #000000" fo:border-top="0.06pt solid #000000"/>
    </style:style>
    <style:style style:name="ce370" style:family="table-cell" style:parent-style-name="Default" style:data-style-name="N127">
      <style:table-cell-properties fo:border-bottom="none" fo:border-left="none" fo:border-right="0.06pt solid #000000" fo:border-top="none"/>
    </style:style>
    <style:style style:name="ce371" style:family="table-cell" style:parent-style-name="Default" style:data-style-name="N127">
      <style:table-cell-properties fo:border-bottom="0.06pt solid #000000" fo:border-left="none" fo:border-right="0.06pt solid #000000" fo:border-top="none"/>
    </style:style>
    <style:style style:name="ce491" style:family="table-cell" style:parent-style-name="Default" style:data-style-name="N124">
      <style:table-cell-properties fo:background-color="#f7f7f7"/>
      <style:text-properties fo:color="#808080"/>
    </style:style>
    <style:style style:name="ce492" style:family="table-cell" style:parent-style-name="Default" style:data-style-name="N124">
      <style:table-cell-properties fo:background-color="#f7f7f7"/>
    </style:style>
    <style:style style:name="ce315" style:family="table-cell" style:parent-style-name="Default" style:data-style-name="N124">
      <style:table-cell-properties fo:border-bottom="none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316" style:family="table-cell" style:parent-style-name="Default" style:data-style-name="N124">
      <style:table-cell-properties fo:border-bottom="0.06pt solid #000000" fo:background-color="#ffffcc" fo:border-left="none" fo:border-right="0.06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11" style:family="table-cell" style:parent-style-name="Default" style:data-style-name="N124"/>
    <style:style style:name="ce3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498" style:family="table-cell" style:parent-style-name="Default" style:data-style-name="N127">
      <style:table-cell-properties fo:background-color="#f7f7f7"/>
      <style:text-properties fo:color="#808080"/>
    </style:style>
    <style:style style:name="ce499" style:family="table-cell" style:parent-style-name="Default" style:data-style-name="N127">
      <style:table-cell-properties fo:background-color="#f7f7f7"/>
    </style:style>
    <style:style style:name="ce354" style:family="table-cell" style:parent-style-name="Default" style:data-style-name="N2">
      <style:map style:condition="cell-content-is-not-between(-15,15)" style:apply-style-name="Error" style:base-cell-address="'IR-Sim GE'.AB133"/>
      <style:map style:condition="cell-content-is-not-between(-10,10)" style:apply-style-name="Bad" style:base-cell-address="'IR-Sim GE'.AB133"/>
    </style:style>
    <style:style style:name="ce22" style:family="table-cell" style:parent-style-name="Default" style:data-style-name="N124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99pt ridge #000000" fo:border-left="none" fo:border-right="none" fo:border-top="none"/>
      <style:text-properties style:text-underline-style="none" fo:font-weight="bold" style:font-weight-asian="bold" style:font-weight-complex="bold"/>
    </style:style>
    <style:style style:name="ce32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order-bottom="none" fo:background-color="#f7f7f7" fo:border-left="none" fo:border-right="0.06pt solid #000000" fo:border-top="0.06pt solid #000000"/>
      <style:text-properties fo:color="#333333" fo:font-weight="bold" style:font-weight-asian="bold" style:font-weight-complex="bold"/>
    </style:style>
    <style:style style:name="ce507" style:family="table-cell" style:parent-style-name="Default">
      <style:table-cell-properties fo:border-bottom="0.06pt solid #000000" fo:background-color="#f7f7f7" style:text-align-source="fix" style:repeat-content="false" fo:border-left="none" fo:border-right="0.06pt solid #000000" fo:border-top="none"/>
      <style:paragraph-properties fo:text-align="center" fo:margin-left="0cm"/>
      <style:text-properties fo:color="#333333" fo:font-weight="bold" style:font-weight-asian="bold" style:font-weight-complex="bold"/>
    </style:style>
    <style:style style:name="ce508" style:family="table-cell" style:parent-style-name="Default" style:data-style-name="N61">
      <style:table-cell-properties fo:border-bottom="none" fo:background-color="#f7f7f7" fo:border-left="none" fo:border-right="0.06pt solid #000000" fo:border-top="0.06pt solid #000000"/>
      <style:text-properties fo:color="#333333"/>
    </style:style>
    <style:style style:name="ce509" style:family="table-cell" style:parent-style-name="Default" style:data-style-name="N61">
      <style:table-cell-properties fo:border-bottom="none" fo:background-color="#f7f7f7" fo:border-left="none" fo:border-right="0.06pt solid #000000" fo:border-top="none"/>
      <style:text-properties fo:color="#333333"/>
    </style:style>
    <style:style style:name="ce510" style:family="table-cell" style:parent-style-name="Default" style:data-style-name="N61">
      <style:table-cell-properties fo:border-bottom="0.06pt solid #000000" fo:background-color="#f7f7f7" fo:border-left="none" fo:border-right="0.06pt solid #000000" fo:border-top="none"/>
      <style:text-properties fo:color="#333333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179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372" style:family="table-cell" style:parent-style-name="Default" style:data-style-name="N2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520" style:family="table-cell" style:parent-style-name="Default" style:data-style-name="N124">
      <style:table-cell-properties fo:border-bottom="none" fo:background-color="#f7f7f7" fo:border-left="none" fo:border-right="none" fo:border-top="0.06pt solid #000000"/>
      <style:text-properties fo:color="#333333"/>
    </style:style>
    <style:style style:name="ce521" style:family="table-cell" style:parent-style-name="Default" style:data-style-name="N123">
      <style:table-cell-properties fo:background-color="#f7f7f7"/>
      <style:text-properties fo:color="#333333"/>
    </style:style>
    <style:style style:name="ce522" style:family="table-cell" style:parent-style-name="Default" style:data-style-name="N124">
      <style:table-cell-properties fo:border-bottom="0.06pt solid #000000" fo:background-color="#f7f7f7" fo:border-left="none" fo:border-right="none" fo:border-top="none"/>
      <style:text-properties fo:color="#333333"/>
    </style:style>
    <style:style style:name="ce376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266" style:family="table-cell" style:parent-style-name="Default" style:data-style-name="N124">
      <style:table-cell-properties fo:border-bottom="0.06pt solid #000000" fo:background-color="#ddddff" fo:border-left="0.06pt solid #000000" fo:border-right="none" fo:border-top="none"/>
    </style:style>
    <style:style style:name="ce525" style:family="table-cell" style:parent-style-name="Default" style:data-style-name="N123">
      <style:table-cell-properties fo:border-bottom="0.06pt solid #000000" fo:background-color="#ddddff" fo:border-left="none" fo:border-right="none" fo:border-top="none"/>
    </style:style>
    <style:style style:name="ce37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37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528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317" style:family="table-cell" style:parent-style-name="Default" style:data-style-name="N124">
      <style:table-cell-properties fo:border-bottom="1.05pt double #000000" style:border-line-width-bottom="0.012cm 0.012cm 0.012cm" fo:background-color="#ddffdd" style:text-align-source="fix" style:repeat-content="false" fo:border-left="none" fo:border-right="none" fo:border-top="non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30" style:family="table-cell" style:parent-style-name="Default" style:data-style-name="N127">
      <style:table-cell-properties fo:border-bottom="none" fo:background-color="#ffffcc" fo:border-left="none" fo:border-right="0.06pt solid #000000" fo:border-top="0.06pt solid #000000"/>
      <style:text-properties fo:font-weight="normal" style:font-weight-asian="normal" style:font-weight-complex="normal"/>
    </style:style>
    <style:style style:name="ce531" style:family="table-cell" style:parent-style-name="Default" style:data-style-name="N123">
      <style:table-cell-properties fo:border-bottom="none" fo:background-color="#f7f7f7" fo:border-left="none" fo:border-right="none" fo:border-top="0.06pt solid #000000"/>
      <style:text-properties fo:color="#333333"/>
    </style:style>
    <style:style style:name="ce532" style:family="table-cell" style:parent-style-name="Default" style:data-style-name="N122">
      <style:table-cell-properties fo:background-color="#f7f7f7"/>
      <style:text-properties fo:color="#333333"/>
    </style:style>
    <style:style style:name="ce533" style:family="table-cell" style:parent-style-name="Default" style:data-style-name="N123">
      <style:table-cell-properties fo:border-bottom="0.06pt solid #000000" fo:background-color="#f7f7f7" fo:border-left="none" fo:border-right="none" fo:border-top="none"/>
      <style:text-properties fo:color="#333333"/>
    </style:style>
    <style:style style:name="ce534" style:family="table-cell" style:parent-style-name="Default" style:data-style-name="N127">
      <style:table-cell-properties fo:border-bottom="none" fo:border-left="0.06pt solid #000000" fo:border-right="none" fo:border-top="0.06pt solid #000000"/>
    </style:style>
    <style:style style:name="ce438" style:family="table-cell" style:parent-style-name="Default">
      <style:table-cell-properties fo:background-color="#eeeeee" style:cell-protect="protected" style:print-content="true" style:text-align-source="fix" style:repeat-content="false" fo:border="none" style:shadow="#808080 0.176cm 0.176cm"/>
      <style:paragraph-properties fo:text-align="start" fo:margin-left="0cm"/>
    </style:style>
    <style:style style:name="ce536" style:family="table-cell" style:parent-style-name="Default" style:data-style-name="N123">
      <style:table-cell-properties fo:background-color="#ddddff" fo:border="none"/>
    </style:style>
    <style:style style:name="ce537" style:family="table-cell" style:parent-style-name="Default" style:data-style-name="N122">
      <style:table-cell-properties fo:border-bottom="0.06pt solid #000000" fo:background-color="#ddddff" fo:border-left="none" fo:border-right="none" fo:border-top="none"/>
    </style:style>
    <style:style style:name="ce538" style:family="table-cell" style:parent-style-name="Default" style:data-style-name="N127">
      <style:table-cell-properties fo:border-bottom="none" fo:border-left="none" fo:border-right="0.06pt solid #000000" fo:border-top="0.06pt solid #000000"/>
    </style:style>
    <style:style style:name="ce539" style:family="table-cell" style:parent-style-name="Default">
      <style:table-cell-properties fo:background-color="#f7f7f7"/>
      <style:text-properties style:use-window-font-color="true"/>
    </style:style>
    <style:style style:name="ce540" style:family="table-cell" style:parent-style-name="Heading_20_1">
      <style:table-cell-properties fo:background-color="#ccff99" style:cell-protect="protected" style:print-content="true" fo:border="0.06pt solid #000000" style:shadow="#808080 0.176cm 0.176cm" style:vertical-align="middle"/>
      <style:text-properties style:text-underline-style="none" fo:font-weight="bold" style:font-weight-asian="bold" style:font-weight-complex="bold"/>
    </style:style>
    <style:style style:name="ce541" style:family="table-cell" style:parent-style-name="Default" style:data-style-name="N127">
      <style:table-cell-properties fo:background-color="#f7f7f7"/>
      <style:text-properties style:use-window-font-color="true"/>
    </style:style>
    <style:style style:name="ce542" style:family="table-cell" style:parent-style-name="Default" style:data-style-name="N2">
      <style:map style:condition="cell-content-is-not-between(-12,12)" style:apply-style-name="Error" style:base-cell-address="'IR-Sim Sie'.Q89"/>
      <style:map style:condition="cell-content-is-not-between(-8,8)" style:apply-style-name="Bad" style:base-cell-address="'IR-Sim Sie'.Q89"/>
      <style:map style:condition="cell-content-is-not-between(-4,4)" style:apply-style-name="Warning" style:base-cell-address="'IR-Sim Sie'.Q89"/>
    </style:style>
    <style:style style:name="ce543" style:family="table-cell" style:parent-style-name="Default" style:data-style-name="N121">
      <style:table-cell-properties fo:background-color="#f7f7f7"/>
      <style:text-properties fo:color="#333333"/>
    </style:style>
    <style:style style:name="ce544" style:family="table-cell" style:parent-style-name="Default" style:data-style-name="N121">
      <style:table-cell-properties fo:border-bottom="0.06pt solid #000000" fo:background-color="#ddddff" fo:border-left="none" fo:border-right="none" fo:border-top="none"/>
    </style:style>
    <style:style style:name="ce449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7" style:family="table-cell" style:parent-style-name="Excel_20_Built-in_20_Explanatory_20_Tex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100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7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166" style:family="table-cell" style:parent-style-name="Default">
      <style:text-properties fo:color="#808080"/>
    </style:style>
    <style:style style:name="ce4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3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41">
      <style:table-cell-properties fo:background-color="#dddd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5" style:family="table-cell" style:parent-style-name="Default">
      <style:table-cell-properties fo:border="0.06pt solid #000000"/>
    </style:style>
    <style:style style:name="ce47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79" style:family="table-cell" style:parent-style-name="Default">
      <style:table-cell-properties fo:background-color="#ddddff"/>
      <style:text-properties fo:font-weight="bold" style:font-weight-asian="bold" style:font-weight-complex="bold"/>
    </style:style>
    <style:style style:name="ce480" style:family="table-cell" style:parent-style-name="Default">
      <style:table-cell-properties fo:background-color="#ddffdd"/>
      <style:text-properties fo:font-weight="bold" style:font-weight-asian="bold" style:font-weight-complex="bold"/>
    </style:style>
    <style:style style:name="ce456" style:family="table-cell" style:parent-style-name="Default">
      <style:table-cell-properties style:diagonal-bl-tr="none" style:diagonal-tl-br="none" fo:border="0.74pt solid #000000" style:rotation-align="none"/>
    </style:style>
    <style:style style:name="ce466" style:family="table-cell" style:parent-style-name="Default" style:data-style-name="N1">
      <style:table-cell-properties style:rotation-align="none"/>
    </style:style>
    <style:style style:name="ce483" style:family="table-cell" style:parent-style-name="Default" style:data-style-name="N1">
      <style:table-cell-properties fo:background-color="#ddffdd" style:rotation-align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-Calc GE" table:style-name="ta1" table:protected="true">
        <loext:table-protection loext:select-unprotected-cells="true"/>
        <table:table-column table:style-name="co1" table:number-columns-repeated="2" table:default-cell-style-name="ce24"/>
        <table:table-column table:style-name="co2" table:number-columns-repeated="8" table:default-cell-style-name="ce24"/>
        <table:table-column table:style-name="co1" table:default-cell-style-name="ce24"/>
        <table:table-column table:style-name="co3" table:number-columns-repeated="1013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8" office:value-type="string" calcext:value-type="string">
            <text:p><text:span text:style-name="T1">TrueT2-DIR</text:span> TI calculator for <text:span text:style-name="T1">3T GE</text:span> using the IR-Calc simulator</text:p>
          </table:table-cell>
          <table:table-cell table:style-name="ce55" table:number-columns-repeated="7"/>
          <table:table-cell table:style-name="ce130"/>
          <table:table-cell table:number-columns-repeated="1013"/>
        </table:table-row>
        <table:table-row table:style-name="ro2">
          <table:table-cell/>
          <table:table-cell table:style-name="ce14"/>
          <table:table-cell table:style-name="ce25"/>
          <table:table-cell table:style-name="ce56" office:value-type="string" calcext:value-type="string">
            <text:p><text:s text:c="2"/>~ Simulations and regressions by Øystein Bech and Wibeke Nordhøy ~ <text:s/></text:p>
          </table:table-cell>
          <table:table-cell table:style-name="ce25" table:number-columns-repeated="6"/>
          <table:table-cell table:style-name="ce137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5"/>
          <table:table-cell table:style-name="ce99" table:number-columns-repeated="8"/>
          <table:table-cell table:style-name="ce151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I1_GE_equation" office:value-type="string" office:string-value="TI1 [ms] =" calcext:value-type="string">
            <text:p>TI1 [ms] =</text:p>
          </table:table-cell>
          <table:table-cell table:style-name="ce146" office:value-type="float" office:value="1377.19141615247" calcext:value-type="float">
            <text:p>1377</text:p>
          </table:table-cell>
          <table:table-cell table:style-name="ce131" office:value-type="string" office:string-value="× ln(TR) +" calcext:value-type="string">
            <text:p>× ln(TR) +</text:p>
          </table:table-cell>
          <table:table-cell table:style-name="ce146" office:value-type="float" office:value="226.070052316286" calcext:value-type="float">
            <text:p>226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46" office:value-type="float" office:value="372.295413997628" calcext:value-type="float">
            <text:p>372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46" office:value-type="float" office:value="-13990.0631345074" calcext:value-type="float">
            <text:p>-13990</text:p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67"/>
          <table:table-cell table:style-name="ce103" table:number-columns-repeated="2"/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I2_GE_equation" office:value-type="string" office:string-value="TI2 [ms] =" calcext:value-type="string">
            <text:p>TI2 [ms] =</text:p>
          </table:table-cell>
          <table:table-cell table:style-name="ce146" office:value-type="float" office:value="-150.158422009316" calcext:value-type="float">
            <text:p>-150</text:p>
          </table:table-cell>
          <table:table-cell table:style-name="ce131" office:value-type="string" office:string-value="× ln(TR) +" calcext:value-type="string">
            <text:p>× ln(TR) +</text:p>
          </table:table-cell>
          <table:table-cell table:style-name="ce146" office:value-type="float" office:value="142.324554008358" calcext:value-type="float">
            <text:p>142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46" office:value-type="float" office:value="235.942429225331" calcext:value-type="float">
            <text:p>236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46" office:value-type="float" office:value="-1084.45898283899" calcext:value-type="float">
            <text:p>-1084</text:p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67"/>
          <table:table-cell table:style-name="ce103" table:number-columns-repeated="2"/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1n_GE_equation" office:value-type="string" office:string-value="T1n [ms] =" calcext:value-type="string">
            <text:p>T1n [ms] =</text:p>
          </table:table-cell>
          <table:table-cell table:style-name="ce146" office:value-type="float" office:value="-221.128845927648" calcext:value-type="float">
            <text:p>-221</text:p>
          </table:table-cell>
          <table:table-cell table:style-name="ce131" office:value-type="string" office:string-value="× ln(TR) +" calcext:value-type="string">
            <text:p>× ln(TR) +</text:p>
          </table:table-cell>
          <table:table-cell table:style-name="ce146" office:value-type="float" office:value="207.100077561452" calcext:value-type="float">
            <text:p>207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46" office:value-type="float" office:value="345.683853301319" calcext:value-type="float">
            <text:p>346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46" office:value-type="float" office:value="-1595.58713878376" calcext:value-type="float">
            <text:p>-1596</text:p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7"/>
          <table:table-cell table:style-name="ce105" table:number-columns-repeated="8"/>
          <table:table-cell table:style-name="ce153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Editable parameters:</text:p>
          </table:table-cell>
          <table:covered-table-cell table:style-name="ce120"/>
          <table:covered-table-cell table:style-name="ce85"/>
          <table:table-cell table:number-columns-repeated="2"/>
          <table:table-cell table:style-name="ce42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103"/>
          <table:table-cell table:number-columns-repeated="1014"/>
        </table:table-row>
        <table:table-row table:style-name="ro3">
          <table:table-cell table:number-columns-repeated="2"/>
          <table:covered-table-cell table:style-name="ce107"/>
          <table:covered-table-cell table:style-name="ce63"/>
          <table:covered-table-cell table:style-name="ce86"/>
          <table:table-cell table:number-columns-repeated="2"/>
          <table:covered-table-cell table:style-name="ce113"/>
          <table:covered-table-cell table:style-name="ce128"/>
          <table:covered-table-cell table:style-name="ce140"/>
          <table:table-cell table:number-columns-repeated="1014"/>
        </table:table-row>
        <table:table-row table:style-name="ro3">
          <table:table-cell table:number-columns-repeated="2"/>
          <table:table-cell table:style-name="ce45" office:value-type="string" calcext:value-type="string">
            <text:p><text:s text:c="4"/>TR</text:p>
          </table:table-cell>
          <table:table-cell table:style-name="ce71" office:value-type="float" office:value="8000" calcext:value-type="float">
            <text:p>8000</text:p>
          </table:table-cell>
          <table:table-cell table:style-name="ce132" office:value-type="string" calcext:value-type="string">
            <text:p><text:s/>ms</text:p>
          </table:table-cell>
          <table:table-cell table:number-columns-repeated="2"/>
          <table:table-cell table:style-name="ce82" table:number-matrix-columns-spanned="3" table:number-matrix-rows-spanned="11" table:formula="of:=GE_Parameters" office:value-type="string" office:string-value="  B0/System" calcext:value-type="string">
            <text:p><text:s text:c="2"/>B0/System</text:p>
          </table:table-cell>
          <table:table-cell table:style-name="ce120" office:value-type="float" office:value="3" calcext:value-type="float">
            <text:p>3</text:p>
          </table:table-cell>
          <table:table-cell table:style-name="ce132" office:value-type="string" office:string-value=" T GE" calcext:value-type="string">
            <text:p><text:s/>T GE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WML</text:p>
          </table:table-cell>
          <table:table-cell table:style-name="ce74" office:value-type="float" office:value="1400" calcext:value-type="float">
            <text:p>14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1_CSF" calcext:value-type="string">
            <text:p><text:s text:c="2"/>T1_CSF</text:p>
          </table:table-cell>
          <table:table-cell table:style-name="ce103" office:value-type="float" office:value="5000" calcext:value-type="float">
            <text:p>50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WM</text:p>
          </table:table-cell>
          <table:table-cell table:style-name="ce77" office:value-type="float" office:value="850" calcext:value-type="float">
            <text:p>85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1_GM" calcext:value-type="string">
            <text:p><text:s text:c="2"/>T1_GM</text:p>
          </table:table-cell>
          <table:table-cell table:style-name="ce103" office:value-type="float" office:value="1400" calcext:value-type="float">
            <text:p>14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9"/>
          <table:table-cell table:style-name="ce64"/>
          <table:table-cell table:style-name="ce76"/>
          <table:table-cell table:number-columns-repeated="2"/>
          <table:table-cell table:style-name="ce174" office:value-type="string" office:string-value="  T1_WM" calcext:value-type="string">
            <text:p><text:s text:c="2"/>T1_WM</text:p>
          </table:table-cell>
          <table:table-cell table:style-name="ce88" office:value-type="string" office:string-value="800–900" calcext:value-type="string">
            <text:p>800–9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2"/>
          <table:table-cell table:style-name="ce175" office:value-type="string" office:string-value="  T1_WML" calcext:value-type="string">
            <text:p><text:s text:c="2"/>T1_WML</text:p>
          </table:table-cell>
          <table:table-cell table:style-name="ce89" office:value-type="string" office:string-value="1200–1600" calcext:value-type="string">
            <text:p>1200–1600</text:p>
          </table:table-cell>
          <table:table-cell table:style-name="ce76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Calculated parameters:</text:p>
          </table:table-cell>
          <table:covered-table-cell table:number-columns-repeated="2" table:style-name="ce103"/>
          <table:table-cell table:number-columns-repeated="2"/>
          <table:table-cell table:style-name="ce174" office:value-type="string" office:string-value="  TR" calcext:value-type="string">
            <text:p><text:s text:c="2"/>TR</text:p>
          </table:table-cell>
          <table:table-cell table:style-name="ce90" office:value-type="string" office:string-value="5000–9000" calcext:value-type="string">
            <text:p>5000–90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covered-table-cell table:style-name="ce113"/>
          <table:covered-table-cell table:style-name="ce128"/>
          <table:covered-table-cell table:style-name="ce140"/>
          <table:table-cell table:number-columns-repeated="2"/>
          <table:table-cell table:style-name="ce143" office:value-type="string" office:string-value="  T_Readout" calcext:value-type="string">
            <text:p><text:s text:c="2"/>T_Readout</text:p>
          </table:table-cell>
          <table:table-cell table:style-name="ce103" office:value-type="float" office:value="850" calcext:value-type="float">
            <text:p>85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5" office:value-type="string" calcext:value-type="string">
            <text:p><text:s text:c="4"/>TI1</text:p>
          </table:table-cell>
          <table:table-cell table:style-name="ce81" table:formula="of:=[.$D7]*LN([.$D$17]) + [.$F7]*LN([.$D$18]) + [.$H7]*LN([.$D$19]) + [.$J7]" office:value-type="float" office:value="2535.95063486762" calcext:value-type="float">
            <text:p>2536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_T2prep" calcext:value-type="string">
            <text:p><text:s text:c="2"/>T_T2prep</text:p>
          </table:table-cell>
          <table:table-cell table:style-name="ce103" office:value-type="float" office:value="200" calcext:value-type="float">
            <text:p>2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I2</text:p>
          </table:table-cell>
          <table:table-cell table:style-name="ce83" table:formula="of:=[.$D9]*LN([.$D$17]) + [.$F9]*LN([.$D$18]) + [.$H9]*LN([.$D$19]) + [.$J9]" office:value-type="float" office:value="188.556624572927" calcext:value-type="float">
            <text:p>189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_Inv" calcext:value-type="string">
            <text:p><text:s text:c="2"/>T_Inv</text:p>
          </table:table-cell>
          <table:table-cell table:style-name="ce103" office:value-type="float" office:value="16" calcext:value-type="float">
            <text:p>16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null</text:p>
          </table:table-cell>
          <table:table-cell table:style-name="ce83" table:formula="of:=[.$D11]*LN([.$D$17]) + [.$F11]*LN([.$D$18]) + [.$H11]*LN([.$D$19]) + [.$J11]" office:value-type="float" office:value="249.083773210763" calcext:value-type="float">
            <text:p>249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74" office:value-type="string" office:string-value="  Inv. Eff." calcext:value-type="string">
            <text:p><text:s text:c="2"/>Inv. Eff.</text:p>
          </table:table-cell>
          <table:table-cell table:style-name="ce177" office:value-type="float" office:value="100" calcext:value-type="float">
            <text:p>100</text:p>
          </table:table-cell>
          <table:table-cell table:style-name="ce139" office:value-type="string" office:string-value=" %" calcext:value-type="string">
            <text:p><text:s/>%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9"/>
          <table:table-cell table:style-name="ce64"/>
          <table:table-cell table:style-name="ce76"/>
          <table:table-cell table:number-columns-repeated="2"/>
          <table:table-cell table:style-name="ce175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76" office:value-type="float" office:value="0" calcext:value-type="float">
            <text:p/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12" table:number-columns-repeated="2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R-Calc Sie" table:style-name="ta2" table:protected="true">
        <loext:table-protection loext:select-unprotected-cells="true"/>
        <table:table-column table:style-name="co1" table:number-columns-repeated="2" table:default-cell-style-name="ce24"/>
        <table:table-column table:style-name="co2" table:number-columns-repeated="8" table:default-cell-style-name="ce24"/>
        <table:table-column table:style-name="co1" table:default-cell-style-name="ce24"/>
        <table:table-column table:style-name="co3" table:number-columns-repeated="1013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72"/>
          <table:table-cell table:style-name="ce95" office:value-type="string" calcext:value-type="string">
            <text:p><text:span text:style-name="T1">TrueT2-DIR</text:span> TI calculator for <text:span text:style-name="T1">1.5</text:span><text:span text:style-name="T2">T Sie</text:span> using the<text:span text:style-name="T3"> IR-Calc </text:span>simulator </text:p>
          </table:table-cell>
          <table:table-cell table:style-name="ce115" table:number-columns-repeated="7"/>
          <table:table-cell table:style-name="ce148"/>
          <table:table-cell table:number-columns-repeated="1013"/>
        </table:table-row>
        <table:table-row table:style-name="ro2">
          <table:table-cell/>
          <table:table-cell table:style-name="ce73"/>
          <table:table-cell table:style-name="ce98"/>
          <table:table-cell table:style-name="ce116" office:value-type="string" calcext:value-type="string">
            <text:p><text:s text:c="2"/>~ Simulations and regressions by Øystein Bech and Wibeke Nordhøy ~ <text:s/></text:p>
          </table:table-cell>
          <table:table-cell table:style-name="ce98" table:number-columns-repeated="6"/>
          <table:table-cell table:style-name="ce150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5"/>
          <table:table-cell table:style-name="ce99" table:number-columns-repeated="8"/>
          <table:table-cell table:style-name="ce151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I1_Sie_equation" office:value-type="string" office:string-value="ln(TI1) [ms] =" calcext:value-type="string">
            <text:p>ln(TI1) [ms] =</text:p>
          </table:table-cell>
          <table:table-cell table:style-name="ce141" office:value-type="float" office:value="0.15331788612191" calcext:value-type="float">
            <text:p>0.153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41" office:value-type="float" office:value="0.160474613065618" calcext:value-type="float">
            <text:p>0.160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95" office:value-type="float" office:value="5.73986045281251" calcext:value-type="float">
            <text:p>5.7</text:p>
          </table:table-cell>
          <table:table-cell table:style-name="ce202" office:value-type="float" office:value="0" calcext:value-type="float">
            <text:p/>
          </table:table-cell>
          <table:table-cell table:style-name="ce203" office:value-type="float" office:value="0" calcext:value-type="float">
            <text:p/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67"/>
          <table:table-cell table:style-name="ce103" table:number-columns-repeated="2"/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1" table:number-matrix-columns-spanned="8" table:number-matrix-rows-spanned="1" table:formula="of:=TI2_Sie_equation" office:value-type="string" office:string-value="ln(TI2) [ms] =" calcext:value-type="string">
            <text:p>ln(TI2) [ms] =</text:p>
          </table:table-cell>
          <table:table-cell table:style-name="ce118" office:value-type="float" office:value="1.08529299374404" calcext:value-type="float">
            <text:p>1.09</text:p>
          </table:table-cell>
          <table:table-cell table:style-name="ce131" office:value-type="string" office:string-value="× ln(T1_L) +" calcext:value-type="string">
            <text:p>× ln(T1_L) +</text:p>
          </table:table-cell>
          <table:table-cell table:style-name="ce118" office:value-type="float" office:value="1.11673558300497" calcext:value-type="float">
            <text:p>1.12</text:p>
          </table:table-cell>
          <table:table-cell table:style-name="ce131" office:value-type="string" office:string-value="× ln(T1_W) +" calcext:value-type="string">
            <text:p>× ln(T1_W) +</text:p>
          </table:table-cell>
          <table:table-cell table:style-name="ce195" office:value-type="float" office:value="-9.72044455704434" calcext:value-type="float">
            <text:p>-9.7</text:p>
          </table:table-cell>
          <table:table-cell table:style-name="ce202" office:value-type="float" office:value="0" calcext:value-type="float">
            <text:p/>
          </table:table-cell>
          <table:table-cell table:style-name="ce203" office:value-type="float" office:value="0" calcext:value-type="float">
            <text:p/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03"/>
          <table:table-cell table:style-name="ce93"/>
          <table:table-cell table:style-name="ce103"/>
          <table:table-cell table:style-name="ce93"/>
          <table:table-cell table:style-name="ce103"/>
          <table:table-cell table:style-name="ce167"/>
          <table:table-cell table:style-name="ce103" table:number-columns-repeated="2"/>
          <table:table-cell table:style-name="ce152"/>
          <table:table-cell table:number-columns-repeated="1013"/>
        </table:table-row>
        <table:table-row table:style-name="ro3">
          <table:table-cell/>
          <table:table-cell table:style-name="ce84"/>
          <table:table-cell table:style-name="ce172" table:number-matrix-columns-spanned="8" table:number-matrix-rows-spanned="1" table:formula="of:=T1n_Sie_equation" office:value-type="string" office:string-value="ln(T1n) [ms] =" calcext:value-type="string">
            <text:p>ln(T1n) [ms] =</text:p>
          </table:table-cell>
          <table:table-cell table:style-name="ce185" office:value-type="float" office:value="1.18055606264634" calcext:value-type="float">
            <text:p>1.18</text:p>
          </table:table-cell>
          <table:table-cell table:style-name="ce192" office:value-type="string" office:string-value="× ln(T1_L) +" calcext:value-type="string">
            <text:p>× ln(T1_L) +</text:p>
          </table:table-cell>
          <table:table-cell table:style-name="ce185" office:value-type="float" office:value="1.21257954836818" calcext:value-type="float">
            <text:p>1.21</text:p>
          </table:table-cell>
          <table:table-cell table:style-name="ce192" office:value-type="string" office:string-value="× ln(T1_W) +" calcext:value-type="string">
            <text:p>× ln(T1_W) +</text:p>
          </table:table-cell>
          <table:table-cell table:style-name="ce201" office:value-type="float" office:value="-10.7425775448103" calcext:value-type="float">
            <text:p>-10.7</text:p>
          </table:table-cell>
          <table:table-cell table:style-name="ce202" office:value-type="float" office:value="0" calcext:value-type="float">
            <text:p/>
          </table:table-cell>
          <table:table-cell table:style-name="ce203" office:value-type="float" office:value="0" calcext:value-type="float">
            <text:p/>
          </table:table-cell>
          <table:table-cell table:style-name="ce152"/>
          <table:table-cell table:number-columns-repeated="1013"/>
        </table:table-row>
        <table:table-row table:style-name="ro3">
          <table:table-cell/>
          <table:table-cell table:style-name="ce87"/>
          <table:table-cell table:style-name="ce105" table:number-columns-repeated="8"/>
          <table:table-cell table:style-name="ce153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Editable parameters:</text:p>
          </table:table-cell>
          <table:covered-table-cell table:style-name="ce120"/>
          <table:covered-table-cell table:style-name="ce85"/>
          <table:table-cell table:number-columns-repeated="2"/>
          <table:table-cell table:style-name="ce42" office:value-type="string" calcext:value-type="string" table:number-columns-spanned="3" table:number-rows-spanned="2">
            <text:p>Non-editable parameters:</text:p>
          </table:table-cell>
          <table:covered-table-cell table:number-columns-repeated="2" table:style-name="ce103"/>
          <table:table-cell table:number-columns-repeated="1014"/>
        </table:table-row>
        <table:table-row table:style-name="ro3">
          <table:table-cell table:number-columns-repeated="2"/>
          <table:covered-table-cell table:style-name="ce107"/>
          <table:covered-table-cell table:style-name="ce63"/>
          <table:covered-table-cell table:style-name="ce86"/>
          <table:table-cell table:number-columns-repeated="2"/>
          <table:covered-table-cell table:style-name="ce113"/>
          <table:covered-table-cell table:style-name="ce128"/>
          <table:covered-table-cell table:style-name="ce140"/>
          <table:table-cell table:number-columns-repeated="1014"/>
        </table:table-row>
        <table:table-row table:style-name="ro3">
          <table:table-cell table:number-columns-repeated="2"/>
          <table:table-cell table:style-name="ce176" office:value-type="string" calcext:value-type="string">
            <text:p><text:s text:c="4"/>TR</text:p>
          </table:table-cell>
          <table:table-cell table:style-name="ce186" office:value-type="float" office:value="8000" calcext:value-type="float">
            <text:p>8000</text:p>
          </table:table-cell>
          <table:table-cell table:style-name="ce193" office:value-type="string" calcext:value-type="string">
            <text:p><text:s/>ms</text:p>
          </table:table-cell>
          <table:table-cell table:number-columns-repeated="2"/>
          <table:table-cell table:style-name="ce82" table:number-matrix-columns-spanned="3" table:number-matrix-rows-spanned="11" table:formula="of:=Sie_Parameters" office:value-type="string" office:string-value="  B0/System" calcext:value-type="string">
            <text:p><text:s text:c="2"/>B0/System</text:p>
          </table:table-cell>
          <table:table-cell table:style-name="ce120" office:value-type="float" office:value="1.5" calcext:value-type="float">
            <text:p>1.5</text:p>
          </table:table-cell>
          <table:table-cell table:style-name="ce85" office:value-type="string" office:string-value=" T Siemens" calcext:value-type="string">
            <text:p><text:s/>T Siemen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WML</text:p>
          </table:table-cell>
          <table:table-cell table:style-name="ce66" office:value-type="float" office:value="1200" calcext:value-type="float">
            <text:p>12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1_CSF" calcext:value-type="string">
            <text:p><text:s text:c="2"/>T1_CSF</text:p>
          </table:table-cell>
          <table:table-cell table:style-name="ce103" office:value-type="float" office:value="4308" calcext:value-type="float">
            <text:p>4308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1_WM</text:p>
          </table:table-cell>
          <table:table-cell table:style-name="ce67" office:value-type="float" office:value="660" calcext:value-type="float">
            <text:p>66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1_GM" calcext:value-type="string">
            <text:p><text:s text:c="2"/>T1_GM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9"/>
          <table:table-cell table:style-name="ce63"/>
          <table:table-cell table:style-name="ce86"/>
          <table:table-cell table:number-columns-repeated="2"/>
          <table:table-cell table:style-name="ce174" office:value-type="string" office:string-value="  T1_WM" calcext:value-type="string">
            <text:p><text:s text:c="2"/>T1_WM</text:p>
          </table:table-cell>
          <table:table-cell table:style-name="ce88" office:value-type="string" office:string-value="600–850" calcext:value-type="string">
            <text:p>600–85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12" table:number-columns-repeated="3"/>
          <table:table-cell table:number-columns-repeated="2"/>
          <table:table-cell table:style-name="ce175" office:value-type="string" office:string-value="  T1_WML" calcext:value-type="string">
            <text:p><text:s text:c="2"/>T1_WML</text:p>
          </table:table-cell>
          <table:table-cell table:style-name="ce89" office:value-type="string" office:string-value="1000–1600" calcext:value-type="string">
            <text:p>1000–1600</text:p>
          </table:table-cell>
          <table:table-cell table:style-name="ce86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Calculated parameters:</text:p>
          </table:table-cell>
          <table:covered-table-cell table:number-columns-repeated="2" table:style-name="ce103"/>
          <table:table-cell table:number-columns-repeated="2"/>
          <table:table-cell table:style-name="ce174" office:value-type="string" office:string-value="  TR" calcext:value-type="string">
            <text:p><text:s text:c="2"/>TR</text:p>
          </table:table-cell>
          <table:table-cell table:style-name="ce90" office:value-type="float" office:value="8000" calcext:value-type="float">
            <text:p>800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covered-table-cell table:style-name="ce113"/>
          <table:covered-table-cell table:style-name="ce128"/>
          <table:covered-table-cell table:style-name="ce140"/>
          <table:table-cell table:number-columns-repeated="2"/>
          <table:table-cell table:style-name="ce143" office:value-type="string" office:string-value="  T_Readout" calcext:value-type="string">
            <text:p><text:s text:c="2"/>T_Readout</text:p>
          </table:table-cell>
          <table:table-cell table:style-name="ce103" office:value-type="float" office:value="488" calcext:value-type="float">
            <text:p>488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5" office:value-type="string" calcext:value-type="string">
            <text:p><text:s text:c="4"/>TI1</text:p>
          </table:table-cell>
          <table:table-cell table:style-name="ce69" table:formula="of:=EXP([.$D7]*LN([.$D$18]) + [.$F7]*LN([.$D$19]) + [.$H7])" office:value-type="float" office:value="2614.25834650583" calcext:value-type="float">
            <text:p>2614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_T2prep" calcext:value-type="string">
            <text:p><text:s text:c="2"/>T_T2prep</text:p>
          </table:table-cell>
          <table:table-cell table:style-name="ce103" office:value-type="float" office:value="0" calcext:value-type="float">
            <text:p>0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8" office:value-type="string" calcext:value-type="string">
            <text:p><text:s text:c="4"/>TI2</text:p>
          </table:table-cell>
          <table:table-cell table:style-name="ce70" table:formula="of:=EXP([.$D9]*LN([.$D$18]) + [.$F9]*LN([.$D$19]) + [.$H9])" office:value-type="float" office:value="185.764807001655" calcext:value-type="float">
            <text:p>186</text:p>
          </table:table-cell>
          <table:table-cell table:style-name="ce139" office:value-type="string" calcext:value-type="string">
            <text:p><text:s/>ms</text:p>
          </table:table-cell>
          <table:table-cell table:number-columns-repeated="2"/>
          <table:table-cell table:style-name="ce143" office:value-type="string" office:string-value="  T_Inv" calcext:value-type="string">
            <text:p><text:s text:c="2"/>T_Inv</text:p>
          </table:table-cell>
          <table:table-cell table:style-name="ce103" office:value-type="float" office:value="16" calcext:value-type="float">
            <text:p>16</text:p>
          </table:table-cell>
          <table:table-cell table:style-name="ce139" office:value-type="string" office:string-value=" ms" calcext:value-type="string">
            <text:p><text:s/>ms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78" office:value-type="string" calcext:value-type="string">
            <text:p><text:s text:c="4"/>T1_null</text:p>
          </table:table-cell>
          <table:table-cell table:style-name="ce191" table:formula="of:=EXP([.$D11]*LN([.$D$18]) + [.$F11]*LN([.$D$19]) + [.$H11])" office:value-type="float" office:value="244.695087670375" calcext:value-type="float">
            <text:p>245</text:p>
          </table:table-cell>
          <table:table-cell table:style-name="ce194" office:value-type="string" calcext:value-type="string">
            <text:p><text:s/>ms</text:p>
          </table:table-cell>
          <table:table-cell table:number-columns-repeated="2"/>
          <table:table-cell table:style-name="ce174" office:value-type="string" office:string-value="  Inv. Eff." calcext:value-type="string">
            <text:p><text:s text:c="2"/>Inv. Eff.</text:p>
          </table:table-cell>
          <table:table-cell table:style-name="ce177" office:value-type="float" office:value="100" calcext:value-type="float">
            <text:p>100</text:p>
          </table:table-cell>
          <table:table-cell table:style-name="ce139" office:value-type="string" office:string-value=" %" calcext:value-type="string">
            <text:p><text:s/>%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49"/>
          <table:table-cell table:style-name="ce63"/>
          <table:table-cell table:style-name="ce86"/>
          <table:table-cell table:number-columns-repeated="2"/>
          <table:table-cell table:style-name="ce175" office:value-type="float" office:value="0" calcext:value-type="float">
            <text:p/>
          </table:table-cell>
          <table:table-cell table:style-name="ce89" office:value-type="float" office:value="0" calcext:value-type="float">
            <text:p/>
          </table:table-cell>
          <table:table-cell table:style-name="ce86" office:value-type="float" office:value="0" calcext:value-type="float">
            <text:p/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12" table:number-columns-repeated="2"/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R-Sim GE" table:style-name="ta3" table:protected="true">
        <loext:table-protection loext:select-protected-cells="true" loext:select-unprotected-cells="true"/>
        <table:shapes>
          <draw:frame draw:z-index="0" draw:style-name="gr1" draw:text-style-name="P1" svg:width="13.5cm" svg:height="7.3cm" svg:x="51.429cm" svg:y="0.426cm">
            <draw:object draw:notify-on-update-of-ranges="'IR-Sim GE'.B10:'IR-Sim GE'.B13 'IR-Sim GE'.F9:'IR-Sim GE'.F9 'IR-Sim GE'.F10:'IR-Sim GE'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5cm" svg:height="7.3cm" svg:x="51.429cm" svg:y="15.826cm">
            <draw:object draw:notify-on-update-of-ranges="'IR-Sim GE'.D30:'IR-Sim GE'.D30 'IR-Sim GE'.D38:'IR-Sim GE'.D38 'IR-Sim GE'.D50:'IR-Sim GE'.D50 'IR-Sim GE'.D62:'IR-Sim GE'.D62 'IR-Sim GE'.D74:'IR-Sim GE'.D74 'IR-Sim GE'.D86:'IR-Sim GE'.D86 'IR-Sim GE'.F30:'IR-Sim GE'.F30 'IR-Sim GE'.F38:'IR-Sim GE'.F38 'IR-Sim GE'.F50:'IR-Sim GE'.F50 'IR-Sim GE'.F62:'IR-Sim GE'.F62 'IR-Sim GE'.F74:'IR-Sim GE'.F74 'IR-Sim GE'.F86:'IR-Sim GE'.F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5cm" svg:height="7.3cm" svg:x="51.429cm" svg:y="8.126cm">
            <draw:object draw:notify-on-update-of-ranges="'IR-Sim GE'.C14:'IR-Sim GE'.C20 'IR-Sim GE'.F14:'IR-Sim GE'.F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9.999cm" svg:y="49.664cm">
            <draw:object draw:notify-on-update-of-ranges="'IR-Sim GE'.AB132:'IR-Sim GE'.AB132 'IR-Sim GE'.AB133:'IR-Sim GE'.AB19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cm" svg:height="9cm" svg:x="71cm" svg:y="49.66cm">
            <draw:object draw:notify-on-update-of-ranges="'IR-Sim GE'.AK132:'IR-Sim GE'.AK132 'IR-Sim GE'.AK133:'IR-Sim GE'.AK19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6cm" svg:height="9cm" svg:x="91.5cm" svg:y="49.66cm">
            <draw:object draw:notify-on-update-of-ranges="'IR-Sim GE'.AT132:'IR-Sim GE'.AT132 'IR-Sim GE'.AT133:'IR-Sim GE'.AT19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974" table:default-cell-style-name="Default"/>
        <table:table-row table:style-name="ro3">
          <table:table-cell/>
          <table:table-cell table:style-name="ce149" office:value-type="string" calcext:value-type="string">
            <text:p>Simulering av TrueT2-DIR for GE 3.0 T. Ulike T1-tider og TR vs TI.</text:p>
          </table:table-cell>
          <table:table-cell table:style-name="ce223" table:number-columns-repeated="8"/>
          <table:table-cell table:number-columns-repeated="1013"/>
        </table:table-row>
        <table:table-row table:style-name="ro4">
          <table:table-cell/>
          <table:table-cell table:style-name="ce1" office:value-type="string" calcext:value-type="string">
            <text:p>Konklusjon: T1-tidene virker lineære nok innen området, men TR ikke helt? Lin-log regresjon virker bedre.</text:p>
          </table:table-cell>
          <table:table-cell table:number-columns-repeated="10"/>
          <table:table-cell table:style-name="ce415" office:value-type="string" calcext:value-type="string">
            <text:p>3T GE</text:p>
          </table:table-cell>
          <table:table-cell/>
          <table:table-cell table:style-name="ce42" office:value-type="string" calcext:value-type="string" table:number-columns-spanned="3" table:number-rows-spanned="2">
            <text:p>Non-editable parameters: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2">
            <text:p>Non-editable parameters – T2:</text:p>
          </table:table-cell>
          <table:covered-table-cell table:number-columns-repeated="2"/>
          <table:table-cell table:number-columns-repeated="1002"/>
        </table:table-row>
        <table:table-row table:style-name="ro3">
          <table:table-cell/>
          <table:table-cell table:style-name="ce154" office:value-type="string" calcext:value-type="string">
            <text:p>T1_WML &lt; 1200 ms virker ikke, særlig ved høy T1_WM (900 ms). NB: Studier viser T1_NAWM 800–1100 ms; burde vi forlenge?</text:p>
          </table:table-cell>
          <table:table-cell table:number-columns-repeated="12"/>
          <table:covered-table-cell table:number-columns-repeated="3"/>
          <table:table-cell/>
          <table:covered-table-cell table:number-columns-repeated="3"/>
          <table:table-cell table:number-columns-repeated="1002"/>
        </table:table-row>
        <table:table-row table:style-name="ro3">
          <table:table-cell/>
          <table:table-cell table:style-name="ce10"/>
          <table:table-cell table:number-columns-repeated="12"/>
          <table:table-cell table:style-name="ce82" office:value-type="string" calcext:value-type="string">
            <text:p><text:s text:c="2"/>B0/System</text:p>
          </table:table-cell>
          <table:table-cell table:style-name="ce435" office:value-type="float" office:value="3" calcext:value-type="float">
            <text:p>3</text:p>
          </table:table-cell>
          <table:table-cell table:style-name="ce85" office:value-type="string" calcext:value-type="string">
            <text:p><text:s/>T GE</text:p>
          </table:table-cell>
          <table:table-cell/>
          <table:table-cell table:style-name="ce82"/>
          <table:table-cell table:style-name="ce435"/>
          <table:table-cell table:style-name="ce85"/>
          <table:table-cell table:number-columns-repeated="1002"/>
        </table:table-row>
        <table:table-row table:style-name="ro3">
          <table:table-cell/>
          <table:table-cell table:style-name="ce199" office:value-type="string" calcext:value-type="string">
            <text:p>T_Ro = </text:p>
          </table:table-cell>
          <table:table-cell table:style-name="ce199" office:value-type="float" office:value="5.28" calcext:value-type="float">
            <text:p>5.28</text:p>
          </table:table-cell>
          <table:table-cell table:style-name="ce199" office:value-type="string" calcext:value-type="string">
            <text:p>ms ×</text:p>
          </table:table-cell>
          <table:table-cell table:style-name="ce199" office:value-type="float" office:value="160" calcext:value-type="float">
            <text:p>160</text:p>
          </table:table-cell>
          <table:table-cell table:style-name="ce199" office:value-type="string" calcext:value-type="string">
            <text:p><text:s/>= </text:p>
          </table:table-cell>
          <table:table-cell table:style-name="ce357" table:formula="of:=[.C5]*[.E5]" office:value-type="float" office:value="844.8" calcext:value-type="float">
            <text:p>845</text:p>
          </table:table-cell>
          <table:table-cell table:style-name="ce199" office:value-type="string" calcext:value-type="string">
            <text:p><text:s/>ms</text:p>
          </table:table-cell>
          <table:table-cell table:number-columns-repeated="6"/>
          <table:table-cell table:style-name="ce143" office:value-type="string" calcext:value-type="string">
            <text:p><text:s text:c="2"/>T1_CSF</text:p>
          </table:table-cell>
          <table:table-cell table:style-name="ce436" office:value-type="float" office:value="5000" calcext:value-type="float">
            <text:p>50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 office:value-type="string" calcext:value-type="string">
            <text:p><text:s text:c="2"/>T2_CSF</text:p>
          </table:table-cell>
          <table:table-cell table:style-name="ce436" office:value-type="float" office:value="2400" calcext:value-type="float">
            <text:p>24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1 I WML ligger i range 1000–1600 (std 1350) ms</text:p>
          </table:table-cell>
          <table:table-cell table:number-columns-repeated="4"/>
          <table:table-cell office:value-type="string" calcext:value-type="string">
            <text:p>T1 I NAWM 800–900 (850) ms?</text:p>
          </table:table-cell>
          <table:table-cell table:number-columns-repeated="7"/>
          <table:table-cell table:style-name="ce143" office:value-type="string" calcext:value-type="string">
            <text:p><text:s text:c="2"/>T1_GM</text:p>
          </table:table-cell>
          <table:table-cell table:style-name="ce436" office:value-type="float" office:value="1400" calcext:value-type="float">
            <text:p>14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 office:value-type="string" calcext:value-type="string">
            <text:p><text:s text:c="2"/>T2_GM</text:p>
          </table:table-cell>
          <table:table-cell table:style-name="ce436" office:value-type="float" office:value="70" calcext:value-type="float">
            <text:p>7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1_CSF = 4300 ms (std.-verdi FLAIR), 5000 ms (GE-verdi for DIR?); bruker 5000 ms her</text:p>
          </table:table-cell>
          <table:table-cell table:number-columns-repeated="12"/>
          <table:table-cell table:style-name="ce174" office:value-type="string" calcext:value-type="string">
            <text:p><text:s text:c="2"/>T1_WM</text:p>
          </table:table-cell>
          <table:table-cell table:style-name="ce88" office:value-type="string" calcext:value-type="string">
            <text:p>800–9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 office:value-type="string" calcext:value-type="string">
            <text:p><text:s text:c="2"/>T2_WM</text:p>
          </table:table-cell>
          <table:table-cell table:style-name="ce88" office:value-type="float" office:value="60" calcext:value-type="float">
            <text:p>6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 table:number-columns-repeated="14"/>
          <table:table-cell table:style-name="ce175" office:value-type="string" calcext:value-type="string">
            <text:p><text:s text:c="2"/>T1_WML</text:p>
          </table:table-cell>
          <table:table-cell table:style-name="ce89" office:value-type="string" calcext:value-type="string">
            <text:p>1200–1600</text:p>
          </table:table-cell>
          <table:table-cell table:style-name="ce86" office:value-type="string" calcext:value-type="string">
            <text:p><text:s/>ms</text:p>
          </table:table-cell>
          <table:table-cell/>
          <table:table-cell table:style-name="ce174" office:value-type="string" calcext:value-type="string">
            <text:p><text:s text:c="2"/>T2_WML</text:p>
          </table:table-cell>
          <table:table-cell table:style-name="ce88" office:value-type="float" office:value="100" calcext:value-type="float">
            <text:p>1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T1_WM</text:p>
          </table:table-cell>
          <table:table-cell table:style-name="ce2" office:value-type="string" calcext:value-type="string">
            <text:p>T1_WML</text:p>
          </table:table-cell>
          <table:table-cell table:style-name="ce2" office:value-type="string" calcext:value-type="string">
            <text:p>TR (opt.)</text:p>
          </table:table-cell>
          <table:table-cell table:style-name="ce2" office:value-type="string" calcext:value-type="string">
            <text:p>T1n</text:p>
          </table:table-cell>
          <table:table-cell table:style-name="ce2" office:value-type="string" calcext:value-type="string">
            <text:p>TI1</text:p>
          </table:table-cell>
          <table:table-cell table:style-name="ce2" office:value-type="string" calcext:value-type="string">
            <text:p>TI2</text:p>
          </table:table-cell>
          <table:table-cell table:style-name="ce3" office:value-type="string" calcext:value-type="string">
            <text:p>rS|rC</text:p>
          </table:table-cell>
          <table:table-cell table:style-name="ce2" office:value-type="string" calcext:value-type="string">
            <text:p>r[S|C]NR/t</text:p>
          </table:table-cell>
          <table:table-cell table:style-name="ce2"/>
          <table:table-cell table:style-name="ce3"/>
          <table:table-cell table:number-columns-repeated="3"/>
          <table:table-cell table:style-name="ce174" office:value-type="string" calcext:value-type="string">
            <text:p><text:s text:c="2"/>TR</text:p>
          </table:table-cell>
          <table:table-cell table:style-name="ce90" office:value-type="string" calcext:value-type="string">
            <text:p>5000–90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/>
          <table:table-cell table:style-name="ce436"/>
          <table:table-cell table:style-name="ce139"/>
          <table:table-cell table:number-columns-repeated="5"/>
          <table:table-cell table:style-name="ce4" table:number-columns-repeated="997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number-columns-repeated="2" table:style-name="ce163" office:value-type="float" office:value="101" calcext:value-type="float">
            <text:p>101</text:p>
          </table:table-cell>
          <table:table-cell table:style-name="ce163" office:value-type="string" calcext:value-type="string">
            <text:p><text:s/>(8000: Også 101% rCNR/t)</text:p>
          </table:table-cell>
          <table:table-cell table:number-columns-repeated="4"/>
          <table:table-cell table:style-name="ce143" office:value-type="string" calcext:value-type="string">
            <text:p><text:s text:c="2"/>T_Readout</text:p>
          </table:table-cell>
          <table:table-cell table:style-name="ce436" office:value-type="float" office:value="850" calcext:value-type="float">
            <text:p>85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88"/>
          <table:table-cell table:style-name="ce139"/>
          <table:table-cell table:number-columns-repeated="1002"/>
        </table:table-row>
        <table:table-row table:style-name="ro3">
          <table:table-cell/>
          <table:table-cell table:style-name="ce180" office:value-type="float" office:value="825" calcext:value-type="float">
            <text:p>825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9000" calcext:value-type="float">
            <text:p>9000</text:p>
          </table:table-cell>
          <table:table-cell table:style-name="ce180" office:value-type="float" office:value="215" calcext:value-type="float">
            <text:p>215</text:p>
          </table:table-cell>
          <table:table-cell table:style-name="ce180" office:value-type="float" office:value="2683" calcext:value-type="float">
            <text:p>2683</text:p>
          </table:table-cell>
          <table:table-cell table:style-name="ce180" office:value-type="float" office:value="165" calcext:value-type="float">
            <text:p>165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 GE)</text:p>
          </table:table-cell>
          <table:table-cell table:number-columns-repeated="4"/>
          <table:table-cell table:style-name="ce143" office:value-type="string" calcext:value-type="string">
            <text:p><text:s text:c="2"/>T_T2prep</text:p>
          </table:table-cell>
          <table:table-cell table:style-name="ce436" office:value-type="float" office:value="200" calcext:value-type="float">
            <text:p>2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90"/>
          <table:table-cell table:style-name="ce139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4" calcext:value-type="float">
            <text:p>2694</text:p>
          </table:table-cell>
          <table:table-cell table:style-name="ce163" office:value-type="float" office:value="171" calcext:value-type="float">
            <text:p>171</text:p>
          </table:table-cell>
          <table:table-cell table:number-columns-repeated="2" table:style-name="ce163" office:value-type="float" office:value="99" calcext:value-type="float">
            <text:p>99</text:p>
          </table:table-cell>
          <table:table-cell table:style-name="ce163" office:value-type="string" calcext:value-type="string">
            <text:p><text:s/>(standard)</text:p>
          </table:table-cell>
          <table:table-cell table:number-columns-repeated="4"/>
          <table:table-cell table:style-name="ce143" office:value-type="string" calcext:value-type="string">
            <text:p><text:s text:c="2"/>T_Inv</text:p>
          </table:table-cell>
          <table:table-cell table:style-name="ce436" office:value-type="float" office:value="16" calcext:value-type="float">
            <text:p>16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88"/>
          <table:table-cell table:style-name="ce139"/>
          <table:table-cell table:number-columns-repeated="1002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2714" calcext:value-type="float">
            <text:p>2714</text:p>
          </table:table-cell>
          <table:table-cell table:style-name="ce164" office:value-type="float" office:value="183" calcext:value-type="float">
            <text:p>183</text:p>
          </table:table-cell>
          <table:table-cell table:number-columns-repeated="2" table:style-name="ce164" office:value-type="float" office:value="97" calcext:value-type="float">
            <text:p>97</text:p>
          </table:table-cell>
          <table:table-cell table:style-name="ce164"/>
          <table:table-cell table:number-columns-repeated="4"/>
          <table:table-cell table:style-name="ce174" office:value-type="string" calcext:value-type="string">
            <text:p><text:s text:c="2"/>Inv. Eff.</text:p>
          </table:table-cell>
          <table:table-cell table:style-name="ce88" office:value-type="float" office:value="100" calcext:value-type="float">
            <text:p>100</text:p>
          </table:table-cell>
          <table:table-cell table:style-name="ce139" office:value-type="string" calcext:value-type="string">
            <text:p><text:s/>%</text:p>
          </table:table-cell>
          <table:table-cell/>
          <table:table-cell table:style-name="ce174"/>
          <table:table-cell table:style-name="ce88"/>
          <table:table-cell table:style-name="ce139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66" calcext:value-type="float">
            <text:p>166</text:p>
          </table:table-cell>
          <table:table-cell table:style-name="ce163" office:value-type="float" office:value="2625" calcext:value-type="float">
            <text:p>2625</text:p>
          </table:table-cell>
          <table:table-cell table:style-name="ce163" office:value-type="float" office:value="131" calcext:value-type="float">
            <text:p>131</text:p>
          </table:table-cell>
          <table:table-cell table:number-columns-repeated="2" table:style-name="ce163" office:value-type="float" office:value="111" calcext:value-type="float">
            <text:p>111</text:p>
          </table:table-cell>
          <table:table-cell table:style-name="ce163" office:value-type="string" calcext:value-type="string">
            <text:p><text:s/>(8000: Også 111% rCNR/t)</text:p>
          </table:table-cell>
          <table:table-cell table:number-columns-repeated="4"/>
          <table:table-cell table:style-name="ce175"/>
          <table:table-cell table:style-name="ce89"/>
          <table:table-cell table:style-name="ce86"/>
          <table:table-cell/>
          <table:table-cell table:style-name="ce175"/>
          <table:table-cell table:style-name="ce89"/>
          <table:table-cell table:style-name="ce86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100" calcext:value-type="float">
            <text:p>11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7" calcext:value-type="float">
            <text:p>177</text:p>
          </table:table-cell>
          <table:table-cell table:style-name="ce163" office:value-type="float" office:value="2638" calcext:value-type="float">
            <text:p>2638</text:p>
          </table:table-cell>
          <table:table-cell table:style-name="ce163" office:value-type="float" office:value="139" calcext:value-type="float">
            <text:p>139</text:p>
          </table:table-cell>
          <table:table-cell table:number-columns-repeated="2" table:style-name="ce163" office:value-type="float" office:value="109" calcext:value-type="float">
            <text:p>109</text:p>
          </table:table-cell>
          <table:table-cell table:style-name="ce163"/>
          <table:table-cell table:number-columns-repeated="1013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6" calcext:value-type="float">
            <text:p>2656</text:p>
          </table:table-cell>
          <table:table-cell table:style-name="ce163" office:value-type="float" office:value="149" calcext:value-type="float">
            <text:p>149</text:p>
          </table:table-cell>
          <table:table-cell table:number-columns-repeated="2" table:style-name="ce163" office:value-type="float" office:value="106" calcext:value-type="float">
            <text:p>106</text:p>
          </table:table-cell>
          <table:table-cell table:style-name="ce163"/>
          <table:table-cell table:number-columns-repeated="2"/>
          <table:table-cell table:style-name="ce416" office:value-type="string" calcext:value-type="string">
            <text:p>Regression</text:p>
          </table:table-cell>
          <table:table-cell table:style-name="ce422" office:value-type="string" calcext:value-type="string">
            <text:p>WM vs T1n</text:p>
          </table:table-cell>
          <table:table-cell table:style-name="ce422" office:value-type="string" calcext:value-type="string">
            <text:p>TR 9000</text:p>
          </table:table-cell>
          <table:table-cell table:style-name="ce437" office:value-type="string" calcext:value-type="string">
            <text:p>T1_WM</text:p>
          </table:table-cell>
          <table:table-cell table:style-name="ce464" office:value-type="string" calcext:value-type="string">
            <text:p>Regr. T1n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300" calcext:value-type="float">
            <text:p>13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8" calcext:value-type="float">
            <text:p>208</text:p>
          </table:table-cell>
          <table:table-cell table:style-name="ce163" office:value-type="float" office:value="2675" calcext:value-type="float">
            <text:p>2675</text:p>
          </table:table-cell>
          <table:table-cell table:style-name="ce163" office:value-type="float" office:value="160" calcext:value-type="float">
            <text:p>160</text:p>
          </table:table-cell>
          <table:table-cell table:number-columns-repeated="2" table:style-name="ce163" office:value-type="float" office:value="102" calcext:value-type="float">
            <text:p>102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Regression Model</text:p>
          </table:table-cell>
          <table:table-cell table:style-name="ce163" office:value-type="string" calcext:value-type="string">
            <text:p>Linear</text:p>
          </table:table-cell>
          <table:table-cell table:style-name="ce163"/>
          <table:table-cell table:style-name="ce442" table:formula="of:=INDEX([.$B$10:.$B$13]; 1; 1)" office:value-type="float" office:value="800" calcext:value-type="float">
            <text:p>800</text:p>
          </table:table-cell>
          <table:table-cell table:style-name="ce465" table:formula="of:=[.$N$20] * [.$P$17] + [.$N$21]" office:value-type="float" office:value="206.2" calcext:value-type="float">
            <text:p>206.2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4" calcext:value-type="float">
            <text:p>2694</text:p>
          </table:table-cell>
          <table:table-cell table:style-name="ce163" office:value-type="float" office:value="171" calcext:value-type="float">
            <text:p>171</text:p>
          </table:table-cell>
          <table:table-cell table:number-columns-repeated="2" table:style-name="ce163" office:value-type="float" office:value="99" calcext:value-type="float">
            <text:p>99</text:p>
          </table:table-cell>
          <table:table-cell table:style-name="ce163" office:value-type="string" calcext:value-type="string">
            <text:p><text:s/>(standard)</text:p>
          </table:table-cell>
          <table:table-cell table:number-columns-repeated="2"/>
          <table:table-cell table:style-name="ce417" office:value-type="string" calcext:value-type="string">
            <text:p>R^2</text:p>
          </table:table-cell>
          <table:table-cell table:style-name="ce423" table:number-matrix-columns-spanned="1" table:number-matrix-rows-spanned="1" table:formula="of:=RSQ([.$E$10:.$E$13] ; [.$B$10:.$B$13])" office:value-type="float" office:value="0.999743754003844" calcext:value-type="float">
            <text:p>1.000</text:p>
          </table:table-cell>
          <table:table-cell table:style-name="ce163"/>
          <table:table-cell table:style-name="ce442" table:formula="of:=INDEX([.$B$10:.$B$13]; 2; 1)" office:value-type="float" office:value="825" calcext:value-type="float">
            <text:p>825</text:p>
          </table:table-cell>
          <table:table-cell table:style-name="ce465" table:formula="of:=[.$N$20] * [.$P$18] + [.$N$21]" office:value-type="float" office:value="214.942857142857" calcext:value-type="float">
            <text:p>214.9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500" calcext:value-type="float">
            <text:p>15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9" calcext:value-type="float">
            <text:p>239</text:p>
          </table:table-cell>
          <table:table-cell table:style-name="ce163" office:value-type="float" office:value="2712" calcext:value-type="float">
            <text:p>2712</text:p>
          </table:table-cell>
          <table:table-cell table:style-name="ce163" office:value-type="float" office:value="182" calcext:value-type="float">
            <text:p>182</text:p>
          </table:table-cell>
          <table:table-cell table:number-columns-repeated="2" table:style-name="ce163" office:value-type="float" office:value="96" calcext:value-type="float">
            <text:p>96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Standard Error</text:p>
          </table:table-cell>
          <table:table-cell table:style-name="ce423" table:number-matrix-columns-spanned="1" table:number-matrix-rows-spanned="1" table:formula="of:=STEYX([.$E$10:.$E$13] ; [.$B$10:.$B$13])" office:value-type="float" office:value="0.292770021884565" calcext:value-type="float">
            <text:p>0.293</text:p>
          </table:table-cell>
          <table:table-cell table:style-name="ce163"/>
          <table:table-cell table:style-name="ce442" table:formula="of:=INDEX([.$B$10:.$B$13]; 3; 1)" office:value-type="float" office:value="850" calcext:value-type="float">
            <text:p>850</text:p>
          </table:table-cell>
          <table:table-cell table:style-name="ce465" table:formula="of:=[.$N$20] * [.$P$19] + [.$N$21]" office:value-type="float" office:value="223.685714285714" calcext:value-type="float">
            <text:p>223.7</text:p>
          </table:table-cell>
          <table:table-cell table:number-columns-repeated="1006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54" calcext:value-type="float">
            <text:p>254</text:p>
          </table:table-cell>
          <table:table-cell table:style-name="ce164" office:value-type="float" office:value="2730" calcext:value-type="float">
            <text:p>2730</text:p>
          </table:table-cell>
          <table:table-cell table:style-name="ce164" office:value-type="float" office:value="192" calcext:value-type="float">
            <text:p>192</text:p>
          </table:table-cell>
          <table:table-cell table:number-columns-repeated="2" table:style-name="ce164" office:value-type="float" office:value="93" calcext:value-type="float">
            <text:p>93</text:p>
          </table:table-cell>
          <table:table-cell table:style-name="ce164"/>
          <table:table-cell table:number-columns-repeated="2"/>
          <table:table-cell table:style-name="ce417" office:value-type="string" calcext:value-type="string">
            <text:p>Slope</text:p>
          </table:table-cell>
          <table:table-cell table:style-name="ce423" table:number-matrix-columns-spanned="1" table:number-matrix-rows-spanned="1" table:formula="of:=SLOPE([.$E$10:.$E$13] ; [.$B$10:.$B$13])" office:value-type="float" office:value="0.349714285714286" calcext:value-type="float">
            <text:p>0.350</text:p>
          </table:table-cell>
          <table:table-cell table:style-name="ce163"/>
          <table:table-cell table:style-name="ce442" table:formula="of:=INDEX([.$B$10:.$B$13]; 4; 1)" office:value-type="float" office:value="900" calcext:value-type="float">
            <text:p>900</text:p>
          </table:table-cell>
          <table:table-cell table:style-name="ce465" table:formula="of:=[.$N$20] * [.$P$20] + [.$N$21]" office:value-type="float" office:value="241.171428571429" calcext:value-type="float">
            <text:p>241.2</text:p>
          </table:table-cell>
          <table:table-cell table:number-columns-repeated="1006"/>
        </table:table-row>
        <table:table-row table:style-name="ro3">
          <table:table-cell table:number-columns-repeated="12"/>
          <table:table-cell table:style-name="ce417" office:value-type="string" calcext:value-type="string">
            <text:p>Intercept</text:p>
          </table:table-cell>
          <table:table-cell table:style-name="ce423" table:number-matrix-columns-spanned="1" table:number-matrix-rows-spanned="1" table:formula="of:=INTERCEPT([.$E$10:.$E$13] ; [.$B$10:.$B$13])" office:value-type="float" office:value="-73.5714285714286" calcext:value-type="float">
            <text:p>-73.571</text:p>
          </table:table-cell>
          <table:table-cell table:style-name="ce163"/>
          <table:table-cell table:style-name="ce443" office:value-type="string" calcext:value-type="string">
            <text:p>T1_WML</text:p>
          </table:table-cell>
          <table:table-cell table:style-name="ce468" office:value-type="string" calcext:value-type="string">
            <text:p>Regr. T1n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calcext:value-type="string">
            <text:p>Måling 2021-01-20 på testperson 1</text:p>
          </table:table-cell>
          <table:table-cell table:number-columns-repeated="10"/>
          <table:table-cell table:style-name="ce417"/>
          <table:table-cell table:style-name="ce163" table:number-columns-repeated="2"/>
          <table:table-cell table:style-name="ce442" table:formula="of:=INDEX([.$C$14:.$C$20]; 1; 1)" office:value-type="float" office:value="1000" calcext:value-type="float">
            <text:p>1000</text:p>
          </table:table-cell>
          <table:table-cell table:style-name="ce465" table:formula="of:=[.$N$27] * [.$P$22] + [.$N$28]" office:value-type="float" office:value="163.571428571429" calcext:value-type="float">
            <text:p>163.6</text:p>
          </table:table-cell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T1_WM</text:p>
          </table:table-cell>
          <table:table-cell table:style-name="ce2" office:value-type="string" calcext:value-type="string">
            <text:p>T1_WML</text:p>
          </table:table-cell>
          <table:table-cell table:style-name="ce2" office:value-type="string" calcext:value-type="string">
            <text:p>TR_opt</text:p>
          </table:table-cell>
          <table:table-cell table:style-name="ce2" office:value-type="string" calcext:value-type="string">
            <text:p>T1n</text:p>
          </table:table-cell>
          <table:table-cell table:style-name="ce2" office:value-type="string" calcext:value-type="string">
            <text:p>TI1</text:p>
          </table:table-cell>
          <table:table-cell table:style-name="ce2" office:value-type="string" calcext:value-type="string">
            <text:p>TI2</text:p>
          </table:table-cell>
          <table:table-cell table:style-name="ce3" office:value-type="string" calcext:value-type="string">
            <text:p>rS|rC</text:p>
          </table:table-cell>
          <table:table-cell table:style-name="ce2" office:value-type="string" calcext:value-type="string">
            <text:p>r[S|C]NR/t</text:p>
          </table:table-cell>
          <table:table-cell table:style-name="ce7"/>
          <table:table-cell table:number-columns-repeated="2"/>
          <table:table-cell table:style-name="ce418" office:value-type="string" calcext:value-type="string">
            <text:p>Regression</text:p>
          </table:table-cell>
          <table:table-cell table:style-name="ce424" office:value-type="string" calcext:value-type="string">
            <text:p>WML vs T1n</text:p>
          </table:table-cell>
          <table:table-cell table:style-name="ce424" office:value-type="string" calcext:value-type="string">
            <text:p>TR 9000</text:p>
          </table:table-cell>
          <table:table-cell table:style-name="ce442" table:formula="of:=INDEX([.$C$14:.$C$20]; 2; 1)" office:value-type="float" office:value="1100" calcext:value-type="float">
            <text:p>1100</text:p>
          </table:table-cell>
          <table:table-cell table:style-name="ce465" table:formula="of:=[.$N$27] * [.$P$23] + [.$N$28]" office:value-type="float" office:value="178.571428571429" calcext:value-type="float">
            <text:p>178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99" calcext:value-type="float">
            <text:p>299</text:p>
          </table:table-cell>
          <table:table-cell table:style-name="ce163" office:value-type="float" office:value="2381" calcext:value-type="float">
            <text:p>2381</text:p>
          </table:table-cell>
          <table:table-cell table:style-name="ce163" office:value-type="float" office:value="223" calcext:value-type="float">
            <text:p>223</text:p>
          </table:table-cell>
          <table:table-cell table:style-name="ce163" office:value-type="float" office:value="80" calcext:value-type="float">
            <text:p>80</text:p>
          </table:table-cell>
          <table:table-cell table:style-name="ce163" office:value-type="float" office:value="90" calcext:value-type="float">
            <text:p>90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Regression Model</text:p>
          </table:table-cell>
          <table:table-cell table:style-name="ce163" office:value-type="string" calcext:value-type="string">
            <text:p>Linear</text:p>
          </table:table-cell>
          <table:table-cell table:style-name="ce163"/>
          <table:table-cell table:style-name="ce442" table:formula="of:=INDEX([.$C$14:.$C$20]; 3; 1)" office:value-type="float" office:value="1200" calcext:value-type="float">
            <text:p>1200</text:p>
          </table:table-cell>
          <table:table-cell table:style-name="ce465" table:formula="of:=[.$N$27] * [.$P$24] + [.$N$28]" office:value-type="float" office:value="193.571428571429" calcext:value-type="float">
            <text:p>193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71" calcext:value-type="float">
            <text:p>271</text:p>
          </table:table-cell>
          <table:table-cell table:style-name="ce163" office:value-type="float" office:value="2566" calcext:value-type="float">
            <text:p>2566</text:p>
          </table:table-cell>
          <table:table-cell table:style-name="ce163" office:value-type="float" office:value="204" calcext:value-type="float">
            <text:p>204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 office:value-type="string" calcext:value-type="string">
            <text:p><text:s/>(T1_WML målt på lesjon)</text:p>
          </table:table-cell>
          <table:table-cell table:number-columns-repeated="2"/>
          <table:table-cell table:style-name="ce417" office:value-type="string" calcext:value-type="string">
            <text:p>R^2</text:p>
          </table:table-cell>
          <table:table-cell table:style-name="ce423" table:number-matrix-columns-spanned="1" table:number-matrix-rows-spanned="1" table:formula="of:=RSQ([.$E$14:.$E$20] ; [.$C$14:.$C$20])" office:value-type="float" office:value="0.998144040559504" calcext:value-type="float">
            <text:p>0.998</text:p>
          </table:table-cell>
          <table:table-cell table:style-name="ce163"/>
          <table:table-cell table:style-name="ce442" table:formula="of:=INDEX([.$C$14:.$C$20]; 4; 1)" office:value-type="float" office:value="1300" calcext:value-type="float">
            <text:p>1300</text:p>
          </table:table-cell>
          <table:table-cell table:style-name="ce465" table:formula="of:=[.$N$27] * [.$P$25] + [.$N$28]" office:value-type="float" office:value="208.571428571429" calcext:value-type="float">
            <text:p>208.6</text:p>
          </table:table-cell>
          <table:table-cell table:number-columns-repeated="1006"/>
        </table:table-row>
        <table:table-row table:style-name="ro3">
          <table:table-cell/>
          <table:table-cell table:style-name="ce163" office:value-type="float" office:value="842" calcext:value-type="float">
            <text:p>842</text:p>
          </table:table-cell>
          <table:table-cell table:style-name="ce163" office:value-type="float" office:value="1587" calcext:value-type="float">
            <text:p>1587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0" calcext:value-type="float">
            <text:p>250</text:p>
          </table:table-cell>
          <table:table-cell table:style-name="ce163" office:value-type="float" office:value="2725" calcext:value-type="float">
            <text:p>2725</text:p>
          </table:table-cell>
          <table:table-cell table:style-name="ce163" office:value-type="float" office:value="189" calcext:value-type="float">
            <text:p>189</text:p>
          </table:table-cell>
          <table:table-cell table:number-columns-repeated="2" table:style-name="ce163" office:value-type="float" office:value="93" calcext:value-type="float">
            <text:p>93</text:p>
          </table:table-cell>
          <table:table-cell table:style-name="ce163"/>
          <table:table-cell table:number-columns-repeated="2"/>
          <table:table-cell table:style-name="ce417" office:value-type="string" calcext:value-type="string">
            <text:p>Standard Error</text:p>
          </table:table-cell>
          <table:table-cell table:style-name="ce423" table:number-matrix-columns-spanned="1" table:number-matrix-rows-spanned="1" table:formula="of:=STEYX([.$E$14:.$E$20] ; [.$C$14:.$C$20])" office:value-type="float" office:value="1.53063945554036" calcext:value-type="float">
            <text:p>1.531</text:p>
          </table:table-cell>
          <table:table-cell table:style-name="ce163"/>
          <table:table-cell table:style-name="ce442" table:formula="of:=INDEX([.$C$14:.$C$20]; 5; 1)" office:value-type="float" office:value="1400" calcext:value-type="float">
            <text:p>1400</text:p>
          </table:table-cell>
          <table:table-cell table:style-name="ce465" table:formula="of:=[.$N$27] * [.$P$26] + [.$N$28]" office:value-type="float" office:value="223.571428571429" calcext:value-type="float">
            <text:p>223.6</text:p>
          </table:table-cell>
          <table:table-cell table:number-columns-repeated="1006"/>
        </table:table-row>
        <table:table-row table:style-name="ro3">
          <table:table-cell/>
          <table:table-cell table:style-name="ce164" office:value-type="float" office:value="842" calcext:value-type="float">
            <text:p>842</text:p>
          </table:table-cell>
          <table:table-cell table:style-name="ce164" office:value-type="float" office:value="1480" calcext:value-type="float">
            <text:p>148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34" calcext:value-type="float">
            <text:p>234</text:p>
          </table:table-cell>
          <table:table-cell table:style-name="ce164" office:value-type="float" office:value="2706" calcext:value-type="float">
            <text:p>2706</text:p>
          </table:table-cell>
          <table:table-cell table:style-name="ce164" office:value-type="float" office:value="178" calcext:value-type="float">
            <text:p>178</text:p>
          </table:table-cell>
          <table:table-cell table:number-columns-repeated="2" table:style-name="ce164" office:value-type="float" office:value="97" calcext:value-type="float">
            <text:p>97</text:p>
          </table:table-cell>
          <table:table-cell table:style-name="ce164" office:value-type="string" calcext:value-type="string">
            <text:p><text:s/>(T!_WML = T1_GM)</text:p>
          </table:table-cell>
          <table:table-cell table:number-columns-repeated="2"/>
          <table:table-cell table:style-name="ce417" office:value-type="string" calcext:value-type="string">
            <text:p>Slope</text:p>
          </table:table-cell>
          <table:table-cell table:style-name="ce423" table:number-matrix-columns-spanned="1" table:number-matrix-rows-spanned="1" table:formula="of:=SLOPE([.$E$14:.$E$20] ; [.$C$14:.$C$20])" office:value-type="float" office:value="0.15" calcext:value-type="float">
            <text:p>0.150</text:p>
          </table:table-cell>
          <table:table-cell table:style-name="ce163"/>
          <table:table-cell table:style-name="ce442" table:formula="of:=INDEX([.$C$14:.$C$20]; 6; 1)" office:value-type="float" office:value="1500" calcext:value-type="float">
            <text:p>1500</text:p>
          </table:table-cell>
          <table:table-cell table:style-name="ce465" table:formula="of:=[.$N$27] * [.$P$27] + [.$N$28]" office:value-type="float" office:value="238.571428571429" calcext:value-type="float">
            <text:p>238.6</text:p>
          </table:table-cell>
          <table:table-cell table:number-columns-repeated="1006"/>
        </table:table-row>
        <table:table-row table:style-name="ro3">
          <table:table-cell table:number-columns-repeated="12"/>
          <table:table-cell table:style-name="ce419" office:value-type="string" calcext:value-type="string">
            <text:p>Intercept</text:p>
          </table:table-cell>
          <table:table-cell table:style-name="ce425" table:number-matrix-columns-spanned="1" table:number-matrix-rows-spanned="1" table:formula="of:=INTERCEPT([.$E$14:.$E$20] ; [.$C$14:.$C$20])" office:value-type="float" office:value="13.5714285714286" calcext:value-type="float">
            <text:p>13.571</text:p>
          </table:table-cell>
          <table:table-cell table:style-name="ce164"/>
          <table:table-cell table:style-name="ce444" table:formula="of:=INDEX([.$C$14:.$C$20]; 7; 1)" office:value-type="float" office:value="1600" calcext:value-type="float">
            <text:p>1600</text:p>
          </table:table-cell>
          <table:table-cell table:style-name="ce469" table:formula="of:=[.$N$27] * [.$P$28] + [.$N$28]" office:value-type="float" office:value="253.571428571429" calcext:value-type="float">
            <text:p>253.6</text:p>
          </table:table-cell>
          <table:table-cell table:number-columns-repeated="1006"/>
        </table:table-row>
        <table:table-row table:style-name="ro3">
          <table:table-cell/>
          <table:table-cell table:style-name="ce1" office:value-type="string" calcext:value-type="string">
            <text:p>Ny simulering, B0 = 3T, T1_n1 = 5000 ms, T_Ro = 850 ms, T1_GM = 1400 ms, T2_WM/GM/CSF/MS = 60/70/2400/100 ms (med I T2prep)</text:p>
          </table:table-cell>
          <table:table-cell table:number-columns-repeated="28"/>
          <table:table-cell office:value-type="string" calcext:value-type="string">
            <text:p><text:s text:c="2"/></text:p>
          </table:table-cell>
          <table:table-cell table:number-columns-repeated="992"/>
        </table:table-row>
        <table:table-row table:style-name="ro3">
          <table:table-cell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/>
          <table:table-cell table:style-name="ce388"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 table:number-columns-repeated="9"/>
          <table:table-cell table:style-name="ce1" office:value-type="string" calcext:value-type="string">
            <text:p>Analysetest: Simulering som til venstre, men bare et utvalg av punkter</text:p>
          </table:table-cell>
          <table:table-cell table:number-columns-repeated="992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5000" calcext:value-type="float">
            <text:p>5000</text:p>
          </table:table-cell>
          <table:table-cell table:style-name="ce159" office:value-type="float" office:value="277" calcext:value-type="float">
            <text:p>277</text:p>
          </table:table-cell>
          <table:table-cell table:style-name="ce159" office:value-type="float" office:value="1812" calcext:value-type="float">
            <text:p>1812</text:p>
          </table:table-cell>
          <table:table-cell table:style-name="ce159" office:value-type="float" office:value="208" calcext:value-type="float">
            <text:p>208</text:p>
          </table:table-cell>
          <table:table-cell table:style-name="ce159" office:value-type="float" office:value="80" calcext:value-type="float">
            <text:p>80</text:p>
          </table:table-cell>
          <table:table-cell table:style-name="ce159" office:value-type="float" office:value="101" calcext:value-type="float">
            <text:p>101</text:p>
          </table:table-cell>
          <table:table-cell table:style-name="ce159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277" calcext:value-type="float">
            <text:p>277</text:p>
          </table:table-cell>
          <table:table-cell table:style-name="ce249" office:value-type="float" office:value="1812" calcext:value-type="float">
            <text:p>1812</text:p>
          </table:table-cell>
          <table:table-cell table:style-name="ce249" office:value-type="float" office:value="208" calcext:value-type="float">
            <text:p>208</text:p>
          </table:table-cell>
          <table:table-cell table:style-name="ce249" office:value-type="float" office:value="80" calcext:value-type="float">
            <text:p>80</text:p>
          </table:table-cell>
          <table:table-cell table:style-name="ce249" office:value-type="float" office:value="101" calcext:value-type="float">
            <text:p>101</text:p>
          </table:table-cell>
          <table:table-cell table:style-name="ce249"/>
          <table:table-cell table:number-columns-repeated="9"/>
          <table:table-cell table:style-name="ce196" office:value-type="string" calcext:value-type="string">
            <text:p><text:span text:style-name="T4">Regression</text:span></text:p>
          </table:table-cell>
          <table:table-cell table:style-name="ce223" office:value-type="string" calcext:value-type="string">
            <text:p>(same as the WM-WML-TR vs TI1 one below but on the reduced data set to the left)</text:p>
          </table:table-cell>
          <table:table-cell table:style-name="ce239"/>
          <table:table-cell table:style-name="ce252"/>
          <table:table-cell table:style-name="ce262"/>
          <table:table-cell table:style-name="ce196" table:number-columns-repeated="3"/>
          <table:table-cell table:number-columns-repeated="985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5000" calcext:value-type="float">
            <text:p>5000</text:p>
          </table:table-cell>
          <table:table-cell table:style-name="ce159" office:value-type="float" office:value="313" calcext:value-type="float">
            <text:p>313</text:p>
          </table:table-cell>
          <table:table-cell table:style-name="ce159" office:value-type="float" office:value="1847" calcext:value-type="float">
            <text:p>1847</text:p>
          </table:table-cell>
          <table:table-cell table:style-name="ce159" office:value-type="float" office:value="232" calcext:value-type="float">
            <text:p>232</text:p>
          </table:table-cell>
          <table:table-cell table:style-name="ce159" office:value-type="float" office:value="74" calcext:value-type="float">
            <text:p>74</text:p>
          </table:table-cell>
          <table:table-cell table:style-name="ce159" office:value-type="float" office:value="94" calcext:value-type="float">
            <text:p>94</text:p>
          </table:table-cell>
          <table:table-cell table:style-name="ce159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313" calcext:value-type="float">
            <text:p>313</text:p>
          </table:table-cell>
          <table:table-cell table:style-name="ce249" office:value-type="float" office:value="1847" calcext:value-type="float">
            <text:p>1847</text:p>
          </table:table-cell>
          <table:table-cell table:style-name="ce249" office:value-type="float" office:value="232" calcext:value-type="float">
            <text:p>232</text:p>
          </table:table-cell>
          <table:table-cell table:style-name="ce249" office:value-type="float" office:value="74" calcext:value-type="float">
            <text:p>74</text:p>
          </table:table-cell>
          <table:table-cell table:style-name="ce249" office:value-type="float" office:value="94" calcext:value-type="float">
            <text:p>94</text:p>
          </table:table-cell>
          <table:table-cell table:style-name="ce249"/>
          <table:table-cell table:number-columns-repeated="9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85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5000" calcext:value-type="float">
            <text:p>5000</text:p>
          </table:table-cell>
          <table:table-cell table:style-name="ce160" office:value-type="float" office:value="374" calcext:value-type="float">
            <text:p>374</text:p>
          </table:table-cell>
          <table:table-cell table:style-name="ce160" office:value-type="float" office:value="1905" calcext:value-type="float">
            <text:p>1905</text:p>
          </table:table-cell>
          <table:table-cell table:style-name="ce160" office:value-type="float" office:value="273" calcext:value-type="float">
            <text:p>273</text:p>
          </table:table-cell>
          <table:table-cell table:style-name="ce160" office:value-type="float" office:value="65" calcext:value-type="float">
            <text:p>65</text:p>
          </table:table-cell>
          <table:table-cell table:style-name="ce160" office:value-type="float" office:value="82" calcext:value-type="float">
            <text:p>82</text:p>
          </table:table-cell>
          <table:table-cell table:style-name="ce160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5000" calcext:value-type="float">
            <text:p>5000</text:p>
          </table:table-cell>
          <table:table-cell table:style-name="ce250" office:value-type="float" office:value="374" calcext:value-type="float">
            <text:p>374</text:p>
          </table:table-cell>
          <table:table-cell table:style-name="ce250" office:value-type="float" office:value="1905" calcext:value-type="float">
            <text:p>1905</text:p>
          </table:table-cell>
          <table:table-cell table:style-name="ce250" office:value-type="float" office:value="273" calcext:value-type="float">
            <text:p>273</text:p>
          </table:table-cell>
          <table:table-cell table:style-name="ce250" office:value-type="float" office:value="65" calcext:value-type="float">
            <text:p>65</text:p>
          </table:table-cell>
          <table:table-cell table:style-name="ce250" office:value-type="float" office:value="82" calcext:value-type="float">
            <text:p>82</text:p>
          </table:table-cell>
          <table:table-cell table:style-name="ce250"/>
          <table:table-cell table:number-columns-repeated="9"/>
          <table:table-cell table:style-name="ce12" office:value-type="string" calcext:value-type="string">
            <text:p>R^2</text:p>
          </table:table-cell>
          <table:table-cell table:style-name="ce20" table:formula="of:=[.$AI$35]" office:value-type="float" office:value="0.996197372916856" calcext:value-type="float">
            <text:p>0.996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263" table:number-matrix-columns-spanned="4" table:number-matrix-rows-spanned="5" table:formula="of:=LINEST([.$AI$52:.$AI$69] ; [.$AE$52:.$AG$69] ; 1 ; 1)" office:value-type="float" office:value="0.168833333333333" calcext:value-type="float">
            <text:p>0.169</text:p>
          </table:table-cell>
          <table:table-cell table:style-name="ce271" office:value-type="float" office:value="0.153630952380953" calcext:value-type="float">
            <text:p>0.154</text:p>
          </table:table-cell>
          <table:table-cell table:style-name="ce271" office:value-type="float" office:value="0.506666666666666" calcext:value-type="float">
            <text:p>0.507</text:p>
          </table:table-cell>
          <table:table-cell table:style-name="ce293" office:value-type="float" office:value="533.714285714285" calcext:value-type="float">
            <text:p>533.714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01" calcext:value-type="float">
            <text:p>301</text:p>
          </table:table-cell>
          <table:table-cell table:style-name="ce163" office:value-type="float" office:value="1835" calcext:value-type="float">
            <text:p>1835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95" calcext:value-type="float">
            <text:p>95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31" calcext:value-type="float">
            <text:p>231</text:p>
          </table:table-cell>
          <table:table-cell table:style-name="ce249" office:value-type="float" office:value="2055" calcext:value-type="float">
            <text:p>2055</text:p>
          </table:table-cell>
          <table:table-cell table:style-name="ce249" office:value-type="float" office:value="176" calcext:value-type="float">
            <text:p>176</text:p>
          </table:table-cell>
          <table:table-cell table:style-name="ce249" office:value-type="float" office:value="96" calcext:value-type="float">
            <text:p>96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9"/>
          <table:table-cell table:style-name="ce12" office:value-type="string" calcext:value-type="string">
            <text:p>Standard Error</text:p>
          </table:table-cell>
          <table:table-cell table:style-name="ce62" table:formula="of:=[.$AJ$35]" office:value-type="float" office:value="10.1793859323234" calcext:value-type="float">
            <text:p>10.18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0.002938535604106" calcext:value-type="float">
            <text:p>0.003</text:p>
          </table:table-cell>
          <table:table-cell table:style-name="ce272" office:value-type="float" office:value="0.00961861559867039" calcext:value-type="float">
            <text:p>0.010</text:p>
          </table:table-cell>
          <table:table-cell table:style-name="ce285" office:value-type="float" office:value="0.0479860854737388" calcext:value-type="float">
            <text:p>0.048</text:p>
          </table:table-cell>
          <table:table-cell table:style-name="ce294" office:value-type="float" office:value="48.8522995736266" calcext:value-type="float">
            <text:p>48.852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25" calcext:value-type="float">
            <text:p>325</text:p>
          </table:table-cell>
          <table:table-cell table:style-name="ce163" office:value-type="float" office:value="1858" calcext:value-type="float">
            <text:p>1858</text:p>
          </table:table-cell>
          <table:table-cell table:style-name="ce163" office:value-type="float" office:value="240" calcext:value-type="float">
            <text:p>240</text:p>
          </table:table-cell>
          <table:table-cell table:style-name="ce163" office:value-type="float" office:value="72" calcext:value-type="float">
            <text:p>72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60" calcext:value-type="float">
            <text:p>26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249" office:value-type="float" office:value="196" calcext:value-type="float">
            <text:p>196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105" calcext:value-type="float">
            <text:p>105</text:p>
          </table:table-cell>
          <table:table-cell table:style-name="ce249"/>
          <table:table-cell table:number-columns-repeated="9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H34]; [.AJ36])" office:value-type="float" office:value="2.1447866879178" calcext:value-type="float">
            <text:p>2.14</text:p>
          </table:table-cell>
          <table:table-cell table:style-name="ce265" office:value-type="float" office:value="0.996197372916856" calcext:value-type="float">
            <text:p>0.996</text:p>
          </table:table-cell>
          <table:table-cell table:style-name="ce482" office:value-type="float" office:value="10.1793859323234" calcext:value-type="float">
            <text:p>10.18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51" calcext:value-type="float">
            <text:p>351</text:p>
          </table:table-cell>
          <table:table-cell table:style-name="ce164" office:value-type="float" office:value="1883" calcext:value-type="float">
            <text:p>1883</text:p>
          </table:table-cell>
          <table:table-cell table:style-name="ce164" office:value-type="float" office:value="257" calcext:value-type="float">
            <text:p>257</text:p>
          </table:table-cell>
          <table:table-cell table:style-name="ce164" office:value-type="float" office:value="69" calcext:value-type="float">
            <text:p>69</text:p>
          </table:table-cell>
          <table:table-cell table:style-name="ce164" office:value-type="float" office:value="87" calcext:value-type="float">
            <text:p>87</text:p>
          </table:table-cell>
          <table:table-cell table:style-name="ce164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6000" calcext:value-type="float">
            <text:p>6000</text:p>
          </table:table-cell>
          <table:table-cell table:style-name="ce250" office:value-type="float" office:value="307" calcext:value-type="float">
            <text:p>307</text:p>
          </table:table-cell>
          <table:table-cell table:style-name="ce250" office:value-type="float" office:value="2135" calcext:value-type="float">
            <text:p>2135</text:p>
          </table:table-cell>
          <table:table-cell table:style-name="ce250" office:value-type="float" office:value="228" calcext:value-type="float">
            <text:p>228</text:p>
          </table:table-cell>
          <table:table-cell table:style-name="ce250" office:value-type="float" office:value="83" calcext:value-type="float">
            <text:p>83</text:p>
          </table:table-cell>
          <table:table-cell table:style-name="ce250" office:value-type="float" office:value="96" calcext:value-type="float">
            <text:p>96</text:p>
          </table:table-cell>
          <table:table-cell table:style-name="ce250"/>
          <table:table-cell table:number-columns-repeated="9"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478" office:value-type="float" office:value="1222.5550841469" calcext:value-type="float">
            <text:p>1222.6</text:p>
          </table:table-cell>
          <table:table-cell table:style-name="ce274" office:value-type="float" office:value="14" calcext:value-type="float">
            <text:p>14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30" calcext:value-type="float">
            <text:p>330</text:p>
          </table:table-cell>
          <table:table-cell table:style-name="ce163" office:value-type="float" office:value="1863" calcext:value-type="float">
            <text:p>1863</text:p>
          </table:table-cell>
          <table:table-cell table:style-name="ce163" office:value-type="float" office:value="243" calcext:value-type="float">
            <text:p>243</text:p>
          </table:table-cell>
          <table:table-cell table:style-name="ce163" office:value-type="float" office:value="69" calcext:value-type="float">
            <text:p>69</text:p>
          </table:table-cell>
          <table:table-cell table:style-name="ce163" office:value-type="float" office:value="88" calcext:value-type="float">
            <text:p>88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195" calcext:value-type="float">
            <text:p>195</text:p>
          </table:table-cell>
          <table:table-cell table:style-name="ce249" office:value-type="float" office:value="2265" calcext:value-type="float">
            <text:p>2265</text:p>
          </table:table-cell>
          <table:table-cell table:style-name="ce249" office:value-type="float" office:value="151" calcext:value-type="float">
            <text:p>151</text:p>
          </table:table-cell>
          <table:table-cell table:style-name="ce249" office:value-type="float" office:value="108" calcext:value-type="float">
            <text:p>108</text:p>
          </table:table-cell>
          <table:table-cell table:style-name="ce249" office:value-type="float" office:value="115" calcext:value-type="float">
            <text:p>115</text:p>
          </table:table-cell>
          <table:table-cell table:style-name="ce249"/>
          <table:table-cell table:number-columns-repeated="9"/>
          <table:table-cell table:style-name="ce13" office:value-type="string" calcext:value-type="string">
            <text:p>Adjusted R^2</text:p>
          </table:table-cell>
          <table:table-cell table:style-name="ce22" table:formula="of:=1 - (1 - [.$AI$35])*([.$AF$36] - 1)/([.$AF$36] - [.$AF$35] - 1)" office:value-type="float" office:value="0.994771387760677" calcext:value-type="float">
            <text:p>0.995</text:p>
          </table:table-cell>
          <table:table-cell table:style-name="ce35"/>
          <table:table-cell table:style-name="ce47"/>
          <table:table-cell table:style-name="ce481" office:value-type="float" office:value="380043.09920635" calcext:value-type="float">
            <text:p>380043.1</text:p>
          </table:table-cell>
          <table:table-cell table:style-name="ce362" office:value-type="float" office:value="1450.67857142857" calcext:value-type="float">
            <text:p>1450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3" calcext:value-type="float">
            <text:p>353</text:p>
          </table:table-cell>
          <table:table-cell table:style-name="ce163" office:value-type="float" office:value="1885" calcext:value-type="float">
            <text:p>1885</text:p>
          </table:table-cell>
          <table:table-cell table:style-name="ce163" office:value-type="float" office:value="259" calcext:value-type="float">
            <text:p>259</text:p>
          </table:table-cell>
          <table:table-cell table:style-name="ce163" office:value-type="float" office:value="67" calcext:value-type="float">
            <text:p>6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19" calcext:value-type="float">
            <text:p>219</text:p>
          </table:table-cell>
          <table:table-cell table:style-name="ce249" office:value-type="float" office:value="2292" calcext:value-type="float">
            <text:p>2292</text:p>
          </table:table-cell>
          <table:table-cell table:style-name="ce249" office:value-type="float" office:value="168" calcext:value-type="float">
            <text:p>168</text:p>
          </table:table-cell>
          <table:table-cell table:style-name="ce249" office:value-type="float" office:value="103" calcext:value-type="float">
            <text:p>103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9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4"/>
          <table:table-cell table:style-name="ce506"/>
          <table:table-cell table:style-name="ce23"/>
          <table:table-cell table:style-name="ce58"/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77" calcext:value-type="float">
            <text:p>377</text:p>
          </table:table-cell>
          <table:table-cell table:style-name="ce164" office:value-type="float" office:value="1908" calcext:value-type="float">
            <text:p>1908</text:p>
          </table:table-cell>
          <table:table-cell table:style-name="ce164" office:value-type="float" office:value="275" calcext:value-type="float">
            <text:p>275</text:p>
          </table:table-cell>
          <table:table-cell table:style-name="ce164" office:value-type="float" office:value="65" calcext:value-type="float">
            <text:p>65</text:p>
          </table:table-cell>
          <table:table-cell table:style-name="ce164" office:value-type="float" office:value="82" calcext:value-type="float">
            <text:p>82</text:p>
          </table:table-cell>
          <table:table-cell table:style-name="ce164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7000" calcext:value-type="float">
            <text:p>7000</text:p>
          </table:table-cell>
          <table:table-cell table:style-name="ce250" office:value-type="float" office:value="258" calcext:value-type="float">
            <text:p>258</text:p>
          </table:table-cell>
          <table:table-cell table:style-name="ce250" office:value-type="float" office:value="2335" calcext:value-type="float">
            <text:p>2335</text:p>
          </table:table-cell>
          <table:table-cell table:style-name="ce250" office:value-type="float" office:value="195" calcext:value-type="float">
            <text:p>195</text:p>
          </table:table-cell>
          <table:table-cell table:style-name="ce250" office:value-type="float" office:value="96" calcext:value-type="float">
            <text:p>96</text:p>
          </table:table-cell>
          <table:table-cell table:style-name="ce250" office:value-type="float" office:value="103" calcext:value-type="float">
            <text:p>103</text:p>
          </table:table-cell>
          <table:table-cell table:style-name="ce250"/>
          <table:table-cell table:number-columns-repeated="9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507" office:value-type="string" calcext:value-type="string">
            <text:p>Significance F</text:p>
          </table:table-cell>
          <table:table-cell table:style-name="ce3"/>
          <table:table-cell table:style-name="ce59"/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8" calcext:value-type="float">
            <text:p>358</text:p>
          </table:table-cell>
          <table:table-cell table:style-name="ce163" office:value-type="float" office:value="1890" calcext:value-type="float">
            <text:p>1890</text:p>
          </table:table-cell>
          <table:table-cell table:style-name="ce163" office:value-type="float" office:value="262" calcext:value-type="float">
            <text:p>262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82" calcext:value-type="float">
            <text:p>82</text:p>
          </table:table-cell>
          <table:table-cell table:style-name="ce163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67" calcext:value-type="float">
            <text:p>167</text:p>
          </table:table-cell>
          <table:table-cell table:style-name="ce249" office:value-type="float" office:value="2446" calcext:value-type="float">
            <text:p>2446</text:p>
          </table:table-cell>
          <table:table-cell table:style-name="ce249" office:value-type="float" office:value="132" calcext:value-type="float">
            <text:p>132</text:p>
          </table:table-cell>
          <table:table-cell table:number-columns-repeated="2" table:style-name="ce249" office:value-type="float" office:value="117" calcext:value-type="float">
            <text:p>117</text:p>
          </table:table-cell>
          <table:table-cell table:style-name="ce249"/>
          <table:table-cell table:number-columns-repeated="9"/>
          <table:table-cell table:style-name="ce261" office:value-type="string" calcext:value-type="string">
            <text:p>Regression</text:p>
          </table:table-cell>
          <table:table-cell table:style-name="ce309" table:formula="of:=[.$AF$35]" office:value-type="float" office:value="3" calcext:value-type="float">
            <text:p>3</text:p>
          </table:table-cell>
          <table:table-cell table:style-name="ce332" table:formula="of:=[.$AI$37]" office:value-type="float" office:value="380043.09920635" calcext:value-type="float">
            <text:p>380043.1</text:p>
          </table:table-cell>
          <table:table-cell table:style-name="ce332" table:formula="of:=[.$AI$37] / [.$AF$40]" office:value-type="float" office:value="126681.033068783" calcext:value-type="float">
            <text:p>126681.0</text:p>
          </table:table-cell>
          <table:table-cell table:style-name="ce332" table:formula="of:=[.$AI$36]" office:value-type="float" office:value="1222.5550841469" calcext:value-type="float">
            <text:p>1222.6</text:p>
          </table:table-cell>
          <table:table-cell table:style-name="ce508" table:formula="of:=LEGACY.FDIST([.$AI$36] ; [.$AF$40] ; [.$AJ$36])" office:value-type="float" office:value="3.60645925528812E-017" calcext:value-type="float">
            <text:p>3.61E-17</text:p>
          </table:table-cell>
          <table:table-cell table:style-name="ce79"/>
          <table:table-cell table:style-name="ce133"/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82" calcext:value-type="float">
            <text:p>382</text:p>
          </table:table-cell>
          <table:table-cell table:style-name="ce163" office:value-type="float" office:value="1913" calcext:value-type="float">
            <text:p>1913</text:p>
          </table:table-cell>
          <table:table-cell table:style-name="ce163" office:value-type="float" office:value="278" calcext:value-type="float">
            <text:p>278</text:p>
          </table:table-cell>
          <table:table-cell table:style-name="ce163" office:value-type="float" office:value="62" calcext:value-type="float">
            <text:p>62</text:p>
          </table:table-cell>
          <table:table-cell table:style-name="ce163" office:value-type="float" office:value="79" calcext:value-type="float">
            <text:p>79</text:p>
          </table:table-cell>
          <table:table-cell table:style-name="ce163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89" calcext:value-type="float">
            <text:p>189</text:p>
          </table:table-cell>
          <table:table-cell table:style-name="ce249" office:value-type="float" office:value="2471" calcext:value-type="float">
            <text:p>2471</text:p>
          </table:table-cell>
          <table:table-cell table:style-name="ce249" office:value-type="float" office:value="147" calcext:value-type="float">
            <text:p>147</text:p>
          </table:table-cell>
          <table:table-cell table:number-columns-repeated="2" table:style-name="ce249" office:value-type="float" office:value="113" calcext:value-type="float">
            <text:p>113</text:p>
          </table:table-cell>
          <table:table-cell table:style-name="ce249"/>
          <table:table-cell table:number-columns-repeated="9"/>
          <table:table-cell table:style-name="ce268" office:value-type="string" calcext:value-type="string">
            <text:p>Residual</text:p>
          </table:table-cell>
          <table:table-cell table:style-name="ce318" table:formula="of:=[.$AJ$36]" office:value-type="float" office:value="14" calcext:value-type="float">
            <text:p>14</text:p>
          </table:table-cell>
          <table:table-cell table:style-name="ce333" table:formula="of:=[.$AJ$37]" office:value-type="float" office:value="1450.67857142857" calcext:value-type="float">
            <text:p>1450.7</text:p>
          </table:table-cell>
          <table:table-cell table:style-name="ce333" table:formula="of:=[.$AJ$37] / [.$AJ$36]" office:value-type="float" office:value="103.619897959184" calcext:value-type="float">
            <text:p>103.6</text:p>
          </table:table-cell>
          <table:table-cell table:style-name="ce333"/>
          <table:table-cell table:style-name="ce509"/>
          <table:table-cell table:style-name="ce32"/>
          <table:table-cell table:style-name="ce134"/>
          <table:table-cell table:number-columns-repeated="985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5000" calcext:value-type="float">
            <text:p>5000</text:p>
          </table:table-cell>
          <table:table-cell table:style-name="ce165" office:value-type="float" office:value="404" calcext:value-type="float">
            <text:p>404</text:p>
          </table:table-cell>
          <table:table-cell table:style-name="ce165" office:value-type="float" office:value="1933" calcext:value-type="float">
            <text:p>1933</text:p>
          </table:table-cell>
          <table:table-cell table:style-name="ce165" office:value-type="float" office:value="292" calcext:value-type="float">
            <text:p>292</text:p>
          </table:table-cell>
          <table:table-cell table:style-name="ce165" office:value-type="float" office:value="61" calcext:value-type="float">
            <text:p>61</text:p>
          </table:table-cell>
          <table:table-cell table:style-name="ce165" office:value-type="float" office:value="77" calcext:value-type="float">
            <text:p>77</text:p>
          </table:table-cell>
          <table:table-cell table:style-name="ce165"/>
          <table:table-cell table:number-columns-repeated="2"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8000" calcext:value-type="float">
            <text:p>8000</text:p>
          </table:table-cell>
          <table:table-cell table:style-name="ce250" office:value-type="float" office:value="224" calcext:value-type="float">
            <text:p>224</text:p>
          </table:table-cell>
          <table:table-cell table:style-name="ce250" office:value-type="float" office:value="2511" calcext:value-type="float">
            <text:p>2511</text:p>
          </table:table-cell>
          <table:table-cell table:style-name="ce250" office:value-type="float" office:value="171" calcext:value-type="float">
            <text:p>171</text:p>
          </table:table-cell>
          <table:table-cell table:number-columns-repeated="2" table:style-name="ce250" office:value-type="float" office:value="107" calcext:value-type="float">
            <text:p>107</text:p>
          </table:table-cell>
          <table:table-cell table:style-name="ce250"/>
          <table:table-cell table:number-columns-repeated="9"/>
          <table:table-cell table:style-name="ce267" office:value-type="string" calcext:value-type="string">
            <text:p>Total</text:p>
          </table:table-cell>
          <table:table-cell table:style-name="ce319" table:formula="of:=[.$AF$40] + [.$AJ$36]" office:value-type="float" office:value="17" calcext:value-type="float">
            <text:p>17</text:p>
          </table:table-cell>
          <table:table-cell table:style-name="ce334" table:formula="of:=[.$AI$37] + [.$AJ$37]" office:value-type="float" office:value="381493.777777778" calcext:value-type="float">
            <text:p>381493.8</text:p>
          </table:table-cell>
          <table:table-cell table:style-name="ce334" table:number-columns-repeated="2"/>
          <table:table-cell table:style-name="ce510"/>
          <table:table-cell table:style-name="ce7"/>
          <table:table-cell table:style-name="ce135"/>
          <table:table-cell table:number-columns-repeated="985"/>
        </table:table-row>
        <table:table-row table:style-name="ro3">
          <table:table-cell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31" calcext:value-type="float">
            <text:p>231</text:p>
          </table:table-cell>
          <table:table-cell table:style-name="ce249" office:value-type="float" office:value="2055" calcext:value-type="float">
            <text:p>2055</text:p>
          </table:table-cell>
          <table:table-cell table:style-name="ce249" office:value-type="float" office:value="176" calcext:value-type="float">
            <text:p>176</text:p>
          </table:table-cell>
          <table:table-cell table:style-name="ce249" office:value-type="float" office:value="96" calcext:value-type="float">
            <text:p>96</text:p>
          </table:table-cell>
          <table:table-cell table:style-name="ce249" office:value-type="float" office:value="110" calcext:value-type="float">
            <text:p>110</text:p>
          </table:table-cell>
          <table:table-cell table:style-name="ce249"/>
          <table:table-cell table:number-columns-repeated="2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146" calcext:value-type="float">
            <text:p>146</text:p>
          </table:table-cell>
          <table:table-cell table:style-name="ce249" office:value-type="float" office:value="2600" calcext:value-type="float">
            <text:p>2600</text:p>
          </table:table-cell>
          <table:table-cell table:style-name="ce249" office:value-type="float" office:value="117" calcext:value-type="float">
            <text:p>117</text:p>
          </table:table-cell>
          <table:table-cell table:style-name="ce249" office:value-type="float" office:value="124" calcext:value-type="float">
            <text:p>124</text:p>
          </table:table-cell>
          <table:table-cell table:style-name="ce249" office:value-type="float" office:value="117" calcext:value-type="float">
            <text:p>117</text:p>
          </table:table-cell>
          <table:table-cell table:style-name="ce249"/>
          <table:table-cell table:number-columns-repeated="9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AH$34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AH$34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60" calcext:value-type="float">
            <text:p>26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249" office:value-type="float" office:value="196" calcext:value-type="float">
            <text:p>196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105" calcext:value-type="float">
            <text:p>105</text:p>
          </table:table-cell>
          <table:table-cell table:style-name="ce249"/>
          <table:table-cell table:number-columns-repeated="2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166" calcext:value-type="float">
            <text:p>166</text:p>
          </table:table-cell>
          <table:table-cell table:style-name="ce249" office:value-type="float" office:value="2624" calcext:value-type="float">
            <text:p>2624</text:p>
          </table:table-cell>
          <table:table-cell table:style-name="ce249" office:value-type="float" office:value="131" calcext:value-type="float">
            <text:p>131</text:p>
          </table:table-cell>
          <table:table-cell table:style-name="ce249" office:value-type="float" office:value="120" calcext:value-type="float">
            <text:p>120</text:p>
          </table:table-cell>
          <table:table-cell table:style-name="ce249" office:value-type="float" office:value="113" calcext:value-type="float">
            <text:p>113</text:p>
          </table:table-cell>
          <table:table-cell table:style-name="ce249"/>
          <table:table-cell table:number-columns-repeated="9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$AI$33:.$AL$33]; 1 ; 1+ROW([.AF47])-ROW())" office:value-type="float" office:value="533.714285714285" calcext:value-type="float">
            <text:p>534</text:p>
          </table:table-cell>
          <table:table-cell table:style-name="ce248" table:number-matrix-columns-spanned="1" table:number-matrix-rows-spanned="4" table:formula="of:=INDEX([.$AI$34:.$AL$34]; 1 ; 1+ROW([.AF47])-ROW())" office:value-type="float" office:value="48.8522995736266" calcext:value-type="float">
            <text:p>49</text:p>
          </table:table-cell>
          <table:table-cell table:style-name="ce161" table:number-matrix-columns-spanned="1" table:number-matrix-rows-spanned="4" table:formula="of:=[.$AF$44:.$AF$47] / [.$AG$44:.$AG$47]" office:value-type="float" office:value="10.9250596261064" calcext:value-type="float">
            <text:p>10.9</text:p>
          </table:table-cell>
          <table:table-cell table:style-name="ce168" table:number-matrix-columns-spanned="1" table:number-matrix-rows-spanned="4" table:formula="of:=LEGACY.TDIST(ABS([.$AH$44:.$AH$47]) ; [.$AJ$36] ; 2 )" office:value-type="float" office:value="0.00000003089327098506" calcext:value-type="float">
            <text:p>3.1E-08</text:p>
          </table:table-cell>
          <table:table-cell table:style-name="ce119" table:number-matrix-columns-spanned="1" table:number-matrix-rows-spanned="4" table:formula="of:=[.$AF$44:.$AF$47] - [.$AG$44:.$AG$47] * TINV(1 - [.$AH$34] ; [.$AJ$36])" office:value-type="float" office:value="428.936523914598" calcext:value-type="float">
            <text:p>429</text:p>
          </table:table-cell>
          <table:table-cell table:style-name="ce119" table:number-matrix-columns-spanned="1" table:number-matrix-rows-spanned="4" table:formula="of:=[.$AF$44:.$AF$47] + [.$AG$44:.$AG$47] * TINV(1 - [.$AH$34] ; [.$AJ$36])" office:value-type="float" office:value="638.492047513972" calcext:value-type="float">
            <text:p>638</text:p>
          </table:table-cell>
          <table:table-cell table:style-name="ce215" table:number-matrix-columns-spanned="1" table:number-matrix-rows-spanned="4" table:formula="of:=[.AG44:.AG47] * [.AH35]" office:value-type="float" office:value="104.777761799687" calcext:value-type="float">
            <text:p>105</text:p>
          </table:table-cell>
          <table:table-cell table:number-columns-repeated="985"/>
        </table:table-row>
        <table:table-row table:style-name="ro3">
          <table:table-cell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6000" calcext:value-type="float">
            <text:p>6000</text:p>
          </table:table-cell>
          <table:table-cell table:style-name="ce250" office:value-type="float" office:value="307" calcext:value-type="float">
            <text:p>307</text:p>
          </table:table-cell>
          <table:table-cell table:style-name="ce250" office:value-type="float" office:value="2135" calcext:value-type="float">
            <text:p>2135</text:p>
          </table:table-cell>
          <table:table-cell table:style-name="ce250" office:value-type="float" office:value="228" calcext:value-type="float">
            <text:p>228</text:p>
          </table:table-cell>
          <table:table-cell table:style-name="ce250" office:value-type="float" office:value="83" calcext:value-type="float">
            <text:p>83</text:p>
          </table:table-cell>
          <table:table-cell table:style-name="ce250" office:value-type="float" office:value="96" calcext:value-type="float">
            <text:p>96</text:p>
          </table:table-cell>
          <table:table-cell table:style-name="ce250"/>
          <table:table-cell table:number-columns-repeated="2"/>
          <table:table-cell table:style-name="ce420" office:value-type="float" office:value="900" calcext:value-type="float">
            <text:p>900</text:p>
          </table:table-cell>
          <table:table-cell table:style-name="ce420" office:value-type="float" office:value="1000" calcext:value-type="float">
            <text:p>1000</text:p>
          </table:table-cell>
          <table:table-cell table:style-name="ce420" office:value-type="float" office:value="9000" calcext:value-type="float">
            <text:p>9000</text:p>
          </table:table-cell>
          <table:table-cell table:style-name="ce420" office:value-type="float" office:value="196" calcext:value-type="float">
            <text:p>196</text:p>
          </table:table-cell>
          <table:table-cell table:style-name="ce420" office:value-type="float" office:value="2660" calcext:value-type="float">
            <text:p>2660</text:p>
          </table:table-cell>
          <table:table-cell table:style-name="ce420" office:value-type="float" office:value="152" calcext:value-type="float">
            <text:p>152</text:p>
          </table:table-cell>
          <table:table-cell table:style-name="ce420" office:value-type="float" office:value="114" calcext:value-type="float">
            <text:p>114</text:p>
          </table:table-cell>
          <table:table-cell table:style-name="ce420" office:value-type="float" office:value="108" calcext:value-type="float">
            <text:p>108</text:p>
          </table:table-cell>
          <table:table-cell table:style-name="ce420"/>
          <table:table-cell table:number-columns-repeated="9"/>
          <table:table-cell table:style-name="ce220" table:formula="of:=[.$AE$51]" office:value-type="string" office:string-value="T1_WM" calcext:value-type="string">
            <text:p>T1_WM</text:p>
          </table:table-cell>
          <table:table-cell table:style-name="ce236" office:value-type="float" office:value="0.506666666666666" calcext:value-type="float">
            <text:p>0.51</text:p>
          </table:table-cell>
          <table:table-cell table:style-name="ce96" office:value-type="float" office:value="0.0479860854737388" calcext:value-type="float">
            <text:p>0.05</text:p>
          </table:table-cell>
          <table:table-cell table:style-name="ce8" office:value-type="float" office:value="10.5586163502324" calcext:value-type="float">
            <text:p>10.6</text:p>
          </table:table-cell>
          <table:table-cell table:style-name="ce169" office:value-type="float" office:value="0.00000004744947491164" calcext:value-type="float">
            <text:p>4.7E-08</text:p>
          </table:table-cell>
          <table:table-cell table:style-name="ce40" office:value-type="float" office:value="0.403746749337306" calcext:value-type="float">
            <text:p>0.40</text:p>
          </table:table-cell>
          <table:table-cell table:style-name="ce125" office:value-type="float" office:value="0.609586583996027" calcext:value-type="float">
            <text:p>0.61</text:p>
          </table:table-cell>
          <table:table-cell table:style-name="ce62" office:value-type="float" office:value="0.102919917329361" calcext:value-type="float">
            <text:p>0.10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59" calcext:value-type="float">
            <text:p>259</text:p>
          </table:table-cell>
          <table:table-cell table:style-name="ce253" office:value-type="float" office:value="2085" calcext:value-type="float">
            <text:p>2085</text:p>
          </table:table-cell>
          <table:table-cell table:style-name="ce253" office:value-type="float" office:value="195" calcext:value-type="float">
            <text:p>195</text:p>
          </table:table-cell>
          <table:table-cell table:style-name="ce253" office:value-type="float" office:value="90" calcext:value-type="float">
            <text:p>90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01" calcext:value-type="float">
            <text:p>301</text:p>
          </table:table-cell>
          <table:table-cell table:style-name="ce163" office:value-type="float" office:value="1835" calcext:value-type="float">
            <text:p>1835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95" calcext:value-type="float">
            <text:p>95</text:p>
          </table:table-cell>
          <table:table-cell table:style-name="ce163"/>
          <table:table-cell table:number-columns-repeated="9"/>
          <table:table-cell table:style-name="ce220" table:formula="of:=[.$AF$51]" office:value-type="string" office:string-value="T1_WML" calcext:value-type="string">
            <text:p>T1_WML</text:p>
          </table:table-cell>
          <table:table-cell table:style-name="ce315" office:value-type="float" office:value="0.153630952380953" calcext:value-type="float">
            <text:p>0.154</text:p>
          </table:table-cell>
          <table:table-cell table:style-name="ce51" office:value-type="float" office:value="0.00961861559867039" calcext:value-type="float">
            <text:p>0.010</text:p>
          </table:table-cell>
          <table:table-cell table:style-name="ce8" office:value-type="float" office:value="15.9722520153721" calcext:value-type="float">
            <text:p>16.0</text:p>
          </table:table-cell>
          <table:table-cell table:style-name="ce169" office:value-type="float" office:value="0.00000000022110834116" calcext:value-type="float">
            <text:p>2.2E-10</text:p>
          </table:table-cell>
          <table:table-cell table:style-name="ce11" office:value-type="float" office:value="0.133001073688726" calcext:value-type="float">
            <text:p>0.133</text:p>
          </table:table-cell>
          <table:table-cell table:style-name="ce124" office:value-type="float" office:value="0.174260831073179" calcext:value-type="float">
            <text:p>0.174</text:p>
          </table:table-cell>
          <table:table-cell table:style-name="ce20" office:value-type="float" office:value="0.0206298786922268" calcext:value-type="float">
            <text:p>0.021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79" calcext:value-type="float">
            <text:p>279</text:p>
          </table:table-cell>
          <table:table-cell table:style-name="ce253" office:value-type="float" office:value="2106" calcext:value-type="float">
            <text:p>2106</text:p>
          </table:table-cell>
          <table:table-cell table:style-name="ce253" office:value-type="float" office:value="209" calcext:value-type="float">
            <text:p>209</text:p>
          </table:table-cell>
          <table:table-cell table:style-name="ce253" office:value-type="float" office:value="87" calcext:value-type="float">
            <text:p>87</text:p>
          </table:table-cell>
          <table:table-cell table:style-name="ce253" office:value-type="float" office:value="100" calcext:value-type="float">
            <text:p>100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25" calcext:value-type="float">
            <text:p>325</text:p>
          </table:table-cell>
          <table:table-cell table:style-name="ce163" office:value-type="float" office:value="1858" calcext:value-type="float">
            <text:p>1858</text:p>
          </table:table-cell>
          <table:table-cell table:style-name="ce163" office:value-type="float" office:value="240" calcext:value-type="float">
            <text:p>240</text:p>
          </table:table-cell>
          <table:table-cell table:style-name="ce163" office:value-type="float" office:value="72" calcext:value-type="float">
            <text:p>72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9"/>
          <table:table-cell table:style-name="ce221" table:formula="of:=[.$AG$51]" office:value-type="string" office:string-value="TR" calcext:value-type="string">
            <text:p>TR</text:p>
          </table:table-cell>
          <table:table-cell table:style-name="ce316" office:value-type="float" office:value="0.168833333333333" calcext:value-type="float">
            <text:p>0.169</text:p>
          </table:table-cell>
          <table:table-cell table:style-name="ce52" office:value-type="float" office:value="0.002938535604106" calcext:value-type="float">
            <text:p>0.003</text:p>
          </table:table-cell>
          <table:table-cell table:style-name="ce162" office:value-type="float" office:value="57.4549217975863" calcext:value-type="float">
            <text:p>57.5</text:p>
          </table:table-cell>
          <table:table-cell table:style-name="ce170" office:value-type="float" office:value="5.02782785920538E-018" calcext:value-type="float">
            <text:p>5.0E-18</text:p>
          </table:table-cell>
          <table:table-cell table:style-name="ce37" office:value-type="float" office:value="0.162530801287674" calcext:value-type="float">
            <text:p>0.163</text:p>
          </table:table-cell>
          <table:table-cell table:style-name="ce37" office:value-type="float" office:value="0.175135865378992" calcext:value-type="float">
            <text:p>0.175</text:p>
          </table:table-cell>
          <table:table-cell table:style-name="ce22" office:value-type="float" office:value="0.00630253204565906" calcext:value-type="float">
            <text:p>0.006</text:p>
          </table:table-cell>
          <table:table-cell table:number-columns-repeated="985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200" calcext:value-type="float">
            <text:p>12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02" calcext:value-type="float">
            <text:p>302</text:p>
          </table:table-cell>
          <table:table-cell table:style-name="ce254" office:value-type="float" office:value="2130" calcext:value-type="float">
            <text:p>2130</text:p>
          </table:table-cell>
          <table:table-cell table:style-name="ce254" office:value-type="float" office:value="225" calcext:value-type="float">
            <text:p>225</text:p>
          </table:table-cell>
          <table:table-cell table:style-name="ce254" office:value-type="float" office:value="83" calcext:value-type="float">
            <text:p>83</text:p>
          </table:table-cell>
          <table:table-cell table:style-name="ce254" office:value-type="float" office:value="96" calcext:value-type="float">
            <text:p>96</text:p>
          </table:table-cell>
          <table:table-cell table:style-name="ce25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351" calcext:value-type="float">
            <text:p>351</text:p>
          </table:table-cell>
          <table:table-cell table:style-name="ce164" office:value-type="float" office:value="1883" calcext:value-type="float">
            <text:p>1883</text:p>
          </table:table-cell>
          <table:table-cell table:style-name="ce164" office:value-type="float" office:value="257" calcext:value-type="float">
            <text:p>257</text:p>
          </table:table-cell>
          <table:table-cell table:style-name="ce164" office:value-type="float" office:value="69" calcext:value-type="float">
            <text:p>69</text:p>
          </table:table-cell>
          <table:table-cell table:style-name="ce164" office:value-type="float" office:value="87" calcext:value-type="float">
            <text:p>87</text:p>
          </table:table-cell>
          <table:table-cell table:style-name="ce164"/>
          <table:table-cell table:number-columns-repeated="10"/>
          <table:table-cell office:value-type="string" calcext:value-type="string">
            <text:p>(edit the LINEST array to include more or less data for comparison)</text:p>
          </table:table-cell>
          <table:table-cell table:number-columns-repeated="991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89" calcext:value-type="float">
            <text:p>289</text:p>
          </table:table-cell>
          <table:table-cell table:style-name="ce253" office:value-type="float" office:value="2116" calcext:value-type="float">
            <text:p>2116</text:p>
          </table:table-cell>
          <table:table-cell table:style-name="ce253" office:value-type="float" office:value="216" calcext:value-type="float">
            <text:p>216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96" calcext:value-type="float">
            <text:p>96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259" calcext:value-type="float">
            <text:p>259</text:p>
          </table:table-cell>
          <table:table-cell table:style-name="ce163" office:value-type="float" office:value="2085" calcext:value-type="float">
            <text:p>2085</text:p>
          </table:table-cell>
          <table:table-cell table:style-name="ce163" office:value-type="float" office:value="195" calcext:value-type="float">
            <text:p>195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float" office:value="103" calcext:value-type="float">
            <text:p>103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0" calcext:value-type="float">
            <text:p>31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253" office:value-type="float" office:value="231" calcext:value-type="float">
            <text:p>231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93" calcext:value-type="float">
            <text:p>93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279" calcext:value-type="float">
            <text:p>279</text:p>
          </table:table-cell>
          <table:table-cell table:style-name="ce163" office:value-type="float" office:value="2106" calcext:value-type="float">
            <text:p>2106</text:p>
          </table:table-cell>
          <table:table-cell table:style-name="ce163" office:value-type="float" office:value="209" calcext:value-type="float">
            <text:p>209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2159" calcext:value-type="float">
            <text:p>2159</text:p>
          </table:table-cell>
          <table:table-cell table:style-name="ce254" office:value-type="float" office:value="244" calcext:value-type="float">
            <text:p>244</text:p>
          </table:table-cell>
          <table:table-cell table:style-name="ce254" office:value-type="float" office:value="78" calcext:value-type="float">
            <text:p>78</text:p>
          </table:table-cell>
          <table:table-cell table:style-name="ce254" office:value-type="float" office:value="90" calcext:value-type="float">
            <text:p>90</text:p>
          </table:table-cell>
          <table:table-cell table:style-name="ce25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6000" calcext:value-type="float">
            <text:p>6000</text:p>
          </table:table-cell>
          <table:table-cell table:style-name="ce164" office:value-type="float" office:value="302" calcext:value-type="float">
            <text:p>302</text:p>
          </table:table-cell>
          <table:table-cell table:style-name="ce164" office:value-type="float" office:value="2130" calcext:value-type="float">
            <text:p>2130</text:p>
          </table:table-cell>
          <table:table-cell table:style-name="ce164" office:value-type="float" office:value="225" calcext:value-type="float">
            <text:p>225</text:p>
          </table:table-cell>
          <table:table-cell table:style-name="ce164" office:value-type="float" office:value="83" calcext:value-type="float">
            <text:p>83</text:p>
          </table:table-cell>
          <table:table-cell table:style-name="ce164" office:value-type="float" office:value="96" calcext:value-type="float">
            <text:p>96</text:p>
          </table:table-cell>
          <table:table-cell table:style-name="ce164"/>
          <table:table-cell table:number-columns-repeated="9"/>
          <table:table-cell table:style-name="ce102" office:value-type="string" calcext:value-type="string">
            <text:p>T1_WM</text:p>
          </table:table-cell>
          <table:table-cell table:style-name="ce102" office:value-type="string" calcext:value-type="string">
            <text:p>T1_WML</text:p>
          </table:table-cell>
          <table:table-cell table:style-name="ce102" office:value-type="string" calcext:value-type="string">
            <text:p>TR</text:p>
          </table:table-cell>
          <table:table-cell table:style-name="ce102" office:value-type="string" calcext:value-type="string">
            <text:p>T1n</text:p>
          </table:table-cell>
          <table:table-cell table:style-name="ce102" office:value-type="string" calcext:value-type="string">
            <text:p>TI1</text:p>
          </table:table-cell>
          <table:table-cell table:style-name="ce102" office:value-type="string" calcext:value-type="string">
            <text:p>TI2</text:p>
          </table:table-cell>
          <table:table-cell table:style-name="ce179" office:value-type="string" calcext:value-type="string">
            <text:p>rS|rC</text:p>
          </table:table-cell>
          <table:table-cell table:style-name="ce102" office:value-type="string" calcext:value-type="string">
            <text:p>r[S|C]NR/t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7" calcext:value-type="float">
            <text:p>317</text:p>
          </table:table-cell>
          <table:table-cell table:style-name="ce253" office:value-type="float" office:value="2145" calcext:value-type="float">
            <text:p>2145</text:p>
          </table:table-cell>
          <table:table-cell table:style-name="ce253" office:value-type="float" office:value="235" calcext:value-type="float">
            <text:p>235</text:p>
          </table:table-cell>
          <table:table-cell table:style-name="ce253" office:value-type="float" office:value="77" calcext:value-type="float">
            <text:p>77</text:p>
          </table:table-cell>
          <table:table-cell table:style-name="ce253" office:value-type="float" office:value="89" calcext:value-type="float">
            <text:p>89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297" calcext:value-type="float">
            <text:p>2297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195" calcext:value-type="float">
            <text:p>195</text:p>
          </table:table-cell>
          <table:table-cell table:style-name="ce163" office:value-type="float" office:value="2265" calcext:value-type="float">
            <text:p>2265</text:p>
          </table:table-cell>
          <table:table-cell table:style-name="ce163" office:value-type="float" office:value="151" calcext:value-type="float">
            <text:p>15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 office:value-type="float" office:value="115" calcext:value-type="float">
            <text:p>115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38" calcext:value-type="float">
            <text:p>338</text:p>
          </table:table-cell>
          <table:table-cell table:style-name="ce253" office:value-type="float" office:value="2167" calcext:value-type="float">
            <text:p>2167</text:p>
          </table:table-cell>
          <table:table-cell table:style-name="ce253" office:value-type="float" office:value="250" calcext:value-type="float">
            <text:p>250</text:p>
          </table:table-cell>
          <table:table-cell table:style-name="ce253" office:value-type="float" office:value="75" calcext:value-type="float">
            <text:p>75</text:p>
          </table:table-cell>
          <table:table-cell table:style-name="ce253" office:value-type="float" office:value="86" calcext:value-type="float">
            <text:p>86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44" calcext:value-type="float">
            <text:p>244</text:p>
          </table:table-cell>
          <table:table-cell table:style-name="ce163" office:value-type="float" office:value="2319" calcext:value-type="float">
            <text:p>2319</text:p>
          </table:table-cell>
          <table:table-cell table:style-name="ce163" office:value-type="float" office:value="185" calcext:value-type="float">
            <text:p>185</text:p>
          </table:table-cell>
          <table:table-cell table:style-name="ce163" office:value-type="float" office:value="98" calcext:value-type="float">
            <text:p>98</text:p>
          </table:table-cell>
          <table:table-cell table:style-name="ce163" office:value-type="float" office:value="105" calcext:value-type="float">
            <text:p>105</text:p>
          </table:table-cell>
          <table:table-cell table:style-name="ce16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58" calcext:value-type="float">
            <text:p>258</text:p>
          </table:table-cell>
          <table:table-cell table:style-name="ce164" office:value-type="float" office:value="2335" calcext:value-type="float">
            <text:p>2335</text:p>
          </table:table-cell>
          <table:table-cell table:style-name="ce164" office:value-type="float" office:value="195" calcext:value-type="float">
            <text:p>195</text:p>
          </table:table-cell>
          <table:table-cell table:style-name="ce164" office:value-type="float" office:value="96" calcext:value-type="float">
            <text:p>96</text:p>
          </table:table-cell>
          <table:table-cell table:style-name="ce164" office:value-type="float" office:value="103" calcext:value-type="float">
            <text:p>103</text:p>
          </table:table-cell>
          <table:table-cell table:number-columns-repeated="985"/>
        </table:table-row>
        <table:table-row table:style-name="ro3">
          <table:table-cell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600" calcext:value-type="float">
            <text:p>1600</text:p>
          </table:table-cell>
          <table:table-cell table:style-name="ce255" office:value-type="float" office:value="6000" calcext:value-type="float">
            <text:p>6000</text:p>
          </table:table-cell>
          <table:table-cell table:style-name="ce255" office:value-type="float" office:value="360" calcext:value-type="float">
            <text:p>360</text:p>
          </table:table-cell>
          <table:table-cell table:style-name="ce255" office:value-type="float" office:value="2190" calcext:value-type="float">
            <text:p>2190</text:p>
          </table:table-cell>
          <table:table-cell table:style-name="ce255" office:value-type="float" office:value="265" calcext:value-type="float">
            <text:p>265</text:p>
          </table:table-cell>
          <table:table-cell table:style-name="ce255" office:value-type="float" office:value="73" calcext:value-type="float">
            <text:p>73</text:p>
          </table:table-cell>
          <table:table-cell table:style-name="ce255" office:value-type="float" office:value="84" calcext:value-type="float">
            <text:p>84</text:p>
          </table:table-cell>
          <table:table-cell table:style-name="ce255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64" calcext:value-type="float">
            <text:p>264</text:p>
          </table:table-cell>
          <table:table-cell table:style-name="ce164" office:value-type="float" office:value="2341" calcext:value-type="float">
            <text:p>2341</text:p>
          </table:table-cell>
          <table:table-cell table:style-name="ce164" office:value-type="float" office:value="199" calcext:value-type="float">
            <text:p>19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 office:value-type="float" office:value="102" calcext:value-type="float">
            <text:p>102</text:p>
          </table:table-cell>
          <table:table-cell table:style-name="ce164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number-columns-repeated="985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7000" calcext:value-type="float">
            <text:p>7000</text:p>
          </table:table-cell>
          <table:table-cell table:style-name="ce159" office:value-type="float" office:value="195" calcext:value-type="float">
            <text:p>195</text:p>
          </table:table-cell>
          <table:table-cell table:style-name="ce159" office:value-type="float" office:value="2265" calcext:value-type="float">
            <text:p>2265</text:p>
          </table:table-cell>
          <table:table-cell table:style-name="ce159" office:value-type="float" office:value="151" calcext:value-type="float">
            <text:p>151</text:p>
          </table:table-cell>
          <table:table-cell table:style-name="ce159" office:value-type="float" office:value="108" calcext:value-type="float">
            <text:p>108</text:p>
          </table:table-cell>
          <table:table-cell table:style-name="ce159" office:value-type="float" office:value="115" calcext:value-type="float">
            <text:p>115</text:p>
          </table:table-cell>
          <table:table-cell table:style-name="ce159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96" calcext:value-type="float">
            <text:p>196</text:p>
          </table:table-cell>
          <table:table-cell table:style-name="ce163" office:value-type="float" office:value="2479" calcext:value-type="float">
            <text:p>2479</text:p>
          </table:table-cell>
          <table:table-cell table:style-name="ce163" office:value-type="float" office:value="152" calcext:value-type="float">
            <text:p>152</text:p>
          </table:table-cell>
          <table:table-cell table:number-columns-repeated="2" table:style-name="ce163" office:value-type="float" office:value="110" calcext:value-type="float">
            <text:p>110</text:p>
          </table:table-cell>
          <table:table-cell table:style-name="ce163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7000" calcext:value-type="float">
            <text:p>7000</text:p>
          </table:table-cell>
          <table:table-cell table:style-name="ce165" office:value-type="float" office:value="325" calcext:value-type="float">
            <text:p>325</text:p>
          </table:table-cell>
          <table:table-cell table:style-name="ce165" office:value-type="float" office:value="2409" calcext:value-type="float">
            <text:p>2409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83" calcext:value-type="float">
            <text:p>83</text:p>
          </table:table-cell>
          <table:table-cell table:style-name="ce165" office:value-type="float" office:value="89" calcext:value-type="float">
            <text:p>89</text:p>
          </table:table-cell>
          <table:table-cell table:number-columns-repeated="985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7000" calcext:value-type="float">
            <text:p>7000</text:p>
          </table:table-cell>
          <table:table-cell table:style-name="ce159" office:value-type="float" office:value="219" calcext:value-type="float">
            <text:p>219</text:p>
          </table:table-cell>
          <table:table-cell table:style-name="ce159" office:value-type="float" office:value="2292" calcext:value-type="float">
            <text:p>2292</text:p>
          </table:table-cell>
          <table:table-cell table:style-name="ce159" office:value-type="float" office:value="168" calcext:value-type="float">
            <text:p>168</text:p>
          </table:table-cell>
          <table:table-cell table:style-name="ce159" office:value-type="float" office:value="103" calcext:value-type="float">
            <text:p>103</text:p>
          </table:table-cell>
          <table:table-cell table:style-name="ce159" office:value-type="float" office:value="110" calcext:value-type="float">
            <text:p>110</text:p>
          </table:table-cell>
          <table:table-cell table:style-name="ce159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15" calcext:value-type="float">
            <text:p>215</text:p>
          </table:table-cell>
          <table:table-cell table:style-name="ce163" office:value-type="float" office:value="2501" calcext:value-type="float">
            <text:p>2501</text:p>
          </table:table-cell>
          <table:table-cell table:style-name="ce163" office:value-type="float" office:value="165" calcext:value-type="float">
            <text:p>165</text:p>
          </table:table-cell>
          <table:table-cell table:number-columns-repeated="2" table:style-name="ce163" office:value-type="float" office:value="107" calcext:value-type="float">
            <text:p>107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67" calcext:value-type="float">
            <text:p>167</text:p>
          </table:table-cell>
          <table:table-cell table:style-name="ce163" office:value-type="float" office:value="2446" calcext:value-type="float">
            <text:p>2446</text:p>
          </table:table-cell>
          <table:table-cell table:style-name="ce163" office:value-type="float" office:value="132" calcext:value-type="float">
            <text:p>132</text:p>
          </table:table-cell>
          <table:table-cell table:number-columns-repeated="2" table:style-name="ce163" office:value-type="float" office:value="117" calcext:value-type="float">
            <text:p>117</text:p>
          </table:table-cell>
          <table:table-cell table:number-columns-repeated="985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 office:value-type="float" office:value="258" calcext:value-type="float">
            <text:p>258</text:p>
          </table:table-cell>
          <table:table-cell table:style-name="ce160" office:value-type="float" office:value="2335" calcext:value-type="float">
            <text:p>2335</text:p>
          </table:table-cell>
          <table:table-cell table:style-name="ce160" office:value-type="float" office:value="195" calcext:value-type="float">
            <text:p>195</text:p>
          </table:table-cell>
          <table:table-cell table:style-name="ce160" office:value-type="float" office:value="96" calcext:value-type="float">
            <text:p>96</text:p>
          </table:table-cell>
          <table:table-cell table:style-name="ce160" office:value-type="float" office:value="103" calcext:value-type="float">
            <text:p>103</text:p>
          </table:table-cell>
          <table:table-cell table:style-name="ce160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34" calcext:value-type="float">
            <text:p>234</text:p>
          </table:table-cell>
          <table:table-cell table:style-name="ce164" office:value-type="float" office:value="2522" calcext:value-type="float">
            <text:p>2522</text:p>
          </table:table-cell>
          <table:table-cell table:style-name="ce164" office:value-type="float" office:value="178" calcext:value-type="float">
            <text:p>178</text:p>
          </table:table-cell>
          <table:table-cell table:number-columns-repeated="2" table:style-name="ce164" office:value-type="float" office:value="104" calcext:value-type="float">
            <text:p>104</text:p>
          </table:table-cell>
          <table:table-cell table:style-name="ce164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24" calcext:value-type="float">
            <text:p>224</text:p>
          </table:table-cell>
          <table:table-cell table:style-name="ce164" office:value-type="float" office:value="2511" calcext:value-type="float">
            <text:p>2511</text:p>
          </table:table-cell>
          <table:table-cell table:style-name="ce164" office:value-type="float" office:value="171" calcext:value-type="float">
            <text:p>171</text:p>
          </table:table-cell>
          <table:table-cell table:number-columns-repeated="2" table:style-name="ce164" office:value-type="float" office:value="107" calcext:value-type="float">
            <text:p>107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297" calcext:value-type="float">
            <text:p>2297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6" calcext:value-type="float">
            <text:p>176</text:p>
          </table:table-cell>
          <table:table-cell table:style-name="ce163" office:value-type="float" office:value="2636" calcext:value-type="float">
            <text:p>2636</text:p>
          </table:table-cell>
          <table:table-cell table:style-name="ce163" office:value-type="float" office:value="138" calcext:value-type="float">
            <text:p>138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10" calcext:value-type="float">
            <text:p>110</text:p>
          </table:table-cell>
          <table:table-cell table:style-name="ce16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58" calcext:value-type="float">
            <text:p>258</text:p>
          </table:table-cell>
          <table:table-cell table:style-name="ce163" office:value-type="float" office:value="2550" calcext:value-type="float">
            <text:p>2550</text:p>
          </table:table-cell>
          <table:table-cell table:style-name="ce163" office:value-type="float" office:value="195" calcext:value-type="float">
            <text:p>195</text:p>
          </table:table-cell>
          <table:table-cell table:number-columns-repeated="2" table:style-name="ce163" office:value-type="float" office:value="95" calcext:value-type="float">
            <text:p>95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44" calcext:value-type="float">
            <text:p>244</text:p>
          </table:table-cell>
          <table:table-cell table:style-name="ce163" office:value-type="float" office:value="2319" calcext:value-type="float">
            <text:p>2319</text:p>
          </table:table-cell>
          <table:table-cell table:style-name="ce163" office:value-type="float" office:value="185" calcext:value-type="float">
            <text:p>185</text:p>
          </table:table-cell>
          <table:table-cell table:style-name="ce163" office:value-type="float" office:value="98" calcext:value-type="float">
            <text:p>98</text:p>
          </table:table-cell>
          <table:table-cell table:style-name="ce163" office:value-type="float" office:value="105" calcext:value-type="float">
            <text:p>105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5" calcext:value-type="float">
            <text:p>2655</text:p>
          </table:table-cell>
          <table:table-cell table:style-name="ce163" office:value-type="float" office:value="149" calcext:value-type="float">
            <text:p>149</text:p>
          </table:table-cell>
          <table:table-cell table:style-name="ce163" office:value-type="float" office:value="114" calcext:value-type="float">
            <text:p>114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8000" calcext:value-type="float">
            <text:p>8000</text:p>
          </table:table-cell>
          <table:table-cell table:style-name="ce165" office:value-type="float" office:value="296" calcext:value-type="float">
            <text:p>296</text:p>
          </table:table-cell>
          <table:table-cell table:style-name="ce165" office:value-type="float" office:value="2594" calcext:value-type="float">
            <text:p>2594</text:p>
          </table:table-cell>
          <table:table-cell table:style-name="ce165" office:value-type="float" office:value="221" calcext:value-type="float">
            <text:p>221</text:p>
          </table:table-cell>
          <table:table-cell table:number-columns-repeated="2" table:style-name="ce165" office:value-type="float" office:value="91" calcext:value-type="float">
            <text:p>91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64" calcext:value-type="float">
            <text:p>264</text:p>
          </table:table-cell>
          <table:table-cell table:style-name="ce164" office:value-type="float" office:value="2341" calcext:value-type="float">
            <text:p>2341</text:p>
          </table:table-cell>
          <table:table-cell table:style-name="ce164" office:value-type="float" office:value="199" calcext:value-type="float">
            <text:p>19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 office:value-type="float" office:value="102" calcext:value-type="float">
            <text:p>102</text:p>
          </table:table-cell>
          <table:table-cell table:style-name="ce164"/>
          <table:table-cell table:number-columns-repeated="2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200" calcext:value-type="float">
            <text:p>12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11" calcext:value-type="float">
            <text:p>211</text:p>
          </table:table-cell>
          <table:table-cell table:style-name="ce165" office:value-type="float" office:value="2677" calcext:value-type="float">
            <text:p>2677</text:p>
          </table:table-cell>
          <table:table-cell table:style-name="ce165" office:value-type="float" office:value="162" calcext:value-type="float">
            <text:p>162</text:p>
          </table:table-cell>
          <table:table-cell table:style-name="ce165" office:value-type="float" office:value="111" calcext:value-type="float">
            <text:p>111</text:p>
          </table:table-cell>
          <table:table-cell table:style-name="ce165" office:value-type="float" office:value="105" calcext:value-type="float">
            <text:p>105</text:p>
          </table:table-cell>
          <table:table-cell table:style-name="ce165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46" calcext:value-type="float">
            <text:p>146</text:p>
          </table:table-cell>
          <table:table-cell table:style-name="ce163" office:value-type="float" office:value="2600" calcext:value-type="float">
            <text:p>2600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24" calcext:value-type="float">
            <text:p>124</text:p>
          </table:table-cell>
          <table:table-cell table:style-name="ce163" office:value-type="float" office:value="117" calcext:value-type="float">
            <text:p>117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55" calcext:value-type="float">
            <text:p>255</text:p>
          </table:table-cell>
          <table:table-cell table:style-name="ce163" office:value-type="float" office:value="2331" calcext:value-type="float">
            <text:p>2331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94" calcext:value-type="float">
            <text:p>94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330" calcext:value-type="float">
            <text:p>33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253" office:value-type="float" office:value="243" calcext:value-type="float">
            <text:p>243</text:p>
          </table:table-cell>
          <table:table-cell table:style-name="ce253" office:value-type="float" office:value="69" calcext:value-type="float">
            <text:p>69</text:p>
          </table:table-cell>
          <table:table-cell table:style-name="ce253" office:value-type="float" office:value="88" calcext:value-type="float">
            <text:p>88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196" calcext:value-type="float">
            <text:p>196</text:p>
          </table:table-cell>
          <table:table-cell table:style-name="ce164" office:value-type="float" office:value="2660" calcext:value-type="float">
            <text:p>2660</text:p>
          </table:table-cell>
          <table:table-cell table:style-name="ce164" office:value-type="float" office:value="152" calcext:value-type="float">
            <text:p>152</text:p>
          </table:table-cell>
          <table:table-cell table:style-name="ce164" office:value-type="float" office:value="114" calcext:value-type="float">
            <text:p>114</text:p>
          </table:table-cell>
          <table:table-cell table:style-name="ce164" office:value-type="float" office:value="108" calcext:value-type="float">
            <text:p>108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74" calcext:value-type="float">
            <text:p>274</text:p>
          </table:table-cell>
          <table:table-cell table:style-name="ce163" office:value-type="float" office:value="2352" calcext:value-type="float">
            <text:p>2352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91" calcext:value-type="float">
            <text:p>91</text:p>
          </table:table-cell>
          <table:table-cell table:style-name="ce163" office:value-type="float" office:value="98" calcext:value-type="float">
            <text:p>98</text:p>
          </table:table-cell>
          <table:table-cell table:style-name="ce163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353" calcext:value-type="float">
            <text:p>353</text:p>
          </table:table-cell>
          <table:table-cell table:style-name="ce253" office:value-type="float" office:value="1885" calcext:value-type="float">
            <text:p>1885</text:p>
          </table:table-cell>
          <table:table-cell table:style-name="ce253" office:value-type="float" office:value="259" calcext:value-type="float">
            <text:p>259</text:p>
          </table:table-cell>
          <table:table-cell table:style-name="ce253" office:value-type="float" office:value="67" calcext:value-type="float">
            <text:p>67</text:p>
          </table:table-cell>
          <table:table-cell table:style-name="ce253" office:value-type="float" office:value="85" calcext:value-type="float">
            <text:p>85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number-columns-repeated="985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95" calcext:value-type="float">
            <text:p>295</text:p>
          </table:table-cell>
          <table:table-cell table:style-name="ce164" office:value-type="float" office:value="2375" calcext:value-type="float">
            <text:p>2375</text:p>
          </table:table-cell>
          <table:table-cell table:style-name="ce164" office:value-type="float" office:value="220" calcext:value-type="float">
            <text:p>220</text:p>
          </table:table-cell>
          <table:table-cell table:style-name="ce164" office:value-type="float" office:value="89" calcext:value-type="float">
            <text:p>89</text:p>
          </table:table-cell>
          <table:table-cell table:style-name="ce164" office:value-type="float" office:value="95" calcext:value-type="float">
            <text:p>95</text:p>
          </table:table-cell>
          <table:table-cell table:style-name="ce164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5000" calcext:value-type="float">
            <text:p>5000</text:p>
          </table:table-cell>
          <table:table-cell table:style-name="ce254" office:value-type="float" office:value="377" calcext:value-type="float">
            <text:p>377</text:p>
          </table:table-cell>
          <table:table-cell table:style-name="ce254" office:value-type="float" office:value="1908" calcext:value-type="float">
            <text:p>1908</text:p>
          </table:table-cell>
          <table:table-cell table:style-name="ce254" office:value-type="float" office:value="275" calcext:value-type="float">
            <text:p>275</text:p>
          </table:table-cell>
          <table:table-cell table:style-name="ce254" office:value-type="float" office:value="65" calcext:value-type="float">
            <text:p>65</text:p>
          </table:table-cell>
          <table:table-cell table:style-name="ce254" office:value-type="float" office:value="82" calcext:value-type="float">
            <text:p>82</text:p>
          </table:table-cell>
          <table:table-cell table:style-name="ce254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89" calcext:value-type="float">
            <text:p>289</text:p>
          </table:table-cell>
          <table:table-cell table:style-name="ce253" office:value-type="float" office:value="2116" calcext:value-type="float">
            <text:p>2116</text:p>
          </table:table-cell>
          <table:table-cell table:style-name="ce253" office:value-type="float" office:value="216" calcext:value-type="float">
            <text:p>216</text:p>
          </table:table-cell>
          <table:table-cell table:style-name="ce253" office:value-type="float" office:value="83" calcext:value-type="float">
            <text:p>83</text:p>
          </table:table-cell>
          <table:table-cell table:style-name="ce253" office:value-type="float" office:value="96" calcext:value-type="float">
            <text:p>96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55" calcext:value-type="float">
            <text:p>255</text:p>
          </table:table-cell>
          <table:table-cell table:style-name="ce163" office:value-type="float" office:value="2331" calcext:value-type="float">
            <text:p>2331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94" calcext:value-type="float">
            <text:p>94</text:p>
          </table:table-cell>
          <table:table-cell table:style-name="ce163" office:value-type="float" office:value="100" calcext:value-type="float">
            <text:p>100</text:p>
          </table:table-cell>
          <table:table-cell table:number-columns-repeated="985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305" calcext:value-type="float">
            <text:p>305</text:p>
          </table:table-cell>
          <table:table-cell table:style-name="ce163" office:value-type="float" office:value="2387" calcext:value-type="float">
            <text:p>2387</text:p>
          </table:table-cell>
          <table:table-cell table:style-name="ce163" office:value-type="float" office:value="227" calcext:value-type="float">
            <text:p>22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310" calcext:value-type="float">
            <text:p>31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253" office:value-type="float" office:value="231" calcext:value-type="float">
            <text:p>231</text:p>
          </table:table-cell>
          <table:table-cell table:style-name="ce253" office:value-type="float" office:value="81" calcext:value-type="float">
            <text:p>81</text:p>
          </table:table-cell>
          <table:table-cell table:style-name="ce253" office:value-type="float" office:value="93" calcext:value-type="float">
            <text:p>93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295" calcext:value-type="float">
            <text:p>295</text:p>
          </table:table-cell>
          <table:table-cell table:style-name="ce164" office:value-type="float" office:value="2375" calcext:value-type="float">
            <text:p>2375</text:p>
          </table:table-cell>
          <table:table-cell table:style-name="ce164" office:value-type="float" office:value="220" calcext:value-type="float">
            <text:p>220</text:p>
          </table:table-cell>
          <table:table-cell table:style-name="ce164" office:value-type="float" office:value="89" calcext:value-type="float">
            <text:p>89</text:p>
          </table:table-cell>
          <table:table-cell table:style-name="ce164" office:value-type="float" office:value="95" calcext:value-type="float">
            <text:p>95</text:p>
          </table:table-cell>
          <table:table-cell table:number-columns-repeated="985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7000" calcext:value-type="float">
            <text:p>7000</text:p>
          </table:table-cell>
          <table:table-cell table:style-name="ce165" office:value-type="float" office:value="325" calcext:value-type="float">
            <text:p>325</text:p>
          </table:table-cell>
          <table:table-cell table:style-name="ce165" office:value-type="float" office:value="2409" calcext:value-type="float">
            <text:p>2409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83" calcext:value-type="float">
            <text:p>83</text:p>
          </table:table-cell>
          <table:table-cell table:style-name="ce165" office:value-type="float" office:value="89" calcext:value-type="float">
            <text:p>89</text:p>
          </table:table-cell>
          <table:table-cell table:style-name="ce165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6000" calcext:value-type="float">
            <text:p>6000</text:p>
          </table:table-cell>
          <table:table-cell table:style-name="ce254" office:value-type="float" office:value="330" calcext:value-type="float">
            <text:p>330</text:p>
          </table:table-cell>
          <table:table-cell table:style-name="ce254" office:value-type="float" office:value="2159" calcext:value-type="float">
            <text:p>2159</text:p>
          </table:table-cell>
          <table:table-cell table:style-name="ce254" office:value-type="float" office:value="244" calcext:value-type="float">
            <text:p>244</text:p>
          </table:table-cell>
          <table:table-cell table:style-name="ce254" office:value-type="float" office:value="78" calcext:value-type="float">
            <text:p>78</text:p>
          </table:table-cell>
          <table:table-cell table:style-name="ce254" office:value-type="float" office:value="90" calcext:value-type="float">
            <text:p>90</text:p>
          </table:table-cell>
          <table:table-cell table:style-name="ce254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28" calcext:value-type="float">
            <text:p>228</text:p>
          </table:table-cell>
          <table:table-cell table:style-name="ce163" office:value-type="float" office:value="2516" calcext:value-type="float">
            <text:p>2516</text:p>
          </table:table-cell>
          <table:table-cell table:style-name="ce163" office:value-type="float" office:value="174" calcext:value-type="float">
            <text:p>174</text:p>
          </table:table-cell>
          <table:table-cell table:number-columns-repeated="2" table:style-name="ce163" office:value-type="float" office:value="102" calcext:value-type="float">
            <text:p>102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67" calcext:value-type="float">
            <text:p>167</text:p>
          </table:table-cell>
          <table:table-cell table:style-name="ce249" office:value-type="float" office:value="2446" calcext:value-type="float">
            <text:p>2446</text:p>
          </table:table-cell>
          <table:table-cell table:style-name="ce249" office:value-type="float" office:value="132" calcext:value-type="float">
            <text:p>132</text:p>
          </table:table-cell>
          <table:table-cell table:number-columns-repeated="2" table:style-name="ce249" office:value-type="float" office:value="117" calcext:value-type="float">
            <text:p>117</text:p>
          </table:table-cell>
          <table:table-cell table:style-name="ce249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55" calcext:value-type="float">
            <text:p>255</text:p>
          </table:table-cell>
          <table:table-cell table:style-name="ce253" office:value-type="float" office:value="2331" calcext:value-type="float">
            <text:p>2331</text:p>
          </table:table-cell>
          <table:table-cell table:style-name="ce253" office:value-type="float" office:value="193" calcext:value-type="float">
            <text:p>193</text:p>
          </table:table-cell>
          <table:table-cell table:style-name="ce253" office:value-type="float" office:value="94" calcext:value-type="float">
            <text:p>94</text:p>
          </table:table-cell>
          <table:table-cell table:style-name="ce253" office:value-type="float" office:value="100" calcext:value-type="float">
            <text:p>100</text:p>
          </table:table-cell>
          <table:table-cell table:style-name="ce253"/>
          <table:table-cell table:number-columns-repeated="9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66" calcext:value-type="float">
            <text:p>266</text:p>
          </table:table-cell>
          <table:table-cell table:style-name="ce164" office:value-type="float" office:value="2559" calcext:value-type="float">
            <text:p>2559</text:p>
          </table:table-cell>
          <table:table-cell table:style-name="ce164" office:value-type="float" office:value="200" calcext:value-type="float">
            <text:p>200</text:p>
          </table:table-cell>
          <table:table-cell table:number-columns-repeated="2" table:style-name="ce164" office:value-type="float" office:value="98" calcext:value-type="float">
            <text:p>98</text:p>
          </table:table-cell>
          <table:table-cell table:number-columns-repeated="985"/>
        </table:table-row>
        <table:table-row table:style-name="ro3">
          <table:table-cell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189" calcext:value-type="float">
            <text:p>189</text:p>
          </table:table-cell>
          <table:table-cell table:style-name="ce249" office:value-type="float" office:value="2471" calcext:value-type="float">
            <text:p>2471</text:p>
          </table:table-cell>
          <table:table-cell table:style-name="ce249" office:value-type="float" office:value="147" calcext:value-type="float">
            <text:p>147</text:p>
          </table:table-cell>
          <table:table-cell table:number-columns-repeated="2" table:style-name="ce249" office:value-type="float" office:value="113" calcext:value-type="float">
            <text:p>113</text:p>
          </table:table-cell>
          <table:table-cell table:style-name="ce249"/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74" calcext:value-type="float">
            <text:p>274</text:p>
          </table:table-cell>
          <table:table-cell table:style-name="ce253" office:value-type="float" office:value="2352" calcext:value-type="float">
            <text:p>2352</text:p>
          </table:table-cell>
          <table:table-cell table:style-name="ce253" office:value-type="float" office:value="206" calcext:value-type="float">
            <text:p>206</text:p>
          </table:table-cell>
          <table:table-cell table:style-name="ce253" office:value-type="float" office:value="91" calcext:value-type="float">
            <text:p>91</text:p>
          </table:table-cell>
          <table:table-cell table:style-name="ce253" office:value-type="float" office:value="98" calcext:value-type="float">
            <text:p>98</text:p>
          </table:table-cell>
          <table:table-cell table:style-name="ce253"/>
          <table:table-cell table:number-columns-repeated="9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style-name="ce163" office:value-type="float" office:value="109" calcext:value-type="float">
            <text:p>109</text:p>
          </table:table-cell>
          <table:table-cell table:style-name="ce163" office:value-type="float" office:value="103" calcext:value-type="float">
            <text:p>103</text:p>
          </table:table-cell>
          <table:table-cell table:number-columns-repeated="985"/>
        </table:table-row>
        <table:table-row table:style-name="ro3">
          <table:table-cell/>
          <table:table-cell table:style-name="ce250" office:value-type="float" office:value="900" calcext:value-type="float">
            <text:p>900</text:p>
          </table:table-cell>
          <table:table-cell table:style-name="ce250" office:value-type="float" office:value="1000" calcext:value-type="float">
            <text:p>1000</text:p>
          </table:table-cell>
          <table:table-cell table:style-name="ce250" office:value-type="float" office:value="8000" calcext:value-type="float">
            <text:p>8000</text:p>
          </table:table-cell>
          <table:table-cell table:style-name="ce250" office:value-type="float" office:value="224" calcext:value-type="float">
            <text:p>224</text:p>
          </table:table-cell>
          <table:table-cell table:style-name="ce250" office:value-type="float" office:value="2511" calcext:value-type="float">
            <text:p>2511</text:p>
          </table:table-cell>
          <table:table-cell table:style-name="ce250" office:value-type="float" office:value="171" calcext:value-type="float">
            <text:p>171</text:p>
          </table:table-cell>
          <table:table-cell table:number-columns-repeated="2" table:style-name="ce250" office:value-type="float" office:value="107" calcext:value-type="float">
            <text:p>107</text:p>
          </table:table-cell>
          <table:table-cell table:style-name="ce250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7000" calcext:value-type="float">
            <text:p>7000</text:p>
          </table:table-cell>
          <table:table-cell table:style-name="ce254" office:value-type="float" office:value="295" calcext:value-type="float">
            <text:p>295</text:p>
          </table:table-cell>
          <table:table-cell table:style-name="ce254" office:value-type="float" office:value="2375" calcext:value-type="float">
            <text:p>2375</text:p>
          </table:table-cell>
          <table:table-cell table:style-name="ce254" office:value-type="float" office:value="220" calcext:value-type="float">
            <text:p>220</text:p>
          </table:table-cell>
          <table:table-cell table:style-name="ce254" office:value-type="float" office:value="89" calcext:value-type="float">
            <text:p>89</text:p>
          </table:table-cell>
          <table:table-cell table:style-name="ce254" office:value-type="float" office:value="95" calcext:value-type="float">
            <text:p>95</text:p>
          </table:table-cell>
          <table:table-cell table:style-name="ce254"/>
          <table:table-cell table:number-columns-repeated="9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400" calcext:value-type="float">
            <text:p>14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41" calcext:value-type="float">
            <text:p>241</text:p>
          </table:table-cell>
          <table:table-cell table:style-name="ce165" office:value-type="float" office:value="2713" calcext:value-type="float">
            <text:p>2713</text:p>
          </table:table-cell>
          <table:table-cell table:style-name="ce165" office:value-type="float" office:value="183" calcext:value-type="float">
            <text:p>183</text:p>
          </table:table-cell>
          <table:table-cell table:style-name="ce165" office:value-type="float" office:value="105" calcext:value-type="float">
            <text:p>105</text:p>
          </table:table-cell>
          <table:table-cell table:style-name="ce165" office:value-type="float" office:value="99" calcext:value-type="float">
            <text:p>99</text:p>
          </table:table-cell>
          <table:table-cell table:number-columns-repeated="985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196" calcext:value-type="float">
            <text:p>196</text:p>
          </table:table-cell>
          <table:table-cell table:style-name="ce253" office:value-type="float" office:value="2479" calcext:value-type="float">
            <text:p>2479</text:p>
          </table:table-cell>
          <table:table-cell table:style-name="ce253" office:value-type="float" office:value="152" calcext:value-type="float">
            <text:p>152</text:p>
          </table:table-cell>
          <table:table-cell table:number-columns-repeated="2" table:style-name="ce253" office:value-type="float" office:value="110" calcext:value-type="float">
            <text:p>110</text:p>
          </table:table-cell>
          <table:table-cell table:style-name="ce25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28" calcext:value-type="float">
            <text:p>228</text:p>
          </table:table-cell>
          <table:table-cell table:style-name="ce253" office:value-type="float" office:value="2516" calcext:value-type="float">
            <text:p>2516</text:p>
          </table:table-cell>
          <table:table-cell table:style-name="ce253" office:value-type="float" office:value="174" calcext:value-type="float">
            <text:p>174</text:p>
          </table:table-cell>
          <table:table-cell table:number-columns-repeated="2" table:style-name="ce253" office:value-type="float" office:value="102" calcext:value-type="float">
            <text:p>102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15" calcext:value-type="float">
            <text:p>215</text:p>
          </table:table-cell>
          <table:table-cell table:style-name="ce253" office:value-type="float" office:value="2501" calcext:value-type="float">
            <text:p>2501</text:p>
          </table:table-cell>
          <table:table-cell table:style-name="ce253" office:value-type="float" office:value="165" calcext:value-type="float">
            <text:p>165</text:p>
          </table:table-cell>
          <table:table-cell table:number-columns-repeated="2" table:style-name="ce253" office:value-type="float" office:value="107" calcext:value-type="float">
            <text:p>107</text:p>
          </table:table-cell>
          <table:table-cell table:style-name="ce253"/>
          <table:table-cell table:number-columns-repeated="2"/>
          <table:table-cell table:style-name="ce180" office:value-type="float" office:value="850" calcext:value-type="float">
            <text:p>850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537" calcext:value-type="float">
            <text:p>2537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200" calcext:value-type="float">
            <text:p>12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34" calcext:value-type="float">
            <text:p>234</text:p>
          </table:table-cell>
          <table:table-cell table:style-name="ce254" office:value-type="float" office:value="2522" calcext:value-type="float">
            <text:p>2522</text:p>
          </table:table-cell>
          <table:table-cell table:style-name="ce254" office:value-type="float" office:value="178" calcext:value-type="float">
            <text:p>178</text:p>
          </table:table-cell>
          <table:table-cell table:number-columns-repeated="2" table:style-name="ce254" office:value-type="float" office:value="104" calcext:value-type="float">
            <text:p>104</text:p>
          </table:table-cell>
          <table:table-cell table:style-name="ce254"/>
          <table:table-cell table:number-columns-repeated="2"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66" calcext:value-type="float">
            <text:p>266</text:p>
          </table:table-cell>
          <table:table-cell table:style-name="ce254" office:value-type="float" office:value="2559" calcext:value-type="float">
            <text:p>2559</text:p>
          </table:table-cell>
          <table:table-cell table:style-name="ce254" office:value-type="float" office:value="200" calcext:value-type="float">
            <text:p>200</text:p>
          </table:table-cell>
          <table:table-cell table:number-columns-repeated="2" table:style-name="ce254" office:value-type="float" office:value="98" calcext:value-type="float">
            <text:p>98</text:p>
          </table:table-cell>
          <table:table-cell table:style-name="ce254"/>
          <table:table-cell table:number-columns-repeated="1002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28" calcext:value-type="float">
            <text:p>228</text:p>
          </table:table-cell>
          <table:table-cell table:style-name="ce253" office:value-type="float" office:value="2516" calcext:value-type="float">
            <text:p>2516</text:p>
          </table:table-cell>
          <table:table-cell table:style-name="ce253" office:value-type="float" office:value="174" calcext:value-type="float">
            <text:p>174</text:p>
          </table:table-cell>
          <table:table-cell table:number-columns-repeated="2" table:style-name="ce253" office:value-type="float" office:value="102" calcext:value-type="float">
            <text:p>102</text:p>
          </table:table-cell>
          <table:table-cell table:style-name="ce253"/>
          <table:table-cell table:number-columns-repeated="2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06" calcext:value-type="float">
            <text:p>206</text:p>
          </table:table-cell>
          <table:table-cell table:style-name="ce253" office:value-type="float" office:value="2672" calcext:value-type="float">
            <text:p>2672</text:p>
          </table:table-cell>
          <table:table-cell table:style-name="ce253" office:value-type="float" office:value="159" calcext:value-type="float">
            <text:p>159</text:p>
          </table:table-cell>
          <table:table-cell table:style-name="ce253" office:value-type="float" office:value="109" calcext:value-type="float">
            <text:p>109</text:p>
          </table:table-cell>
          <table:table-cell table:style-name="ce253" office:value-type="float" office:value="103" calcext:value-type="float">
            <text:p>103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180" office:value-type="float" office:value="850" calcext:value-type="float">
            <text:p>850</text:p>
          </table:table-cell>
          <table:table-cell table:style-name="ce180" office:value-type="float" office:value="1400" calcext:value-type="float">
            <text:p>14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537" calcext:value-type="float">
            <text:p>2537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24" calcext:value-type="float">
            <text:p>224</text:p>
          </table:table-cell>
          <table:table-cell table:style-name="ce253" office:value-type="float" office:value="2693" calcext:value-type="float">
            <text:p>2693</text:p>
          </table:table-cell>
          <table:table-cell table:style-name="ce253" office:value-type="float" office:value="171" calcext:value-type="float">
            <text:p>171</text:p>
          </table:table-cell>
          <table:table-cell table:style-name="ce253" office:value-type="float" office:value="107" calcext:value-type="float">
            <text:p>107</text:p>
          </table:table-cell>
          <table:table-cell table:style-name="ce253" office:value-type="float" office:value="101" calcext:value-type="float">
            <text:p>101</text:p>
          </table:table-cell>
          <table:table-cell table:style-name="ce253"/>
          <table:table-cell table:number-columns-repeated="1002"/>
        </table:table-row>
        <table:table-row table:style-name="ro3">
          <table:table-cell/>
          <table:table-cell table:style-name="ce254" office:value-type="float" office:value="900" calcext:value-type="float">
            <text:p>900</text:p>
          </table:table-cell>
          <table:table-cell table:style-name="ce254" office:value-type="float" office:value="1400" calcext:value-type="float">
            <text:p>1400</text:p>
          </table:table-cell>
          <table:table-cell table:style-name="ce254" office:value-type="float" office:value="8000" calcext:value-type="float">
            <text:p>8000</text:p>
          </table:table-cell>
          <table:table-cell table:style-name="ce254" office:value-type="float" office:value="266" calcext:value-type="float">
            <text:p>266</text:p>
          </table:table-cell>
          <table:table-cell table:style-name="ce254" office:value-type="float" office:value="2559" calcext:value-type="float">
            <text:p>2559</text:p>
          </table:table-cell>
          <table:table-cell table:style-name="ce254" office:value-type="float" office:value="200" calcext:value-type="float">
            <text:p>200</text:p>
          </table:table-cell>
          <table:table-cell table:number-columns-repeated="2" table:style-name="ce254" office:value-type="float" office:value="98" calcext:value-type="float">
            <text:p>98</text:p>
          </table:table-cell>
          <table:table-cell table:style-name="ce254"/>
          <table:table-cell table:number-columns-repeated="2"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400" calcext:value-type="float">
            <text:p>1400</text:p>
          </table:table-cell>
          <table:table-cell table:style-name="ce255" office:value-type="float" office:value="9000" calcext:value-type="float">
            <text:p>9000</text:p>
          </table:table-cell>
          <table:table-cell table:style-name="ce255" office:value-type="float" office:value="241" calcext:value-type="float">
            <text:p>241</text:p>
          </table:table-cell>
          <table:table-cell table:style-name="ce255" office:value-type="float" office:value="2713" calcext:value-type="float">
            <text:p>2713</text:p>
          </table:table-cell>
          <table:table-cell table:style-name="ce255" office:value-type="float" office:value="183" calcext:value-type="float">
            <text:p>183</text:p>
          </table:table-cell>
          <table:table-cell table:style-name="ce255" office:value-type="float" office:value="105" calcext:value-type="float">
            <text:p>105</text:p>
          </table:table-cell>
          <table:table-cell table:style-name="ce255" office:value-type="float" office:value="99" calcext:value-type="float">
            <text:p>99</text:p>
          </table:table-cell>
          <table:table-cell table:style-name="ce255"/>
          <table:table-cell table:number-columns-repeated="1002"/>
        </table:table-row>
        <table:table-row table:style-name="ro3">
          <table:table-cell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8" calcext:value-type="float">
            <text:p>258</text:p>
          </table:table-cell>
          <table:table-cell table:style-name="ce253" office:value-type="float" office:value="2550" calcext:value-type="float">
            <text:p>2550</text:p>
          </table:table-cell>
          <table:table-cell table:style-name="ce253" office:value-type="float" office:value="195" calcext:value-type="float">
            <text:p>195</text:p>
          </table:table-cell>
          <table:table-cell table:number-columns-repeated="2" table:style-name="ce253" office:value-type="float" office:value="95" calcext:value-type="float">
            <text:p>95</text:p>
          </table:table-cell>
          <table:table-cell table:style-name="ce25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58" calcext:value-type="float">
            <text:p>358</text:p>
          </table:table-cell>
          <table:table-cell table:style-name="ce163" office:value-type="float" office:value="1890" calcext:value-type="float">
            <text:p>1890</text:p>
          </table:table-cell>
          <table:table-cell table:style-name="ce163" office:value-type="float" office:value="262" calcext:value-type="float">
            <text:p>262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82" calcext:value-type="float">
            <text:p>8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77" calcext:value-type="float">
            <text:p>277</text:p>
          </table:table-cell>
          <table:table-cell table:style-name="ce253" office:value-type="float" office:value="2572" calcext:value-type="float">
            <text:p>2572</text:p>
          </table:table-cell>
          <table:table-cell table:style-name="ce253" office:value-type="float" office:value="208" calcext:value-type="float">
            <text:p>208</text:p>
          </table:table-cell>
          <table:table-cell table:number-columns-repeated="2" table:style-name="ce253" office:value-type="float" office:value="93" calcext:value-type="float">
            <text:p>93</text:p>
          </table:table-cell>
          <table:table-cell table:style-name="ce25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5000" calcext:value-type="float">
            <text:p>5000</text:p>
          </table:table-cell>
          <table:table-cell table:style-name="ce163" office:value-type="float" office:value="382" calcext:value-type="float">
            <text:p>382</text:p>
          </table:table-cell>
          <table:table-cell table:style-name="ce163" office:value-type="float" office:value="1913" calcext:value-type="float">
            <text:p>1913</text:p>
          </table:table-cell>
          <table:table-cell table:style-name="ce163" office:value-type="float" office:value="278" calcext:value-type="float">
            <text:p>278</text:p>
          </table:table-cell>
          <table:table-cell table:style-name="ce163" office:value-type="float" office:value="62" calcext:value-type="float">
            <text:p>62</text:p>
          </table:table-cell>
          <table:table-cell table:style-name="ce163" office:value-type="float" office:value="79" calcext:value-type="float">
            <text:p>79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255" office:value-type="float" office:value="900" calcext:value-type="float">
            <text:p>900</text:p>
          </table:table-cell>
          <table:table-cell table:style-name="ce255" office:value-type="float" office:value="1600" calcext:value-type="float">
            <text:p>1600</text:p>
          </table:table-cell>
          <table:table-cell table:style-name="ce255" office:value-type="float" office:value="8000" calcext:value-type="float">
            <text:p>8000</text:p>
          </table:table-cell>
          <table:table-cell table:style-name="ce255" office:value-type="float" office:value="296" calcext:value-type="float">
            <text:p>296</text:p>
          </table:table-cell>
          <table:table-cell table:style-name="ce255" office:value-type="float" office:value="2594" calcext:value-type="float">
            <text:p>2594</text:p>
          </table:table-cell>
          <table:table-cell table:style-name="ce255" office:value-type="float" office:value="221" calcext:value-type="float">
            <text:p>221</text:p>
          </table:table-cell>
          <table:table-cell table:number-columns-repeated="2" table:style-name="ce255" office:value-type="float" office:value="91" calcext:value-type="float">
            <text:p>91</text:p>
          </table:table-cell>
          <table:table-cell table:style-name="ce255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5000" calcext:value-type="float">
            <text:p>5000</text:p>
          </table:table-cell>
          <table:table-cell table:style-name="ce164" office:value-type="float" office:value="404" calcext:value-type="float">
            <text:p>404</text:p>
          </table:table-cell>
          <table:table-cell table:style-name="ce164" office:value-type="float" office:value="1933" calcext:value-type="float">
            <text:p>1933</text:p>
          </table:table-cell>
          <table:table-cell table:style-name="ce164" office:value-type="float" office:value="292" calcext:value-type="float">
            <text:p>292</text:p>
          </table:table-cell>
          <table:table-cell table:style-name="ce164" office:value-type="float" office:value="61" calcext:value-type="float">
            <text:p>61</text:p>
          </table:table-cell>
          <table:table-cell table:style-name="ce164" office:value-type="float" office:value="77" calcext:value-type="float">
            <text:p>77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59" office:value-type="float" office:value="800" calcext:value-type="float">
            <text:p>8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9000" calcext:value-type="float">
            <text:p>9000</text:p>
          </table:table-cell>
          <table:table-cell table:style-name="ce159" office:value-type="float" office:value="146" calcext:value-type="float">
            <text:p>146</text:p>
          </table:table-cell>
          <table:table-cell table:style-name="ce159" office:value-type="float" office:value="2600" calcext:value-type="float">
            <text:p>2600</text:p>
          </table:table-cell>
          <table:table-cell table:style-name="ce159" office:value-type="float" office:value="117" calcext:value-type="float">
            <text:p>117</text:p>
          </table:table-cell>
          <table:table-cell table:style-name="ce159" office:value-type="float" office:value="124" calcext:value-type="float">
            <text:p>124</text:p>
          </table:table-cell>
          <table:table-cell table:style-name="ce159" office:value-type="float" office:value="117" calcext:value-type="float">
            <text:p>117</text:p>
          </table:table-cell>
          <table:table-cell table:style-name="ce159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317" calcext:value-type="float">
            <text:p>317</text:p>
          </table:table-cell>
          <table:table-cell table:style-name="ce163" office:value-type="float" office:value="2145" calcext:value-type="float">
            <text:p>2145</text:p>
          </table:table-cell>
          <table:table-cell table:style-name="ce163" office:value-type="float" office:value="235" calcext:value-type="float">
            <text:p>235</text:p>
          </table:table-cell>
          <table:table-cell table:style-name="ce163" office:value-type="float" office:value="77" calcext:value-type="float">
            <text:p>77</text:p>
          </table:table-cell>
          <table:table-cell table:style-name="ce163" office:value-type="float" office:value="89" calcext:value-type="float">
            <text:p>89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59" office:value-type="float" office:value="850" calcext:value-type="float">
            <text:p>85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9000" calcext:value-type="float">
            <text:p>9000</text:p>
          </table:table-cell>
          <table:table-cell table:style-name="ce159" office:value-type="float" office:value="166" calcext:value-type="float">
            <text:p>166</text:p>
          </table:table-cell>
          <table:table-cell table:style-name="ce159" office:value-type="float" office:value="2624" calcext:value-type="float">
            <text:p>2624</text:p>
          </table:table-cell>
          <table:table-cell table:style-name="ce159" office:value-type="float" office:value="131" calcext:value-type="float">
            <text:p>131</text:p>
          </table:table-cell>
          <table:table-cell table:style-name="ce159" office:value-type="float" office:value="120" calcext:value-type="float">
            <text:p>120</text:p>
          </table:table-cell>
          <table:table-cell table:style-name="ce159" office:value-type="float" office:value="113" calcext:value-type="float">
            <text:p>113</text:p>
          </table:table-cell>
          <table:table-cell table:style-name="ce159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6000" calcext:value-type="float">
            <text:p>6000</text:p>
          </table:table-cell>
          <table:table-cell table:style-name="ce163" office:value-type="float" office:value="338" calcext:value-type="float">
            <text:p>338</text:p>
          </table:table-cell>
          <table:table-cell table:style-name="ce163" office:value-type="float" office:value="2167" calcext:value-type="float">
            <text:p>2167</text:p>
          </table:table-cell>
          <table:table-cell table:style-name="ce163" office:value-type="float" office:value="250" calcext:value-type="float">
            <text:p>250</text:p>
          </table:table-cell>
          <table:table-cell table:style-name="ce163" office:value-type="float" office:value="75" calcext:value-type="float">
            <text:p>75</text:p>
          </table:table-cell>
          <table:table-cell table:style-name="ce163" office:value-type="float" office:value="86" calcext:value-type="float">
            <text:p>86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0" office:value-type="float" office:value="900" calcext:value-type="float">
            <text:p>900</text:p>
          </table:table-cell>
          <table:table-cell table:style-name="ce160" office:value-type="float" office:value="1000" calcext:value-type="float">
            <text:p>1000</text:p>
          </table:table-cell>
          <table:table-cell table:style-name="ce160" office:value-type="float" office:value="9000" calcext:value-type="float">
            <text:p>9000</text:p>
          </table:table-cell>
          <table:table-cell table:style-name="ce160" office:value-type="float" office:value="196" calcext:value-type="float">
            <text:p>196</text:p>
          </table:table-cell>
          <table:table-cell table:style-name="ce160" office:value-type="float" office:value="2660" calcext:value-type="float">
            <text:p>2660</text:p>
          </table:table-cell>
          <table:table-cell table:style-name="ce160" office:value-type="float" office:value="152" calcext:value-type="float">
            <text:p>152</text:p>
          </table:table-cell>
          <table:table-cell table:style-name="ce160" office:value-type="float" office:value="114" calcext:value-type="float">
            <text:p>114</text:p>
          </table:table-cell>
          <table:table-cell table:style-name="ce160" office:value-type="float" office:value="108" calcext:value-type="float">
            <text:p>108</text:p>
          </table:table-cell>
          <table:table-cell table:style-name="ce160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6000" calcext:value-type="float">
            <text:p>6000</text:p>
          </table:table-cell>
          <table:table-cell table:style-name="ce164" office:value-type="float" office:value="360" calcext:value-type="float">
            <text:p>360</text:p>
          </table:table-cell>
          <table:table-cell table:style-name="ce164" office:value-type="float" office:value="2190" calcext:value-type="float">
            <text:p>2190</text:p>
          </table:table-cell>
          <table:table-cell table:style-name="ce164" office:value-type="float" office:value="265" calcext:value-type="float">
            <text:p>265</text:p>
          </table:table-cell>
          <table:table-cell table:style-name="ce164" office:value-type="float" office:value="73" calcext:value-type="float">
            <text:p>73</text:p>
          </table:table-cell>
          <table:table-cell table:style-name="ce164" office:value-type="float" office:value="84" calcext:value-type="float">
            <text:p>84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76" calcext:value-type="float">
            <text:p>176</text:p>
          </table:table-cell>
          <table:table-cell table:style-name="ce163" office:value-type="float" office:value="2636" calcext:value-type="float">
            <text:p>2636</text:p>
          </table:table-cell>
          <table:table-cell table:style-name="ce163" office:value-type="float" office:value="138" calcext:value-type="float">
            <text:p>138</text:p>
          </table:table-cell>
          <table:table-cell table:style-name="ce163" office:value-type="float" office:value="117" calcext:value-type="float">
            <text:p>117</text:p>
          </table:table-cell>
          <table:table-cell table:style-name="ce163" office:value-type="float" office:value="110" calcext:value-type="float">
            <text:p>110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284" calcext:value-type="float">
            <text:p>284</text:p>
          </table:table-cell>
          <table:table-cell table:style-name="ce163" office:value-type="float" office:value="2363" calcext:value-type="float">
            <text:p>2363</text:p>
          </table:table-cell>
          <table:table-cell table:style-name="ce163" office:value-type="float" office:value="213" calcext:value-type="float">
            <text:p>213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93" calcext:value-type="float">
            <text:p>93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2655" calcext:value-type="float">
            <text:p>2655</text:p>
          </table:table-cell>
          <table:table-cell table:style-name="ce163" office:value-type="float" office:value="149" calcext:value-type="float">
            <text:p>149</text:p>
          </table:table-cell>
          <table:table-cell table:style-name="ce163" office:value-type="float" office:value="114" calcext:value-type="float">
            <text:p>114</text:p>
          </table:table-cell>
          <table:table-cell table:style-name="ce163" office:value-type="float" office:value="108" calcext:value-type="float">
            <text:p>108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7000" calcext:value-type="float">
            <text:p>7000</text:p>
          </table:table-cell>
          <table:table-cell table:style-name="ce163" office:value-type="float" office:value="305" calcext:value-type="float">
            <text:p>305</text:p>
          </table:table-cell>
          <table:table-cell table:style-name="ce163" office:value-type="float" office:value="2387" calcext:value-type="float">
            <text:p>2387</text:p>
          </table:table-cell>
          <table:table-cell table:style-name="ce163" office:value-type="float" office:value="227" calcext:value-type="float">
            <text:p>227</text:p>
          </table:table-cell>
          <table:table-cell table:style-name="ce163" office:value-type="float" office:value="85" calcext:value-type="float">
            <text:p>85</text:p>
          </table:table-cell>
          <table:table-cell table:style-name="ce163" office:value-type="float" office:value="91" calcext:value-type="float">
            <text:p>91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11" calcext:value-type="float">
            <text:p>211</text:p>
          </table:table-cell>
          <table:table-cell table:style-name="ce164" office:value-type="float" office:value="2677" calcext:value-type="float">
            <text:p>2677</text:p>
          </table:table-cell>
          <table:table-cell table:style-name="ce164" office:value-type="float" office:value="162" calcext:value-type="float">
            <text:p>162</text:p>
          </table:table-cell>
          <table:table-cell table:style-name="ce164" office:value-type="float" office:value="111" calcext:value-type="float">
            <text:p>111</text:p>
          </table:table-cell>
          <table:table-cell table:style-name="ce164" office:value-type="float" office:value="105" calcext:value-type="float">
            <text:p>105</text:p>
          </table:table-cell>
          <table:table-cell table:style-name="ce16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7000" calcext:value-type="float">
            <text:p>7000</text:p>
          </table:table-cell>
          <table:table-cell table:style-name="ce164" office:value-type="float" office:value="325" calcext:value-type="float">
            <text:p>325</text:p>
          </table:table-cell>
          <table:table-cell table:style-name="ce164" office:value-type="float" office:value="2409" calcext:value-type="float">
            <text:p>2409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83" calcext:value-type="float">
            <text:p>83</text:p>
          </table:table-cell>
          <table:table-cell table:style-name="ce164" office:value-type="float" office:value="89" calcext:value-type="float">
            <text:p>89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06" calcext:value-type="float">
            <text:p>206</text:p>
          </table:table-cell>
          <table:table-cell table:style-name="ce163" office:value-type="float" office:value="2672" calcext:value-type="float">
            <text:p>2672</text:p>
          </table:table-cell>
          <table:table-cell table:style-name="ce163" office:value-type="float" office:value="159" calcext:value-type="float">
            <text:p>159</text:p>
          </table:table-cell>
          <table:table-cell table:style-name="ce163" office:value-type="float" office:value="109" calcext:value-type="float">
            <text:p>109</text:p>
          </table:table-cell>
          <table:table-cell table:style-name="ce163" office:value-type="float" office:value="103" calcext:value-type="float">
            <text:p>103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58" calcext:value-type="float">
            <text:p>258</text:p>
          </table:table-cell>
          <table:table-cell table:style-name="ce163" office:value-type="float" office:value="2550" calcext:value-type="float">
            <text:p>2550</text:p>
          </table:table-cell>
          <table:table-cell table:style-name="ce163" office:value-type="float" office:value="195" calcext:value-type="float">
            <text:p>195</text:p>
          </table:table-cell>
          <table:table-cell table:number-columns-repeated="2" table:style-name="ce163" office:value-type="float" office:value="95" calcext:value-type="float">
            <text:p>9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24" calcext:value-type="float">
            <text:p>224</text:p>
          </table:table-cell>
          <table:table-cell table:style-name="ce163" office:value-type="float" office:value="2693" calcext:value-type="float">
            <text:p>2693</text:p>
          </table:table-cell>
          <table:table-cell table:style-name="ce163" office:value-type="float" office:value="171" calcext:value-type="float">
            <text:p>171</text:p>
          </table:table-cell>
          <table:table-cell table:style-name="ce163" office:value-type="float" office:value="107" calcext:value-type="float">
            <text:p>107</text:p>
          </table:table-cell>
          <table:table-cell table:style-name="ce163" office:value-type="float" office:value="101" calcext:value-type="float">
            <text:p>101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77" calcext:value-type="float">
            <text:p>277</text:p>
          </table:table-cell>
          <table:table-cell table:style-name="ce163" office:value-type="float" office:value="2572" calcext:value-type="float">
            <text:p>2572</text:p>
          </table:table-cell>
          <table:table-cell table:style-name="ce163" office:value-type="float" office:value="208" calcext:value-type="float">
            <text:p>208</text:p>
          </table:table-cell>
          <table:table-cell table:number-columns-repeated="2" table:style-name="ce163" office:value-type="float" office:value="93" calcext:value-type="float">
            <text:p>93</text:p>
          </table:table-cell>
          <table:table-cell table:style-name="ce163"/>
          <table:table-cell/>
          <table:table-cell table:style-name="ce10" office:value-type="string" calcext:value-type="string">
            <text:p>Range: Xs </text:p>
          </table:table-cell>
          <table:table-cell table:style-name="ce10" office:value-type="string" calcext:value-type="string">
            <text:p>$'IR-Sim GE'.$M$30:$O$90</text:p>
          </table:table-cell>
          <table:table-cell table:style-name="ce10" table:number-columns-repeated="2"/>
          <table:table-cell table:style-name="ce10" office:value-type="string" calcext:value-type="string">
            <text:p>(w/ labels; TR 5–9 s)</text:p>
          </table:table-cell>
          <table:table-cell table:style-name="ce10" table:number-columns-repeated="2"/>
          <table:table-cell table:number-columns-repeated="994"/>
        </table:table-row>
        <table:table-row table:style-name="ro3">
          <table:table-cell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9000" calcext:value-type="float">
            <text:p>9000</text:p>
          </table:table-cell>
          <table:table-cell table:style-name="ce164" office:value-type="float" office:value="241" calcext:value-type="float">
            <text:p>241</text:p>
          </table:table-cell>
          <table:table-cell table:style-name="ce164" office:value-type="float" office:value="2713" calcext:value-type="float">
            <text:p>2713</text:p>
          </table:table-cell>
          <table:table-cell table:style-name="ce164" office:value-type="float" office:value="183" calcext:value-type="float">
            <text:p>183</text:p>
          </table:table-cell>
          <table:table-cell table:style-name="ce164" office:value-type="float" office:value="105" calcext:value-type="float">
            <text:p>105</text:p>
          </table:table-cell>
          <table:table-cell table:style-name="ce164" office:value-type="float" office:value="99" calcext:value-type="float">
            <text:p>99</text:p>
          </table:table-cell>
          <table:table-cell table:style-name="ce164"/>
          <table:table-cell table:number-columns-repeated="2"/>
          <table:table-cell table:style-name="ce164" office:value-type="float" office:value="900" calcext:value-type="float">
            <text:p>900</text:p>
          </table:table-cell>
          <table:table-cell table:style-name="ce164" office:value-type="float" office:value="1600" calcext:value-type="float">
            <text:p>16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96" calcext:value-type="float">
            <text:p>296</text:p>
          </table:table-cell>
          <table:table-cell table:style-name="ce164" office:value-type="float" office:value="2594" calcext:value-type="float">
            <text:p>2594</text:p>
          </table:table-cell>
          <table:table-cell table:style-name="ce164" office:value-type="float" office:value="221" calcext:value-type="float">
            <text:p>221</text:p>
          </table:table-cell>
          <table:table-cell table:number-columns-repeated="2" table:style-name="ce164" office:value-type="float" office:value="91" calcext:value-type="float">
            <text:p>91</text:p>
          </table:table-cell>
          <table:table-cell table:style-name="ce164"/>
          <table:table-cell/>
          <table:table-cell table:style-name="ce10" office:value-type="string" calcext:value-type="string">
            <text:p>GE_x3sim =</text:p>
          </table:table-cell>
          <table:table-cell table:style-name="ce10" office:value-type="string" calcext:value-type="string">
            <text:p>$'IR-Sim GE'.$M$46:$O$90</text:p>
          </table:table-cell>
          <table:table-cell table:style-name="ce10"/>
          <table:table-cell/>
          <table:table-cell table:style-name="ce10" office:value-type="string" calcext:value-type="string">
            <text:p>(w/o labels; T1_WML &gt;= 1200 ms)</text:p>
          </table:table-cell>
          <table:table-cell table:style-name="ce10" table:number-columns-repeated="2"/>
          <table:table-cell/>
          <table:table-cell table:style-name="ce325" office:value-type="string" calcext:value-type="string">
            <text:p>Hva funker best her? Logaritmisk for TI1 ser det ut som! Prøvde LINEST m/ ln(TR) og lin andre; omtrent som LN(all).</text:p>
          </table:table-cell>
          <table:table-cell table:number-columns-repeated="992"/>
        </table:table-row>
        <table:table-row table:style-name="ro3">
          <table:table-cell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style-name="ce163"/>
          <table:table-cell table:number-columns-repeated="2"/>
          <table:table-cell table:style-name="ce163" office:value-type="float" office:value="800" calcext:value-type="float">
            <text:p>8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37" calcext:value-type="float">
            <text:p>237</text:p>
          </table:table-cell>
          <table:table-cell table:style-name="ce163" office:value-type="float" office:value="2708" calcext:value-type="float">
            <text:p>2708</text:p>
          </table:table-cell>
          <table:table-cell table:style-name="ce163" office:value-type="float" office:value="180" calcext:value-type="float">
            <text:p>180</text:p>
          </table:table-cell>
          <table:table-cell table:style-name="ce163" office:value-type="float" office:value="102" calcext:value-type="float">
            <text:p>102</text:p>
          </table:table-cell>
          <table:table-cell table:style-name="ce163" office:value-type="float" office:value="96" calcext:value-type="float">
            <text:p>96</text:p>
          </table:table-cell>
          <table:table-cell table:style-name="ce163"/>
          <table:table-cell table:style-name="ce10" table:number-columns-repeated="8"/>
          <table:table-cell/>
          <table:table-cell table:style-name="ce10" office:value-type="string" calcext:value-type="string">
            <text:p>Bra residualer for TI1, men dårlig(!) for T1_WM=900,T1_WML=1000. Har resjekket verdiene med IR-Calc, de stemmer.</text:p>
          </table:table-cell>
          <table:table-cell table:number-columns-repeated="992"/>
        </table:table-row>
        <table:table-row table:style-name="ro3">
          <table:table-cell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4" calcext:value-type="float">
            <text:p>254</text:p>
          </table:table-cell>
          <table:table-cell table:style-name="ce163" office:value-type="float" office:value="2729" calcext:value-type="float">
            <text:p>2729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94" calcext:value-type="float">
            <text:p>94</text:p>
          </table:table-cell>
          <table:table-cell table:style-name="ce163"/>
          <table:table-cell table:number-columns-repeated="2"/>
          <table:table-cell table:style-name="ce163" office:value-type="float" office:value="850" calcext:value-type="float">
            <text:p>8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9000" calcext:value-type="float">
            <text:p>9000</text:p>
          </table:table-cell>
          <table:table-cell table:style-name="ce163" office:value-type="float" office:value="254" calcext:value-type="float">
            <text:p>254</text:p>
          </table:table-cell>
          <table:table-cell table:style-name="ce163" office:value-type="float" office:value="2729" calcext:value-type="float">
            <text:p>2729</text:p>
          </table:table-cell>
          <table:table-cell table:style-name="ce163" office:value-type="float" office:value="192" calcext:value-type="float">
            <text:p>192</text:p>
          </table:table-cell>
          <table:table-cell table:style-name="ce163" office:value-type="float" office:value="100" calcext:value-type="float">
            <text:p>100</text:p>
          </table:table-cell>
          <table:table-cell table:style-name="ce163" office:value-type="float" office:value="94" calcext:value-type="float">
            <text:p>94</text:p>
          </table:table-cell>
          <table:table-cell table:style-name="ce163"/>
          <table:table-cell/>
          <table:table-cell table:style-name="ce10" office:value-type="string" calcext:value-type="string">
            <text:p><text:span text:style-name="T5">Logaritmisk regresjon gjør LINEST {LN(x),y}</text:span> istf {x,y} direkte</text:p>
          </table:table-cell>
          <table:table-cell table:style-name="ce10" table:number-columns-repeated="6"/>
          <table:table-cell/>
          <table:table-cell table:style-name="ce10" office:value-type="string" calcext:value-type="string">
            <text:p>Regr. for TI2 og T1n gir omtrent lik res.-fordeling.</text:p>
          </table:table-cell>
          <table:table-cell table:number-columns-repeated="992"/>
        </table:table-row>
        <table:table-row table:style-name="ro3">
          <table:table-cell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style-name="ce165"/>
          <table:table-cell table:number-columns-repeated="2"/>
          <table:table-cell table:style-name="ce165" office:value-type="float" office:value="900" calcext:value-type="float">
            <text:p>90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9000" calcext:value-type="float">
            <text:p>9000</text:p>
          </table:table-cell>
          <table:table-cell table:style-name="ce165" office:value-type="float" office:value="273" calcext:value-type="float">
            <text:p>273</text:p>
          </table:table-cell>
          <table:table-cell table:style-name="ce165" office:value-type="float" office:value="2751" calcext:value-type="float">
            <text:p>2751</text:p>
          </table:table-cell>
          <table:table-cell table:style-name="ce165" office:value-type="float" office:value="205" calcext:value-type="float">
            <text:p>205</text:p>
          </table:table-cell>
          <table:table-cell table:style-name="ce165" office:value-type="float" office:value="98" calcext:value-type="float">
            <text:p>98</text:p>
          </table:table-cell>
          <table:table-cell table:style-name="ce165" office:value-type="float" office:value="92" calcext:value-type="float">
            <text:p>92</text:p>
          </table:table-cell>
          <table:table-cell table:style-name="ce165"/>
          <table:table-cell/>
          <table:table-cell table:style-name="ce10" office:value-type="string" calcext:value-type="string">
            <text:p>Power-regresjon gjør LINEST {LN(x),LN(y)}</text:p>
          </table:table-cell>
          <table:table-cell table:number-columns-repeated="7"/>
          <table:table-cell table:style-name="ce10" office:value-type="string" calcext:value-type="string">
            <text:p>Regr av T1_WML-sortert område 47-92 istf 32-92, dvs uten T1_WML=1000, ble mye bedre.</text:p>
          </table:table-cell>
          <table:table-cell table:number-columns-repeated="992"/>
        </table:table-row>
        <table:table-row table:style-name="ro3">
          <table:table-cell table:style-name="ce124"/>
          <table:table-cell table:style-name="ce32" table:number-columns-repeated="9"/>
          <table:table-cell table:style-name="ce124"/>
          <table:table-cell table:number-columns-repeated="19"/>
          <table:table-cell table:style-name="ce10"/>
          <table:table-cell table:number-columns-repeated="992"/>
        </table:table-row>
        <table:table-row table:style-name="ro3">
          <table:table-cell table:style-name="ce144" office:value-type="string" calcext:value-type="string">
            <text:p>2-variat</text:p>
          </table:table-cell>
          <table:table-cell table:number-columns-repeated="10"/>
          <table:table-cell table:style-name="ce144" office:value-type="string" calcext:value-type="string">
            <text:p>3-variat</text:p>
          </table:table-cell>
          <table:table-cell table:number-columns-repeated="9"/>
          <table:table-cell table:style-name="ce10" table:number-columns-repeated="8"/>
          <table:table-cell table:number-columns-repeated="994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 table:number-columns-repeated="976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97]" office:value-type="float" office:value="0.984743172277291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F$67:.$F$78] ; GE_x2sim ; 1 ; 1)" office:value-type="float" office:value="0.162333333333333" calcext:value-type="float">
            <text:p>0.162</text:p>
          </table:table-cell>
          <table:table-cell table:style-name="ce271" office:value-type="float" office:value="0.4875" calcext:value-type="float">
            <text:p>0.488</text:p>
          </table:table-cell>
          <table:table-cell table:style-name="ce293" office:value-type="float" office:value="1896.09166666667" calcext:value-type="float">
            <text:p>1896.092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97]" office:value-type="float" office:value="0.999800308254517" calcext:value-type="float">
            <text:p>1.00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I1sim ; LN(GE_x3sim) ; 1 ; 1)" office:value-type="float" office:value="1377.19141615247" calcext:value-type="float">
            <text:p>1377.191</text:p>
          </table:table-cell>
          <table:table-cell table:style-name="ce271" office:value-type="float" office:value="226.070052316286" calcext:value-type="float">
            <text:p>226.070</text:p>
          </table:table-cell>
          <table:table-cell table:style-name="ce271" office:value-type="float" office:value="372.295413997628" calcext:value-type="float">
            <text:p>372.295</text:p>
          </table:table-cell>
          <table:table-cell table:style-name="ce293" office:value-type="float" office:value="-13990.0631345074" calcext:value-type="float">
            <text:p>-13990.063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Z97]" office:value-type="float" office:value="0.991265451186332" calcext:value-type="float">
            <text:p>0.991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263" table:number-matrix-columns-spanned="4" table:number-matrix-rows-spanned="5" table:formula="of:=LINEST(GE_TI1sim ; GE_x3sim ; 1 ; 1)" office:value-type="float" office:value="0.2014" calcext:value-type="float">
            <text:p>0.201</text:p>
          </table:table-cell>
          <table:table-cell table:style-name="ce271" office:value-type="float" office:value="0.162833333333333" calcext:value-type="float">
            <text:p>0.163</text:p>
          </table:table-cell>
          <table:table-cell table:style-name="ce271" office:value-type="float" office:value="0.438666666666666" calcext:value-type="float">
            <text:p>0.439</text:p>
          </table:table-cell>
          <table:table-cell table:style-name="ce293" office:value-type="float" office:value="310.3" calcext:value-type="float">
            <text:p>310.300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I97]" office:value-type="float" office:value="0.999800308254517" calcext:value-type="float">
            <text:p>1.00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I1sim ; LN(GE_x3sim) ; 1 ; 1)" office:value-type="float" office:value="1377.19141615247" calcext:value-type="float">
            <text:p>1377.191</text:p>
          </table:table-cell>
          <table:table-cell table:style-name="ce271" office:value-type="float" office:value="226.070052316286" calcext:value-type="float">
            <text:p>226.070</text:p>
          </table:table-cell>
          <table:table-cell table:style-name="ce271" office:value-type="float" office:value="372.295413997628" calcext:value-type="float">
            <text:p>372.295</text:p>
          </table:table-cell>
          <table:table-cell table:style-name="ce293" office:value-type="float" office:value="-13990.0631345074" calcext:value-type="float">
            <text:p>-13990.063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R97]" office:value-type="float" office:value="0.996491730501368" calcext:value-type="float">
            <text:p>0.996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263" table:number-matrix-columns-spanned="4" table:number-matrix-rows-spanned="5" table:formula="of:=LINEST(LN(GE_TI1sim) ; LN(GE_x3sim) ; 1 ; 1)" office:value-type="float" office:value="0.607385574399347" calcext:value-type="float">
            <text:p>0.607</text:p>
          </table:table-cell>
          <table:table-cell table:style-name="ce271" office:value-type="float" office:value="0.0975625481831833" calcext:value-type="float">
            <text:p>0.098</text:p>
          </table:table-cell>
          <table:table-cell table:style-name="ce271" office:value-type="float" office:value="0.16354626929599" calcext:value-type="float">
            <text:p>0.164</text:p>
          </table:table-cell>
          <table:table-cell table:style-name="ce293" office:value-type="float" office:value="0.567973717564588" calcext:value-type="float">
            <text:p>0.568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97]" office:value-type="float" office:value="5.94986772339738" calcext:value-type="float">
            <text:p>5.9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768124620161837" calcext:value-type="float">
            <text:p>0.008</text:p>
          </table:table-cell>
          <table:table-cell table:style-name="ce285" office:value-type="float" office:value="0.0420719181437725" calcext:value-type="float">
            <text:p>0.042</text:p>
          </table:table-cell>
          <table:table-cell table:style-name="ce294" office:value-type="float" office:value="37.1688193821012" calcext:value-type="float">
            <text:p>37.169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97]" office:value-type="float" office:value="4.26194320548828" calcext:value-type="float">
            <text:p>4.26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3.05867498967648" calcext:value-type="float">
            <text:p>3.059</text:p>
          </table:table-cell>
          <table:table-cell table:style-name="ce272" office:value-type="float" office:value="5.40496276932667" calcext:value-type="float">
            <text:p>5.405</text:p>
          </table:table-cell>
          <table:table-cell table:style-name="ce285" office:value-type="float" office:value="13.2108756636561" calcext:value-type="float">
            <text:p>13.211</text:p>
          </table:table-cell>
          <table:table-cell table:style-name="ce294" office:value-type="float" office:value="100.987139079381" calcext:value-type="float">
            <text:p>100.98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A97]" office:value-type="float" office:value="28.186934065849" calcext:value-type="float">
            <text:p>28.19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0.00297116373016911" calcext:value-type="float">
            <text:p>0.003</text:p>
          </table:table-cell>
          <table:table-cell table:style-name="ce272" office:value-type="float" office:value="0.0257310326912938" calcext:value-type="float">
            <text:p>0.026</text:p>
          </table:table-cell>
          <table:table-cell table:style-name="ce285" office:value-type="float" office:value="0.102924130765175" calcext:value-type="float">
            <text:p>0.103</text:p>
          </table:table-cell>
          <table:table-cell table:style-name="ce294" office:value-type="float" office:value="96.9619606635413" calcext:value-type="float">
            <text:p>96.962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J97]" office:value-type="float" office:value="4.26194320548828" calcext:value-type="float">
            <text:p>4.26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3.05867498967648" calcext:value-type="float">
            <text:p>3.059</text:p>
          </table:table-cell>
          <table:table-cell table:style-name="ce272" office:value-type="float" office:value="5.40496276932667" calcext:value-type="float">
            <text:p>5.405</text:p>
          </table:table-cell>
          <table:table-cell table:style-name="ce285" office:value-type="float" office:value="13.2108756636561" calcext:value-type="float">
            <text:p>13.211</text:p>
          </table:table-cell>
          <table:table-cell table:style-name="ce294" office:value-type="float" office:value="100.987139079381" calcext:value-type="float">
            <text:p>100.98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AS97]" office:value-type="float" office:value="0.00789003162124361" calcext:value-type="float">
            <text:p>0.01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0.00566245048891719" calcext:value-type="float">
            <text:p>0.006</text:p>
          </table:table-cell>
          <table:table-cell table:style-name="ce272" office:value-type="float" office:value="0.0100060758920287" calcext:value-type="float">
            <text:p>0.010</text:p>
          </table:table-cell>
          <table:table-cell table:style-name="ce285" office:value-type="float" office:value="0.0244569722553641" calcext:value-type="float">
            <text:p>0.024</text:p>
          </table:table-cell>
          <table:table-cell table:style-name="ce294" office:value-type="float" office:value="0.186955030195892" calcext:value-type="float">
            <text:p>0.187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96]; [.H98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4743172277291" calcext:value-type="float">
            <text:p>0.985</text:p>
          </table:table-cell>
          <table:table-cell table:style-name="ce387" office:value-type="float" office:value="5.94986772339738" calcext:value-type="float">
            <text:p>5.9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96]; [.R98])" office:value-type="float" office:value="2.01954097044138" calcext:value-type="float">
            <text:p>2.02</text:p>
          </table:table-cell>
          <table:table-cell table:style-name="ce265" office:value-type="float" office:value="0.999800308254517" calcext:value-type="float">
            <text:p>1.000</text:p>
          </table:table-cell>
          <table:table-cell table:style-name="ce482" office:value-type="float" office:value="4.26194320548828" calcext:value-type="float">
            <text:p>4.26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Y96]; [.AA98])" office:value-type="float" office:value="2.01954097044138" calcext:value-type="float">
            <text:p>2.02</text:p>
          </table:table-cell>
          <table:table-cell table:style-name="ce265" office:value-type="float" office:value="0.991265451186332" calcext:value-type="float">
            <text:p>0.991</text:p>
          </table:table-cell>
          <table:table-cell table:style-name="ce482" office:value-type="float" office:value="28.186934065849" calcext:value-type="float">
            <text:p>28.19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H96]; [.AJ98])" office:value-type="float" office:value="2.01954097044138" calcext:value-type="float">
            <text:p>2.02</text:p>
          </table:table-cell>
          <table:table-cell table:style-name="ce265" office:value-type="float" office:value="0.999800308254517" calcext:value-type="float">
            <text:p>1.000</text:p>
          </table:table-cell>
          <table:table-cell table:style-name="ce482" office:value-type="float" office:value="4.26194320548828" calcext:value-type="float">
            <text:p>4.26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Q96]; [.AS98])" office:value-type="float" office:value="2.01954097044138" calcext:value-type="float">
            <text:p>2.02</text:p>
          </table:table-cell>
          <table:table-cell table:style-name="ce265" office:value-type="float" office:value="0.996491730501368" calcext:value-type="float">
            <text:p>0.996</text:p>
          </table:table-cell>
          <table:table-cell table:style-name="ce273" office:value-type="float" office:value="0.00789003162124361" calcext:value-type="float">
            <text:p>0.008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0.449912379358" calcext:value-type="float">
            <text:p>290.4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68425.1495377021" calcext:value-type="float">
            <text:p>68425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34"/>
          <table:table-cell table:style-name="ce46"/>
          <table:table-cell table:style-name="ce478" office:value-type="float" office:value="1551.00106354059" calcext:value-type="float">
            <text:p>1551.0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45" office:value-type="float" office:value="45" calcext:value-type="float">
            <text:p>45</text:p>
          </table:table-cell>
          <table:table-cell table:style-name="ce34"/>
          <table:table-cell table:style-name="ce46"/>
          <table:table-cell table:style-name="ce478" office:value-type="float" office:value="68425.1495377021" calcext:value-type="float">
            <text:p>68425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60" office:value-type="float" office:value="60" calcext:value-type="float">
            <text:p>60</text:p>
          </table:table-cell>
          <table:table-cell table:style-name="ce34"/>
          <table:table-cell table:style-name="ce46"/>
          <table:table-cell table:style-name="ce478" office:value-type="float" office:value="3881.89114951509" calcext:value-type="float">
            <text:p>3881.9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97])*([.$C$98] - 1)/([.$C$98] - [.$C$97] - 1)" office:value-type="float" office:value="0.981352766116689" calcext:value-type="float">
            <text:p>0.981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20564.3916666666" calcext:value-type="float">
            <text:p>20564.4</text:p>
          </table:table-cell>
          <table:table-cell table:style-name="ce362" office:value-type="float" office:value="318.608333333334" calcext:value-type="float">
            <text:p>318.6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97])*([.N98] - 1)/([.N98] - [.N97] - 1)" office:value-type="float" office:value="0.999781587153377" calcext:value-type="float">
            <text:p>1.000</text:p>
          </table:table-cell>
          <table:table-cell table:style-name="ce35"/>
          <table:table-cell table:style-name="ce47"/>
          <table:table-cell table:style-name="ce481" office:value-type="float" office:value="3728656.06944464" calcext:value-type="float">
            <text:p>3728656.1</text:p>
          </table:table-cell>
          <table:table-cell table:style-name="ce362" office:value-type="float" office:value="744.730555359116" calcext:value-type="float">
            <text:p>744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Z97])*([.W98] - 1)/([.W98] - [.W97] - 1)" office:value-type="float" office:value="0.990797528928457" calcext:value-type="float">
            <text:p>0.991</text:p>
          </table:table-cell>
          <table:table-cell table:style-name="ce35"/>
          <table:table-cell table:style-name="ce47"/>
          <table:table-cell table:style-name="ce481" office:value-type="float" office:value="3696826.16666667" calcext:value-type="float">
            <text:p>3696826.2</text:p>
          </table:table-cell>
          <table:table-cell table:style-name="ce362" office:value-type="float" office:value="32574.6333333332" calcext:value-type="float">
            <text:p>32574.6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I97])*([.AF98] - 1)/([.AF98] - [.AF97] - 1)" office:value-type="float" office:value="0.999785696663384" calcext:value-type="float">
            <text:p>1.000</text:p>
          </table:table-cell>
          <table:table-cell table:style-name="ce35"/>
          <table:table-cell table:style-name="ce47"/>
          <table:table-cell table:style-name="ce481" office:value-type="float" office:value="3728656.06944464" calcext:value-type="float">
            <text:p>3728656.1</text:p>
          </table:table-cell>
          <table:table-cell table:style-name="ce362" office:value-type="float" office:value="744.730555359116" calcext:value-type="float">
            <text:p>744.7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R97])*([.AO98] - 1)/([.AO98] - [.AO97] - 1)" office:value-type="float" office:value="0.996303787492513" calcext:value-type="float">
            <text:p>0.996</text:p>
          </table:table-cell>
          <table:table-cell table:style-name="ce35"/>
          <table:table-cell table:style-name="ce47"/>
          <table:table-cell table:style-name="ce266" office:value-type="float" office:value="0.724973439093514" calcext:value-type="float">
            <text:p>0.725</text:p>
          </table:table-cell>
          <table:table-cell table:style-name="ce525" office:value-type="float" office:value="0.00255235655835319" calcext:value-type="float">
            <text:p>0.0026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976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F$73:.$F$76]" office:value-type="float" office:value="2516" calcext:value-type="float">
            <text:p>2516</text:p>
          </table:table-cell>
          <table:table-cell table:style-name="ce297" table:number-matrix-columns-spanned="1" table:number-matrix-rows-spanned="4" table:formula="of:=MMULT([.$B$73:.$C$76] ; [.C108:.C109]) + [.C107]" office:value-type="float" office:value="2513.35833333333" calcext:value-type="float">
            <text:p>2513.4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LN(GE_x3demo) ; [.N107:.N109]) + [.N106]" office:value-type="float" office:value="2373.33216250223" calcext:value-type="float">
            <text:p>2373.3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GE_x3demo ; [.W107:.W109]) + [.W106]" office:value-type="float" office:value="2342.86666666667" calcext:value-type="float">
            <text:p>2342.9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MMULT(LN(GE_x3demo) ; [.AF107:.AF109]) + [.AF106]" office:value-type="float" office:value="2373.33216250223" calcext:value-type="float">
            <text:p>2373.3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Q$69:.$Q$73]" office:value-type="float" office:value="2375" calcext:value-type="float">
            <text:p>2375</text:p>
          </table:table-cell>
          <table:table-cell table:style-name="ce297" table:number-matrix-columns-spanned="1" table:number-matrix-rows-spanned="4" table:formula="of:=EXP(MMULT(LN(GE_x3demo) ; [.AO107:.AO109]) + [.AO106])" office:value-type="float" office:value="2356.26722372665" calcext:value-type="float">
            <text:p>2356.3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97]" office:value-type="float" office:value="2" calcext:value-type="float">
            <text:p>2</text:p>
          </table:table-cell>
          <table:table-cell table:style-name="ce332" table:formula="of:=[.$G$99]" office:value-type="float" office:value="20564.3916666666" calcext:value-type="float">
            <text:p>20564.4</text:p>
          </table:table-cell>
          <table:table-cell table:style-name="ce332" table:formula="of:=[.$G$99] / [.$C$102]" office:value-type="float" office:value="10282.1958333333" calcext:value-type="float">
            <text:p>10282.2</text:p>
          </table:table-cell>
          <table:table-cell table:style-name="ce332" table:formula="of:=[.$G$98]" office:value-type="float" office:value="290.449912379358" calcext:value-type="float">
            <text:p>290.4</text:p>
          </table:table-cell>
          <table:table-cell table:style-name="ce363" table:formula="of:=LEGACY.FDIST([.$G$98] ; [.$C$102] ; [.$H$98])" office:value-type="float" office:value="0.00000000669251094773" calcext:value-type="float">
            <text:p>6.69E-09</text:p>
          </table:table-cell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7.73333333333" calcext:value-type="float">
            <text:p>2537.7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97]" office:value-type="float" office:value="3" calcext:value-type="float">
            <text:p>3</text:p>
          </table:table-cell>
          <table:table-cell table:style-name="ce332" table:formula="of:=[.Q99]" office:value-type="float" office:value="3728656.06944464" calcext:value-type="float">
            <text:p>3728656.1</text:p>
          </table:table-cell>
          <table:table-cell table:style-name="ce332" table:formula="of:=[.Q99] / [.N102]" office:value-type="float" office:value="1242885.35648155" calcext:value-type="float">
            <text:p>1242885.4</text:p>
          </table:table-cell>
          <table:table-cell table:style-name="ce332" table:formula="of:=[.Q98]" office:value-type="float" office:value="68425.1495377021" calcext:value-type="float">
            <text:p>68425.1</text:p>
          </table:table-cell>
          <table:table-cell table:style-name="ce363" table:formula="of:=LEGACY.FDIST([.Q98] ; [.N102] ; [.R98])" office:value-type="float" office:value="7.47292318510534E-076" calcext:value-type="float">
            <text:p>7.47E-76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13.38036619002" calcext:value-type="float">
            <text:p>2513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W97]" office:value-type="float" office:value="3" calcext:value-type="float">
            <text:p>3</text:p>
          </table:table-cell>
          <table:table-cell table:style-name="ce332" table:formula="of:=[.Z99]" office:value-type="float" office:value="3696826.16666667" calcext:value-type="float">
            <text:p>3696826.2</text:p>
          </table:table-cell>
          <table:table-cell table:style-name="ce332" table:formula="of:=[.Z99] / [.W102]" office:value-type="float" office:value="1232275.38888889" calcext:value-type="float">
            <text:p>1232275.4</text:p>
          </table:table-cell>
          <table:table-cell table:style-name="ce332" table:formula="of:=[.Z98]" office:value-type="float" office:value="1551.00106354059" calcext:value-type="float">
            <text:p>1551.0</text:p>
          </table:table-cell>
          <table:table-cell table:style-name="ce363" table:formula="of:=LEGACY.FDIST([.Z98] ; [.W102] ; [.AA98])" office:value-type="float" office:value="3.23417313766606E-042" calcext:value-type="float">
            <text:p>3.23E-42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00.4" calcext:value-type="float">
            <text:p>2500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F97]" office:value-type="float" office:value="3" calcext:value-type="float">
            <text:p>3</text:p>
          </table:table-cell>
          <table:table-cell table:style-name="ce332" table:formula="of:=[.AI99]" office:value-type="float" office:value="3728656.06944464" calcext:value-type="float">
            <text:p>3728656.1</text:p>
          </table:table-cell>
          <table:table-cell table:style-name="ce332" table:formula="of:=[.AI99] / [.AF102]" office:value-type="float" office:value="1242885.35648155" calcext:value-type="float">
            <text:p>1242885.4</text:p>
          </table:table-cell>
          <table:table-cell table:style-name="ce332" table:formula="of:=[.AI98]" office:value-type="float" office:value="68425.1495377021" calcext:value-type="float">
            <text:p>68425.1</text:p>
          </table:table-cell>
          <table:table-cell table:style-name="ce363" table:formula="of:=LEGACY.FDIST([.AI98] ; [.AF102] ; [.AJ98])" office:value-type="float" office:value="7.47292318510534E-076" calcext:value-type="float">
            <text:p>7.47E-76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13.38036619002" calcext:value-type="float">
            <text:p>2513.4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O97]" office:value-type="float" office:value="3" calcext:value-type="float">
            <text:p>3</text:p>
          </table:table-cell>
          <table:table-cell table:style-name="ce520" table:formula="of:=[.AR99]" office:value-type="float" office:value="0.724973439093514" calcext:value-type="float">
            <text:p>0.725</text:p>
          </table:table-cell>
          <table:table-cell table:style-name="ce520" table:formula="of:=[.AR99] / [.AO102]" office:value-type="float" office:value="0.241657813031171" calcext:value-type="float">
            <text:p>0.242</text:p>
          </table:table-cell>
          <table:table-cell table:style-name="ce332" table:formula="of:=[.AR98]" office:value-type="float" office:value="3881.89114951509" calcext:value-type="float">
            <text:p>3881.9</text:p>
          </table:table-cell>
          <table:table-cell table:style-name="ce363" table:formula="of:=LEGACY.FDIST([.AR98] ; [.AO102] ; [.AS98])" office:value-type="float" office:value="2.45373342444475E-050" calcext:value-type="float">
            <text:p>2.45E-50</text:p>
          </table:table-cell>
          <table:table-cell table:style-name="ce289" office:value-type="float" office:value="2516" calcext:value-type="float">
            <text:p>2516</text:p>
          </table:table-cell>
          <table:table-cell table:style-name="ce298" office:value-type="float" office:value="2506.58369296125" calcext:value-type="float">
            <text:p>2506.6</text:p>
          </table:table-cell>
          <table:table-cell table:number-columns-repeated="976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98]" office:value-type="float" office:value="9" calcext:value-type="float">
            <text:p>9</text:p>
          </table:table-cell>
          <table:table-cell table:style-name="ce333" table:formula="of:=[.$H$99]" office:value-type="float" office:value="318.608333333334" calcext:value-type="float">
            <text:p>318.6</text:p>
          </table:table-cell>
          <table:table-cell table:style-name="ce333" table:formula="of:=[.$H$99] / [.$H$98]" office:value-type="float" office:value="35.400925925926" calcext:value-type="float">
            <text:p>35.4</text:p>
          </table:table-cell>
          <table:table-cell table:style-name="ce333"/>
          <table:table-cell table:style-name="ce364"/>
          <table:table-cell table:style-name="ce289" office:value-type="float" office:value="2559" calcext:value-type="float">
            <text:p>2559</text:p>
          </table:table-cell>
          <table:table-cell table:style-name="ce298" office:value-type="float" office:value="2562.10833333333" calcext:value-type="float">
            <text:p>2562.1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98]" office:value-type="float" office:value="41" calcext:value-type="float">
            <text:p>41</text:p>
          </table:table-cell>
          <table:table-cell table:style-name="ce333" table:formula="of:=[.R99]" office:value-type="float" office:value="744.730555359116" calcext:value-type="float">
            <text:p>744.7</text:p>
          </table:table-cell>
          <table:table-cell table:style-name="ce333" table:formula="of:=[.R99] / [.R98]" office:value-type="float" office:value="18.1641598868077" calcext:value-type="float">
            <text:p>18.2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5.95063486762" calcext:value-type="float">
            <text:p>2536.0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A98]" office:value-type="float" office:value="41" calcext:value-type="float">
            <text:p>41</text:p>
          </table:table-cell>
          <table:table-cell table:style-name="ce333" table:formula="of:=[.AA99]" office:value-type="float" office:value="32574.6333333332" calcext:value-type="float">
            <text:p>32574.6</text:p>
          </table:table-cell>
          <table:table-cell table:style-name="ce333" table:formula="of:=[.AA99] / [.AA98]" office:value-type="float" office:value="794.503252032518" calcext:value-type="float">
            <text:p>794.5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22.33333333333" calcext:value-type="float">
            <text:p>2522.3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J98]" office:value-type="float" office:value="41" calcext:value-type="float">
            <text:p>41</text:p>
          </table:table-cell>
          <table:table-cell table:style-name="ce333" table:formula="of:=[.AJ99]" office:value-type="float" office:value="744.730555359116" calcext:value-type="float">
            <text:p>744.7</text:p>
          </table:table-cell>
          <table:table-cell table:style-name="ce333" table:formula="of:=[.AJ99] / [.AJ98]" office:value-type="float" office:value="18.1641598868077" calcext:value-type="float">
            <text:p>18.2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5.95063486762" calcext:value-type="float">
            <text:p>2536.0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S98]" office:value-type="float" office:value="41" calcext:value-type="float">
            <text:p>41</text:p>
          </table:table-cell>
          <table:table-cell table:style-name="ce521" table:formula="of:=[.AS99]" office:value-type="float" office:value="0.00255235655835319" calcext:value-type="float">
            <text:p>0.0026</text:p>
          </table:table-cell>
          <table:table-cell table:style-name="ce521" table:formula="of:=[.AS99] / [.AS98]" office:value-type="float" office:value="0.0000622525989842241" calcext:value-type="float">
            <text:p>0.0001</text:p>
          </table:table-cell>
          <table:table-cell table:style-name="ce333"/>
          <table:table-cell table:style-name="ce364"/>
          <table:table-cell table:style-name="ce289" office:value-type="float" office:value="2537" calcext:value-type="float">
            <text:p>2537</text:p>
          </table:table-cell>
          <table:table-cell table:style-name="ce298" office:value-type="float" office:value="2531.55991076071" calcext:value-type="float">
            <text:p>2531.6</text:p>
          </table:table-cell>
          <table:table-cell table:number-columns-repeated="976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02] + [.$H$98]" office:value-type="float" office:value="11" calcext:value-type="float">
            <text:p>11</text:p>
          </table:table-cell>
          <table:table-cell table:style-name="ce334" table:formula="of:=[.$G$99] + [.$H$99]" office:value-type="float" office:value="20883" calcext:value-type="float">
            <text:p>20883.0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0" calcext:value-type="float">
            <text:p>2550</text:p>
          </table:table-cell>
          <table:table-cell table:style-name="ce299" office:value-type="float" office:value="2545.825" calcext:value-type="float">
            <text:p>2545.8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02] + [.R98]" office:value-type="float" office:value="44" calcext:value-type="float">
            <text:p>44</text:p>
          </table:table-cell>
          <table:table-cell table:style-name="ce334" table:formula="of:=[.Q99] + [.R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7.23045021161" calcext:value-type="float">
            <text:p>2557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W102] + [.AA98]" office:value-type="float" office:value="44" calcext:value-type="float">
            <text:p>44</text:p>
          </table:table-cell>
          <table:table-cell table:style-name="ce334" table:formula="of:=[.Z99] + [.AA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44.26666666667" calcext:value-type="float">
            <text:p>2544.3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F102] + [.AJ98]" office:value-type="float" office:value="44" calcext:value-type="float">
            <text:p>44</text:p>
          </table:table-cell>
          <table:table-cell table:style-name="ce334" table:formula="of:=[.AI99] + [.AJ99]" office:value-type="float" office:value="3729400.8" calcext:value-type="float">
            <text:p>3729400.8</text:p>
          </table:table-cell>
          <table:table-cell table:style-name="ce334" table:number-columns-repeated="2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7.23045021161" calcext:value-type="float">
            <text:p>2557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O102] + [.AS98]" office:value-type="float" office:value="44" calcext:value-type="float">
            <text:p>44</text:p>
          </table:table-cell>
          <table:table-cell table:style-name="ce522" table:formula="of:=[.AR99] + [.AS99]" office:value-type="float" office:value="0.727525795651867" calcext:value-type="float">
            <text:p>0.728</text:p>
          </table:table-cell>
          <table:table-cell table:style-name="ce522"/>
          <table:table-cell table:style-name="ce334"/>
          <table:table-cell table:style-name="ce379"/>
          <table:table-cell table:style-name="ce290" office:value-type="float" office:value="2559" calcext:value-type="float">
            <text:p>2559</text:p>
          </table:table-cell>
          <table:table-cell table:style-name="ce299" office:value-type="float" office:value="2555.33600445333" calcext:value-type="float">
            <text:p>2555.3</text:p>
          </table:table-cell>
          <table:table-cell table:number-columns-repeated="976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76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95:.T95]; 1 ; 1+ROW([.M109])-ROW())" office:value-type="float" office:value="-13990.0631345074" calcext:value-type="float">
            <text:p>-13990</text:p>
          </table:table-cell>
          <table:table-cell table:style-name="ce248" table:number-matrix-columns-spanned="1" table:number-matrix-rows-spanned="4" table:formula="of:=INDEX([.Q96:.T96]; 1 ; 1+ROW([.M109])-ROW())" office:value-type="float" office:value="100.987139079381" calcext:value-type="float">
            <text:p>101</text:p>
          </table:table-cell>
          <table:table-cell table:style-name="ce161" table:number-matrix-columns-spanned="1" table:number-matrix-rows-spanned="4" table:formula="of:=[.N106:.N109] / [.O106:.O109]" office:value-type="float" office:value="-138.533116811148" calcext:value-type="float">
            <text:p>-138.5</text:p>
          </table:table-cell>
          <table:table-cell table:style-name="ce168" table:number-matrix-columns-spanned="1" table:number-matrix-rows-spanned="4" table:formula="of:=LEGACY.TDIST(ABS([.P106:.P109]) ; [.R98] ; 2 )" office:value-type="float" office:value="2.15136172547075E-056" calcext:value-type="float">
            <text:p>2.2E-56</text:p>
          </table:table-cell>
          <table:table-cell table:style-name="ce119" table:number-matrix-columns-spanned="1" table:number-matrix-rows-spanned="4" table:formula="of:=[.N106:.N109] - [.O106:.O109] * TINV(1 - [.P96] ; [.R98])" office:value-type="float" office:value="-14194.0107993659" calcext:value-type="float">
            <text:p>-14194</text:p>
          </table:table-cell>
          <table:table-cell table:style-name="ce119" table:number-matrix-columns-spanned="1" table:number-matrix-rows-spanned="4" table:formula="of:=[.N106:.N109] + [.O106:.O109] * TINV(1 - [.P96] ; [.R98])" office:value-type="float" office:value="-13786.115469649" calcext:value-type="float">
            <text:p>-13786</text:p>
          </table:table-cell>
          <table:table-cell table:style-name="ce215" table:number-matrix-columns-spanned="1" table:number-matrix-rows-spanned="4" table:formula="of:=[.O106:.O109] * [.P97]" office:value-type="float" office:value="203.94766485847" calcext:value-type="float">
            <text:p>204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Z95:.AC95]; 1 ; 1+ROW([.V109])-ROW())" office:value-type="float" office:value="310.3" calcext:value-type="float">
            <text:p>310</text:p>
          </table:table-cell>
          <table:table-cell table:style-name="ce248" table:number-matrix-columns-spanned="1" table:number-matrix-rows-spanned="4" table:formula="of:=INDEX([.Z96:.AC96]; 1 ; 1+ROW([.V109])-ROW())" office:value-type="float" office:value="96.9619606635413" calcext:value-type="float">
            <text:p>97</text:p>
          </table:table-cell>
          <table:table-cell table:style-name="ce161" table:number-matrix-columns-spanned="1" table:number-matrix-rows-spanned="4" table:formula="of:=[.W106:.W109] / [.X106:.X109]" office:value-type="float" office:value="3.20022406597927" calcext:value-type="float">
            <text:p>3.2</text:p>
          </table:table-cell>
          <table:table-cell table:style-name="ce168" table:number-matrix-columns-spanned="1" table:number-matrix-rows-spanned="4" table:formula="of:=LEGACY.TDIST(ABS([.Y106:.Y109]) ; [.AA98] ; 2 )" office:value-type="float" office:value="0.00265105243887201" calcext:value-type="float">
            <text:p>2.7E-03</text:p>
          </table:table-cell>
          <table:table-cell table:style-name="ce119" table:number-matrix-columns-spanned="1" table:number-matrix-rows-spanned="4" table:formula="of:=[.W106:.W109] - [.X106:.X109] * TINV(1 - [.Y96] ; [.AA98])" office:value-type="float" office:value="114.481347865654" calcext:value-type="float">
            <text:p>114</text:p>
          </table:table-cell>
          <table:table-cell table:style-name="ce119" table:number-matrix-columns-spanned="1" table:number-matrix-rows-spanned="4" table:formula="of:=[.W106:.W109] + [.X106:.X109] * TINV(1 - [.Y96] ; [.AA98])" office:value-type="float" office:value="506.118652134347" calcext:value-type="float">
            <text:p>506</text:p>
          </table:table-cell>
          <table:table-cell table:style-name="ce215" table:number-matrix-columns-spanned="1" table:number-matrix-rows-spanned="4" table:formula="of:=[.X106:.X109] * [.Y97]" office:value-type="float" office:value="195.818652134347" calcext:value-type="float">
            <text:p>196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AI95:.AL95]; 1 ; 1+ROW([.AE109])-ROW())" office:value-type="float" office:value="-13990.0631345074" calcext:value-type="float">
            <text:p>-13990</text:p>
          </table:table-cell>
          <table:table-cell table:style-name="ce248" table:number-matrix-columns-spanned="1" table:number-matrix-rows-spanned="4" table:formula="of:=INDEX([.AI96:.AL96]; 1 ; 1+ROW([.AE109])-ROW())" office:value-type="float" office:value="100.987139079381" calcext:value-type="float">
            <text:p>101</text:p>
          </table:table-cell>
          <table:table-cell table:style-name="ce161" table:number-matrix-columns-spanned="1" table:number-matrix-rows-spanned="4" table:formula="of:=[.AF106:.AF109] / [.AG106:.AG109]" office:value-type="float" office:value="-138.533116811148" calcext:value-type="float">
            <text:p>-138.5</text:p>
          </table:table-cell>
          <table:table-cell table:style-name="ce168" table:number-matrix-columns-spanned="1" table:number-matrix-rows-spanned="4" table:formula="of:=LEGACY.TDIST(ABS([.AH106:.AH109]) ; [.AJ98] ; 2 )" office:value-type="float" office:value="2.15136172547075E-056" calcext:value-type="float">
            <text:p>2.2E-56</text:p>
          </table:table-cell>
          <table:table-cell table:style-name="ce119" table:number-matrix-columns-spanned="1" table:number-matrix-rows-spanned="4" table:formula="of:=[.AF106:.AF109] - [.AG106:.AG109] * TINV(1 - [.AH96] ; [.AJ98])" office:value-type="float" office:value="-14194.0107993659" calcext:value-type="float">
            <text:p>-14194</text:p>
          </table:table-cell>
          <table:table-cell table:style-name="ce119" table:number-matrix-columns-spanned="1" table:number-matrix-rows-spanned="4" table:formula="of:=[.AF106:.AF109] + [.AG106:.AG109] * TINV(1 - [.AH96] ; [.AJ98])" office:value-type="float" office:value="-13786.115469649" calcext:value-type="float">
            <text:p>-13786</text:p>
          </table:table-cell>
          <table:table-cell table:style-name="ce215" table:number-matrix-columns-spanned="1" table:number-matrix-rows-spanned="4" table:formula="of:=[.AG106:.AG109] * [.AH97]" office:value-type="float" office:value="203.94766485847" calcext:value-type="float">
            <text:p>204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AR95:.AU95]; 1 ; 1+ROW([.AN109])-ROW())" office:value-type="float" office:value="0.567973717564588" calcext:value-type="float">
            <text:p>0.57</text:p>
          </table:table-cell>
          <table:table-cell table:style-name="ce376" table:number-matrix-columns-spanned="1" table:number-matrix-rows-spanned="4" table:formula="of:=INDEX([.AR96:.AU96]; 1 ; 1+ROW([.AN109])-ROW())" office:value-type="float" office:value="0.186955030195892" calcext:value-type="float">
            <text:p>0.19</text:p>
          </table:table-cell>
          <table:table-cell table:style-name="ce161" table:number-matrix-columns-spanned="1" table:number-matrix-rows-spanned="4" table:formula="of:=[.AO106:.AO109] / [.AP106:.AP109]" office:value-type="float" office:value="3.03802319183101" calcext:value-type="float">
            <text:p>3.0</text:p>
          </table:table-cell>
          <table:table-cell table:style-name="ce168" table:number-matrix-columns-spanned="1" table:number-matrix-rows-spanned="4" table:formula="of:=LEGACY.TDIST(ABS([.AQ106:.AQ109]) ; [.AS98] ; 2 )" office:value-type="float" office:value="0.00413139356877269" calcext:value-type="float">
            <text:p>4.1E-03</text:p>
          </table:table-cell>
          <table:table-cell table:style-name="ce377" table:number-matrix-columns-spanned="1" table:number-matrix-rows-spanned="4" table:formula="of:=[.AO106:.AO109] - [.AP106:.AP109] * TINV(1 - [.AQ96] ; [.AS98])" office:value-type="float" office:value="0.190410374453879" calcext:value-type="float">
            <text:p>0.19</text:p>
          </table:table-cell>
          <table:table-cell table:style-name="ce377" table:number-matrix-columns-spanned="1" table:number-matrix-rows-spanned="4" table:formula="of:=[.AO106:.AO109] + [.AP106:.AP109] * TINV(1 - [.AQ96] ; [.AS98])" office:value-type="float" office:value="0.945537060675296" calcext:value-type="float">
            <text:p>0.95</text:p>
          </table:table-cell>
          <table:table-cell table:style-name="ce378" table:number-matrix-columns-spanned="1" table:number-matrix-rows-spanned="4" table:formula="of:=[.AP106:.AP109] * [.AQ97]" office:value-type="float" office:value="0.377563343110709" calcext:value-type="float">
            <text:p>0.3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95:.I95]; 1 ; 3+ROW([.B107])-ROW())" office:value-type="float" office:value="1896.09166666667" calcext:value-type="float">
            <text:p>1896</text:p>
          </table:table-cell>
          <table:table-cell table:style-name="ce248" table:number-matrix-columns-spanned="1" table:number-matrix-rows-spanned="3" table:formula="of:=INDEX([.G96:.I96]; 1 ; 3+ROW([.B107])-ROW())" office:value-type="float" office:value="37.1688193821012" calcext:value-type="float">
            <text:p>37</text:p>
          </table:table-cell>
          <table:table-cell table:style-name="ce161" table:number-matrix-columns-spanned="1" table:number-matrix-rows-spanned="3" table:formula="of:=[.C107:.C109] / [.D107:.D109]" office:value-type="float" office:value="51.0129645812678" calcext:value-type="float">
            <text:p>51.0</text:p>
          </table:table-cell>
          <table:table-cell table:style-name="ce168" table:number-matrix-columns-spanned="1" table:number-matrix-rows-spanned="3" table:formula="of:=LEGACY.TDIST(ABS([.E107:.E109]) ; [.H98] ; 2 )" office:value-type="float" office:value="0.00000000000214591113" calcext:value-type="float">
            <text:p>2.1E-12</text:p>
          </table:table-cell>
          <table:table-cell table:style-name="ce119" table:number-matrix-columns-spanned="1" table:number-matrix-rows-spanned="3" table:formula="of:=[.C107:.C109] - [.D107:.D109] * TINV(1 - [.E96] ; [.H98])" office:value-type="float" office:value="1812.00995566869" calcext:value-type="float">
            <text:p>1812</text:p>
          </table:table-cell>
          <table:table-cell table:style-name="ce119" table:number-matrix-columns-spanned="1" table:number-matrix-rows-spanned="3" table:formula="of:=[.C107:.C109] + [.D107:.D109] * TINV(1 - [.E96] ; [.H98])" office:value-type="float" office:value="1980.17337766464" calcext:value-type="float">
            <text:p>1980</text:p>
          </table:table-cell>
          <table:table-cell table:style-name="ce302" table:number-matrix-columns-spanned="1" table:number-matrix-rows-spanned="3" table:formula="of:=[.D107:.D109] * [.E97]" office:value-type="float" office:value="84.081710997973" calcext:value-type="float">
            <text:p>84</text:p>
          </table:table-cell>
          <table:table-cell table:number-columns-repeated="3"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372.295413997628" calcext:value-type="float">
            <text:p>372.3</text:p>
          </table:table-cell>
          <table:table-cell table:style-name="ce367" office:value-type="float" office:value="13.2108756636561" calcext:value-type="float">
            <text:p>13.2</text:p>
          </table:table-cell>
          <table:table-cell table:style-name="ce8" office:value-type="float" office:value="28.1809793291624" calcext:value-type="float">
            <text:p>28.2</text:p>
          </table:table-cell>
          <table:table-cell table:style-name="ce169" office:value-type="float" office:value="1.85789250075927E-028" calcext:value-type="float">
            <text:p>1.9E-28</text:p>
          </table:table-cell>
          <table:table-cell table:style-name="ce8" office:value-type="float" office:value="345.615509339468" calcext:value-type="float">
            <text:p>345.6</text:p>
          </table:table-cell>
          <table:table-cell table:style-name="ce369" office:value-type="float" office:value="398.975318655788" calcext:value-type="float">
            <text:p>399.0</text:p>
          </table:table-cell>
          <table:table-cell table:style-name="ce370" office:value-type="float" office:value="26.6799046581604" calcext:value-type="float">
            <text:p>26.7</text:p>
          </table:table-cell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38666666666666" calcext:value-type="float">
            <text:p>0.44</text:p>
          </table:table-cell>
          <table:table-cell table:style-name="ce96" office:value-type="float" office:value="0.102924130765175" calcext:value-type="float">
            <text:p>0.10</text:p>
          </table:table-cell>
          <table:table-cell table:style-name="ce8" office:value-type="float" office:value="4.26203907096868" calcext:value-type="float">
            <text:p>4.3</text:p>
          </table:table-cell>
          <table:table-cell table:style-name="ce169" office:value-type="float" office:value="0.000115767233638717" calcext:value-type="float">
            <text:p>1.2E-04</text:p>
          </table:table-cell>
          <table:table-cell table:style-name="ce40" office:value-type="float" office:value="0.230807167739329" calcext:value-type="float">
            <text:p>0.23</text:p>
          </table:table-cell>
          <table:table-cell table:style-name="ce125" office:value-type="float" office:value="0.646526165594003" calcext:value-type="float">
            <text:p>0.65</text:p>
          </table:table-cell>
          <table:table-cell table:style-name="ce62" office:value-type="float" office:value="0.207859498927337" calcext:value-type="float">
            <text:p>0.21</text:p>
          </table:table-cell>
          <table:table-cell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372.295413997628" calcext:value-type="float">
            <text:p>372.3</text:p>
          </table:table-cell>
          <table:table-cell table:style-name="ce367" office:value-type="float" office:value="13.2108756636561" calcext:value-type="float">
            <text:p>13.2</text:p>
          </table:table-cell>
          <table:table-cell table:style-name="ce8" office:value-type="float" office:value="28.1809793291624" calcext:value-type="float">
            <text:p>28.2</text:p>
          </table:table-cell>
          <table:table-cell table:style-name="ce169" office:value-type="float" office:value="1.85789250075927E-028" calcext:value-type="float">
            <text:p>1.9E-28</text:p>
          </table:table-cell>
          <table:table-cell table:style-name="ce8" office:value-type="float" office:value="345.615509339468" calcext:value-type="float">
            <text:p>345.6</text:p>
          </table:table-cell>
          <table:table-cell table:style-name="ce369" office:value-type="float" office:value="398.975318655788" calcext:value-type="float">
            <text:p>399.0</text:p>
          </table:table-cell>
          <table:table-cell table:style-name="ce370" office:value-type="float" office:value="26.6799046581604" calcext:value-type="float">
            <text:p>26.7</text:p>
          </table:table-cell>
          <table:table-cell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15" office:value-type="float" office:value="0.16354626929599" calcext:value-type="float">
            <text:p>0.164</text:p>
          </table:table-cell>
          <table:table-cell table:style-name="ce51" office:value-type="float" office:value="0.0244569722553641" calcext:value-type="float">
            <text:p>0.024</text:p>
          </table:table-cell>
          <table:table-cell table:style-name="ce8" office:value-type="float" office:value="6.68710204960548" calcext:value-type="float">
            <text:p>6.7</text:p>
          </table:table-cell>
          <table:table-cell table:style-name="ce169" office:value-type="float" office:value="0.00000004565894491335" calcext:value-type="float">
            <text:p>4.6E-08</text:p>
          </table:table-cell>
          <table:table-cell table:style-name="ce11" office:value-type="float" office:value="0.114154411813334" calcext:value-type="float">
            <text:p>0.114</text:p>
          </table:table-cell>
          <table:table-cell table:style-name="ce124" office:value-type="float" office:value="0.212938126778646" calcext:value-type="float">
            <text:p>0.213</text:p>
          </table:table-cell>
          <table:table-cell table:style-name="ce20" office:value-type="float" office:value="0.0493918574826559" calcext:value-type="float">
            <text:p>0.049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875" calcext:value-type="float">
            <text:p>0.49</text:p>
          </table:table-cell>
          <table:table-cell table:style-name="ce96" office:value-type="float" office:value="0.0420719181437725" calcext:value-type="float">
            <text:p>0.04</text:p>
          </table:table-cell>
          <table:table-cell table:style-name="ce8" office:value-type="float" office:value="11.5873014948846" calcext:value-type="float">
            <text:p>11.6</text:p>
          </table:table-cell>
          <table:table-cell table:style-name="ce169" office:value-type="float" office:value="0.00000103682885697284" calcext:value-type="float">
            <text:p>1.0E-06</text:p>
          </table:table-cell>
          <table:table-cell table:style-name="ce40" office:value-type="float" office:value="0.392326709018405" calcext:value-type="float">
            <text:p>0.39</text:p>
          </table:table-cell>
          <table:table-cell table:style-name="ce125" office:value-type="float" office:value="0.582673290981595" calcext:value-type="float">
            <text:p>0.58</text:p>
          </table:table-cell>
          <table:table-cell table:style-name="ce303" office:value-type="float" office:value="0.0951732909815948" calcext:value-type="float">
            <text:p>0.10</text:p>
          </table:table-cell>
          <table:table-cell table:number-columns-repeated="3"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226.070052316286" calcext:value-type="float">
            <text:p>226.1</text:p>
          </table:table-cell>
          <table:table-cell table:style-name="ce367" office:value-type="float" office:value="5.40496276932667" calcext:value-type="float">
            <text:p>5.4</text:p>
          </table:table-cell>
          <table:table-cell table:style-name="ce8" office:value-type="float" office:value="41.826384743895" calcext:value-type="float">
            <text:p>41.8</text:p>
          </table:table-cell>
          <table:table-cell table:style-name="ce169" office:value-type="float" office:value="2.97889927217543E-035" calcext:value-type="float">
            <text:p>3.0E-35</text:p>
          </table:table-cell>
          <table:table-cell table:style-name="ce8" office:value-type="float" office:value="215.15450855992" calcext:value-type="float">
            <text:p>215.2</text:p>
          </table:table-cell>
          <table:table-cell table:style-name="ce369" office:value-type="float" office:value="236.985596072651" calcext:value-type="float">
            <text:p>237.0</text:p>
          </table:table-cell>
          <table:table-cell table:style-name="ce370" office:value-type="float" office:value="10.9155437563655" calcext:value-type="float">
            <text:p>10.9</text:p>
          </table:table-cell>
          <table:table-cell/>
          <table:table-cell table:style-name="ce220" table:formula="of:=[.$C$30]" office:value-type="string" office:string-value="T1_WML" calcext:value-type="string">
            <text:p>T1_WML</text:p>
          </table:table-cell>
          <table:table-cell table:style-name="ce315" office:value-type="float" office:value="0.162833333333333" calcext:value-type="float">
            <text:p>0.163</text:p>
          </table:table-cell>
          <table:table-cell table:style-name="ce51" office:value-type="float" office:value="0.0257310326912938" calcext:value-type="float">
            <text:p>0.026</text:p>
          </table:table-cell>
          <table:table-cell table:style-name="ce8" office:value-type="float" office:value="6.32828597619513" calcext:value-type="float">
            <text:p>6.3</text:p>
          </table:table-cell>
          <table:table-cell table:style-name="ce169" office:value-type="float" office:value="0.00000014760831340452" calcext:value-type="float">
            <text:p>1.5E-07</text:p>
          </table:table-cell>
          <table:table-cell table:style-name="ce11" office:value-type="float" office:value="0.110868458601499" calcext:value-type="float">
            <text:p>0.111</text:p>
          </table:table-cell>
          <table:table-cell table:style-name="ce124" office:value-type="float" office:value="0.214798208065167" calcext:value-type="float">
            <text:p>0.215</text:p>
          </table:table-cell>
          <table:table-cell table:style-name="ce20" office:value-type="float" office:value="0.0519648747318343" calcext:value-type="float">
            <text:p>0.052</text:p>
          </table:table-cell>
          <table:table-cell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226.070052316286" calcext:value-type="float">
            <text:p>226.1</text:p>
          </table:table-cell>
          <table:table-cell table:style-name="ce367" office:value-type="float" office:value="5.40496276932667" calcext:value-type="float">
            <text:p>5.4</text:p>
          </table:table-cell>
          <table:table-cell table:style-name="ce8" office:value-type="float" office:value="41.826384743895" calcext:value-type="float">
            <text:p>41.8</text:p>
          </table:table-cell>
          <table:table-cell table:style-name="ce169" office:value-type="float" office:value="2.97889927217543E-035" calcext:value-type="float">
            <text:p>3.0E-35</text:p>
          </table:table-cell>
          <table:table-cell table:style-name="ce8" office:value-type="float" office:value="215.15450855992" calcext:value-type="float">
            <text:p>215.2</text:p>
          </table:table-cell>
          <table:table-cell table:style-name="ce369" office:value-type="float" office:value="236.985596072651" calcext:value-type="float">
            <text:p>237.0</text:p>
          </table:table-cell>
          <table:table-cell table:style-name="ce370" office:value-type="float" office:value="10.9155437563655" calcext:value-type="float">
            <text:p>10.9</text:p>
          </table:table-cell>
          <table:table-cell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15" office:value-type="float" office:value="0.0975625481831833" calcext:value-type="float">
            <text:p>0.098</text:p>
          </table:table-cell>
          <table:table-cell table:style-name="ce51" office:value-type="float" office:value="0.0100060758920287" calcext:value-type="float">
            <text:p>0.010</text:p>
          </table:table-cell>
          <table:table-cell table:style-name="ce8" office:value-type="float" office:value="9.75033062270753" calcext:value-type="float">
            <text:p>9.8</text:p>
          </table:table-cell>
          <table:table-cell table:style-name="ce169" office:value-type="float" office:value="0.00000000000306558086" calcext:value-type="float">
            <text:p>3.1E-12</text:p>
          </table:table-cell>
          <table:table-cell table:style-name="ce11" office:value-type="float" office:value="0.0773548679658856" calcext:value-type="float">
            <text:p>0.077</text:p>
          </table:table-cell>
          <table:table-cell table:style-name="ce124" office:value-type="float" office:value="0.117770228400481" calcext:value-type="float">
            <text:p>0.118</text:p>
          </table:table-cell>
          <table:table-cell table:style-name="ce20" office:value-type="float" office:value="0.0202076802172978" calcext:value-type="float">
            <text:p>0.020</text:p>
          </table:table-cell>
          <table:table-cell table:number-columns-repeated="976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162333333333333" calcext:value-type="float">
            <text:p>0.16</text:p>
          </table:table-cell>
          <table:table-cell table:style-name="ce97" office:value-type="float" office:value="0.00768124620161837" calcext:value-type="float">
            <text:p>0.01</text:p>
          </table:table-cell>
          <table:table-cell table:style-name="ce162" office:value-type="float" office:value="21.1337234964726" calcext:value-type="float">
            <text:p>21.1</text:p>
          </table:table-cell>
          <table:table-cell table:style-name="ce170" office:value-type="float" office:value="0.00000000558003166829" calcext:value-type="float">
            <text:p>5.6E-09</text:p>
          </table:table-cell>
          <table:table-cell table:style-name="ce41" office:value-type="float" office:value="0.144957147219126" calcext:value-type="float">
            <text:p>0.14</text:p>
          </table:table-cell>
          <table:table-cell table:style-name="ce41" office:value-type="float" office:value="0.179709519447541" calcext:value-type="float">
            <text:p>0.18</text:p>
          </table:table-cell>
          <table:table-cell table:style-name="ce304" office:value-type="float" office:value="0.0173761861142075" calcext:value-type="float">
            <text:p>0.02</text:p>
          </table:table-cell>
          <table:table-cell table:number-columns-repeated="3"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1377.19141615247" calcext:value-type="float">
            <text:p>1377.2</text:p>
          </table:table-cell>
          <table:table-cell table:style-name="ce368" office:value-type="float" office:value="3.05867498967648" calcext:value-type="float">
            <text:p>3.1</text:p>
          </table:table-cell>
          <table:table-cell table:style-name="ce162" office:value-type="float" office:value="450.25752026636" calcext:value-type="float">
            <text:p>450.3</text:p>
          </table:table-cell>
          <table:table-cell table:style-name="ce170" office:value-type="float" office:value="2.29779277458213E-077" calcext:value-type="float">
            <text:p>2.3E-77</text:p>
          </table:table-cell>
          <table:table-cell table:style-name="ce162" office:value-type="float" office:value="1371.01429669555" calcext:value-type="float">
            <text:p>1371.0</text:p>
          </table:table-cell>
          <table:table-cell table:style-name="ce162" office:value-type="float" office:value="1383.36853560938" calcext:value-type="float">
            <text:p>1383.4</text:p>
          </table:table-cell>
          <table:table-cell table:style-name="ce371" office:value-type="float" office:value="6.177119456916" calcext:value-type="float">
            <text:p>6.2</text:p>
          </table:table-cell>
          <table:table-cell/>
          <table:table-cell table:style-name="ce221" table:formula="of:=[.$D$30]" office:value-type="string" office:string-value="TR" calcext:value-type="string">
            <text:p>TR</text:p>
          </table:table-cell>
          <table:table-cell table:style-name="ce316" office:value-type="float" office:value="0.2014" calcext:value-type="float">
            <text:p>0.201</text:p>
          </table:table-cell>
          <table:table-cell table:style-name="ce52" office:value-type="float" office:value="0.00297116373016911" calcext:value-type="float">
            <text:p>0.003</text:p>
          </table:table-cell>
          <table:table-cell table:style-name="ce162" office:value-type="float" office:value="67.784887771411" calcext:value-type="float">
            <text:p>67.8</text:p>
          </table:table-cell>
          <table:table-cell table:style-name="ce170" office:value-type="float" office:value="1.00292713647958E-043" calcext:value-type="float">
            <text:p>1.0E-43</text:p>
          </table:table-cell>
          <table:table-cell table:style-name="ce37" office:value-type="float" office:value="0.195399613117034" calcext:value-type="float">
            <text:p>0.195</text:p>
          </table:table-cell>
          <table:table-cell table:style-name="ce37" office:value-type="float" office:value="0.207400386882966" calcext:value-type="float">
            <text:p>0.207</text:p>
          </table:table-cell>
          <table:table-cell table:style-name="ce22" office:value-type="float" office:value="0.00600038688296594" calcext:value-type="float">
            <text:p>0.006</text:p>
          </table:table-cell>
          <table:table-cell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1377.19141615247" calcext:value-type="float">
            <text:p>1377.2</text:p>
          </table:table-cell>
          <table:table-cell table:style-name="ce368" office:value-type="float" office:value="3.05867498967648" calcext:value-type="float">
            <text:p>3.1</text:p>
          </table:table-cell>
          <table:table-cell table:style-name="ce162" office:value-type="float" office:value="450.25752026636" calcext:value-type="float">
            <text:p>450.3</text:p>
          </table:table-cell>
          <table:table-cell table:style-name="ce170" office:value-type="float" office:value="2.29779277458213E-077" calcext:value-type="float">
            <text:p>2.3E-77</text:p>
          </table:table-cell>
          <table:table-cell table:style-name="ce162" office:value-type="float" office:value="1371.01429669555" calcext:value-type="float">
            <text:p>1371.0</text:p>
          </table:table-cell>
          <table:table-cell table:style-name="ce162" office:value-type="float" office:value="1383.36853560938" calcext:value-type="float">
            <text:p>1383.4</text:p>
          </table:table-cell>
          <table:table-cell table:style-name="ce371" office:value-type="float" office:value="6.177119456916" calcext:value-type="float">
            <text:p>6.2</text:p>
          </table:table-cell>
          <table:table-cell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16" office:value-type="float" office:value="0.607385574399347" calcext:value-type="float">
            <text:p>0.607</text:p>
          </table:table-cell>
          <table:table-cell table:style-name="ce52" office:value-type="float" office:value="0.00566245048891719" calcext:value-type="float">
            <text:p>0.006</text:p>
          </table:table-cell>
          <table:table-cell table:style-name="ce162" office:value-type="float" office:value="107.265498495422" calcext:value-type="float">
            <text:p>107.3</text:p>
          </table:table-cell>
          <table:table-cell table:style-name="ce170" office:value-type="float" office:value="7.5019616908188E-052" calcext:value-type="float">
            <text:p>7.5E-52</text:p>
          </table:table-cell>
          <table:table-cell table:style-name="ce37" office:value-type="float" office:value="0.595950023643883" calcext:value-type="float">
            <text:p>0.596</text:p>
          </table:table-cell>
          <table:table-cell table:style-name="ce37" office:value-type="float" office:value="0.618821125154811" calcext:value-type="float">
            <text:p>0.619</text:p>
          </table:table-cell>
          <table:table-cell table:style-name="ce22" office:value-type="float" office:value="0.0114355507554641" calcext:value-type="float">
            <text:p>0.011</text:p>
          </table:table-cell>
          <table:table-cell table:number-columns-repeated="976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014"/>
        </table:table-row>
        <table:table-row table:style-name="ro3">
          <table:table-cell/>
          <table:table-cell table:style-name="ce222" table:formula="of:=[.$E93] &amp;&quot; [ms] =&quot;" office:value-type="string" office:string-value="TI1 [ms] =" calcext:value-type="string">
            <text:p>TI1 [ms] =</text:p>
          </table:table-cell>
          <table:table-cell table:style-name="ce238" table:formula="of:=[.$C108]" office:value-type="float" office:value="0.4875" calcext:value-type="float">
            <text:p>0.49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09]" office:value-type="float" office:value="0.162333333333333" calcext:value-type="float">
            <text:p>0.16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07]" office:value-type="float" office:value="1896.09166666667" calcext:value-type="float">
            <text:p>1896</text:p>
          </table:table-cell>
          <table:table-cell table:number-columns-repeated="5"/>
          <table:table-cell table:style-name="ce222" table:formula="of:=[$'IR-Sim GE'.$P93] &amp;&quot; [ms] =&quot;" office:value-type="string" office:string-value="TI1 [ms] =" calcext:value-type="string">
            <text:p>TI1 [ms] =</text:p>
          </table:table-cell>
          <table:table-cell table:style-name="ce306" table:formula="of:=[$'IR-Sim GE'.N109]" office:value-type="float" office:value="1377.19141615247" calcext:value-type="float">
            <text:p>1377.2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08]" office:value-type="float" office:value="226.070052316286" calcext:value-type="float">
            <text:p>226.1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07]" office:value-type="float" office:value="372.295413997628" calcext:value-type="float">
            <text:p>372.3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06]" office:value-type="float" office:value="-13990.0631345074" calcext:value-type="float">
            <text:p>-13990</text:p>
          </table:table-cell>
          <table:table-cell table:number-columns-repeated="1003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D$93]" office:value-type="string" office:string-value="WM&amp;WML vs." calcext:value-type="string">
            <text:p>WM&amp;WML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F$93]" office:value-type="string" office:string-value="@ TR 8000 ms; T1_GM 1400 ms; T1_CSF 5000 ms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118]" office:value-type="float" office:value="0.985043495452748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G$67:.$G$78] ; GE_x2sim ; 1 ; 1)" office:value-type="float" office:value="0.098" calcext:value-type="float">
            <text:p>0.098</text:p>
          </table:table-cell>
          <table:table-cell table:style-name="ce271" office:value-type="float" office:value="0.2925" calcext:value-type="float">
            <text:p>0.293</text:p>
          </table:table-cell>
          <table:table-cell table:style-name="ce293" office:value-type="float" office:value="-198.525" calcext:value-type="float">
            <text:p>-198.525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118]" office:value-type="float" office:value="0.997505922507889" calcext:value-type="float">
            <text:p>0.998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I2sim ; LN(GE_x3sim) ; 1 ; 1)" office:value-type="float" office:value="-150.158422009316" calcext:value-type="float">
            <text:p>-150.158</text:p>
          </table:table-cell>
          <table:table-cell table:style-name="ce271" office:value-type="float" office:value="142.324554008358" calcext:value-type="float">
            <text:p>142.325</text:p>
          </table:table-cell>
          <table:table-cell table:style-name="ce271" office:value-type="float" office:value="235.942429225331" calcext:value-type="float">
            <text:p>235.942</text:p>
          </table:table-cell>
          <table:table-cell table:style-name="ce293" office:value-type="float" office:value="-1084.45898283899" calcext:value-type="float">
            <text:p>-1084.459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118]" office:value-type="float" office:value="3.55082150119283" calcext:value-type="float">
            <text:p>3.5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458409084649169" calcext:value-type="float">
            <text:p>0.005</text:p>
          </table:table-cell>
          <table:table-cell table:style-name="ce285" office:value-type="float" office:value="0.0251080996227645" calcext:value-type="float">
            <text:p>0.025</text:p>
          </table:table-cell>
          <table:table-cell table:style-name="ce294" office:value-type="float" office:value="22.1819793601323" calcext:value-type="float">
            <text:p>22.182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118]" office:value-type="float" office:value="1.947067226728" calcext:value-type="float">
            <text:p>1.9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1.39735457336518" calcext:value-type="float">
            <text:p>1.397</text:p>
          </table:table-cell>
          <table:table-cell table:style-name="ce272" office:value-type="float" office:value="2.46925530501885" calcext:value-type="float">
            <text:p>2.469</text:p>
          </table:table-cell>
          <table:table-cell table:style-name="ce285" office:value-type="float" office:value="6.03538381458474" calcext:value-type="float">
            <text:p>6.035</text:p>
          </table:table-cell>
          <table:table-cell table:style-name="ce294" office:value-type="float" office:value="46.1359383131332" calcext:value-type="float">
            <text:p>46.136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117]; [.H119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5043495452748" calcext:value-type="float">
            <text:p>0.985</text:p>
          </table:table-cell>
          <table:table-cell table:style-name="ce387" office:value-type="float" office:value="3.55082150119283" calcext:value-type="float">
            <text:p>3.5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117]; [.R119])" office:value-type="float" office:value="2.01954097044138" calcext:value-type="float">
            <text:p>2.02</text:p>
          </table:table-cell>
          <table:table-cell table:style-name="ce265" office:value-type="float" office:value="0.997505922507889" calcext:value-type="float">
            <text:p>0.998</text:p>
          </table:table-cell>
          <table:table-cell table:style-name="ce482" office:value-type="float" office:value="1.947067226728" calcext:value-type="float">
            <text:p>1.95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6.372438863186" calcext:value-type="float">
            <text:p>296.4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5465.98130333316" calcext:value-type="float">
            <text:p>5466.0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118])*([.$C$119] - 1)/([.$C$119] - [.$C$118] - 1)" office:value-type="float" office:value="0.981719827775581" calcext:value-type="float">
            <text:p>0.982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73.525" calcext:value-type="float">
            <text:p>7473.5</text:p>
          </table:table-cell>
          <table:table-cell table:style-name="ce362" office:value-type="float" office:value="113.475" calcext:value-type="float">
            <text:p>113.5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118])*([.N119] - 1)/([.N119] - [.N118] - 1)" office:value-type="float" office:value="0.997272102743004" calcext:value-type="float">
            <text:p>0.997</text:p>
          </table:table-cell>
          <table:table-cell table:style-name="ce35"/>
          <table:table-cell table:style-name="ce47"/>
          <table:table-cell table:style-name="ce481" office:value-type="float" office:value="62165.7660977986" calcext:value-type="float">
            <text:p>62165.8</text:p>
          </table:table-cell>
          <table:table-cell table:style-name="ce362" office:value-type="float" office:value="155.433902201329" calcext:value-type="float">
            <text:p>155.4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1003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G$73:.$G$76]" office:value-type="float" office:value="174" calcext:value-type="float">
            <text:p>174</text:p>
          </table:table-cell>
          <table:table-cell table:style-name="ce297" table:number-matrix-columns-spanned="1" table:number-matrix-rows-spanned="4" table:formula="of:=MMULT([.$B$73:.$C$76] ; [.C129:.C130]) + [.C128]" office:value-type="float" office:value="172.675" calcext:value-type="float">
            <text:p>172.7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R$69:.$R$73]" office:value-type="float" office:value="220" calcext:value-type="float">
            <text:p>220</text:p>
          </table:table-cell>
          <table:table-cell table:style-name="ce297" table:number-matrix-columns-spanned="1" table:number-matrix-rows-spanned="4" table:formula="of:=MMULT(LN(GE_x3demo) ; [.N128:.N130]) + [.N127]" office:value-type="float" office:value="222.093582790196" calcext:value-type="float">
            <text:p>222.1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118]" office:value-type="float" office:value="2" calcext:value-type="float">
            <text:p>2</text:p>
          </table:table-cell>
          <table:table-cell table:style-name="ce332" table:formula="of:=[.$G$120]" office:value-type="float" office:value="7473.525" calcext:value-type="float">
            <text:p>7473.5</text:p>
          </table:table-cell>
          <table:table-cell table:style-name="ce332" table:formula="of:=[.$G$120] / [.$C$123]" office:value-type="float" office:value="3736.7625" calcext:value-type="float">
            <text:p>3736.8</text:p>
          </table:table-cell>
          <table:table-cell table:style-name="ce332" table:formula="of:=[.$G$119]" office:value-type="float" office:value="296.372438863186" calcext:value-type="float">
            <text:p>296.4</text:p>
          </table:table-cell>
          <table:table-cell table:style-name="ce363" table:formula="of:=LEGACY.FDIST([.$G$119] ; [.$C$123] ; [.$H$119])" office:value-type="float" office:value="0.00000000611977539365" calcext:value-type="float">
            <text:p>6.12E-09</text:p>
          </table:table-cell>
          <table:table-cell table:style-name="ce289" office:value-type="float" office:value="187" calcext:value-type="float">
            <text:p>187</text:p>
          </table:table-cell>
          <table:table-cell table:style-name="ce298" office:value-type="float" office:value="187.3" calcext:value-type="float">
            <text:p>187.3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118]" office:value-type="float" office:value="3" calcext:value-type="float">
            <text:p>3</text:p>
          </table:table-cell>
          <table:table-cell table:style-name="ce332" table:formula="of:=[.Q120]" office:value-type="float" office:value="62165.7660977986" calcext:value-type="float">
            <text:p>62165.8</text:p>
          </table:table-cell>
          <table:table-cell table:style-name="ce332" table:formula="of:=[.Q120] / [.N123]" office:value-type="float" office:value="20721.9220325995" calcext:value-type="float">
            <text:p>20721.9</text:p>
          </table:table-cell>
          <table:table-cell table:style-name="ce332" table:formula="of:=[.Q119]" office:value-type="float" office:value="5465.98130333316" calcext:value-type="float">
            <text:p>5466.0</text:p>
          </table:table-cell>
          <table:table-cell table:style-name="ce363" table:formula="of:=LEGACY.FDIST([.Q119] ; [.N123] ; [.R119])" office:value-type="float" office:value="2.25053812291639E-053" calcext:value-type="float">
            <text:p>2.25E-53</text:p>
          </table:table-cell>
          <table:table-cell table:style-name="ce289" office:value-type="float" office:value="174" calcext:value-type="float">
            <text:p>174</text:p>
          </table:table-cell>
          <table:table-cell table:style-name="ce298" office:value-type="float" office:value="174.25270403069" calcext:value-type="float">
            <text:p>174.3</text:p>
          </table:table-cell>
          <table:table-cell table:number-columns-repeated="1003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119]" office:value-type="float" office:value="9" calcext:value-type="float">
            <text:p>9</text:p>
          </table:table-cell>
          <table:table-cell table:style-name="ce333" table:formula="of:=[.$H$120]" office:value-type="float" office:value="113.475" calcext:value-type="float">
            <text:p>113.5</text:p>
          </table:table-cell>
          <table:table-cell table:style-name="ce333" table:formula="of:=[.$H$120] / [.$H$119]" office:value-type="float" office:value="12.6083333333333" calcext:value-type="float">
            <text:p>12.6</text:p>
          </table:table-cell>
          <table:table-cell table:style-name="ce333"/>
          <table:table-cell table:style-name="ce364"/>
          <table:table-cell table:style-name="ce289" office:value-type="float" office:value="200" calcext:value-type="float">
            <text:p>200</text:p>
          </table:table-cell>
          <table:table-cell table:style-name="ce298" office:value-type="float" office:value="201.925" calcext:value-type="float">
            <text:p>201.9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119]" office:value-type="float" office:value="41" calcext:value-type="float">
            <text:p>41</text:p>
          </table:table-cell>
          <table:table-cell table:style-name="ce333" table:formula="of:=[.R120]" office:value-type="float" office:value="155.433902201329" calcext:value-type="float">
            <text:p>155.4</text:p>
          </table:table-cell>
          <table:table-cell table:style-name="ce333" table:formula="of:=[.R120] / [.R119]" office:value-type="float" office:value="3.79107078539827" calcext:value-type="float">
            <text:p>3.8</text:p>
          </table:table-cell>
          <table:table-cell table:style-name="ce333"/>
          <table:table-cell table:style-name="ce364"/>
          <table:table-cell table:style-name="ce289" office:value-type="float" office:value="187" calcext:value-type="float">
            <text:p>187</text:p>
          </table:table-cell>
          <table:table-cell table:style-name="ce298" office:value-type="float" office:value="188.556624572927" calcext:value-type="float">
            <text:p>188.6</text:p>
          </table:table-cell>
          <table:table-cell table:number-columns-repeated="1003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23] + [.$H$119]" office:value-type="float" office:value="11" calcext:value-type="float">
            <text:p>11</text:p>
          </table:table-cell>
          <table:table-cell table:style-name="ce334" table:formula="of:=[.$G$120] + [.$H$120]" office:value-type="float" office:value="7587" calcext:value-type="float">
            <text:p>7587.0</text:p>
          </table:table-cell>
          <table:table-cell table:style-name="ce334" table:number-columns-repeated="2"/>
          <table:table-cell table:style-name="ce379"/>
          <table:table-cell table:style-name="ce290" office:value-type="float" office:value="195" calcext:value-type="float">
            <text:p>195</text:p>
          </table:table-cell>
          <table:table-cell table:style-name="ce299" office:value-type="float" office:value="192.275" calcext:value-type="float">
            <text:p>192.3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23] + [.R119]" office:value-type="float" office:value="44" calcext:value-type="float">
            <text:p>44</text:p>
          </table:table-cell>
          <table:table-cell table:style-name="ce334" table:formula="of:=[.Q120] + [.R120]" office:value-type="float" office:value="62321.1999999999" calcext:value-type="float">
            <text:p>62321.2</text:p>
          </table:table-cell>
          <table:table-cell table:style-name="ce334" table:number-columns-repeated="2"/>
          <table:table-cell table:style-name="ce379"/>
          <table:table-cell table:style-name="ce290" office:value-type="float" office:value="200" calcext:value-type="float">
            <text:p>200</text:p>
          </table:table-cell>
          <table:table-cell table:style-name="ce299" office:value-type="float" office:value="202.042719584991" calcext:value-type="float">
            <text:p>202.0</text:p>
          </table:table-cell>
          <table:table-cell table:number-columns-repeated="1003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1003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117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117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116:.T116]; 1 ; 1+ROW([.M130])-ROW())" office:value-type="float" office:value="-1084.45898283899" calcext:value-type="float">
            <text:p>-1084</text:p>
          </table:table-cell>
          <table:table-cell table:style-name="ce248" table:number-matrix-columns-spanned="1" table:number-matrix-rows-spanned="4" table:formula="of:=INDEX([.Q117:.T117]; 1 ; 1+ROW([.M130])-ROW())" office:value-type="float" office:value="46.1359383131332" calcext:value-type="float">
            <text:p>46</text:p>
          </table:table-cell>
          <table:table-cell table:style-name="ce161" table:number-matrix-columns-spanned="1" table:number-matrix-rows-spanned="4" table:formula="of:=[.N127:.N130] / [.O127:.O130]" office:value-type="float" office:value="-23.5057315942849" calcext:value-type="float">
            <text:p>-23.5</text:p>
          </table:table-cell>
          <table:table-cell table:style-name="ce168" table:number-matrix-columns-spanned="1" table:number-matrix-rows-spanned="4" table:formula="of:=LEGACY.TDIST(ABS([.P127:.P130]) ; [.R119] ; 2 )" office:value-type="float" office:value="2.06229352696427E-025" calcext:value-type="float">
            <text:p>2.1E-25</text:p>
          </table:table-cell>
          <table:table-cell table:style-name="ce119" table:number-matrix-columns-spanned="1" table:number-matrix-rows-spanned="4" table:formula="of:=[.N127:.N130] - [.O127:.O130] * TINV(1 - [.P117] ; [.R119])" office:value-type="float" office:value="-1177.63240047212" calcext:value-type="float">
            <text:p>-1178</text:p>
          </table:table-cell>
          <table:table-cell table:style-name="ce119" table:number-matrix-columns-spanned="1" table:number-matrix-rows-spanned="4" table:formula="of:=[.N127:.N130] + [.O127:.O130] * TINV(1 - [.P117] ; [.R119])" office:value-type="float" office:value="-991.285565205866" calcext:value-type="float">
            <text:p>-991</text:p>
          </table:table-cell>
          <table:table-cell table:style-name="ce215" table:number-matrix-columns-spanned="1" table:number-matrix-rows-spanned="4" table:formula="of:=[.O127:.O130] * [.P118]" office:value-type="float" office:value="93.1734176331285" calcext:value-type="float">
            <text:p>93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116:.I116]; 1 ; 3+ROW([.B128])-ROW())" office:value-type="float" office:value="-198.525" calcext:value-type="float">
            <text:p>-199</text:p>
          </table:table-cell>
          <table:table-cell table:style-name="ce248" table:number-matrix-columns-spanned="1" table:number-matrix-rows-spanned="3" table:formula="of:=INDEX([.G117:.I117]; 1 ; 3+ROW([.B128])-ROW())" office:value-type="float" office:value="22.1819793601323" calcext:value-type="float">
            <text:p>22</text:p>
          </table:table-cell>
          <table:table-cell table:style-name="ce161" table:number-matrix-columns-spanned="1" table:number-matrix-rows-spanned="3" table:formula="of:=[.C128:.C130] / [.D128:.D130]" office:value-type="float" office:value="-8.94983250939317" calcext:value-type="float">
            <text:p>-8.9</text:p>
          </table:table-cell>
          <table:table-cell table:style-name="ce168" table:number-matrix-columns-spanned="1" table:number-matrix-rows-spanned="3" table:formula="of:=LEGACY.TDIST(ABS([.E128:.E130]) ; [.H119] ; 2 )" office:value-type="float" office:value="0.00000893733243315498" calcext:value-type="float">
            <text:p>8.9E-06</text:p>
          </table:table-cell>
          <table:table-cell table:style-name="ce119" table:number-matrix-columns-spanned="1" table:number-matrix-rows-spanned="3" table:formula="of:=[.C128:.C130] - [.D128:.D130] * TINV(1 - [.E117] ; [.H119])" office:value-type="float" office:value="-248.704123494565" calcext:value-type="float">
            <text:p>-249</text:p>
          </table:table-cell>
          <table:table-cell table:style-name="ce119" table:number-matrix-columns-spanned="1" table:number-matrix-rows-spanned="3" table:formula="of:=[.C128:.C130] + [.D128:.D130] * TINV(1 - [.E117] ; [.H119])" office:value-type="float" office:value="-148.345876505435" calcext:value-type="float">
            <text:p>-148</text:p>
          </table:table-cell>
          <table:table-cell table:style-name="ce302" table:number-matrix-columns-spanned="1" table:number-matrix-rows-spanned="3" table:formula="of:=[.D128:.D130] * [.E118]" office:value-type="float" office:value="50.1791234945651" calcext:value-type="float">
            <text:p>50</text:p>
          </table:table-cell>
          <table:table-cell table:number-columns-repeated="3"/>
          <table:table-cell table:style-name="ce220" table:formula="of:=COM.MICROSOFT.CONCAT(&quot;LN(&quot;;[.$B$30];&quot;)&quot;)" office:value-type="string" office:string-value="LN(T1_WM)" calcext:value-type="string">
            <text:p>LN(T1_WM)</text:p>
          </table:table-cell>
          <table:table-cell table:style-name="ce365" office:value-type="float" office:value="235.942429225331" calcext:value-type="float">
            <text:p>235.9</text:p>
          </table:table-cell>
          <table:table-cell table:style-name="ce96" office:value-type="float" office:value="6.03538381458474" calcext:value-type="float">
            <text:p>6.04</text:p>
          </table:table-cell>
          <table:table-cell table:style-name="ce8" office:value-type="float" office:value="39.0931938172957" calcext:value-type="float">
            <text:p>39.1</text:p>
          </table:table-cell>
          <table:table-cell table:style-name="ce169" office:value-type="float" office:value="4.45246974341801E-034" calcext:value-type="float">
            <text:p>4.5E-34</text:p>
          </table:table-cell>
          <table:table-cell table:style-name="ce8" office:value-type="float" office:value="223.753724339438" calcext:value-type="float">
            <text:p>223.8</text:p>
          </table:table-cell>
          <table:table-cell table:style-name="ce369" office:value-type="float" office:value="248.131134111223" calcext:value-type="float">
            <text:p>248.1</text:p>
          </table:table-cell>
          <table:table-cell table:style-name="ce370" office:value-type="float" office:value="12.1887048858926" calcext:value-type="float">
            <text:p>12.2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2925" calcext:value-type="float">
            <text:p>0.29</text:p>
          </table:table-cell>
          <table:table-cell table:style-name="ce96" office:value-type="float" office:value="0.0251080996227645" calcext:value-type="float">
            <text:p>0.03</text:p>
          </table:table-cell>
          <table:table-cell table:style-name="ce8" office:value-type="float" office:value="11.649627187826" calcext:value-type="float">
            <text:p>11.6</text:p>
          </table:table-cell>
          <table:table-cell table:style-name="ce169" office:value-type="float" office:value="0.00000099067710047074" calcext:value-type="float">
            <text:p>9.9E-07</text:p>
          </table:table-cell>
          <table:table-cell table:style-name="ce40" office:value-type="float" office:value="0.235701532594112" calcext:value-type="float">
            <text:p>0.24</text:p>
          </table:table-cell>
          <table:table-cell table:style-name="ce125" office:value-type="float" office:value="0.349298467405888" calcext:value-type="float">
            <text:p>0.35</text:p>
          </table:table-cell>
          <table:table-cell table:style-name="ce303" office:value-type="float" office:value="0.0567984674058876" calcext:value-type="float">
            <text:p>0.06</text:p>
          </table:table-cell>
          <table:table-cell table:number-columns-repeated="3"/>
          <table:table-cell table:style-name="ce220" table:formula="of:=COM.MICROSOFT.CONCAT(&quot;LN(&quot;;[.$C$30];&quot;)&quot;)" office:value-type="string" office:string-value="LN(T1_WML)" calcext:value-type="string">
            <text:p>LN(T1_WML)</text:p>
          </table:table-cell>
          <table:table-cell table:style-name="ce365" office:value-type="float" office:value="142.324554008358" calcext:value-type="float">
            <text:p>142.3</text:p>
          </table:table-cell>
          <table:table-cell table:style-name="ce51" office:value-type="float" office:value="2.46925530501885" calcext:value-type="float">
            <text:p>2.469</text:p>
          </table:table-cell>
          <table:table-cell table:style-name="ce8" office:value-type="float" office:value="57.6386547470721" calcext:value-type="float">
            <text:p>57.6</text:p>
          </table:table-cell>
          <table:table-cell table:style-name="ce169" office:value-type="float" office:value="7.22835604138679E-041" calcext:value-type="float">
            <text:p>7.2E-41</text:p>
          </table:table-cell>
          <table:table-cell table:style-name="ce8" office:value-type="float" office:value="137.337791753393" calcext:value-type="float">
            <text:p>137.3</text:p>
          </table:table-cell>
          <table:table-cell table:style-name="ce369" office:value-type="float" office:value="147.311316263323" calcext:value-type="float">
            <text:p>147.3</text:p>
          </table:table-cell>
          <table:table-cell table:style-name="ce370" office:value-type="float" office:value="4.98676225496529" calcext:value-type="float">
            <text:p>5.0</text:p>
          </table:table-cell>
          <table:table-cell table:number-columns-repeated="1003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098" calcext:value-type="float">
            <text:p>0.10</text:p>
          </table:table-cell>
          <table:table-cell table:style-name="ce97" office:value-type="float" office:value="0.00458409084649169" calcext:value-type="float">
            <text:p>0.00</text:p>
          </table:table-cell>
          <table:table-cell table:style-name="ce162" office:value-type="float" office:value="21.3782848729976" calcext:value-type="float">
            <text:p>21.4</text:p>
          </table:table-cell>
          <table:table-cell table:style-name="ce170" office:value-type="float" office:value="0.00000000504038658826" calcext:value-type="float">
            <text:p>5.0E-09</text:p>
          </table:table-cell>
          <table:table-cell table:style-name="ce41" office:value-type="float" office:value="0.0876300660566911" calcext:value-type="float">
            <text:p>0.09</text:p>
          </table:table-cell>
          <table:table-cell table:style-name="ce41" office:value-type="float" office:value="0.108369933943309" calcext:value-type="float">
            <text:p>0.11</text:p>
          </table:table-cell>
          <table:table-cell table:style-name="ce304" office:value-type="float" office:value="0.0103699339433089" calcext:value-type="float">
            <text:p>0.01</text:p>
          </table:table-cell>
          <table:table-cell table:number-columns-repeated="3"/>
          <table:table-cell table:style-name="ce221" table:formula="of:=COM.MICROSOFT.CONCAT(&quot;LN(&quot;;[.$D$30];&quot;)&quot;)" office:value-type="string" office:string-value="LN(TR)" calcext:value-type="string">
            <text:p>LN(TR)</text:p>
          </table:table-cell>
          <table:table-cell table:style-name="ce366" office:value-type="float" office:value="-150.158422009316" calcext:value-type="float">
            <text:p>-150.2</text:p>
          </table:table-cell>
          <table:table-cell table:style-name="ce52" office:value-type="float" office:value="1.39735457336518" calcext:value-type="float">
            <text:p>1.397</text:p>
          </table:table-cell>
          <table:table-cell table:style-name="ce162" office:value-type="float" office:value="-107.459069352525" calcext:value-type="float">
            <text:p>-107.5</text:p>
          </table:table-cell>
          <table:table-cell table:style-name="ce170" office:value-type="float" office:value="6.96918797149417E-052" calcext:value-type="float">
            <text:p>7.0E-52</text:p>
          </table:table-cell>
          <table:table-cell table:style-name="ce162" office:value-type="float" office:value="-152.98043682046" calcext:value-type="float">
            <text:p>-153.0</text:p>
          </table:table-cell>
          <table:table-cell table:style-name="ce162" office:value-type="float" office:value="-147.336407198171" calcext:value-type="float">
            <text:p>-147.3</text:p>
          </table:table-cell>
          <table:table-cell table:style-name="ce371" office:value-type="float" office:value="2.8220148111446" calcext:value-type="float">
            <text:p>2.8</text:p>
          </table:table-cell>
          <table:table-cell table:number-columns-repeated="1003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014"/>
        </table:table-row>
        <table:table-row table:style-name="ro3">
          <table:table-cell/>
          <table:table-cell table:style-name="ce222" table:formula="of:=[.$E114] &amp;&quot; [ms] =&quot;" office:value-type="string" office:string-value="TI2 [ms] =" calcext:value-type="string">
            <text:p>TI2 [ms] =</text:p>
          </table:table-cell>
          <table:table-cell table:style-name="ce238" table:formula="of:=[.$C129]" office:value-type="float" office:value="0.2925" calcext:value-type="float">
            <text:p>0.29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30]" office:value-type="float" office:value="0.098" calcext:value-type="float">
            <text:p>0.10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28]" office:value-type="float" office:value="-198.525" calcext:value-type="float">
            <text:p>-199</text:p>
          </table:table-cell>
          <table:table-cell table:number-columns-repeated="5"/>
          <table:table-cell table:style-name="ce222" table:formula="of:=[$'IR-Sim GE'.$P114] &amp;&quot; [ms] =&quot;" office:value-type="string" office:string-value="TI2 [ms] =" calcext:value-type="string">
            <text:p>TI2 [ms] =</text:p>
          </table:table-cell>
          <table:table-cell table:style-name="ce306" table:formula="of:=[$'IR-Sim GE'.N130]" office:value-type="float" office:value="-150.158422009316" calcext:value-type="float">
            <text:p>-150.2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29]" office:value-type="float" office:value="142.324554008358" calcext:value-type="float">
            <text:p>142.3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28]" office:value-type="float" office:value="235.942429225331" calcext:value-type="float">
            <text:p>235.9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27]" office:value-type="float" office:value="-1084.45898283899" calcext:value-type="float">
            <text:p>-1084</text:p>
          </table:table-cell>
          <table:table-cell/>
          <table:table-cell table:style-name="ce199" office:value-type="string" calcext:value-type="string">
            <text:p>ln(TR)</text:p>
          </table:table-cell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3"/>
          <table:table-cell table:style-name="ce199" table:formula="of:=[.$M$30]" office:value-type="string" office:string-value="T1_WM" calcext:value-type="string">
            <text:p>T1_WM</text:p>
          </table:table-cell>
          <table:table-cell table:style-name="ce199" table:formula="of:=[.$N$30]" office:value-type="string" office:string-value="T1_WML" calcext:value-type="string">
            <text:p>T1_WML</text:p>
          </table:table-cell>
          <table:table-cell table:style-name="ce199" table:formula="of:=[.$O$30]" office:value-type="string" office:string-value="TR" calcext:value-type="string">
            <text:p>TR</text:p>
          </table:table-cell>
          <table:table-cell table:style-name="ce199" table:formula="of:=[.$Q$30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1" table:number-matrix-columns-spanned="1" table:number-matrix-rows-spanned="60" table:formula="of:=LN([.Y133:.Y192])" office:value-type="float" office:value="8.51719319141624" calcext:value-type="float">
            <text:p>8.517</text:p>
          </table:table-cell>
          <table:table-cell table:style-name="ce249" table:number-matrix-columns-spanned="3" table:number-matrix-rows-spanned="60" table:formula="of:=GE_x3plot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MMULT(GE_x3plot ; [.W$107:.W$109]) + [.W$106]" office:value-type="float" office:value="1831.06666666667" calcext:value-type="float">
            <text:p>1831.1</text:p>
          </table:table-cell>
          <table:table-cell table:style-name="ce354" table:number-matrix-columns-spanned="1" table:number-matrix-rows-spanned="60" table:formula="of:=[.Z133:.Z192] - [.AA133:.AA192]" office:value-type="float" office:value="-19.0666666666668" calcext:value-type="float">
            <text:p>-19.07</text:p>
          </table:table-cell>
          <table:table-cell table:number-columns-repeated="3"/>
          <table:table-cell table:style-name="ce249" table:number-matrix-columns-spanned="3" table:number-matrix-rows-spanned="60" table:formula="of:=GE_x3plot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MMULT(LN(GE_x3plot) ; [.AF$107:.AF$109]) + [.AF$106]" office:value-type="float" office:value="1790.02910629635" calcext:value-type="float">
            <text:p>1790.0</text:p>
          </table:table-cell>
          <table:table-cell table:style-name="ce354" table:number-matrix-columns-spanned="1" table:number-matrix-rows-spanned="60" table:formula="of:=[.AI133:.AI192] - [.AJ133:.AJ192]" office:value-type="float" office:value="21.9708937036485" calcext:value-type="float">
            <text:p>21.9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249" table:number-matrix-columns-spanned="3" table:number-matrix-rows-spanned="60" table:formula="of:=GE_x3plot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table:number-matrix-columns-spanned="1" table:number-matrix-rows-spanned="60" table:formula="of:=[.$Q$31:.$Q$90]" office:value-type="float" office:value="1812" calcext:value-type="float">
            <text:p>1812</text:p>
          </table:table-cell>
          <table:table-cell table:style-name="ce498" table:number-matrix-columns-spanned="1" table:number-matrix-rows-spanned="60" table:formula="of:=EXP(MMULT(LN(GE_x3plot) ; [.AO$107:.AO$109]) + [.AO$106])" office:value-type="float" office:value="1823.24929173032" calcext:value-type="float">
            <text:p>1823.2</text:p>
          </table:table-cell>
          <table:table-cell table:style-name="ce354" table:number-matrix-columns-spanned="1" table:number-matrix-rows-spanned="60" table:formula="of:=[.AR133:.AR192] - [.AS133:.AS192]" office:value-type="float" office:value="-11.2492917303209" calcext:value-type="float">
            <text:p>-11.2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1" office:value-type="float" office:value="8.51719319141624" calcext:value-type="float">
            <text:p>8.517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53" calcext:value-type="float">
            <text:p>1853.0</text:p>
          </table:table-cell>
          <table:table-cell table:style-name="ce354" office:value-type="float" office:value="-6" calcext:value-type="float">
            <text:p>-6.0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12.59937497395" calcext:value-type="float">
            <text:p>1812.6</text:p>
          </table:table-cell>
          <table:table-cell table:style-name="ce354" office:value-type="float" office:value="34.4006250260481" calcext:value-type="float">
            <text:p>34.4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847" calcext:value-type="float">
            <text:p>1847</text:p>
          </table:table-cell>
          <table:table-cell table:style-name="ce498" office:value-type="float" office:value="1841.41659711129" calcext:value-type="float">
            <text:p>1841.4</text:p>
          </table:table-cell>
          <table:table-cell table:style-name="ce354" office:value-type="float" office:value="5.58340288871159" calcext:value-type="float">
            <text:p>5.58</text:p>
          </table:table-cell>
          <table:table-cell table:number-columns-repeated="977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D$93]" office:value-type="string" office:string-value="WM&amp;WML vs." calcext:value-type="string">
            <text:p>WM&amp;WML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F$93]" office:value-type="string" office:string-value="@ TR 8000 ms; T1_GM 1400 ms; T1_CSF 5000 ms" calcext:value-type="string">
            <text:p>@ TR 8000 ms; T1_GM 1400 ms; T1_CSF 5000 ms</text:p>
          </table:table-cell>
          <table:table-cell table:style-name="ce196" table:number-columns-repeated="3"/>
          <table:table-cell table:number-columns-repeated="3"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table:formula="of:=[.$O$93]" office:value-type="string" office:string-value="WM&amp;WML&amp;TR vs." calcext:value-type="string">
            <text:p>WM&amp;WML&amp;TR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Q$93]" office:value-type="string" office:string-value="@ T1_GM 1400 ms; T1_CSF 5000 ms" calcext:value-type="string">
            <text:p>@ T1_GM 1400 ms; T1_CSF 5000 ms</text:p>
          </table:table-cell>
          <table:table-cell table:style-name="ce196" table:number-columns-repeated="3"/>
          <table:table-cell/>
          <table:table-cell table:style-name="ce491" office:value-type="float" office:value="8.51719319141624" calcext:value-type="float">
            <text:p>8.517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74.93333333333" calcext:value-type="float">
            <text:p>1874.9</text:p>
          </table:table-cell>
          <table:table-cell table:style-name="ce354" office:value-type="float" office:value="30.0666666666668" calcext:value-type="float">
            <text:p>30.0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33.87919031794" calcext:value-type="float">
            <text:p>1833.9</text:p>
          </table:table-cell>
          <table:table-cell table:style-name="ce354" office:value-type="float" office:value="71.1208096820556" calcext:value-type="float">
            <text:p>71.12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5000" calcext:value-type="float">
            <text:p>5000</text:p>
          </table:table-cell>
          <table:table-cell table:style-name="ce249" office:value-type="float" office:value="1905" calcext:value-type="float">
            <text:p>1905</text:p>
          </table:table-cell>
          <table:table-cell table:style-name="ce498" office:value-type="float" office:value="1858.7109512184" calcext:value-type="float">
            <text:p>1858.7</text:p>
          </table:table-cell>
          <table:table-cell table:style-name="ce354" office:value-type="float" office:value="46.2890487816044" calcext:value-type="float">
            <text:p>46.29</text:p>
          </table:table-cell>
          <table:table-cell table:number-columns-repeated="977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3"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491" office:value-type="float" office:value="8.69951474821019" calcext:value-type="float">
            <text:p>8.700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32.46666666667" calcext:value-type="float">
            <text:p>2032.5</text:p>
          </table:table-cell>
          <table:table-cell table:style-name="ce354" office:value-type="float" office:value="22.5333333333333" calcext:value-type="float">
            <text:p>22.5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41.12078929254" calcext:value-type="float">
            <text:p>2041.1</text:p>
          </table:table-cell>
          <table:table-cell table:style-name="ce354" office:value-type="float" office:value="13.8792107074623" calcext:value-type="float">
            <text:p>13.8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55" calcext:value-type="float">
            <text:p>2055</text:p>
          </table:table-cell>
          <table:table-cell table:style-name="ce498" office:value-type="float" office:value="2036.75879410814" calcext:value-type="float">
            <text:p>2036.8</text:p>
          </table:table-cell>
          <table:table-cell table:style-name="ce354" office:value-type="float" office:value="18.2412058918569" calcext:value-type="float">
            <text:p>18.24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$G$139]" office:value-type="float" office:value="0.985010189487801" calcext:value-type="float">
            <text:p>0.98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[.$E$67:.$E$78] ; GE_x2sim ; 1 ; 1)" office:value-type="float" office:value="0.1415" calcext:value-type="float">
            <text:p>0.142</text:p>
          </table:table-cell>
          <table:table-cell table:style-name="ce271" office:value-type="float" office:value="0.4275" calcext:value-type="float">
            <text:p>0.428</text:p>
          </table:table-cell>
          <table:table-cell table:style-name="ce293" office:value-type="float" office:value="-314.241666666667" calcext:value-type="float">
            <text:p>-314.242</text:p>
          </table:table-cell>
          <table:table-cell table:number-columns-repeated="3"/>
          <table:table-cell table:style-name="ce12" office:value-type="string" calcext:value-type="string">
            <text:p>R^2</text:p>
          </table:table-cell>
          <table:table-cell table:style-name="ce20" table:formula="of:=[.Q139]" office:value-type="float" office:value="0.996932127587399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263" table:number-matrix-columns-spanned="4" table:number-matrix-rows-spanned="5" table:formula="of:=LINEST(GE_T1nsim ; LN(GE_x3sim) ; 1 ; 1)" office:value-type="float" office:value="-221.128845927648" calcext:value-type="float">
            <text:p>-221.129</text:p>
          </table:table-cell>
          <table:table-cell table:style-name="ce271" office:value-type="float" office:value="207.100077561452" calcext:value-type="float">
            <text:p>207.100</text:p>
          </table:table-cell>
          <table:table-cell table:style-name="ce271" office:value-type="float" office:value="345.683853301319" calcext:value-type="float">
            <text:p>345.684</text:p>
          </table:table-cell>
          <table:table-cell table:style-name="ce293" office:value-type="float" office:value="-1595.58713878376" calcext:value-type="float">
            <text:p>-1595.587</text:p>
          </table:table-cell>
          <table:table-cell/>
          <table:table-cell table:style-name="ce491" office:value-type="float" office:value="8.69951474821019" calcext:value-type="float">
            <text:p>8.700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54.4" calcext:value-type="float">
            <text:p>2054.4</text:p>
          </table:table-cell>
          <table:table-cell table:style-name="ce354" office:value-type="float" office:value="31.6000000000004" calcext:value-type="float">
            <text:p>31.6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63.69105797014" calcext:value-type="float">
            <text:p>2063.7</text:p>
          </table:table-cell>
          <table:table-cell table:style-name="ce354" office:value-type="float" office:value="22.308942029862" calcext:value-type="float">
            <text:p>22.3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086" calcext:value-type="float">
            <text:p>2086</text:p>
          </table:table-cell>
          <table:table-cell table:style-name="ce498" office:value-type="float" office:value="2057.05356080174" calcext:value-type="float">
            <text:p>2057.1</text:p>
          </table:table-cell>
          <table:table-cell table:style-name="ce354" office:value-type="float" office:value="28.9464391982597" calcext:value-type="float">
            <text:p>28.95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$H$139]" office:value-type="float" office:value="5.14718549486207" calcext:value-type="float">
            <text:p>5.15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66449879004804" calcext:value-type="float">
            <text:p>0.007</text:p>
          </table:table-cell>
          <table:table-cell table:style-name="ce285" office:value-type="float" office:value="0.0363960976744201" calcext:value-type="float">
            <text:p>0.036</text:p>
          </table:table-cell>
          <table:table-cell table:style-name="ce294" office:value-type="float" office:value="32.1544640786499" calcext:value-type="float">
            <text:p>32.154</text:p>
          </table:table-cell>
          <table:table-cell table:number-columns-repeated="3"/>
          <table:table-cell table:style-name="ce12" office:value-type="string" calcext:value-type="string">
            <text:p>Standard Error</text:p>
          </table:table-cell>
          <table:table-cell table:style-name="ce62" table:formula="of:=[.R139]" office:value-type="float" office:value="3.17187102900693" calcext:value-type="float">
            <text:p>3.1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264" office:value-type="float" office:value="2.27636130261182" calcext:value-type="float">
            <text:p>2.276</text:p>
          </table:table-cell>
          <table:table-cell table:style-name="ce272" office:value-type="float" office:value="4.02254182993606" calcext:value-type="float">
            <text:p>4.023</text:p>
          </table:table-cell>
          <table:table-cell table:style-name="ce285" office:value-type="float" office:value="9.83194560908347" calcext:value-type="float">
            <text:p>9.832</text:p>
          </table:table-cell>
          <table:table-cell table:style-name="ce294" office:value-type="float" office:value="75.1577778736456" calcext:value-type="float">
            <text:p>75.158</text:p>
          </table:table-cell>
          <table:table-cell/>
          <table:table-cell table:style-name="ce491" office:value-type="float" office:value="8.69951474821019" calcext:value-type="float">
            <text:p>8.700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76.33333333333" calcext:value-type="float">
            <text:p>2076.3</text:p>
          </table:table-cell>
          <table:table-cell table:style-name="ce354" office:value-type="float" office:value="58.666666666667" calcext:value-type="float">
            <text:p>58.6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84.97087331413" calcext:value-type="float">
            <text:p>2085.0</text:p>
          </table:table-cell>
          <table:table-cell table:style-name="ce354" office:value-type="float" office:value="50.0291266858694" calcext:value-type="float">
            <text:p>50.0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6000" calcext:value-type="float">
            <text:p>6000</text:p>
          </table:table-cell>
          <table:table-cell table:style-name="ce249" office:value-type="float" office:value="2135" calcext:value-type="float">
            <text:p>2135</text:p>
          </table:table-cell>
          <table:table-cell table:style-name="ce498" office:value-type="float" office:value="2076.37315027085" calcext:value-type="float">
            <text:p>2076.4</text:p>
          </table:table-cell>
          <table:table-cell table:style-name="ce354" office:value-type="float" office:value="58.6268497291521" calcext:value-type="float">
            <text:p>58.6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table:formula="of:=2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138]; [.H140])" office:value-type="float" office:value="2.26215716279821" calcext:value-type="float">
            <text:p>2.26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5010189487801" calcext:value-type="float">
            <text:p>0.985</text:p>
          </table:table-cell>
          <table:table-cell table:style-name="ce387" office:value-type="float" office:value="5.14718549486207" calcext:value-type="float">
            <text:p>5.15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Count of X variables</text:p>
          </table:table-cell>
          <table:table-cell table:style-name="ce21" table:formula="of:=3" office:value-type="float" office:value="3" calcext:value-type="float">
            <text:p>3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P138]; [.R140])" office:value-type="float" office:value="2.01954097044138" calcext:value-type="float">
            <text:p>2.02</text:p>
          </table:table-cell>
          <table:table-cell table:style-name="ce265" office:value-type="float" office:value="0.996932127587399" calcext:value-type="float">
            <text:p>0.997</text:p>
          </table:table-cell>
          <table:table-cell table:style-name="ce482" office:value-type="float" office:value="3.17187102900693" calcext:value-type="float">
            <text:p>3.17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491" office:value-type="float" office:value="8.85366542803745" calcext:value-type="float">
            <text:p>8.854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33.86666666667" calcext:value-type="float">
            <text:p>2233.9</text:p>
          </table:table-cell>
          <table:table-cell table:style-name="ce354" office:value-type="float" office:value="31.1333333333332" calcext:value-type="float">
            <text:p>31.1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53.41578234471" calcext:value-type="float">
            <text:p>2253.4</text:p>
          </table:table-cell>
          <table:table-cell table:style-name="ce354" office:value-type="float" office:value="11.5842176552942" calcext:value-type="float">
            <text:p>11.5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65" calcext:value-type="float">
            <text:p>2265</text:p>
          </table:table-cell>
          <table:table-cell table:style-name="ce498" office:value-type="float" office:value="2236.67103893106" calcext:value-type="float">
            <text:p>2236.7</text:p>
          </table:table-cell>
          <table:table-cell table:style-name="ce354" office:value-type="float" office:value="28.3289610689444" calcext:value-type="float">
            <text:p>28.3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table:formula="of:=12" office:value-type="float" office:value="12" calcext:value-type="float">
            <text:p>12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95.703928284346" calcext:value-type="float">
            <text:p>295.7</text:p>
          </table:table-cell>
          <table:table-cell table:style-name="ce441" office:value-type="float" office:value="9" calcext:value-type="float">
            <text:p>9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3"/>
          <table:table-cell table:style-name="ce12" office:value-type="string" calcext:value-type="string">
            <text:p>Observations</text:p>
          </table:table-cell>
          <table:table-cell table:style-name="ce21" table:formula="of:=36" office:value-type="float" office:value="36" calcext:value-type="float">
            <text:p>36</text:p>
          </table:table-cell>
          <table:table-cell table:style-name="ce34"/>
          <table:table-cell table:style-name="ce46"/>
          <table:table-cell table:style-name="ce478" office:value-type="float" office:value="4441.10355471889" calcext:value-type="float">
            <text:p>4441.1</text:p>
          </table:table-cell>
          <table:table-cell table:style-name="ce274" office:value-type="float" office:value="41" calcext:value-type="float">
            <text:p>41</text:p>
          </table:table-cell>
          <table:table-cell table:style-name="ce286" office:value-type="string" office:string-value="" calcext:value-type="error">
            <text:p>#N/A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491" office:value-type="float" office:value="8.85366542803745" calcext:value-type="float">
            <text:p>8.854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55.8" calcext:value-type="float">
            <text:p>2255.8</text:p>
          </table:table-cell>
          <table:table-cell table:style-name="ce354" office:value-type="float" office:value="36.1999999999998" calcext:value-type="float">
            <text:p>36.2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75.98605102231" calcext:value-type="float">
            <text:p>2276.0</text:p>
          </table:table-cell>
          <table:table-cell table:style-name="ce354" office:value-type="float" office:value="16.0139489776939" calcext:value-type="float">
            <text:p>16.0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292" calcext:value-type="float">
            <text:p>2292</text:p>
          </table:table-cell>
          <table:table-cell table:style-name="ce498" office:value-type="float" office:value="2258.95778051122" calcext:value-type="float">
            <text:p>2259.0</text:p>
          </table:table-cell>
          <table:table-cell table:style-name="ce354" office:value-type="float" office:value="33.042219488776" calcext:value-type="float">
            <text:p>33.04</text:p>
          </table:table-cell>
          <table:table-cell table:number-columns-repeated="977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$G$139])*([.$C$140] - 1)/([.$C$140] - [.$C$139] - 1)" office:value-type="float" office:value="0.98167912048509" calcext:value-type="float">
            <text:p>0.982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15668.475" calcext:value-type="float">
            <text:p>15668.5</text:p>
          </table:table-cell>
          <table:table-cell table:style-name="ce362" office:value-type="float" office:value="238.441666666667" calcext:value-type="float">
            <text:p>238.4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3"/>
          <table:table-cell table:style-name="ce310" office:value-type="string" calcext:value-type="string">
            <text:p>Adjusted R^2</text:p>
          </table:table-cell>
          <table:table-cell table:style-name="ce312" table:formula="of:=1 - (1 - [.Q139])*([.N140] - 1)/([.N140] - [.N139] - 1)" office:value-type="float" office:value="0.996644514548717" calcext:value-type="float">
            <text:p>0.997</text:p>
          </table:table-cell>
          <table:table-cell table:style-name="ce35"/>
          <table:table-cell table:style-name="ce47"/>
          <table:table-cell table:style-name="ce481" office:value-type="float" office:value="134042.708601189" calcext:value-type="float">
            <text:p>134042.7</text:p>
          </table:table-cell>
          <table:table-cell table:style-name="ce362" office:value-type="float" office:value="412.491398810794" calcext:value-type="float">
            <text:p>412.5</text:p>
          </table:table-cell>
          <table:table-cell table:style-name="ce275" office:value-type="string" office:string-value="" calcext:value-type="error">
            <text:p>#N/A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491" office:value-type="float" office:value="8.85366542803745" calcext:value-type="float">
            <text:p>8.854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77.73333333333" calcext:value-type="float">
            <text:p>2277.7</text:p>
          </table:table-cell>
          <table:table-cell table:style-name="ce354" office:value-type="float" office:value="57.2666666666664" calcext:value-type="float">
            <text:p>57.2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97.2658663663" calcext:value-type="float">
            <text:p>2297.3</text:p>
          </table:table-cell>
          <table:table-cell table:style-name="ce354" office:value-type="float" office:value="37.7341336337013" calcext:value-type="float">
            <text:p>37.7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7000" calcext:value-type="float">
            <text:p>7000</text:p>
          </table:table-cell>
          <table:table-cell table:style-name="ce249" office:value-type="float" office:value="2335" calcext:value-type="float">
            <text:p>2335</text:p>
          </table:table-cell>
          <table:table-cell table:style-name="ce498" office:value-type="float" office:value="2280.17362913041" calcext:value-type="float">
            <text:p>2280.2</text:p>
          </table:table-cell>
          <table:table-cell table:style-name="ce354" office:value-type="float" office:value="54.8263708695899" calcext:value-type="float">
            <text:p>54.83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3"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491" office:value-type="float" office:value="8.98719682066197" calcext:value-type="float">
            <text:p>8.987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35.26666666667" calcext:value-type="float">
            <text:p>2435.3</text:p>
          </table:table-cell>
          <table:table-cell table:style-name="ce354" office:value-type="float" office:value="10.7333333333336" calcext:value-type="float">
            <text:p>10.73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37.31407005408" calcext:value-type="float">
            <text:p>2437.3</text:p>
          </table:table-cell>
          <table:table-cell table:style-name="ce354" office:value-type="float" office:value="8.68592994591745" calcext:value-type="float">
            <text:p>8.69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46" calcext:value-type="float">
            <text:p>2446</text:p>
          </table:table-cell>
          <table:table-cell table:style-name="ce498" office:value-type="float" office:value="2425.63575911354" calcext:value-type="float">
            <text:p>2425.6</text:p>
          </table:table-cell>
          <table:table-cell table:style-name="ce354" office:value-type="float" office:value="20.3642408864571" calcext:value-type="float">
            <text:p>20.36</text:p>
          </table:table-cell>
          <table:table-cell table:number-columns-repeated="977"/>
        </table:table-row>
        <table:table-row table:style-name="ro3">
          <table:table-cell/>
          <table:table-cell table:style-name="ce267"/>
          <table:table-cell table:style-name="ce308" office:value-type="string" calcext:value-type="string">
            <text:p>df</text:p>
          </table:table-cell>
          <table:table-cell table:style-name="ce308" office:value-type="string" calcext:value-type="string">
            <text:p>SS</text:p>
          </table:table-cell>
          <table:table-cell table:style-name="ce308" office:value-type="string" calcext:value-type="string">
            <text:p>MS</text:p>
          </table:table-cell>
          <table:table-cell table:style-name="ce308" office:value-type="string" calcext:value-type="string">
            <text:p>F</text:p>
          </table:table-cell>
          <table:table-cell table:style-name="ce308" office:value-type="string" calcext:value-type="string">
            <text:p>Significance F</text:p>
          </table:table-cell>
          <table:table-cell table:style-name="ce288" table:number-matrix-columns-spanned="1" table:number-matrix-rows-spanned="4" table:formula="of:=[.$E$73:.$E$76]" office:value-type="float" office:value="228" calcext:value-type="float">
            <text:p>228</text:p>
          </table:table-cell>
          <table:table-cell table:style-name="ce297" table:number-matrix-columns-spanned="1" table:number-matrix-rows-spanned="4" table:formula="of:=MMULT([.$B$73:.$C$76] ; [.C150:.C151]) + [.C149]" office:value-type="float" office:value="225.858333333333" calcext:value-type="float">
            <text:p>225.9</text:p>
          </table:table-cell>
          <table:table-cell table:number-columns-repeated="3"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[.$P$69:.$P$73]" office:value-type="float" office:value="295" calcext:value-type="float">
            <text:p>295</text:p>
          </table:table-cell>
          <table:table-cell table:style-name="ce297" table:number-matrix-columns-spanned="1" table:number-matrix-rows-spanned="4" table:formula="of:=MMULT(LN(GE_x3demo) ; [.N149:.N151]) + [.N148]" office:value-type="float" office:value="298.37015670172" calcext:value-type="float">
            <text:p>298.4</text:p>
          </table:table-cell>
          <table:table-cell/>
          <table:table-cell table:style-name="ce491" office:value-type="float" office:value="8.98719682066197" calcext:value-type="float">
            <text:p>8.987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57.2" calcext:value-type="float">
            <text:p>2457.2</text:p>
          </table:table-cell>
          <table:table-cell table:style-name="ce354" office:value-type="float" office:value="13.8000000000002" calcext:value-type="float">
            <text:p>13.8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59.88433873168" calcext:value-type="float">
            <text:p>2459.9</text:p>
          </table:table-cell>
          <table:table-cell table:style-name="ce354" office:value-type="float" office:value="11.1156612683153" calcext:value-type="float">
            <text:p>11.12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471" calcext:value-type="float">
            <text:p>2471</text:p>
          </table:table-cell>
          <table:table-cell table:style-name="ce498" office:value-type="float" office:value="2449.80539174616" calcext:value-type="float">
            <text:p>2449.8</text:p>
          </table:table-cell>
          <table:table-cell table:style-name="ce354" office:value-type="float" office:value="21.1946082538352" calcext:value-type="float">
            <text:p>21.19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$C$139]" office:value-type="float" office:value="2" calcext:value-type="float">
            <text:p>2</text:p>
          </table:table-cell>
          <table:table-cell table:style-name="ce332" table:formula="of:=[.$G$141]" office:value-type="float" office:value="15668.475" calcext:value-type="float">
            <text:p>15668.5</text:p>
          </table:table-cell>
          <table:table-cell table:style-name="ce332" table:formula="of:=[.$G$141] / [.$C$144]" office:value-type="float" office:value="7834.23749999999" calcext:value-type="float">
            <text:p>7834.2</text:p>
          </table:table-cell>
          <table:table-cell table:style-name="ce332" table:formula="of:=[.$G$140]" office:value-type="float" office:value="295.703928284346" calcext:value-type="float">
            <text:p>295.7</text:p>
          </table:table-cell>
          <table:table-cell table:style-name="ce363" table:formula="of:=LEGACY.FDIST([.$G$140] ; [.$C$144] ; [.$H$140])" office:value-type="float" office:value="0.00000000618134015438" calcext:value-type="float">
            <text:p>6.18E-09</text:p>
          </table:table-cell>
          <table:table-cell table:style-name="ce289" office:value-type="float" office:value="247" calcext:value-type="float">
            <text:p>247</text:p>
          </table:table-cell>
          <table:table-cell table:style-name="ce298" office:value-type="float" office:value="247.233333333333" calcext:value-type="float">
            <text:p>247.2</text:p>
          </table:table-cell>
          <table:table-cell table:number-columns-repeated="3"/>
          <table:table-cell table:style-name="ce261" office:value-type="string" calcext:value-type="string">
            <text:p>Regression</text:p>
          </table:table-cell>
          <table:table-cell table:style-name="ce309" table:formula="of:=[.N139]" office:value-type="float" office:value="3" calcext:value-type="float">
            <text:p>3</text:p>
          </table:table-cell>
          <table:table-cell table:style-name="ce332" table:formula="of:=[.Q141]" office:value-type="float" office:value="134042.708601189" calcext:value-type="float">
            <text:p>134042.7</text:p>
          </table:table-cell>
          <table:table-cell table:style-name="ce332" table:formula="of:=[.Q141] / [.N144]" office:value-type="float" office:value="44680.902867063" calcext:value-type="float">
            <text:p>44680.9</text:p>
          </table:table-cell>
          <table:table-cell table:style-name="ce332" table:formula="of:=[.Q140]" office:value-type="float" office:value="4441.10355471889" calcext:value-type="float">
            <text:p>4441.1</text:p>
          </table:table-cell>
          <table:table-cell table:style-name="ce363" table:formula="of:=LEGACY.FDIST([.Q140] ; [.N144] ; [.R140])" office:value-type="float" office:value="1.569198742115E-051" calcext:value-type="float">
            <text:p>1.57E-51</text:p>
          </table:table-cell>
          <table:table-cell table:style-name="ce289" office:value-type="float" office:value="228" calcext:value-type="float">
            <text:p>228</text:p>
          </table:table-cell>
          <table:table-cell table:style-name="ce298" office:value-type="float" office:value="228.126820336322" calcext:value-type="float">
            <text:p>228.1</text:p>
          </table:table-cell>
          <table:table-cell/>
          <table:table-cell table:style-name="ce491" office:value-type="float" office:value="8.98719682066197" calcext:value-type="float">
            <text:p>8.987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79.13333333333" calcext:value-type="float">
            <text:p>2479.1</text:p>
          </table:table-cell>
          <table:table-cell table:style-name="ce354" office:value-type="float" office:value="31.8666666666668" calcext:value-type="float">
            <text:p>31.87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81.16415407568" calcext:value-type="float">
            <text:p>2481.2</text:p>
          </table:table-cell>
          <table:table-cell table:style-name="ce354" office:value-type="float" office:value="29.8358459243245" calcext:value-type="float">
            <text:p>29.84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8000" calcext:value-type="float">
            <text:p>8000</text:p>
          </table:table-cell>
          <table:table-cell table:style-name="ce249" office:value-type="float" office:value="2511" calcext:value-type="float">
            <text:p>2511</text:p>
          </table:table-cell>
          <table:table-cell table:style-name="ce498" office:value-type="float" office:value="2472.81365723309" calcext:value-type="float">
            <text:p>2472.8</text:p>
          </table:table-cell>
          <table:table-cell table:style-name="ce354" office:value-type="float" office:value="38.1863427669141" calcext:value-type="float">
            <text:p>38.19</text:p>
          </table:table-cell>
          <table:table-cell table:number-columns-repeated="977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$H$140]" office:value-type="float" office:value="9" calcext:value-type="float">
            <text:p>9</text:p>
          </table:table-cell>
          <table:table-cell table:style-name="ce333" table:formula="of:=[.$H$141]" office:value-type="float" office:value="238.441666666667" calcext:value-type="float">
            <text:p>238.4</text:p>
          </table:table-cell>
          <table:table-cell table:style-name="ce333" table:formula="of:=[.$H$141] / [.$H$140]" office:value-type="float" office:value="26.4935185185185" calcext:value-type="float">
            <text:p>26.5</text:p>
          </table:table-cell>
          <table:table-cell table:style-name="ce333"/>
          <table:table-cell table:style-name="ce364"/>
          <table:table-cell table:style-name="ce289" office:value-type="float" office:value="266" calcext:value-type="float">
            <text:p>266</text:p>
          </table:table-cell>
          <table:table-cell table:style-name="ce298" office:value-type="float" office:value="268.608333333333" calcext:value-type="float">
            <text:p>268.6</text:p>
          </table:table-cell>
          <table:table-cell table:number-columns-repeated="3"/>
          <table:table-cell table:style-name="ce268" office:value-type="string" calcext:value-type="string">
            <text:p>Residual</text:p>
          </table:table-cell>
          <table:table-cell table:style-name="ce318" table:formula="of:=[.R140]" office:value-type="float" office:value="41" calcext:value-type="float">
            <text:p>41</text:p>
          </table:table-cell>
          <table:table-cell table:style-name="ce333" table:formula="of:=[.R141]" office:value-type="float" office:value="412.491398810794" calcext:value-type="float">
            <text:p>412.5</text:p>
          </table:table-cell>
          <table:table-cell table:style-name="ce333" table:formula="of:=[.R141] / [.R140]" office:value-type="float" office:value="10.0607658246535" calcext:value-type="float">
            <text:p>10.1</text:p>
          </table:table-cell>
          <table:table-cell table:style-name="ce333"/>
          <table:table-cell table:style-name="ce364"/>
          <table:table-cell table:style-name="ce289" office:value-type="float" office:value="247" calcext:value-type="float">
            <text:p>247</text:p>
          </table:table-cell>
          <table:table-cell table:style-name="ce298" office:value-type="float" office:value="249.083773210763" calcext:value-type="float">
            <text:p>249.1</text:p>
          </table:table-cell>
          <table:table-cell/>
          <table:table-cell table:style-name="ce491" office:value-type="float" office:value="9.10497985631836" calcext:value-type="float">
            <text:p>9.105</text:p>
          </table:table-cell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636.66666666667" calcext:value-type="float">
            <text:p>2636.7</text:p>
          </table:table-cell>
          <table:table-cell table:style-name="ce354" office:value-type="float" office:value="-36.666666666667" calcext:value-type="float">
            <text:p>-36.67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599.52385572844" calcext:value-type="float">
            <text:p>2599.5</text:p>
          </table:table-cell>
          <table:table-cell table:style-name="ce354" office:value-type="float" office:value="0.476144271564408" calcext:value-type="float">
            <text:p>0.48</text:p>
          </table:table-cell>
          <table:table-cell table:number-columns-repeated="3"/>
          <table:table-cell table:style-name="ce249" office:value-type="float" office:value="800" calcext:value-type="float">
            <text:p>8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00" calcext:value-type="float">
            <text:p>2600</text:p>
          </table:table-cell>
          <table:table-cell table:style-name="ce498" office:value-type="float" office:value="2605.52287674314" calcext:value-type="float">
            <text:p>2605.5</text:p>
          </table:table-cell>
          <table:table-cell table:style-name="ce354" office:value-type="float" office:value="-5.52287674314357" calcext:value-type="float">
            <text:p>-5.52</text:p>
          </table:table-cell>
          <table:table-cell table:number-columns-repeated="977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$C$144] + [.$H$140]" office:value-type="float" office:value="11" calcext:value-type="float">
            <text:p>11</text:p>
          </table:table-cell>
          <table:table-cell table:style-name="ce334" table:formula="of:=[.$G$141] + [.$H$141]" office:value-type="float" office:value="15906.9166666667" calcext:value-type="float">
            <text:p>15906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8" calcext:value-type="float">
            <text:p>258</text:p>
          </table:table-cell>
          <table:table-cell table:style-name="ce299" office:value-type="float" office:value="254.158333333333" calcext:value-type="float">
            <text:p>254.2</text:p>
          </table:table-cell>
          <table:table-cell table:number-columns-repeated="3"/>
          <table:table-cell table:style-name="ce267" office:value-type="string" calcext:value-type="string">
            <text:p>Total</text:p>
          </table:table-cell>
          <table:table-cell table:style-name="ce319" table:formula="of:=[.N144] + [.R140]" office:value-type="float" office:value="44" calcext:value-type="float">
            <text:p>44</text:p>
          </table:table-cell>
          <table:table-cell table:style-name="ce334" table:formula="of:=[.Q141] + [.R141]" office:value-type="float" office:value="134455.2" calcext:value-type="float">
            <text:p>134455.2</text:p>
          </table:table-cell>
          <table:table-cell table:style-name="ce334" table:number-columns-repeated="2"/>
          <table:table-cell table:style-name="ce379"/>
          <table:table-cell table:style-name="ce290" office:value-type="float" office:value="266" calcext:value-type="float">
            <text:p>266</text:p>
          </table:table-cell>
          <table:table-cell table:style-name="ce299" office:value-type="float" office:value="268.842513955548" calcext:value-type="float">
            <text:p>268.8</text:p>
          </table:table-cell>
          <table:table-cell/>
          <table:table-cell table:style-name="ce491" office:value-type="float" office:value="9.10497985631836" calcext:value-type="float">
            <text:p>9.105</text:p>
          </table:table-cell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58.6" calcext:value-type="float">
            <text:p>2658.6</text:p>
          </table:table-cell>
          <table:table-cell table:style-name="ce354" office:value-type="float" office:value="-34.6000000000004" calcext:value-type="float">
            <text:p>-34.60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22.09412440603" calcext:value-type="float">
            <text:p>2622.1</text:p>
          </table:table-cell>
          <table:table-cell table:style-name="ce354" office:value-type="float" office:value="1.9058755939659" calcext:value-type="float">
            <text:p>1.91</text:p>
          </table:table-cell>
          <table:table-cell table:number-columns-repeated="3"/>
          <table:table-cell table:style-name="ce249" office:value-type="float" office:value="850" calcext:value-type="float">
            <text:p>85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24" calcext:value-type="float">
            <text:p>2624</text:p>
          </table:table-cell>
          <table:table-cell table:style-name="ce498" office:value-type="float" office:value="2631.48494895871" calcext:value-type="float">
            <text:p>2631.5</text:p>
          </table:table-cell>
          <table:table-cell table:style-name="ce354" office:value-type="float" office:value="-7.48494895870863" calcext:value-type="float">
            <text:p>-7.48</text:p>
          </table:table-cell>
          <table:table-cell table:number-columns-repeated="977"/>
        </table:table-row>
        <table:table-row table:style-name="ro3">
          <table:table-cell table:number-columns-repeated="8"/>
          <table:table-cell table:style-name="ce136"/>
          <table:table-cell table:number-columns-repeated="3"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P$96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P$96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491" office:value-type="float" office:value="9.10497985631836" calcext:value-type="float">
            <text:p>9.105</text:p>
          </table:table-cell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80.53333333333" calcext:value-type="float">
            <text:p>2680.5</text:p>
          </table:table-cell>
          <table:table-cell table:style-name="ce354" office:value-type="float" office:value="-20.5333333333328" calcext:value-type="float">
            <text:p>-20.5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43.37393975002" calcext:value-type="float">
            <text:p>2643.4</text:p>
          </table:table-cell>
          <table:table-cell table:style-name="ce354" office:value-type="float" office:value="16.6260602499751" calcext:value-type="float">
            <text:p>16.63</text:p>
          </table:table-cell>
          <table:table-cell table:number-columns-repeated="3"/>
          <table:table-cell table:style-name="ce249" office:value-type="float" office:value="900" calcext:value-type="float">
            <text:p>900</text:p>
          </table:table-cell>
          <table:table-cell table:style-name="ce249" office:value-type="float" office:value="1000" calcext:value-type="float">
            <text:p>1000</text:p>
          </table:table-cell>
          <table:table-cell table:style-name="ce249" office:value-type="float" office:value="9000" calcext:value-type="float">
            <text:p>9000</text:p>
          </table:table-cell>
          <table:table-cell table:style-name="ce249" office:value-type="float" office:value="2660" calcext:value-type="float">
            <text:p>2660</text:p>
          </table:table-cell>
          <table:table-cell table:style-name="ce498" office:value-type="float" office:value="2656.19952609797" calcext:value-type="float">
            <text:p>2656.2</text:p>
          </table:table-cell>
          <table:table-cell table:style-name="ce354" office:value-type="float" office:value="3.80047390203208" calcext:value-type="float">
            <text:p>3.80</text:p>
          </table:table-cell>
          <table:table-cell table:number-columns-repeated="977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E138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E138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3"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Q137:.T137]; 1 ; 1+ROW([.M151])-ROW())" office:value-type="float" office:value="-1595.58713878376" calcext:value-type="float">
            <text:p>-1596</text:p>
          </table:table-cell>
          <table:table-cell table:style-name="ce248" table:number-matrix-columns-spanned="1" table:number-matrix-rows-spanned="4" table:formula="of:=INDEX([.Q138:.T138]; 1 ; 1+ROW([.M151])-ROW())" office:value-type="float" office:value="75.1577778736456" calcext:value-type="float">
            <text:p>75</text:p>
          </table:table-cell>
          <table:table-cell table:style-name="ce161" table:number-matrix-columns-spanned="1" table:number-matrix-rows-spanned="4" table:formula="of:=[.N148:.N151] / [.O148:.O151]" office:value-type="float" office:value="-21.2298338764918" calcext:value-type="float">
            <text:p>-21.2</text:p>
          </table:table-cell>
          <table:table-cell table:style-name="ce168" table:number-matrix-columns-spanned="1" table:number-matrix-rows-spanned="4" table:formula="of:=LEGACY.TDIST(ABS([.P148:.P151]) ; [.R140] ; 2 )" office:value-type="float" office:value="9.8401353176634E-024" calcext:value-type="float">
            <text:p>9.8E-24</text:p>
          </table:table-cell>
          <table:table-cell table:style-name="ce119" table:number-matrix-columns-spanned="1" table:number-matrix-rows-spanned="4" table:formula="of:=[.N148:.N151] - [.O148:.O151] * TINV(1 - [.P138] ; [.R140])" office:value-type="float" office:value="-1747.37135044692" calcext:value-type="float">
            <text:p>-1747</text:p>
          </table:table-cell>
          <table:table-cell table:style-name="ce119" table:number-matrix-columns-spanned="1" table:number-matrix-rows-spanned="4" table:formula="of:=[.N148:.N151] + [.O148:.O151] * TINV(1 - [.P138] ; [.R140])" office:value-type="float" office:value="-1443.8029271206" calcext:value-type="float">
            <text:p>-1444</text:p>
          </table:table-cell>
          <table:table-cell table:style-name="ce215" table:number-matrix-columns-spanned="1" table:number-matrix-rows-spanned="4" table:formula="of:=[.O148:.O151] * [.P139]" office:value-type="float" office:value="151.78421166316" calcext:value-type="float">
            <text:p>152</text:p>
          </table:table-cell>
          <table:table-cell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63.63333333333" calcext:value-type="float">
            <text:p>1863.6</text:p>
          </table:table-cell>
          <table:table-cell table:style-name="ce354" office:value-type="float" office:value="-28.6333333333334" calcext:value-type="float">
            <text:p>-28.6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31.24655017915" calcext:value-type="float">
            <text:p>1831.2</text:p>
          </table:table-cell>
          <table:table-cell table:style-name="ce354" office:value-type="float" office:value="3.75344982085153" calcext:value-type="float">
            <text:p>3.75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35" calcext:value-type="float">
            <text:p>1835</text:p>
          </table:table-cell>
          <table:table-cell table:style-name="ce499" office:value-type="float" office:value="1855.9709644475" calcext:value-type="float">
            <text:p>1856.0</text:p>
          </table:table-cell>
          <table:table-cell table:style-name="ce354" office:value-type="float" office:value="-20.9709644475022" calcext:value-type="float">
            <text:p>-20.97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&quot;Intercept&quot;" office:value-type="string" office:string-value="Intercept" calcext:value-type="string">
            <text:p>Intercept</text:p>
          </table:table-cell>
          <table:table-cell table:style-name="ce235" table:number-matrix-columns-spanned="1" table:number-matrix-rows-spanned="3" table:formula="of:=INDEX([.G137:.I137]; 1 ; 3+ROW([.B149])-ROW())" office:value-type="float" office:value="-314.241666666667" calcext:value-type="float">
            <text:p>-314</text:p>
          </table:table-cell>
          <table:table-cell table:style-name="ce248" table:number-matrix-columns-spanned="1" table:number-matrix-rows-spanned="3" table:formula="of:=INDEX([.G138:.I138]; 1 ; 3+ROW([.B149])-ROW())" office:value-type="float" office:value="32.1544640786499" calcext:value-type="float">
            <text:p>32</text:p>
          </table:table-cell>
          <table:table-cell table:style-name="ce161" table:number-matrix-columns-spanned="1" table:number-matrix-rows-spanned="3" table:formula="of:=[.C149:.C151] / [.D149:.D151]" office:value-type="float" office:value="-9.77287837539543" calcext:value-type="float">
            <text:p>-9.8</text:p>
          </table:table-cell>
          <table:table-cell table:style-name="ce168" table:number-matrix-columns-spanned="1" table:number-matrix-rows-spanned="3" table:formula="of:=LEGACY.TDIST(ABS([.E149:.E151]) ; [.H140] ; 2 )" office:value-type="float" office:value="0.00000433085606557977" calcext:value-type="float">
            <text:p>4.3E-06</text:p>
          </table:table-cell>
          <table:table-cell table:style-name="ce119" table:number-matrix-columns-spanned="1" table:number-matrix-rows-spanned="3" table:formula="of:=[.C149:.C151] - [.D149:.D151] * TINV(1 - [.E138] ; [.H140])" office:value-type="float" office:value="-386.980117898122" calcext:value-type="float">
            <text:p>-387</text:p>
          </table:table-cell>
          <table:table-cell table:style-name="ce119" table:number-matrix-columns-spanned="1" table:number-matrix-rows-spanned="3" table:formula="of:=[.C149:.C151] + [.D149:.D151] * TINV(1 - [.E138] ; [.H140])" office:value-type="float" office:value="-241.503215435211" calcext:value-type="float">
            <text:p>-242</text:p>
          </table:table-cell>
          <table:table-cell table:style-name="ce302" table:number-matrix-columns-spanned="1" table:number-matrix-rows-spanned="3" table:formula="of:=[.D149:.D151] * [.E139]" office:value-type="float" office:value="72.7384512314554" calcext:value-type="float">
            <text:p>73</text:p>
          </table:table-cell>
          <table:table-cell table:number-columns-repeated="3"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365" office:value-type="float" office:value="345.683853301319" calcext:value-type="float">
            <text:p>345.7</text:p>
          </table:table-cell>
          <table:table-cell table:style-name="ce367" office:value-type="float" office:value="9.83194560908347" calcext:value-type="float">
            <text:p>9.8</text:p>
          </table:table-cell>
          <table:table-cell table:style-name="ce8" office:value-type="float" office:value="35.159251998094" calcext:value-type="float">
            <text:p>35.2</text:p>
          </table:table-cell>
          <table:table-cell table:style-name="ce169" office:value-type="float" office:value="3.04509425076653E-032" calcext:value-type="float">
            <text:p>3.0E-32</text:p>
          </table:table-cell>
          <table:table-cell table:style-name="ce8" office:value-type="float" office:value="325.827836324624" calcext:value-type="float">
            <text:p>325.8</text:p>
          </table:table-cell>
          <table:table-cell table:style-name="ce369" office:value-type="float" office:value="365.539870278014" calcext:value-type="float">
            <text:p>365.5</text:p>
          </table:table-cell>
          <table:table-cell table:style-name="ce370" office:value-type="float" office:value="19.8560169766953" calcext:value-type="float">
            <text:p>19.9</text:p>
          </table:table-cell>
          <table:table-cell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85.56666666667" calcext:value-type="float">
            <text:p>1885.6</text:p>
          </table:table-cell>
          <table:table-cell table:style-name="ce354" office:value-type="float" office:value="-27.5666666666668" calcext:value-type="float">
            <text:p>-27.5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53.81681885675" calcext:value-type="float">
            <text:p>1853.8</text:p>
          </table:table-cell>
          <table:table-cell table:style-name="ce354" office:value-type="float" office:value="4.18318114325302" calcext:value-type="float">
            <text:p>4.18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58" calcext:value-type="float">
            <text:p>1858</text:p>
          </table:table-cell>
          <table:table-cell table:style-name="ce499" office:value-type="float" office:value="1874.46431664145" calcext:value-type="float">
            <text:p>1874.5</text:p>
          </table:table-cell>
          <table:table-cell table:style-name="ce354" office:value-type="float" office:value="-16.4643166414455" calcext:value-type="float">
            <text:p>-16.46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[.$B$30]" office:value-type="string" office:string-value="T1_WM" calcext:value-type="string">
            <text:p>T1_WM</text:p>
          </table:table-cell>
          <table:table-cell table:style-name="ce236" office:value-type="float" office:value="0.4275" calcext:value-type="float">
            <text:p>0.43</text:p>
          </table:table-cell>
          <table:table-cell table:style-name="ce96" office:value-type="float" office:value="0.0363960976744201" calcext:value-type="float">
            <text:p>0.04</text:p>
          </table:table-cell>
          <table:table-cell table:style-name="ce8" office:value-type="float" office:value="11.7457647197286" calcext:value-type="float">
            <text:p>11.7</text:p>
          </table:table-cell>
          <table:table-cell table:style-name="ce169" office:value-type="float" office:value="0.00000092387365007571" calcext:value-type="float">
            <text:p>9.2E-07</text:p>
          </table:table-cell>
          <table:table-cell table:style-name="ce40" office:value-type="float" office:value="0.345166306947907" calcext:value-type="float">
            <text:p>0.35</text:p>
          </table:table-cell>
          <table:table-cell table:style-name="ce125" office:value-type="float" office:value="0.509833693052092" calcext:value-type="float">
            <text:p>0.51</text:p>
          </table:table-cell>
          <table:table-cell table:style-name="ce303" office:value-type="float" office:value="0.0823336930520925" calcext:value-type="float">
            <text:p>0.08</text:p>
          </table:table-cell>
          <table:table-cell table:number-columns-repeated="3"/>
          <table:table-cell table:style-name="ce220" table:formula="of:=[.$C$30]" office:value-type="string" office:string-value="T1_WML" calcext:value-type="string">
            <text:p>T1_WML</text:p>
          </table:table-cell>
          <table:table-cell table:style-name="ce365" office:value-type="float" office:value="207.100077561452" calcext:value-type="float">
            <text:p>207.1</text:p>
          </table:table-cell>
          <table:table-cell table:style-name="ce367" office:value-type="float" office:value="4.02254182993606" calcext:value-type="float">
            <text:p>4.0</text:p>
          </table:table-cell>
          <table:table-cell table:style-name="ce8" office:value-type="float" office:value="51.4848785462459" calcext:value-type="float">
            <text:p>51.5</text:p>
          </table:table-cell>
          <table:table-cell table:style-name="ce169" office:value-type="float" office:value="6.96023567732634E-039" calcext:value-type="float">
            <text:p>7.0E-39</text:p>
          </table:table-cell>
          <table:table-cell table:style-name="ce8" office:value-type="float" office:value="198.976389530582" calcext:value-type="float">
            <text:p>199.0</text:p>
          </table:table-cell>
          <table:table-cell table:style-name="ce369" office:value-type="float" office:value="215.223765592322" calcext:value-type="float">
            <text:p>215.2</text:p>
          </table:table-cell>
          <table:table-cell table:style-name="ce370" office:value-type="float" office:value="8.1236880308701" calcext:value-type="float">
            <text:p>8.1</text:p>
          </table:table-cell>
          <table:table-cell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907.5" calcext:value-type="float">
            <text:p>1907.5</text:p>
          </table:table-cell>
          <table:table-cell table:style-name="ce354" office:value-type="float" office:value="-24.4999999999998" calcext:value-type="float">
            <text:p>-24.5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875.09663420074" calcext:value-type="float">
            <text:p>1875.1</text:p>
          </table:table-cell>
          <table:table-cell table:style-name="ce354" office:value-type="float" office:value="7.90336579926043" calcext:value-type="float">
            <text:p>7.9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3" calcext:value-type="float">
            <text:p>1883</text:p>
          </table:table-cell>
          <table:table-cell table:style-name="ce499" office:value-type="float" office:value="1892.06905079231" calcext:value-type="float">
            <text:p>1892.1</text:p>
          </table:table-cell>
          <table:table-cell table:style-name="ce354" office:value-type="float" office:value="-9.06905079231001" calcext:value-type="float">
            <text:p>-9.07</text:p>
          </table:table-cell>
          <table:table-cell table:number-columns-repeated="977"/>
        </table:table-row>
        <table:table-row table:style-name="ro3">
          <table:table-cell/>
          <table:table-cell table:style-name="ce221" table:formula="of:=[.$C$30]" office:value-type="string" office:string-value="T1_WML" calcext:value-type="string">
            <text:p>T1_WML</text:p>
          </table:table-cell>
          <table:table-cell table:style-name="ce237" office:value-type="float" office:value="0.1415" calcext:value-type="float">
            <text:p>0.14</text:p>
          </table:table-cell>
          <table:table-cell table:style-name="ce97" office:value-type="float" office:value="0.0066449879004804" calcext:value-type="float">
            <text:p>0.01</text:p>
          </table:table-cell>
          <table:table-cell table:style-name="ce162" office:value-type="float" office:value="21.2942449435868" calcext:value-type="float">
            <text:p>21.3</text:p>
          </table:table-cell>
          <table:table-cell table:style-name="ce170" office:value-type="float" office:value="0.00000000521900805352" calcext:value-type="float">
            <text:p>5.2E-09</text:p>
          </table:table-cell>
          <table:table-cell table:style-name="ce41" office:value-type="float" office:value="0.126467993024221" calcext:value-type="float">
            <text:p>0.13</text:p>
          </table:table-cell>
          <table:table-cell table:style-name="ce41" office:value-type="float" office:value="0.156532006975779" calcext:value-type="float">
            <text:p>0.16</text:p>
          </table:table-cell>
          <table:table-cell table:style-name="ce304" office:value-type="float" office:value="0.0150320069757791" calcext:value-type="float">
            <text:p>0.02</text:p>
          </table:table-cell>
          <table:table-cell table:number-columns-repeated="3"/>
          <table:table-cell table:style-name="ce221" table:formula="of:=[.$D$30]" office:value-type="string" office:string-value="TR" calcext:value-type="string">
            <text:p>TR</text:p>
          </table:table-cell>
          <table:table-cell table:style-name="ce366" office:value-type="float" office:value="-221.128845927648" calcext:value-type="float">
            <text:p>-221.1</text:p>
          </table:table-cell>
          <table:table-cell table:style-name="ce368" office:value-type="float" office:value="2.27636130261182" calcext:value-type="float">
            <text:p>2.3</text:p>
          </table:table-cell>
          <table:table-cell table:style-name="ce162" office:value-type="float" office:value="-97.1413657726177" calcext:value-type="float">
            <text:p>-97.1</text:p>
          </table:table-cell>
          <table:table-cell table:style-name="ce170" office:value-type="float" office:value="4.30225194314696E-050" calcext:value-type="float">
            <text:p>4.3E-50</text:p>
          </table:table-cell>
          <table:table-cell table:style-name="ce162" office:value-type="float" office:value="-225.7260508418" calcext:value-type="float">
            <text:p>-225.7</text:p>
          </table:table-cell>
          <table:table-cell table:style-name="ce162" office:value-type="float" office:value="-216.531641013496" calcext:value-type="float">
            <text:p>-216.5</text:p>
          </table:table-cell>
          <table:table-cell table:style-name="ce371" office:value-type="float" office:value="4.59720491415188" calcext:value-type="float">
            <text:p>4.6</text:p>
          </table:table-cell>
          <table:table-cell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65.03333333333" calcext:value-type="float">
            <text:p>2065.0</text:p>
          </table:table-cell>
          <table:table-cell table:style-name="ce354" office:value-type="float" office:value="19.9666666666667" calcext:value-type="float">
            <text:p>19.9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82.33823317533" calcext:value-type="float">
            <text:p>2082.3</text:p>
          </table:table-cell>
          <table:table-cell table:style-name="ce354" office:value-type="float" office:value="2.66176682466539" calcext:value-type="float">
            <text:p>2.66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085" calcext:value-type="float">
            <text:p>2085</text:p>
          </table:table-cell>
          <table:table-cell table:style-name="ce499" office:value-type="float" office:value="2073.31230051395" calcext:value-type="float">
            <text:p>2073.3</text:p>
          </table:table-cell>
          <table:table-cell table:style-name="ce354" office:value-type="float" office:value="11.68769948605" calcext:value-type="float">
            <text:p>11.69</text:p>
          </table:table-cell>
          <table:table-cell table:number-columns-repeated="977"/>
        </table:table-row>
        <table:table-row table:style-name="ro3">
          <table:table-cell table:number-columns-repeated="7"/>
          <table:table-cell table:style-name="ce292"/>
          <table:table-cell table:style-name="ce305"/>
          <table:table-cell table:number-columns-repeated="12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086.96666666667" calcext:value-type="float">
            <text:p>2087.0</text:p>
          </table:table-cell>
          <table:table-cell table:style-name="ce354" office:value-type="float" office:value="19.0333333333333" calcext:value-type="float">
            <text:p>19.0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104.90850185293" calcext:value-type="float">
            <text:p>2104.9</text:p>
          </table:table-cell>
          <table:table-cell table:style-name="ce354" office:value-type="float" office:value="1.09149814706689" calcext:value-type="float">
            <text:p>1.09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06" calcext:value-type="float">
            <text:p>2106</text:p>
          </table:table-cell>
          <table:table-cell table:style-name="ce499" office:value-type="float" office:value="2093.97129535596" calcext:value-type="float">
            <text:p>2094.0</text:p>
          </table:table-cell>
          <table:table-cell table:style-name="ce354" office:value-type="float" office:value="12.0287046440412" calcext:value-type="float">
            <text:p>12.03</text:p>
          </table:table-cell>
          <table:table-cell table:number-columns-repeated="977"/>
        </table:table-row>
        <table:table-row table:style-name="ro3">
          <table:table-cell/>
          <table:table-cell table:style-name="ce222" table:formula="of:=[.$E135] &amp;&quot; [ms] =&quot;" office:value-type="string" office:string-value="T1n [ms] =" calcext:value-type="string">
            <text:p>T1n [ms] =</text:p>
          </table:table-cell>
          <table:table-cell table:style-name="ce238" table:formula="of:=[.$C150]" office:value-type="float" office:value="0.4275" calcext:value-type="float">
            <text:p>0.43</text:p>
          </table:table-cell>
          <table:table-cell table:style-name="ce251" office:value-type="string" calcext:value-type="string">
            <text:p>× T1_WM +</text:p>
          </table:table-cell>
          <table:table-cell table:style-name="ce238" table:formula="of:=[.$C151]" office:value-type="float" office:value="0.1415" calcext:value-type="float">
            <text:p>0.14</text:p>
          </table:table-cell>
          <table:table-cell table:style-name="ce251" office:value-type="string" calcext:value-type="string">
            <text:p>× T1_WML +</text:p>
          </table:table-cell>
          <table:table-cell table:style-name="ce282" table:formula="of:=[.$C149]" office:value-type="float" office:value="-314.241666666667" calcext:value-type="float">
            <text:p>-314</text:p>
          </table:table-cell>
          <table:table-cell table:number-columns-repeated="5"/>
          <table:table-cell table:style-name="ce222" table:formula="of:=[$'IR-Sim GE'.$P135] &amp;&quot; [ms] =&quot;" office:value-type="string" office:string-value="T1n [ms] =" calcext:value-type="string">
            <text:p>T1n [ms] =</text:p>
          </table:table-cell>
          <table:table-cell table:style-name="ce306" table:formula="of:=[$'IR-Sim GE'.N151]" office:value-type="float" office:value="-221.128845927648" calcext:value-type="float">
            <text:p>-221.1</text:p>
          </table:table-cell>
          <table:table-cell table:style-name="ce251" office:value-type="string" calcext:value-type="string">
            <text:p>× ln(TR) +</text:p>
          </table:table-cell>
          <table:table-cell table:style-name="ce306" table:formula="of:=[$'IR-Sim GE'.N150]" office:value-type="float" office:value="207.100077561452" calcext:value-type="float">
            <text:p>207.1</text:p>
          </table:table-cell>
          <table:table-cell table:style-name="ce251" office:value-type="string" calcext:value-type="string">
            <text:p>× ln(T1_L) +</text:p>
          </table:table-cell>
          <table:table-cell table:style-name="ce306" table:formula="of:=[$'IR-Sim GE'.N149]" office:value-type="float" office:value="345.683853301319" calcext:value-type="float">
            <text:p>345.7</text:p>
          </table:table-cell>
          <table:table-cell table:style-name="ce251" office:value-type="string" calcext:value-type="string">
            <text:p>× ln(T1_W) +</text:p>
          </table:table-cell>
          <table:table-cell table:style-name="ce282" table:formula="of:=[$'IR-Sim GE'.N148]" office:value-type="float" office:value="-1595.58713878376" calcext:value-type="float">
            <text:p>-1596</text:p>
          </table:table-cell>
          <table:table-cell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08.9" calcext:value-type="float">
            <text:p>2108.9</text:p>
          </table:table-cell>
          <table:table-cell table:style-name="ce354" office:value-type="float" office:value="21.1000000000004" calcext:value-type="float">
            <text:p>21.1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26.18831719693" calcext:value-type="float">
            <text:p>2126.2</text:p>
          </table:table-cell>
          <table:table-cell table:style-name="ce354" office:value-type="float" office:value="3.81168280307429" calcext:value-type="float">
            <text:p>3.81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0" calcext:value-type="float">
            <text:p>2130</text:p>
          </table:table-cell>
          <table:table-cell table:style-name="ce499" office:value-type="float" office:value="2113.63761156535" calcext:value-type="float">
            <text:p>2113.6</text:p>
          </table:table-cell>
          <table:table-cell table:style-name="ce354" office:value-type="float" office:value="16.3623884346539" calcext:value-type="float">
            <text:p>16.3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66.43333333333" calcext:value-type="float">
            <text:p>2266.4</text:p>
          </table:table-cell>
          <table:table-cell table:style-name="ce354" office:value-type="float" office:value="30.5666666666666" calcext:value-type="float">
            <text:p>30.5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94.6332262275" calcext:value-type="float">
            <text:p>2294.6</text:p>
          </table:table-cell>
          <table:table-cell table:style-name="ce354" office:value-type="float" office:value="2.36677377249725" calcext:value-type="float">
            <text:p>2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297" calcext:value-type="float">
            <text:p>2297</text:p>
          </table:table-cell>
          <table:table-cell table:style-name="ce499" office:value-type="float" office:value="2276.81235040385" calcext:value-type="float">
            <text:p>2276.8</text:p>
          </table:table-cell>
          <table:table-cell table:style-name="ce354" office:value-type="float" office:value="20.1876495961496" calcext:value-type="float">
            <text:p>20.1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288.36666666667" calcext:value-type="float">
            <text:p>2288.4</text:p>
          </table:table-cell>
          <table:table-cell table:style-name="ce354" office:value-type="float" office:value="30.6333333333332" calcext:value-type="float">
            <text:p>30.6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317.2034949051" calcext:value-type="float">
            <text:p>2317.2</text:p>
          </table:table-cell>
          <table:table-cell table:style-name="ce354" office:value-type="float" office:value="1.79650509489875" calcext:value-type="float">
            <text:p>1.8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19" calcext:value-type="float">
            <text:p>2319</text:p>
          </table:table-cell>
          <table:table-cell table:style-name="ce499" office:value-type="float" office:value="2299.49906990653" calcext:value-type="float">
            <text:p>2299.5</text:p>
          </table:table-cell>
          <table:table-cell table:style-name="ce354" office:value-type="float" office:value="19.5009300934739" calcext:value-type="float">
            <text:p>19.5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10.3" calcext:value-type="float">
            <text:p>2310.3</text:p>
          </table:table-cell>
          <table:table-cell table:style-name="ce354" office:value-type="float" office:value="30.6999999999998" calcext:value-type="float">
            <text:p>30.7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38.48331024909" calcext:value-type="float">
            <text:p>2338.5</text:p>
          </table:table-cell>
          <table:table-cell table:style-name="ce354" office:value-type="float" office:value="2.51668975090615" calcext:value-type="float">
            <text:p>2.52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41" calcext:value-type="float">
            <text:p>2341</text:p>
          </table:table-cell>
          <table:table-cell table:style-name="ce499" office:value-type="float" office:value="2321.09567723934" calcext:value-type="float">
            <text:p>2321.1</text:p>
          </table:table-cell>
          <table:table-cell table:style-name="ce354" office:value-type="float" office:value="19.9043227606644" calcext:value-type="float">
            <text:p>19.9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67.83333333333" calcext:value-type="float">
            <text:p>2467.8</text:p>
          </table:table-cell>
          <table:table-cell table:style-name="ce354" office:value-type="float" office:value="11.166666666667" calcext:value-type="float">
            <text:p>11.1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78.53151393688" calcext:value-type="float">
            <text:p>2478.5</text:p>
          </table:table-cell>
          <table:table-cell table:style-name="ce354" office:value-type="float" office:value="0.468486063120508" calcext:value-type="float">
            <text:p>0.4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479" calcext:value-type="float">
            <text:p>2479</text:p>
          </table:table-cell>
          <table:table-cell table:style-name="ce499" office:value-type="float" office:value="2469.16840152334" calcext:value-type="float">
            <text:p>2469.2</text:p>
          </table:table-cell>
          <table:table-cell table:style-name="ce354" office:value-type="float" office:value="9.83159847666411" calcext:value-type="float">
            <text:p>9.8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489.76666666667" calcext:value-type="float">
            <text:p>2489.8</text:p>
          </table:table-cell>
          <table:table-cell table:style-name="ce354" office:value-type="float" office:value="11.2333333333336" calcext:value-type="float">
            <text:p>11.2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501.10178261448" calcext:value-type="float">
            <text:p>2501.1</text:p>
          </table:table-cell>
          <table:table-cell table:style-name="ce354" office:value-type="float" office:value="-0.101782614477997" calcext:value-type="float">
            <text:p>-0.1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01" calcext:value-type="float">
            <text:p>2501</text:p>
          </table:table-cell>
          <table:table-cell table:style-name="ce499" office:value-type="float" office:value="2493.7718041359" calcext:value-type="float">
            <text:p>2493.8</text:p>
          </table:table-cell>
          <table:table-cell table:style-name="ce354" office:value-type="float" office:value="7.22819586410196" calcext:value-type="float">
            <text:p>7.2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11.7" calcext:value-type="float">
            <text:p>2511.7</text:p>
          </table:table-cell>
          <table:table-cell table:style-name="ce354" office:value-type="float" office:value="10.3000000000002" calcext:value-type="float">
            <text:p>10.3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22.38159795847" calcext:value-type="float">
            <text:p>2522.4</text:p>
          </table:table-cell>
          <table:table-cell table:style-name="ce354" office:value-type="float" office:value="-0.381597958472412" calcext:value-type="float">
            <text:p>-0.3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22" calcext:value-type="float">
            <text:p>2522</text:p>
          </table:table-cell>
          <table:table-cell table:style-name="ce499" office:value-type="float" office:value="2517.19299666273" calcext:value-type="float">
            <text:p>2517.2</text:p>
          </table:table-cell>
          <table:table-cell table:style-name="ce354" office:value-type="float" office:value="4.80700333727054" calcext:value-type="float">
            <text:p>4.81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69.23333333333" calcext:value-type="float">
            <text:p>2669.2</text:p>
          </table:table-cell>
          <table:table-cell table:style-name="ce354" office:value-type="float" office:value="-33.2333333333336" calcext:value-type="float">
            <text:p>-33.2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40.74129961123" calcext:value-type="float">
            <text:p>2640.7</text:p>
          </table:table-cell>
          <table:table-cell table:style-name="ce354" office:value-type="float" office:value="-4.7412996112289" calcext:value-type="float">
            <text:p>-4.74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36" calcext:value-type="float">
            <text:p>2636</text:p>
          </table:table-cell>
          <table:table-cell table:style-name="ce499" office:value-type="float" office:value="2652.28393526466" calcext:value-type="float">
            <text:p>2652.3</text:p>
          </table:table-cell>
          <table:table-cell table:style-name="ce354" office:value-type="float" office:value="-16.2839352646615" calcext:value-type="float">
            <text:p>-16.2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91.16666666667" calcext:value-type="float">
            <text:p>2691.2</text:p>
          </table:table-cell>
          <table:table-cell table:style-name="ce354" office:value-type="float" office:value="-36.166666666667" calcext:value-type="float">
            <text:p>-36.1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63.31156828883" calcext:value-type="float">
            <text:p>2663.3</text:p>
          </table:table-cell>
          <table:table-cell table:style-name="ce354" office:value-type="float" office:value="-8.31156828883104" calcext:value-type="float">
            <text:p>-8.31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55" calcext:value-type="float">
            <text:p>2655</text:p>
          </table:table-cell>
          <table:table-cell table:style-name="ce499" office:value-type="float" office:value="2678.71194619412" calcext:value-type="float">
            <text:p>2678.7</text:p>
          </table:table-cell>
          <table:table-cell table:style-name="ce354" office:value-type="float" office:value="-23.7119461941211" calcext:value-type="float">
            <text:p>-23.71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713.1" calcext:value-type="float">
            <text:p>2713.1</text:p>
          </table:table-cell>
          <table:table-cell table:style-name="ce354" office:value-type="float" office:value="-36.0999999999995" calcext:value-type="float">
            <text:p>-36.10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684.59138363282" calcext:value-type="float">
            <text:p>2684.6</text:p>
          </table:table-cell>
          <table:table-cell table:style-name="ce354" office:value-type="float" office:value="-7.59138363282182" calcext:value-type="float">
            <text:p>-7.59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200" calcext:value-type="float">
            <text:p>12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7" calcext:value-type="float">
            <text:p>2677</text:p>
          </table:table-cell>
          <table:table-cell table:style-name="ce499" office:value-type="float" office:value="2703.87007337789" calcext:value-type="float">
            <text:p>2703.9</text:p>
          </table:table-cell>
          <table:table-cell table:style-name="ce354" office:value-type="float" office:value="-26.8700733778874" calcext:value-type="float">
            <text:p>-26.8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96.2" calcext:value-type="float">
            <text:p>1896.2</text:p>
          </table:table-cell>
          <table:table-cell table:style-name="ce354" office:value-type="float" office:value="-33.2" calcext:value-type="float">
            <text:p>-33.2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66.09540243229" calcext:value-type="float">
            <text:p>1866.1</text:p>
          </table:table-cell>
          <table:table-cell table:style-name="ce354" office:value-type="float" office:value="-3.09540243228912" calcext:value-type="float">
            <text:p>-3.1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63" calcext:value-type="float">
            <text:p>1863</text:p>
          </table:table-cell>
          <table:table-cell table:style-name="ce499" office:value-type="float" office:value="1884.09447943022" calcext:value-type="float">
            <text:p>1884.1</text:p>
          </table:table-cell>
          <table:table-cell table:style-name="ce354" office:value-type="float" office:value="-21.0944794302236" calcext:value-type="float">
            <text:p>-21.0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918.13333333333" calcext:value-type="float">
            <text:p>1918.1</text:p>
          </table:table-cell>
          <table:table-cell table:style-name="ce354" office:value-type="float" office:value="-33.1333333333334" calcext:value-type="float">
            <text:p>-33.1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888.66567110989" calcext:value-type="float">
            <text:p>1888.7</text:p>
          </table:table-cell>
          <table:table-cell table:style-name="ce354" office:value-type="float" office:value="-3.66567110988763" calcext:value-type="float">
            <text:p>-3.6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85" calcext:value-type="float">
            <text:p>1885</text:p>
          </table:table-cell>
          <table:table-cell table:style-name="ce499" office:value-type="float" office:value="1902.86806126001" calcext:value-type="float">
            <text:p>1902.9</text:p>
          </table:table-cell>
          <table:table-cell table:style-name="ce354" office:value-type="float" office:value="-17.8680612600108" calcext:value-type="float">
            <text:p>-17.8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40.06666666667" calcext:value-type="float">
            <text:p>1940.1</text:p>
          </table:table-cell>
          <table:table-cell table:style-name="ce354" office:value-type="float" office:value="-32.0666666666666" calcext:value-type="float">
            <text:p>-32.0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09.94548645388" calcext:value-type="float">
            <text:p>1909.9</text:p>
          </table:table-cell>
          <table:table-cell table:style-name="ce354" office:value-type="float" office:value="-1.9454864538784" calcext:value-type="float">
            <text:p>-1.95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08" calcext:value-type="float">
            <text:p>1908</text:p>
          </table:table-cell>
          <table:table-cell table:style-name="ce499" office:value-type="float" office:value="1920.73955982376" calcext:value-type="float">
            <text:p>1920.7</text:p>
          </table:table-cell>
          <table:table-cell table:style-name="ce354" office:value-type="float" office:value="-12.7395598237599" calcext:value-type="float">
            <text:p>-12.7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097.6" calcext:value-type="float">
            <text:p>2097.6</text:p>
          </table:table-cell>
          <table:table-cell table:style-name="ce354" office:value-type="float" office:value="18.4000000000001" calcext:value-type="float">
            <text:p>18.4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117.18708542848" calcext:value-type="float">
            <text:p>2117.2</text:p>
          </table:table-cell>
          <table:table-cell table:style-name="ce354" office:value-type="float" office:value="-1.18708542847526" calcext:value-type="float">
            <text:p>-1.19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16" calcext:value-type="float">
            <text:p>2116</text:p>
          </table:table-cell>
          <table:table-cell table:style-name="ce499" office:value-type="float" office:value="2104.72918723487" calcext:value-type="float">
            <text:p>2104.7</text:p>
          </table:table-cell>
          <table:table-cell table:style-name="ce354" office:value-type="float" office:value="11.2708127651295" calcext:value-type="float">
            <text:p>11.2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19.53333333333" calcext:value-type="float">
            <text:p>2119.5</text:p>
          </table:table-cell>
          <table:table-cell table:style-name="ce354" office:value-type="float" office:value="18.4666666666667" calcext:value-type="float">
            <text:p>18.4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39.75735410607" calcext:value-type="float">
            <text:p>2139.8</text:p>
          </table:table-cell>
          <table:table-cell table:style-name="ce354" office:value-type="float" office:value="-1.75735410607376" calcext:value-type="float">
            <text:p>-1.7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38" calcext:value-type="float">
            <text:p>2138</text:p>
          </table:table-cell>
          <table:table-cell table:style-name="ce499" office:value-type="float" office:value="2125.70122768055" calcext:value-type="float">
            <text:p>2125.7</text:p>
          </table:table-cell>
          <table:table-cell table:style-name="ce354" office:value-type="float" office:value="12.2987723194483" calcext:value-type="float">
            <text:p>12.3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41.46666666667" calcext:value-type="float">
            <text:p>2141.5</text:p>
          </table:table-cell>
          <table:table-cell table:style-name="ce354" office:value-type="float" office:value="17.5333333333338" calcext:value-type="float">
            <text:p>17.5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61.03716945006" calcext:value-type="float">
            <text:p>2161.0</text:p>
          </table:table-cell>
          <table:table-cell table:style-name="ce354" office:value-type="float" office:value="-2.03716945006454" calcext:value-type="float">
            <text:p>-2.04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59" calcext:value-type="float">
            <text:p>2159</text:p>
          </table:table-cell>
          <table:table-cell table:style-name="ce499" office:value-type="float" office:value="2145.66554744127" calcext:value-type="float">
            <text:p>2145.7</text:p>
          </table:table-cell>
          <table:table-cell table:style-name="ce354" office:value-type="float" office:value="13.3344525587299" calcext:value-type="float">
            <text:p>13.3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299" calcext:value-type="float">
            <text:p>2299.0</text:p>
          </table:table-cell>
          <table:table-cell table:style-name="ce354" office:value-type="float" office:value="32" calcext:value-type="float">
            <text:p>32.0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329.48207848064" calcext:value-type="float">
            <text:p>2329.5</text:p>
          </table:table-cell>
          <table:table-cell table:style-name="ce354" office:value-type="float" office:value="1.51792151935661" calcext:value-type="float">
            <text:p>1.5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31" calcext:value-type="float">
            <text:p>2331</text:p>
          </table:table-cell>
          <table:table-cell table:style-name="ce499" office:value-type="float" office:value="2311.3128719508" calcext:value-type="float">
            <text:p>2311.3</text:p>
          </table:table-cell>
          <table:table-cell table:style-name="ce354" office:value-type="float" office:value="19.6871280492051" calcext:value-type="float">
            <text:p>19.69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20.93333333333" calcext:value-type="float">
            <text:p>2320.9</text:p>
          </table:table-cell>
          <table:table-cell table:style-name="ce354" office:value-type="float" office:value="31.0666666666666" calcext:value-type="float">
            <text:p>31.0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52.05234715824" calcext:value-type="float">
            <text:p>2352.1</text:p>
          </table:table-cell>
          <table:table-cell table:style-name="ce354" office:value-type="float" office:value="-0.0523471582419006" calcext:value-type="float">
            <text:p>-0.0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52" calcext:value-type="float">
            <text:p>2352</text:p>
          </table:table-cell>
          <table:table-cell table:style-name="ce499" office:value-type="float" office:value="2334.34336315468" calcext:value-type="float">
            <text:p>2334.3</text:p>
          </table:table-cell>
          <table:table-cell table:style-name="ce354" office:value-type="float" office:value="17.6566368453191" calcext:value-type="float">
            <text:p>17.6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42.86666666667" calcext:value-type="float">
            <text:p>2342.9</text:p>
          </table:table-cell>
          <table:table-cell table:style-name="ce354" office:value-type="float" office:value="32.1333333333332" calcext:value-type="float">
            <text:p>32.1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73.33216250223" calcext:value-type="float">
            <text:p>2373.3</text:p>
          </table:table-cell>
          <table:table-cell table:style-name="ce354" office:value-type="float" office:value="1.66783749776732" calcext:value-type="float">
            <text:p>1.6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75" calcext:value-type="float">
            <text:p>2375</text:p>
          </table:table-cell>
          <table:table-cell table:style-name="ce499" office:value-type="float" office:value="2356.26722372665" calcext:value-type="float">
            <text:p>2356.3</text:p>
          </table:table-cell>
          <table:table-cell table:style-name="ce354" office:value-type="float" office:value="18.7327762733503" calcext:value-type="float">
            <text:p>18.7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00.4" calcext:value-type="float">
            <text:p>2500.4</text:p>
          </table:table-cell>
          <table:table-cell table:style-name="ce354" office:value-type="float" office:value="15.6000000000004" calcext:value-type="float">
            <text:p>15.6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13.38036619002" calcext:value-type="float">
            <text:p>2513.4</text:p>
          </table:table-cell>
          <table:table-cell table:style-name="ce354" office:value-type="float" office:value="2.61963380997986" calcext:value-type="float">
            <text:p>2.6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16" calcext:value-type="float">
            <text:p>2516</text:p>
          </table:table-cell>
          <table:table-cell table:style-name="ce499" office:value-type="float" office:value="2506.58369296125" calcext:value-type="float">
            <text:p>2506.6</text:p>
          </table:table-cell>
          <table:table-cell table:style-name="ce354" office:value-type="float" office:value="9.41630703875308" calcext:value-type="float">
            <text:p>9.4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22.33333333333" calcext:value-type="float">
            <text:p>2522.3</text:p>
          </table:table-cell>
          <table:table-cell table:style-name="ce354" office:value-type="float" office:value="14.666666666667" calcext:value-type="float">
            <text:p>14.67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35.95063486762" calcext:value-type="float">
            <text:p>2536.0</text:p>
          </table:table-cell>
          <table:table-cell table:style-name="ce354" office:value-type="float" office:value="1.04936513238135" calcext:value-type="float">
            <text:p>1.0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37" calcext:value-type="float">
            <text:p>2537</text:p>
          </table:table-cell>
          <table:table-cell table:style-name="ce499" office:value-type="float" office:value="2531.55991076071" calcext:value-type="float">
            <text:p>2531.6</text:p>
          </table:table-cell>
          <table:table-cell table:style-name="ce354" office:value-type="float" office:value="5.44008923928868" calcext:value-type="float">
            <text:p>5.4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44.26666666667" calcext:value-type="float">
            <text:p>2544.3</text:p>
          </table:table-cell>
          <table:table-cell table:style-name="ce354" office:value-type="float" office:value="14.7333333333336" calcext:value-type="float">
            <text:p>14.7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57.23045021161" calcext:value-type="float">
            <text:p>2557.2</text:p>
          </table:table-cell>
          <table:table-cell table:style-name="ce354" office:value-type="float" office:value="1.76954978839058" calcext:value-type="float">
            <text:p>1.7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9" calcext:value-type="float">
            <text:p>2559</text:p>
          </table:table-cell>
          <table:table-cell table:style-name="ce499" office:value-type="float" office:value="2555.33600445333" calcext:value-type="float">
            <text:p>2555.3</text:p>
          </table:table-cell>
          <table:table-cell table:style-name="ce354" office:value-type="float" office:value="3.66399554667214" calcext:value-type="float">
            <text:p>3.6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701.8" calcext:value-type="float">
            <text:p>2701.8</text:p>
          </table:table-cell>
          <table:table-cell table:style-name="ce354" office:value-type="float" office:value="-29.8000000000002" calcext:value-type="float">
            <text:p>-29.80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675.59015186437" calcext:value-type="float">
            <text:p>2675.6</text:p>
          </table:table-cell>
          <table:table-cell table:style-name="ce354" office:value-type="float" office:value="-3.59015186436955" calcext:value-type="float">
            <text:p>-3.59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72" calcext:value-type="float">
            <text:p>2672</text:p>
          </table:table-cell>
          <table:table-cell table:style-name="ce499" office:value-type="float" office:value="2692.47397509863" calcext:value-type="float">
            <text:p>2692.5</text:p>
          </table:table-cell>
          <table:table-cell table:style-name="ce354" office:value-type="float" office:value="-20.4739750986346" calcext:value-type="float">
            <text:p>-20.4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723.73333333333" calcext:value-type="float">
            <text:p>2723.7</text:p>
          </table:table-cell>
          <table:table-cell table:style-name="ce354" office:value-type="float" office:value="-30.7333333333336" calcext:value-type="float">
            <text:p>-30.73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698.16042054197" calcext:value-type="float">
            <text:p>2698.2</text:p>
          </table:table-cell>
          <table:table-cell table:style-name="ce354" office:value-type="float" office:value="-5.16042054196805" calcext:value-type="float">
            <text:p>-5.1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693" calcext:value-type="float">
            <text:p>2693</text:p>
          </table:table-cell>
          <table:table-cell table:style-name="ce499" office:value-type="float" office:value="2719.30244949201" calcext:value-type="float">
            <text:p>2719.3</text:p>
          </table:table-cell>
          <table:table-cell table:style-name="ce354" office:value-type="float" office:value="-26.302449492006" calcext:value-type="float">
            <text:p>-26.3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45.66666666667" calcext:value-type="float">
            <text:p>2745.7</text:p>
          </table:table-cell>
          <table:table-cell table:style-name="ce354" office:value-type="float" office:value="-32.666666666667" calcext:value-type="float">
            <text:p>-32.6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19.44023588596" calcext:value-type="float">
            <text:p>2719.4</text:p>
          </table:table-cell>
          <table:table-cell table:style-name="ce354" office:value-type="float" office:value="-6.44023588596247" calcext:value-type="float">
            <text:p>-6.44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400" calcext:value-type="float">
            <text:p>14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13" calcext:value-type="float">
            <text:p>2713</text:p>
          </table:table-cell>
          <table:table-cell table:style-name="ce499" office:value-type="float" office:value="2744.84179760021" calcext:value-type="float">
            <text:p>2744.8</text:p>
          </table:table-cell>
          <table:table-cell table:style-name="ce354" office:value-type="float" office:value="-31.8417976002065" calcext:value-type="float">
            <text:p>-31.8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928.76666666667" calcext:value-type="float">
            <text:p>1928.8</text:p>
          </table:table-cell>
          <table:table-cell table:style-name="ce354" office:value-type="float" office:value="-38.7666666666667" calcext:value-type="float">
            <text:p>-38.7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896.28285134878" calcext:value-type="float">
            <text:p>1896.3</text:p>
          </table:table-cell>
          <table:table-cell table:style-name="ce354" office:value-type="float" office:value="-6.28285134878024" calcext:value-type="float">
            <text:p>-6.28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890" calcext:value-type="float">
            <text:p>1890</text:p>
          </table:table-cell>
          <table:table-cell table:style-name="ce499" office:value-type="float" office:value="1908.80040806273" calcext:value-type="float">
            <text:p>1908.8</text:p>
          </table:table-cell>
          <table:table-cell table:style-name="ce354" office:value-type="float" office:value="-18.8004080627309" calcext:value-type="float">
            <text:p>-18.8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50.7" calcext:value-type="float">
            <text:p>1950.7</text:p>
          </table:table-cell>
          <table:table-cell table:style-name="ce354" office:value-type="float" office:value="-37.7" calcext:value-type="float">
            <text:p>-37.7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18.85312002638" calcext:value-type="float">
            <text:p>1918.9</text:p>
          </table:table-cell>
          <table:table-cell table:style-name="ce354" office:value-type="float" office:value="-5.85312002637875" calcext:value-type="float">
            <text:p>-5.8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13" calcext:value-type="float">
            <text:p>1913</text:p>
          </table:table-cell>
          <table:table-cell table:style-name="ce499" office:value-type="float" office:value="1927.82016585552" calcext:value-type="float">
            <text:p>1927.8</text:p>
          </table:table-cell>
          <table:table-cell table:style-name="ce354" office:value-type="float" office:value="-14.8201658555213" calcext:value-type="float">
            <text:p>-14.8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51719319141624" calcext:value-type="float">
            <text:p>8.51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72.63333333333" calcext:value-type="float">
            <text:p>1972.6</text:p>
          </table:table-cell>
          <table:table-cell table:style-name="ce354" office:value-type="float" office:value="-39.6333333333332" calcext:value-type="float">
            <text:p>-39.6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40.13293537037" calcext:value-type="float">
            <text:p>1940.1</text:p>
          </table:table-cell>
          <table:table-cell table:style-name="ce354" office:value-type="float" office:value="-7.13293537037134" calcext:value-type="float">
            <text:p>-7.1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5000" calcext:value-type="float">
            <text:p>5000</text:p>
          </table:table-cell>
          <table:table-cell table:style-name="ce253" office:value-type="float" office:value="1933" calcext:value-type="float">
            <text:p>1933</text:p>
          </table:table-cell>
          <table:table-cell table:style-name="ce499" office:value-type="float" office:value="1945.92601146125" calcext:value-type="float">
            <text:p>1945.9</text:p>
          </table:table-cell>
          <table:table-cell table:style-name="ce354" office:value-type="float" office:value="-12.9260114612541" calcext:value-type="float">
            <text:p>-12.93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30.16666666667" calcext:value-type="float">
            <text:p>2130.2</text:p>
          </table:table-cell>
          <table:table-cell table:style-name="ce354" office:value-type="float" office:value="14.8333333333335" calcext:value-type="float">
            <text:p>14.8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47.37453434497" calcext:value-type="float">
            <text:p>2147.4</text:p>
          </table:table-cell>
          <table:table-cell table:style-name="ce354" office:value-type="float" office:value="-2.37453434496638" calcext:value-type="float">
            <text:p>-2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45" calcext:value-type="float">
            <text:p>2145</text:p>
          </table:table-cell>
          <table:table-cell table:style-name="ce499" office:value-type="float" office:value="2132.32827510349" calcext:value-type="float">
            <text:p>2132.3</text:p>
          </table:table-cell>
          <table:table-cell table:style-name="ce354" office:value-type="float" office:value="12.6717248965078" calcext:value-type="float">
            <text:p>12.67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52.1" calcext:value-type="float">
            <text:p>2152.1</text:p>
          </table:table-cell>
          <table:table-cell table:style-name="ce354" office:value-type="float" office:value="14.9000000000001" calcext:value-type="float">
            <text:p>14.9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69.94480302256" calcext:value-type="float">
            <text:p>2169.9</text:p>
          </table:table-cell>
          <table:table-cell table:style-name="ce354" office:value-type="float" office:value="-2.94480302256488" calcext:value-type="float">
            <text:p>-2.94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67" calcext:value-type="float">
            <text:p>2167</text:p>
          </table:table-cell>
          <table:table-cell table:style-name="ce499" office:value-type="float" office:value="2153.57531966398" calcext:value-type="float">
            <text:p>2153.6</text:p>
          </table:table-cell>
          <table:table-cell table:style-name="ce354" office:value-type="float" office:value="13.4246803360197" calcext:value-type="float">
            <text:p>13.42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69951474821019" calcext:value-type="float">
            <text:p>8.700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74.03333333333" calcext:value-type="float">
            <text:p>2174.0</text:p>
          </table:table-cell>
          <table:table-cell table:style-name="ce354" office:value-type="float" office:value="15.9666666666672" calcext:value-type="float">
            <text:p>15.9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91.22461836656" calcext:value-type="float">
            <text:p>2191.2</text:p>
          </table:table-cell>
          <table:table-cell table:style-name="ce354" office:value-type="float" office:value="-1.22461836655748" calcext:value-type="float">
            <text:p>-1.22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6000" calcext:value-type="float">
            <text:p>6000</text:p>
          </table:table-cell>
          <table:table-cell table:style-name="ce253" office:value-type="float" office:value="2190" calcext:value-type="float">
            <text:p>2190</text:p>
          </table:table-cell>
          <table:table-cell table:style-name="ce499" office:value-type="float" office:value="2173.80142940635" calcext:value-type="float">
            <text:p>2173.8</text:p>
          </table:table-cell>
          <table:table-cell table:style-name="ce354" office:value-type="float" office:value="16.1985705936468" calcext:value-type="float">
            <text:p>16.20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31.56666666667" calcext:value-type="float">
            <text:p>2331.6</text:p>
          </table:table-cell>
          <table:table-cell table:style-name="ce354" office:value-type="float" office:value="31.4333333333334" calcext:value-type="float">
            <text:p>31.4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59.66952739713" calcext:value-type="float">
            <text:p>2359.7</text:p>
          </table:table-cell>
          <table:table-cell table:style-name="ce354" office:value-type="float" office:value="3.33047260286548" calcext:value-type="float">
            <text:p>3.3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63" calcext:value-type="float">
            <text:p>2363</text:p>
          </table:table-cell>
          <table:table-cell table:style-name="ce499" office:value-type="float" office:value="2341.62086949829" calcext:value-type="float">
            <text:p>2341.6</text:p>
          </table:table-cell>
          <table:table-cell table:style-name="ce354" office:value-type="float" office:value="21.3791305017148" calcext:value-type="float">
            <text:p>21.3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53.5" calcext:value-type="float">
            <text:p>2353.5</text:p>
          </table:table-cell>
          <table:table-cell table:style-name="ce354" office:value-type="float" office:value="33.5" calcext:value-type="float">
            <text:p>33.5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82.23979607473" calcext:value-type="float">
            <text:p>2382.2</text:p>
          </table:table-cell>
          <table:table-cell table:style-name="ce354" office:value-type="float" office:value="4.76020392526698" calcext:value-type="float">
            <text:p>4.7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387" calcext:value-type="float">
            <text:p>2387</text:p>
          </table:table-cell>
          <table:table-cell table:style-name="ce499" office:value-type="float" office:value="2364.95335706078" calcext:value-type="float">
            <text:p>2365.0</text:p>
          </table:table-cell>
          <table:table-cell table:style-name="ce354" office:value-type="float" office:value="22.0466429392241" calcext:value-type="float">
            <text:p>22.0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85366542803745" calcext:value-type="float">
            <text:p>8.854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375.43333333333" calcext:value-type="float">
            <text:p>2375.4</text:p>
          </table:table-cell>
          <table:table-cell table:style-name="ce354" office:value-type="float" office:value="33.5666666666666" calcext:value-type="float">
            <text:p>33.5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403.51961141872" calcext:value-type="float">
            <text:p>2403.5</text:p>
          </table:table-cell>
          <table:table-cell table:style-name="ce354" office:value-type="float" office:value="5.4803885812762" calcext:value-type="float">
            <text:p>5.4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7000" calcext:value-type="float">
            <text:p>7000</text:p>
          </table:table-cell>
          <table:table-cell table:style-name="ce253" office:value-type="float" office:value="2409" calcext:value-type="float">
            <text:p>2409</text:p>
          </table:table-cell>
          <table:table-cell table:style-name="ce499" office:value-type="float" office:value="2387.16470286268" calcext:value-type="float">
            <text:p>2387.2</text:p>
          </table:table-cell>
          <table:table-cell table:style-name="ce354" office:value-type="float" office:value="21.8352971373192" calcext:value-type="float">
            <text:p>21.8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32.96666666667" calcext:value-type="float">
            <text:p>2533.0</text:p>
          </table:table-cell>
          <table:table-cell table:style-name="ce354" office:value-type="float" office:value="17.0333333333338" calcext:value-type="float">
            <text:p>17.0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43.56781510651" calcext:value-type="float">
            <text:p>2543.6</text:p>
          </table:table-cell>
          <table:table-cell table:style-name="ce354" office:value-type="float" office:value="6.43218489348874" calcext:value-type="float">
            <text:p>6.43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50" calcext:value-type="float">
            <text:p>2550</text:p>
          </table:table-cell>
          <table:table-cell table:style-name="ce499" office:value-type="float" office:value="2539.45225582038" calcext:value-type="float">
            <text:p>2539.5</text:p>
          </table:table-cell>
          <table:table-cell table:style-name="ce354" office:value-type="float" office:value="10.5477441796152" calcext:value-type="float">
            <text:p>10.55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54.9" calcext:value-type="float">
            <text:p>2554.9</text:p>
          </table:table-cell>
          <table:table-cell table:style-name="ce354" office:value-type="float" office:value="17.1000000000004" calcext:value-type="float">
            <text:p>17.1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66.13808378411" calcext:value-type="float">
            <text:p>2566.1</text:p>
          </table:table-cell>
          <table:table-cell table:style-name="ce354" office:value-type="float" office:value="5.86191621589023" calcext:value-type="float">
            <text:p>5.86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72" calcext:value-type="float">
            <text:p>2572</text:p>
          </table:table-cell>
          <table:table-cell table:style-name="ce499" office:value-type="float" office:value="2564.75598408241" calcext:value-type="float">
            <text:p>2564.8</text:p>
          </table:table-cell>
          <table:table-cell table:style-name="ce354" office:value-type="float" office:value="7.2440159175917" calcext:value-type="float">
            <text:p>7.24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8.98719682066197" calcext:value-type="float">
            <text:p>8.987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76.83333333333" calcext:value-type="float">
            <text:p>2576.8</text:p>
          </table:table-cell>
          <table:table-cell table:style-name="ce354" office:value-type="float" office:value="17.166666666667" calcext:value-type="float">
            <text:p>17.1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87.4178991281" calcext:value-type="float">
            <text:p>2587.4</text:p>
          </table:table-cell>
          <table:table-cell table:style-name="ce354" office:value-type="float" office:value="6.58210087189582" calcext:value-type="float">
            <text:p>6.58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8000" calcext:value-type="float">
            <text:p>8000</text:p>
          </table:table-cell>
          <table:table-cell table:style-name="ce253" office:value-type="float" office:value="2594" calcext:value-type="float">
            <text:p>2594</text:p>
          </table:table-cell>
          <table:table-cell table:style-name="ce499" office:value-type="float" office:value="2588.84385113902" calcext:value-type="float">
            <text:p>2588.8</text:p>
          </table:table-cell>
          <table:table-cell table:style-name="ce354" office:value-type="float" office:value="5.15614886098365" calcext:value-type="float">
            <text:p>5.1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34.36666666667" calcext:value-type="float">
            <text:p>2734.4</text:p>
          </table:table-cell>
          <table:table-cell table:style-name="ce354" office:value-type="float" office:value="-26.3666666666668" calcext:value-type="float">
            <text:p>-26.37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05.77760078086" calcext:value-type="float">
            <text:p>2705.8</text:p>
          </table:table-cell>
          <table:table-cell table:style-name="ce354" office:value-type="float" office:value="2.22239921913933" calcext:value-type="float">
            <text:p>2.22</text:p>
          </table:table-cell>
          <table:table-cell table:number-columns-repeated="3"/>
          <table:table-cell table:style-name="ce253" office:value-type="float" office:value="800" calcext:value-type="float">
            <text:p>8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08" calcext:value-type="float">
            <text:p>2708</text:p>
          </table:table-cell>
          <table:table-cell table:style-name="ce499" office:value-type="float" office:value="2727.78009727027" calcext:value-type="float">
            <text:p>2727.8</text:p>
          </table:table-cell>
          <table:table-cell table:style-name="ce354" office:value-type="float" office:value="-19.7800972702712" calcext:value-type="float">
            <text:p>-19.78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56.3" calcext:value-type="float">
            <text:p>2756.3</text:p>
          </table:table-cell>
          <table:table-cell table:style-name="ce354" office:value-type="float" office:value="-27.3000000000002" calcext:value-type="float">
            <text:p>-27.30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28.34786945846" calcext:value-type="float">
            <text:p>2728.3</text:p>
          </table:table-cell>
          <table:table-cell table:style-name="ce354" office:value-type="float" office:value="0.65213054153719" calcext:value-type="float">
            <text:p>0.6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29" calcext:value-type="float">
            <text:p>2729</text:p>
          </table:table-cell>
          <table:table-cell table:style-name="ce499" office:value-type="float" office:value="2754.96037056806" calcext:value-type="float">
            <text:p>2755.0</text:p>
          </table:table-cell>
          <table:table-cell table:style-name="ce354" office:value-type="float" office:value="-25.9603705680597" calcext:value-type="float">
            <text:p>-25.96</text:p>
          </table:table-cell>
          <table:table-cell table:number-columns-repeated="977"/>
        </table:table-row>
        <table:table-row table:style-name="ro3">
          <table:table-cell table:number-columns-repeated="21"/>
          <table:table-cell table:style-name="ce492" office:value-type="float" office:value="9.10497985631836" calcext:value-type="float">
            <text:p>9.105</text:p>
          </table:table-cell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78.23333333333" calcext:value-type="float">
            <text:p>2778.2</text:p>
          </table:table-cell>
          <table:table-cell table:style-name="ce354" office:value-type="float" office:value="-27.2333333333336" calcext:value-type="float">
            <text:p>-27.23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49.62768480245" calcext:value-type="float">
            <text:p>2749.6</text:p>
          </table:table-cell>
          <table:table-cell table:style-name="ce354" office:value-type="float" office:value="1.37231519754641" calcext:value-type="float">
            <text:p>1.37</text:p>
          </table:table-cell>
          <table:table-cell table:number-columns-repeated="3"/>
          <table:table-cell table:style-name="ce253" office:value-type="float" office:value="900" calcext:value-type="float">
            <text:p>90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 office:value-type="float" office:value="9000" calcext:value-type="float">
            <text:p>9000</text:p>
          </table:table-cell>
          <table:table-cell table:style-name="ce253" office:value-type="float" office:value="2751" calcext:value-type="float">
            <text:p>2751</text:p>
          </table:table-cell>
          <table:table-cell table:style-name="ce499" office:value-type="float" office:value="2780.8346134061" calcext:value-type="float">
            <text:p>2780.8</text:p>
          </table:table-cell>
          <table:table-cell table:style-name="ce354" office:value-type="float" office:value="-29.8346134061003" calcext:value-type="float">
            <text:p>-29.83</text:p>
          </table:table-cell>
          <table:table-cell table:number-columns-repeated="977"/>
        </table:table-row>
        <table:named-expressions>
          <table:named-range table:name="GE_T1nsim" table:base-cell-address="$'IR-Sim GE'.$AI$33" table:cell-range-address="$'IR-Sim GE'.$P$46:.$P$90"/>
          <table:named-range table:name="GE_TI1sim" table:base-cell-address="$'IR-Sim GE'.$AI$33" table:cell-range-address="$'IR-Sim GE'.$Q$46:.$Q$90"/>
          <table:named-range table:name="GE_TI2sim" table:base-cell-address="$'IR-Sim GE'.$AI$33" table:cell-range-address="$'IR-Sim GE'.$R$46:.$R$90"/>
          <table:named-range table:name="GE_x2sim" table:base-cell-address="$'IR-Sim GE'.$AI$33" table:cell-range-address="$'IR-Sim GE'.$B$67:.$C$78"/>
          <table:named-range table:name="GE_x3demo" table:base-cell-address="$'IR-Sim GE'.$AI$33" table:cell-range-address="$'IR-Sim GE'.$M$69:.$O$73"/>
          <table:named-range table:name="GE_x3plot" table:base-cell-address="$'IR-Sim GE'.$AI$33" table:cell-range-address="$'IR-Sim GE'.$M$31:.$O$90"/>
          <table:named-range table:name="GE_x3sim" table:base-cell-address="$'IR-Sim GE'.$AI$33" table:cell-range-address="$'IR-Sim GE'.$M$46:.$O$90"/>
        </table:named-expressions>
        <calcext:conditional-formats>
          <calcext:conditional-format calcext:target-range-address="'IR-Sim GE'.AB133:'IR-Sim GE'.AB192 'IR-Sim GE'.AK133:'IR-Sim GE'.AK192 'IR-Sim GE'.AT133:'IR-Sim GE'.AT192">
            <calcext:condition calcext:apply-style-name="Error" calcext:value="not-between(-15,15)" calcext:base-cell-address="'IR-Sim GE'.AB133"/>
            <calcext:condition calcext:apply-style-name="Bad" calcext:value="not-between(-10,10)" calcext:base-cell-address="'IR-Sim GE'.AB133"/>
          </calcext:conditional-format>
          <calcext:conditional-format calcext:target-range-address="'IR-Sim GE'.AB133:'IR-Sim GE'.AB192 'IR-Sim GE'.AK133:'IR-Sim GE'.AK192 'IR-Sim GE'.AT133:'IR-Sim GE'.AT192">
            <calcext:condition calcext:apply-style-name="Error" calcext:value="not-between(-15,15)" calcext:base-cell-address="'IR-Sim GE'.AB133"/>
            <calcext:condition calcext:apply-style-name="Bad" calcext:value="not-between(-10,10)" calcext:base-cell-address="'IR-Sim GE'.AB133"/>
            <calcext:condition calcext:apply-style-name="Warning" calcext:value="not-between(-5,5)" calcext:base-cell-address="'IR-Sim GE'.AB133"/>
          </calcext:conditional-format>
        </calcext:conditional-formats>
      </table:table>
      <table:table table:name="IR-Sim Sie" table:style-name="ta3" table:protected="true">
        <loext:table-protection loext:select-protected-cells="true" loext:select-unprotected-cells="true"/>
        <table:shapes>
          <draw:frame draw:z-index="0" draw:style-name="gr1" draw:text-style-name="P1" svg:width="13.5cm" svg:height="7.3cm" svg:x="28.057cm" svg:y="2.126cm">
            <draw:object draw:notify-on-update-of-ranges="'IR-Sim Sie'.B26:'IR-Sim Sie'.B29 'IR-Sim Sie'.B21:'IR-Sim Sie'.B21 'IR-Sim Sie'.F26:'IR-Sim Sie'.F2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3.5cm" svg:height="7.3cm" svg:x="28.084cm" svg:y="10.146cm">
            <draw:object draw:notify-on-update-of-ranges="'IR-Sim Sie'.C21:'IR-Sim Sie'.C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24.01cm" svg:y="30.404cm">
            <draw:object draw:notify-on-update-of-ranges="'IR-Sim Sie'.Q88:'IR-Sim Sie'.Q88 'IR-Sim Sie'.Q89:'IR-Sim Sie'.Q14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6cm" svg:height="9cm" svg:x="45.011cm" svg:y="30.4cm">
            <draw:object draw:notify-on-update-of-ranges="'IR-Sim Sie'.Z88:'IR-Sim Sie'.Z88 'IR-Sim Sie'.Z89:'IR-Sim Sie'.Z14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6cm" svg:height="9cm" svg:x="65.511cm" svg:y="30.4cm">
            <draw:object draw:notify-on-update-of-ranges="'IR-Sim Sie'.AI88:'IR-Sim Sie'.AI88 'IR-Sim Sie'.AI89:'IR-Sim Sie'.AI14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974" table:default-cell-style-name="Default"/>
        <table:table-row table:style-name="ro3">
          <table:table-cell/>
          <table:table-cell table:style-name="ce149" office:value-type="string" calcext:value-type="string">
            <text:p>Simulering av TrueT2-DIR for Siemens 1.5 T. Ulike T1-tider vs TI.</text:p>
          </table:table-cell>
          <table:table-cell table:style-name="ce223" table:number-columns-repeated="8"/>
          <table:table-cell table:number-columns-repeated="1002"/>
        </table:table-row>
        <table:table-row table:style-name="ro4">
          <table:table-cell table:number-columns-repeated="12"/>
          <table:table-cell table:style-name="ce540" office:value-type="string" calcext:value-type="string">
            <text:p>1.5T Sie</text:p>
          </table:table-cell>
          <table:table-cell table:number-columns-repeated="999"/>
        </table:table-row>
        <table:table-row table:style-name="ro4">
          <table:table-cell table:number-columns-repeated="12"/>
          <table:table-cell table:style-name="Heading_20_1"/>
          <table:table-cell table:number-columns-repeated="999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3" table:number-rows-spanned="2">
            <text:p>Non-editable parameters: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2">
            <text:p>Non-editable parameters – T2:</text:p>
          </table:table-cell>
          <table:covered-table-cell table:number-columns-repeated="2"/>
          <table:table-cell table:number-columns-repeated="1003"/>
        </table:table-row>
        <table:table-row table:style-name="ro3">
          <table:table-cell table:number-columns-repeated="2"/>
          <table:covered-table-cell table:number-columns-repeated="3"/>
          <table:table-cell/>
          <table:covered-table-cell table:number-columns-repeated="3"/>
          <table:table-cell table:number-columns-repeated="1003"/>
        </table:table-row>
        <table:table-row table:style-name="ro3">
          <table:table-cell table:number-columns-repeated="2"/>
          <table:table-cell table:style-name="ce82" office:value-type="string" calcext:value-type="string">
            <text:p><text:s text:c="2"/>B0/System</text:p>
          </table:table-cell>
          <table:table-cell table:style-name="ce435" office:value-type="float" office:value="1.5" calcext:value-type="float">
            <text:p>1.5</text:p>
          </table:table-cell>
          <table:table-cell table:style-name="ce85" office:value-type="string" calcext:value-type="string">
            <text:p><text:s/>T Siemens</text:p>
          </table:table-cell>
          <table:table-cell/>
          <table:table-cell table:style-name="ce82"/>
          <table:table-cell table:style-name="ce120"/>
          <table:table-cell table:style-name="ce85"/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1_CSF</text:p>
          </table:table-cell>
          <table:table-cell table:style-name="ce436" office:value-type="float" office:value="4308" calcext:value-type="float">
            <text:p>4308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 office:value-type="string" calcext:value-type="string">
            <text:p><text:s text:c="2"/>T2_CSF</text:p>
          </table:table-cell>
          <table:table-cell table:style-name="ce103" office:value-type="float" office:value="3500" calcext:value-type="float">
            <text:p>35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1_GM</text:p>
          </table:table-cell>
          <table:table-cell table:style-name="ce436" office:value-type="float" office:value="1200" calcext:value-type="float">
            <text:p>12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 office:value-type="string" calcext:value-type="string">
            <text:p><text:s text:c="2"/>T2_GM</text:p>
          </table:table-cell>
          <table:table-cell table:style-name="ce103" office:value-type="float" office:value="95" calcext:value-type="float">
            <text:p>95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174" office:value-type="string" calcext:value-type="string">
            <text:p><text:s text:c="2"/>T1_WM</text:p>
          </table:table-cell>
          <table:table-cell table:style-name="ce436" office:value-type="string" calcext:value-type="string">
            <text:p>600–85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 office:value-type="string" calcext:value-type="string">
            <text:p><text:s text:c="2"/>T2_WM</text:p>
          </table:table-cell>
          <table:table-cell table:style-name="ce88" office:value-type="float" office:value="80" calcext:value-type="float">
            <text:p>8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175" office:value-type="string" calcext:value-type="string">
            <text:p><text:s text:c="2"/>T1_WML</text:p>
          </table:table-cell>
          <table:table-cell table:style-name="ce89" office:value-type="string" calcext:value-type="string">
            <text:p>1000–1600</text:p>
          </table:table-cell>
          <table:table-cell table:style-name="ce86" office:value-type="string" calcext:value-type="string">
            <text:p><text:s/>ms</text:p>
          </table:table-cell>
          <table:table-cell/>
          <table:table-cell table:style-name="ce174" office:value-type="string" calcext:value-type="string">
            <text:p><text:s text:c="2"/>T2_WML</text:p>
          </table:table-cell>
          <table:table-cell table:style-name="ce88" office:value-type="float" office:value="100" calcext:value-type="float">
            <text:p>100</text:p>
          </table:table-cell>
          <table:table-cell table:style-name="ce139" office:value-type="string" calcext:value-type="string">
            <text:p><text:s/>ms</text:p>
          </table:table-cell>
          <table:table-cell table:number-columns-repeated="6"/>
          <table:table-cell table:style-name="ce4" table:number-columns-repeated="997"/>
        </table:table-row>
        <table:table-row table:style-name="ro3">
          <table:table-cell table:number-columns-repeated="2"/>
          <table:table-cell table:style-name="ce174" office:value-type="string" calcext:value-type="string">
            <text:p><text:s text:c="2"/>TR</text:p>
          </table:table-cell>
          <table:table-cell table:style-name="ce436" office:value-type="float" office:value="8000" calcext:value-type="float">
            <text:p>800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43"/>
          <table:table-cell table:style-name="ce103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_Readout</text:p>
          </table:table-cell>
          <table:table-cell table:style-name="ce436" office:value-type="float" office:value="488" calcext:value-type="float">
            <text:p>488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177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_T2prep</text:p>
          </table:table-cell>
          <table:table-cell table:style-name="ce436" office:value-type="float" office:value="0" calcext:value-type="float">
            <text:p>0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90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43" office:value-type="string" calcext:value-type="string">
            <text:p><text:s text:c="2"/>T_Inv</text:p>
          </table:table-cell>
          <table:table-cell table:style-name="ce436" office:value-type="float" office:value="16" calcext:value-type="float">
            <text:p>16</text:p>
          </table:table-cell>
          <table:table-cell table:style-name="ce139" office:value-type="string" calcext:value-type="string">
            <text:p><text:s/>ms</text:p>
          </table:table-cell>
          <table:table-cell/>
          <table:table-cell table:style-name="ce174"/>
          <table:table-cell table:style-name="ce438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74" office:value-type="string" calcext:value-type="string">
            <text:p><text:s text:c="2"/>Inv. Eff.</text:p>
          </table:table-cell>
          <table:table-cell table:style-name="ce88" office:value-type="float" office:value="100" calcext:value-type="float">
            <text:p>100</text:p>
          </table:table-cell>
          <table:table-cell table:style-name="ce139" office:value-type="string" calcext:value-type="string">
            <text:p><text:s/>%</text:p>
          </table:table-cell>
          <table:table-cell/>
          <table:table-cell table:style-name="ce174"/>
          <table:table-cell table:style-name="ce88"/>
          <table:table-cell table:style-name="ce139"/>
          <table:table-cell table:number-columns-repeated="1003"/>
        </table:table-row>
        <table:table-row table:style-name="ro3">
          <table:table-cell table:number-columns-repeated="2"/>
          <table:table-cell table:style-name="ce175"/>
          <table:table-cell table:style-name="ce89"/>
          <table:table-cell table:style-name="ce86"/>
          <table:table-cell/>
          <table:table-cell table:style-name="ce175"/>
          <table:table-cell table:style-name="ce89"/>
          <table:table-cell table:style-name="ce86"/>
          <table:table-cell table:number-columns-repeated="1003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10"/>
          <table:table-cell table:number-columns-repeated="1010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/>
          <table:table-cell table:style-name="ce158" office:value-type="string" calcext:value-type="string">
            <text:p>T1_WM</text:p>
          </table:table-cell>
          <table:table-cell table:style-name="ce158" office:value-type="string" calcext:value-type="string">
            <text:p>T1_WML</text:p>
          </table:table-cell>
          <table:table-cell table:style-name="ce158" office:value-type="string" calcext:value-type="string">
            <text:p>TR</text:p>
          </table:table-cell>
          <table:table-cell table:style-name="ce158" office:value-type="string" calcext:value-type="string">
            <text:p>T1n</text:p>
          </table:table-cell>
          <table:table-cell table:style-name="ce158" office:value-type="string" calcext:value-type="string">
            <text:p>TI1</text:p>
          </table:table-cell>
          <table:table-cell table:style-name="ce158" office:value-type="string" calcext:value-type="string">
            <text:p>TI2</text:p>
          </table:table-cell>
          <table:table-cell table:style-name="ce331" office:value-type="string" calcext:value-type="string">
            <text:p>rS≈rC</text:p>
          </table:table-cell>
          <table:table-cell table:style-name="ce158" office:value-type="string" calcext:value-type="string">
            <text:p>r[S|C]NR/t</text:p>
          </table:table-cell>
          <table:table-cell table:style-name="ce158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69" calcext:value-type="float">
            <text:p>169</text:p>
          </table:table-cell>
          <table:table-cell table:style-name="ce163" office:value-type="float" office:value="2520" calcext:value-type="float">
            <text:p>2520</text:p>
          </table:table-cell>
          <table:table-cell table:style-name="ce163" office:value-type="float" office:value="133" calcext:value-type="float">
            <text:p>133</text:p>
          </table:table-cell>
          <table:table-cell table:number-columns-repeated="2" table:style-name="ce163" office:value-type="float" office:value="122" calcext:value-type="float">
            <text:p>12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193" calcext:value-type="float">
            <text:p>193</text:p>
          </table:table-cell>
          <table:table-cell table:style-name="ce163" office:value-type="float" office:value="2549" calcext:value-type="float">
            <text:p>2549</text:p>
          </table:table-cell>
          <table:table-cell table:style-name="ce163" office:value-type="float" office:value="150" calcext:value-type="float">
            <text:p>150</text:p>
          </table:table-cell>
          <table:table-cell table:number-columns-repeated="2" table:style-name="ce163" office:value-type="float" office:value="117" calcext:value-type="float">
            <text:p>117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000" calcext:value-type="float">
            <text:p>10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29" calcext:value-type="float">
            <text:p>229</text:p>
          </table:table-cell>
          <table:table-cell table:style-name="ce163" office:value-type="float" office:value="2593" calcext:value-type="float">
            <text:p>2593</text:p>
          </table:table-cell>
          <table:table-cell table:style-name="ce163" office:value-type="float" office:value="175" calcext:value-type="float">
            <text:p>175</text:p>
          </table:table-cell>
          <table:table-cell table:number-columns-repeated="2" table:style-name="ce163" office:value-type="float" office:value="110" calcext:value-type="float">
            <text:p>11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000" calcext:value-type="float">
            <text:p>10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270" calcext:value-type="float">
            <text:p>270</text:p>
          </table:table-cell>
          <table:table-cell table:style-name="ce164" office:value-type="float" office:value="2642" calcext:value-type="float">
            <text:p>2642</text:p>
          </table:table-cell>
          <table:table-cell table:style-name="ce164" office:value-type="float" office:value="203" calcext:value-type="float">
            <text:p>203</text:p>
          </table:table-cell>
          <table:table-cell table:number-columns-repeated="2" table:style-name="ce164" office:value-type="float" office:value="102" calcext:value-type="float">
            <text:p>102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18" calcext:value-type="float">
            <text:p>218</text:p>
          </table:table-cell>
          <table:table-cell table:style-name="ce163" office:value-type="float" office:value="2579" calcext:value-type="float">
            <text:p>2579</text:p>
          </table:table-cell>
          <table:table-cell table:style-name="ce163" office:value-type="float" office:value="167" calcext:value-type="float">
            <text:p>167</text:p>
          </table:table-cell>
          <table:table-cell table:number-columns-repeated="2" table:style-name="ce163" office:value-type="float" office:value="104" calcext:value-type="float">
            <text:p>104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80" office:value-type="float" office:value="660" calcext:value-type="float">
            <text:p>660</text:p>
          </table:table-cell>
          <table:table-cell table:style-name="ce180" office:value-type="float" office:value="1200" calcext:value-type="float">
            <text:p>1200</text:p>
          </table:table-cell>
          <table:table-cell table:style-name="ce180" office:value-type="float" office:value="8000" calcext:value-type="float">
            <text:p>8000</text:p>
          </table:table-cell>
          <table:table-cell table:style-name="ce180" office:value-type="float" office:value="247" calcext:value-type="float">
            <text:p>247</text:p>
          </table:table-cell>
          <table:table-cell table:style-name="ce180" office:value-type="float" office:value="2614" calcext:value-type="float">
            <text:p>2614</text:p>
          </table:table-cell>
          <table:table-cell table:style-name="ce180" office:value-type="float" office:value="187" calcext:value-type="float">
            <text:p>187</text:p>
          </table:table-cell>
          <table:table-cell table:number-columns-repeated="2" table:style-name="ce180" office:value-type="float" office:value="100" calcext:value-type="float">
            <text:p>100</text:p>
          </table:table-cell>
          <table:table-cell table:style-name="ce180" office:value-type="string" calcext:value-type="string">
            <text:p><text:s/>(standard)</text:p>
          </table:table-cell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200" calcext:value-type="float">
            <text:p>12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89" calcext:value-type="float">
            <text:p>289</text:p>
          </table:table-cell>
          <table:table-cell table:style-name="ce163" office:value-type="float" office:value="2665" calcext:value-type="float">
            <text:p>2665</text:p>
          </table:table-cell>
          <table:table-cell table:style-name="ce163" office:value-type="float" office:value="216" calcext:value-type="float">
            <text:p>216</text:p>
          </table:table-cell>
          <table:table-cell table:number-columns-repeated="2" table:style-name="ce163" office:value-type="float" office:value="94" calcext:value-type="float">
            <text:p>94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200" calcext:value-type="float">
            <text:p>12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335" calcext:value-type="float">
            <text:p>335</text:p>
          </table:table-cell>
          <table:table-cell table:style-name="ce164" office:value-type="float" office:value="2721" calcext:value-type="float">
            <text:p>2721</text:p>
          </table:table-cell>
          <table:table-cell table:style-name="ce164" office:value-type="float" office:value="248" calcext:value-type="float">
            <text:p>248</text:p>
          </table:table-cell>
          <table:table-cell table:number-columns-repeated="2" table:style-name="ce164" office:value-type="float" office:value="87" calcext:value-type="float">
            <text:p>87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64" calcext:value-type="float">
            <text:p>264</text:p>
          </table:table-cell>
          <table:table-cell table:style-name="ce163" office:value-type="float" office:value="2635" calcext:value-type="float">
            <text:p>2635</text:p>
          </table:table-cell>
          <table:table-cell table:style-name="ce163" office:value-type="float" office:value="199" calcext:value-type="float">
            <text:p>199</text:p>
          </table:table-cell>
          <table:table-cell table:number-columns-repeated="2" table:style-name="ce163" office:value-type="float" office:value="88" calcext:value-type="float">
            <text:p>88</text:p>
          </table:table-cell>
          <table:table-cell table:style-name="ce163"/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992"/>
        </table:table-row>
        <table:table-row table:style-name="ro3">
          <table:table-cell table:style-name="ce388"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296" calcext:value-type="float">
            <text:p>296</text:p>
          </table:table-cell>
          <table:table-cell table:style-name="ce163" office:value-type="float" office:value="2674" calcext:value-type="float">
            <text:p>2674</text:p>
          </table:table-cell>
          <table:table-cell table:style-name="ce163" office:value-type="float" office:value="221" calcext:value-type="float">
            <text:p>221</text:p>
          </table:table-cell>
          <table:table-cell table:number-columns-repeated="2" table:style-name="ce163" office:value-type="float" office:value="85" calcext:value-type="float">
            <text:p>8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400" calcext:value-type="float">
            <text:p>14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44" calcext:value-type="float">
            <text:p>344</text:p>
          </table:table-cell>
          <table:table-cell table:style-name="ce163" office:value-type="float" office:value="2732" calcext:value-type="float">
            <text:p>2732</text:p>
          </table:table-cell>
          <table:table-cell table:style-name="ce163" office:value-type="float" office:value="254" calcext:value-type="float">
            <text:p>254</text:p>
          </table:table-cell>
          <table:table-cell table:number-columns-repeated="2" table:style-name="ce163" office:value-type="float" office:value="80" calcext:value-type="float">
            <text:p>80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4" office:value-type="float" office:value="850" calcext:value-type="float">
            <text:p>850</text:p>
          </table:table-cell>
          <table:table-cell table:style-name="ce164" office:value-type="float" office:value="1400" calcext:value-type="float">
            <text:p>1400</text:p>
          </table:table-cell>
          <table:table-cell table:style-name="ce164" office:value-type="float" office:value="8000" calcext:value-type="float">
            <text:p>8000</text:p>
          </table:table-cell>
          <table:table-cell table:style-name="ce164" office:value-type="float" office:value="396" calcext:value-type="float">
            <text:p>396</text:p>
          </table:table-cell>
          <table:table-cell table:style-name="ce164" office:value-type="float" office:value="2795" calcext:value-type="float">
            <text:p>2795</text:p>
          </table:table-cell>
          <table:table-cell table:style-name="ce164" office:value-type="float" office:value="290" calcext:value-type="float">
            <text:p>290</text:p>
          </table:table-cell>
          <table:table-cell table:number-columns-repeated="2" table:style-name="ce164" office:value-type="float" office:value="74" calcext:value-type="float">
            <text:p>74</text:p>
          </table:table-cell>
          <table:table-cell table:style-name="ce164"/>
          <table:table-cell table:number-columns-repeated="1002"/>
        </table:table-row>
        <table:table-row table:style-name="ro3">
          <table:table-cell/>
          <table:table-cell table:style-name="ce163" office:value-type="float" office:value="600" calcext:value-type="float">
            <text:p>60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06" calcext:value-type="float">
            <text:p>306</text:p>
          </table:table-cell>
          <table:table-cell table:style-name="ce163" office:value-type="float" office:value="2686" calcext:value-type="float">
            <text:p>2686</text:p>
          </table:table-cell>
          <table:table-cell table:style-name="ce163" office:value-type="float" office:value="228" calcext:value-type="float">
            <text:p>228</text:p>
          </table:table-cell>
          <table:table-cell table:number-columns-repeated="2" table:style-name="ce163" office:value-type="float" office:value="75" calcext:value-type="float">
            <text:p>75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660" calcext:value-type="float">
            <text:p>66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42" calcext:value-type="float">
            <text:p>342</text:p>
          </table:table-cell>
          <table:table-cell table:style-name="ce163" office:value-type="float" office:value="2730" calcext:value-type="float">
            <text:p>2730</text:p>
          </table:table-cell>
          <table:table-cell table:style-name="ce163" office:value-type="float" office:value="253" calcext:value-type="float">
            <text:p>253</text:p>
          </table:table-cell>
          <table:table-cell table:number-columns-repeated="2" table:style-name="ce163" office:value-type="float" office:value="72" calcext:value-type="float">
            <text:p>72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3" office:value-type="float" office:value="750" calcext:value-type="float">
            <text:p>750</text:p>
          </table:table-cell>
          <table:table-cell table:style-name="ce163" office:value-type="float" office:value="1600" calcext:value-type="float">
            <text:p>1600</text:p>
          </table:table-cell>
          <table:table-cell table:style-name="ce163" office:value-type="float" office:value="8000" calcext:value-type="float">
            <text:p>8000</text:p>
          </table:table-cell>
          <table:table-cell table:style-name="ce163" office:value-type="float" office:value="395" calcext:value-type="float">
            <text:p>395</text:p>
          </table:table-cell>
          <table:table-cell table:style-name="ce163" office:value-type="float" office:value="2794" calcext:value-type="float">
            <text:p>2794</text:p>
          </table:table-cell>
          <table:table-cell table:style-name="ce163" office:value-type="float" office:value="289" calcext:value-type="float">
            <text:p>289</text:p>
          </table:table-cell>
          <table:table-cell table:number-columns-repeated="2" table:style-name="ce163" office:value-type="float" office:value="67" calcext:value-type="float">
            <text:p>67</text:p>
          </table:table-cell>
          <table:table-cell table:style-name="ce163"/>
          <table:table-cell table:number-columns-repeated="1002"/>
        </table:table-row>
        <table:table-row table:style-name="ro3">
          <table:table-cell/>
          <table:table-cell table:style-name="ce165" office:value-type="float" office:value="850" calcext:value-type="float">
            <text:p>850</text:p>
          </table:table-cell>
          <table:table-cell table:style-name="ce165" office:value-type="float" office:value="1600" calcext:value-type="float">
            <text:p>1600</text:p>
          </table:table-cell>
          <table:table-cell table:style-name="ce165" office:value-type="float" office:value="8000" calcext:value-type="float">
            <text:p>8000</text:p>
          </table:table-cell>
          <table:table-cell table:style-name="ce165" office:value-type="float" office:value="453" calcext:value-type="float">
            <text:p>453</text:p>
          </table:table-cell>
          <table:table-cell table:style-name="ce165" office:value-type="float" office:value="2864" calcext:value-type="float">
            <text:p>2864</text:p>
          </table:table-cell>
          <table:table-cell table:style-name="ce165" office:value-type="float" office:value="328" calcext:value-type="float">
            <text:p>328</text:p>
          </table:table-cell>
          <table:table-cell table:number-columns-repeated="2" table:style-name="ce165" office:value-type="float" office:value="62" calcext:value-type="float">
            <text:p>62</text:p>
          </table:table-cell>
          <table:table-cell table:style-name="ce165"/>
          <table:table-cell table:number-columns-repeated="1002"/>
        </table:table-row>
        <table:table-row table:style-name="ro3" table:number-rows-repeated="4">
          <table:table-cell table:number-columns-repeated="1012"/>
        </table:table-row>
        <table:table-row table:style-name="ro3">
          <table:table-cell table:number-columns-repeated="17"/>
          <table:table-cell table:style-name="ce10"/>
          <table:table-cell table:number-columns-repeated="994"/>
        </table:table-row>
        <table:table-row table:style-name="ro3">
          <table:table-cell table:number-columns-repeated="17"/>
          <table:table-cell table:style-name="ce10"/>
          <table:table-cell/>
          <table:table-cell table:style-name="ce325"/>
          <table:table-cell table:number-columns-repeated="992"/>
        </table:table-row>
        <table:table-row table:style-name="ro3">
          <table:table-cell table:number-columns-repeated="10"/>
          <table:table-cell table:style-name="ce10"/>
          <table:table-cell table:style-name="ce10" office:value-type="string" calcext:value-type="string">
            <text:p>Range: Xs </text:p>
          </table:table-cell>
          <table:table-cell table:style-name="ce10" office:value-type="string" calcext:value-type="string">
            <text:p>$'IR-Sim Sie'.$B$21:$D$37</text:p>
          </table:table-cell>
          <table:table-cell table:style-name="ce10" table:number-columns-repeated="2"/>
          <table:table-cell table:style-name="ce10" office:value-type="string" calcext:value-type="string">
            <text:p>(w/ labels; TR 8 s)</text:p>
          </table:table-cell>
          <table:table-cell table:style-name="ce10" table:number-columns-repeated="2"/>
          <table:table-cell/>
          <table:table-cell table:style-name="ce10"/>
          <table:table-cell table:number-columns-repeated="992"/>
        </table:table-row>
        <table:table-row table:style-name="ro3">
          <table:table-cell table:number-columns-repeated="11"/>
          <table:table-cell table:style-name="ce10" office:value-type="string" calcext:value-type="string">
            <text:p>Sie_x2sim</text:p>
          </table:table-cell>
          <table:table-cell table:style-name="ce10" office:value-type="string" calcext:value-type="string">
            <text:p>$'IR-Sim Sie'.$B$23:$D$36</text:p>
          </table:table-cell>
          <table:table-cell table:style-name="ce10" table:number-columns-repeated="2"/>
          <table:table-cell table:style-name="ce10" office:value-type="string" calcext:value-type="string">
            <text:p>(w/o labels; excluding outer points; T1_WM 1000–1400 ms)</text:p>
          </table:table-cell>
          <table:table-cell table:style-name="ce10" table:number-columns-repeated="2"/>
          <table:table-cell/>
          <table:table-cell table:style-name="ce10"/>
          <table:table-cell table:number-columns-repeated="992"/>
        </table:table-row>
        <table:table-row table:style-name="ro3">
          <table:table-cell table:number-columns-repeated="11"/>
          <table:table-cell table:style-name="ce10" table:number-columns-repeated="6"/>
          <table:table-cell table:number-columns-repeated="2"/>
          <table:table-cell table:style-name="ce10"/>
          <table:table-cell table:number-columns-repeated="992"/>
        </table:table-row>
        <table:table-row table:style-name="ro3">
          <table:table-cell table:number-columns-repeated="11"/>
          <table:table-cell table:style-name="ce10" office:value-type="string" calcext:value-type="string">
            <text:p><text:span text:style-name="T5">Logaritmisk regresjon gjør LINEST {LN(x),y}</text:span> istf {x,y} direkte.</text:p>
          </table:table-cell>
          <table:table-cell table:style-name="ce10" table:number-columns-repeated="5"/>
          <table:table-cell table:number-columns-repeated="2"/>
          <table:table-cell table:style-name="ce10"/>
          <table:table-cell table:number-columns-repeated="992"/>
        </table:table-row>
        <table:table-row table:style-name="ro3">
          <table:table-cell table:style-name="ce144" office:value-type="string" calcext:value-type="string">
            <text:p>2-variat</text:p>
          </table:table-cell>
          <table:table-cell table:number-columns-repeated="9"/>
          <table:table-cell table:style-name="ce10" table:number-columns-repeated="8"/>
          <table:table-cell table:number-columns-repeated="994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office:value-type="string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1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976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53]" office:value-type="float" office:value="0.99692978565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Sie_TI1sim) ; LN(Sie_x2sim) ; 1 ; 1)" office:value-type="float" office:value="0.15331788612191" calcext:value-type="float">
            <text:p>0.153</text:p>
          </table:table-cell>
          <table:table-cell table:style-name="ce271" office:value-type="float" office:value="0.160474613065618" calcext:value-type="float">
            <text:p>0.160</text:p>
          </table:table-cell>
          <table:table-cell table:style-name="ce293" office:value-type="float" office:value="5.73986045281251" calcext:value-type="float">
            <text:p>5.740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P53]" office:value-type="float" office:value="0.989767656938745" calcext:value-type="float">
            <text:p>0.990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inea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Sie_TI1sim ; Sie_x2sim ; 1 ; 1)" office:value-type="float" office:value="0.319860397512169" calcext:value-type="float">
            <text:p>0.320</text:p>
          </table:table-cell>
          <table:table-cell table:style-name="ce271" office:value-type="float" office:value="0.597512619433928" calcext:value-type="float">
            <text:p>0.598</text:p>
          </table:table-cell>
          <table:table-cell table:style-name="ce293" office:value-type="float" office:value="1829.88497836669" calcext:value-type="float">
            <text:p>1829.885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Y53]" office:value-type="float" office:value="0.995279062243967" calcext:value-type="float">
            <text:p>0.995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Logarithmic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Sie_TI1sim ; LN(Sie_x2sim) ; 1 ; 1)" office:value-type="float" office:value="409.417494490833" calcext:value-type="float">
            <text:p>409.417</text:p>
          </table:table-cell>
          <table:table-cell table:style-name="ce271" office:value-type="float" office:value="429.898079398348" calcext:value-type="float">
            <text:p>429.898</text:p>
          </table:table-cell>
          <table:table-cell table:style-name="ce293" office:value-type="float" office:value="-3079.23476536865" calcext:value-type="float">
            <text:p>-3079.235</text:p>
          </table:table-cell>
          <table:table-cell/>
          <table:table-cell table:style-name="ce12" office:value-type="string" calcext:value-type="string">
            <text:p>R^2</text:p>
          </table:table-cell>
          <table:table-cell table:style-name="ce20" table:formula="of:=[.AH53]" office:value-type="float" office:value="0.99692978565" calcext:value-type="float">
            <text:p>0.997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icients</text:p>
          </table:table-cell>
          <table:table-cell table:style-name="ce271" table:number-matrix-columns-spanned="3" table:number-matrix-rows-spanned="5" table:formula="of:=LINEST(LN(Sie_TI1sim) ; LN(Sie_x2sim) ; 1 ; 1)" office:value-type="float" office:value="0.15331788612191" calcext:value-type="float">
            <text:p>0.153</text:p>
          </table:table-cell>
          <table:table-cell table:style-name="ce271" office:value-type="float" office:value="0.160474613065618" calcext:value-type="float">
            <text:p>0.160</text:p>
          </table:table-cell>
          <table:table-cell table:style-name="ce293" office:value-type="float" office:value="5.73986045281251" calcext:value-type="float">
            <text:p>5.740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53]" office:value-type="float" office:value="0.00171325570142266" calcext:value-type="float">
            <text:p>0.001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289602447045486" calcext:value-type="float">
            <text:p>0.003</text:p>
          </table:table-cell>
          <table:table-cell table:style-name="ce285" office:value-type="float" office:value="0.00385099848445407" calcext:value-type="float">
            <text:p>0.004</text:p>
          </table:table-cell>
          <table:table-cell table:style-name="ce294" office:value-type="float" office:value="0.0369735765239376" calcext:value-type="float">
            <text:p>0.037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Q53]" office:value-type="float" office:value="8.36812036256723" calcext:value-type="float">
            <text:p>8.3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10889965221605" calcext:value-type="float">
            <text:p>0.011</text:p>
          </table:table-cell>
          <table:table-cell table:style-name="ce285" office:value-type="float" office:value="0.0261696977388421" calcext:value-type="float">
            <text:p>0.026</text:p>
          </table:table-cell>
          <table:table-cell table:style-name="ce294" office:value-type="float" office:value="26.7438186659579" calcext:value-type="float">
            <text:p>26.744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62" table:formula="of:=[.Z53]" office:value-type="float" office:value="5.68400575879822" calcext:value-type="float">
            <text:p>5.68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9.60803443059726" calcext:value-type="float">
            <text:p>9.608</text:p>
          </table:table-cell>
          <table:table-cell table:style-name="ce285" office:value-type="float" office:value="12.7763167778072" calcext:value-type="float">
            <text:p>12.776</text:p>
          </table:table-cell>
          <table:table-cell table:style-name="ce294" office:value-type="float" office:value="122.665882104415" calcext:value-type="float">
            <text:p>122.666</text:p>
          </table:table-cell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AI53]" office:value-type="float" office:value="0.00171325570142266" calcext:value-type="float">
            <text:p>0.0017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0289602447045486" calcext:value-type="float">
            <text:p>0.003</text:p>
          </table:table-cell>
          <table:table-cell table:style-name="ce285" office:value-type="float" office:value="0.00385099848445407" calcext:value-type="float">
            <text:p>0.004</text:p>
          </table:table-cell>
          <table:table-cell table:style-name="ce294" office:value-type="float" office:value="0.0369735765239376" calcext:value-type="float">
            <text:p>0.037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52]; [.H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692978565" calcext:value-type="float">
            <text:p>0.997</text:p>
          </table:table-cell>
          <table:table-cell table:style-name="ce536" office:value-type="float" office:value="0.00171325570142266" calcext:value-type="float">
            <text:p>0.0017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N52]; [.Q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89767656938745" calcext:value-type="float">
            <text:p>0.990</text:p>
          </table:table-cell>
          <table:table-cell table:style-name="ce387" office:value-type="float" office:value="8.36812036256723" calcext:value-type="float">
            <text:p>8.37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W52]; [.Z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5279062243967" calcext:value-type="float">
            <text:p>0.995</text:p>
          </table:table-cell>
          <table:table-cell table:style-name="ce387" office:value-type="float" office:value="5.68400575879822" calcext:value-type="float">
            <text:p>5.68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AF52]; [.AI54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692978565" calcext:value-type="float">
            <text:p>0.997</text:p>
          </table:table-cell>
          <table:table-cell table:style-name="ce536" office:value-type="float" office:value="0.00171325570142266" calcext:value-type="float">
            <text:p>0.0017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785.90586715089" calcext:value-type="float">
            <text:p>1785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532.011297957366" calcext:value-type="float">
            <text:p>532.0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159.52277391213" calcext:value-type="float">
            <text:p>1159.5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1785.90586715089" calcext:value-type="float">
            <text:p>1785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53])*([.C54] - 1)/([.C54] - [.C53] - 1)" office:value-type="float" office:value="0.996371564859091" calcext:value-type="float">
            <text:p>0.996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0104841428857214" calcext:value-type="float">
            <text:p>0.0105</text:p>
          </table:table-cell>
          <table:table-cell table:style-name="ce537" office:value-type="float" office:value="0.0000322876960830298" calcext:value-type="float">
            <text:p>0.00003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P53])*([.L54] - 1)/([.L54] - [.L53] - 1)" office:value-type="float" office:value="0.987907230927608" calcext:value-type="float">
            <text:p>0.988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508.6487490019" calcext:value-type="float">
            <text:p>74508.6</text:p>
          </table:table-cell>
          <table:table-cell table:style-name="ce362" office:value-type="float" office:value="770.279822426536" calcext:value-type="float">
            <text:p>770.3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Y53])*([.U54] - 1)/([.U54] - [.U53] - 1)" office:value-type="float" office:value="0.994420709924688" calcext:value-type="float">
            <text:p>0.994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362" office:value-type="float" office:value="74923.541435302" calcext:value-type="float">
            <text:p>74923.5</text:p>
          </table:table-cell>
          <table:table-cell table:style-name="ce362" office:value-type="float" office:value="355.387136126565" calcext:value-type="float">
            <text:p>355.4</text:p>
          </table:table-cell>
          <table:table-cell table:style-name="ce295" office:value-type="string" office:string-value="" calcext:value-type="error">
            <text:p>#N/A</text:p>
          </table:table-cell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AH53])*([.AD54] - 1)/([.AD54] - [.AD53] - 1)" office:value-type="float" office:value="0.996371564859091" calcext:value-type="float">
            <text:p>0.996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0104841428857214" calcext:value-type="float">
            <text:p>0.0105</text:p>
          </table:table-cell>
          <table:table-cell table:style-name="ce544" office:value-type="float" office:value="0.0000322876960830298" calcext:value-type="float">
            <text:p>0.000032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976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EXP(MMULT(LN(Sie_x2sim) ; [.C63:.C64]) + [.C62])" office:value-type="float" office:value="2542.19348848602" calcext:value-type="float">
            <text:p>2542.2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MMULT( Sie_x2sim ; [.L63:.L64]) + [.L62]" office:value-type="float" office:value="2544.10370470525" calcext:value-type="float">
            <text:p>2544.1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MMULT(LN(Sie_x2sim) ; [.U63:.U64]) + [.U62]" office:value-type="float" office:value="2539.92252957679" calcext:value-type="float">
            <text:p>2539.9</text:p>
          </table:table-cell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4" table:formula="of:=Sie_TI1sim" office:value-type="float" office:value="2549" calcext:value-type="float">
            <text:p>2549</text:p>
          </table:table-cell>
          <table:table-cell table:style-name="ce297" table:number-matrix-columns-spanned="1" table:number-matrix-rows-spanned="4" table:formula="of:=EXP(MMULT(LN(Sie_x2sim) ; [.AD63:.AD64]) + [.AD62])" office:value-type="float" office:value="2542.19348848602" calcext:value-type="float">
            <text:p>2542.2</text:p>
          </table:table-cell>
          <table:table-cell table:number-columns-repeated="976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53]" office:value-type="float" office:value="2" calcext:value-type="float">
            <text:p>2</text:p>
          </table:table-cell>
          <table:table-cell table:style-name="ce531" table:formula="of:=[.G55]" office:value-type="float" office:value="0.0104841428857214" calcext:value-type="float">
            <text:p>0.0105</text:p>
          </table:table-cell>
          <table:table-cell table:style-name="ce531" table:formula="of:=[.G55] / [.C58]" office:value-type="float" office:value="0.0052420714428607" calcext:value-type="float">
            <text:p>0.0052</text:p>
          </table:table-cell>
          <table:table-cell table:style-name="ce332" table:formula="of:=[.G54]" office:value-type="float" office:value="1785.90586715089" calcext:value-type="float">
            <text:p>1785.9</text:p>
          </table:table-cell>
          <table:table-cell table:style-name="ce363" table:formula="of:=LEGACY.FDIST([.G54] ; [.C58] ; [.H54])" office:value-type="float" office:value="0.00000000000001511569" calcext:value-type="float">
            <text:p>1.51E-14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8265861511" calcext:value-type="float">
            <text:p>2594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L53]" office:value-type="float" office:value="2" calcext:value-type="float">
            <text:p>2</text:p>
          </table:table-cell>
          <table:table-cell table:style-name="ce332" table:formula="of:=[.P55]" office:value-type="float" office:value="74508.6487490019" calcext:value-type="float">
            <text:p>74508.6</text:p>
          </table:table-cell>
          <table:table-cell table:style-name="ce332" table:formula="of:=[.P55] / [.L58]" office:value-type="float" office:value="37254.324374501" calcext:value-type="float">
            <text:p>37254.3</text:p>
          </table:table-cell>
          <table:table-cell table:style-name="ce332" table:formula="of:=[.P54]" office:value-type="float" office:value="532.011297957366" calcext:value-type="float">
            <text:p>532.0</text:p>
          </table:table-cell>
          <table:table-cell table:style-name="ce363" table:formula="of:=LEGACY.FDIST([.P54] ; [.L58] ; [.Q54])" office:value-type="float" office:value="0.00000000001134652849" calcext:value-type="float">
            <text:p>1.13E-11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7.8798404543" calcext:value-type="float">
            <text:p>2597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U53]" office:value-type="float" office:value="2" calcext:value-type="float">
            <text:p>2</text:p>
          </table:table-cell>
          <table:table-cell table:style-name="ce332" table:formula="of:=[.Y55]" office:value-type="float" office:value="74923.541435302" calcext:value-type="float">
            <text:p>74923.5</text:p>
          </table:table-cell>
          <table:table-cell table:style-name="ce332" table:formula="of:=[.Y55] / [.U58]" office:value-type="float" office:value="37461.770717651" calcext:value-type="float">
            <text:p>37461.8</text:p>
          </table:table-cell>
          <table:table-cell table:style-name="ce332" table:formula="of:=[.Y54]" office:value-type="float" office:value="1159.52277391213" calcext:value-type="float">
            <text:p>1159.5</text:p>
          </table:table-cell>
          <table:table-cell table:style-name="ce363" table:formula="of:=LEGACY.FDIST([.Y54] ; [.U58] ; [.Z54])" office:value-type="float" office:value="0.00000000000016112225" calcext:value-type="float">
            <text:p>1.61E-13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7785047191" calcext:value-type="float">
            <text:p>2594.9</text:p>
          </table:table-cell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AD53]" office:value-type="float" office:value="2" calcext:value-type="float">
            <text:p>2</text:p>
          </table:table-cell>
          <table:table-cell table:style-name="ce531" table:formula="of:=[.AH55]" office:value-type="float" office:value="0.0104841428857214" calcext:value-type="float">
            <text:p>0.0105</text:p>
          </table:table-cell>
          <table:table-cell table:style-name="ce531" table:formula="of:=[.AH55] / [.AD58]" office:value-type="float" office:value="0.0052420714428607" calcext:value-type="float">
            <text:p>0.0052</text:p>
          </table:table-cell>
          <table:table-cell table:style-name="ce332" table:formula="of:=[.AH54]" office:value-type="float" office:value="1785.90586715089" calcext:value-type="float">
            <text:p>1785.9</text:p>
          </table:table-cell>
          <table:table-cell table:style-name="ce363" table:formula="of:=LEGACY.FDIST([.AH54] ; [.AD58] ; [.AI54])" office:value-type="float" office:value="0.00000000000001511569" calcext:value-type="float">
            <text:p>1.51E-14</text:p>
          </table:table-cell>
          <table:table-cell table:style-name="ce289" office:value-type="float" office:value="2593" calcext:value-type="float">
            <text:p>2593</text:p>
          </table:table-cell>
          <table:table-cell table:style-name="ce298" office:value-type="float" office:value="2594.88265861511" calcext:value-type="float">
            <text:p>2594.9</text:p>
          </table:table-cell>
          <table:table-cell table:number-columns-repeated="976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54]" office:value-type="float" office:value="11" calcext:value-type="float">
            <text:p>11</text:p>
          </table:table-cell>
          <table:table-cell table:style-name="ce532" table:formula="of:=[.H55]" office:value-type="float" office:value="0.0000322876960830298" calcext:value-type="float">
            <text:p>0.00003</text:p>
          </table:table-cell>
          <table:table-cell table:style-name="ce532" table:formula="of:=[.H55] / [.H54]" office:value-type="float" office:value="0.00000293524509845725" calcext:value-type="float">
            <text:p>0.00000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47.52913795653" calcext:value-type="float">
            <text:p>2647.5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Q54]" office:value-type="float" office:value="11" calcext:value-type="float">
            <text:p>11</text:p>
          </table:table-cell>
          <table:table-cell table:style-name="ce333" table:formula="of:=[.Q55]" office:value-type="float" office:value="770.279822426536" calcext:value-type="float">
            <text:p>770.3</text:p>
          </table:table-cell>
          <table:table-cell table:style-name="ce333" table:formula="of:=[.Q55] / [.Q54]" office:value-type="float" office:value="70.0254384024124" calcext:value-type="float">
            <text:p>70.0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57.63110239769" calcext:value-type="float">
            <text:p>2657.6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Z54]" office:value-type="float" office:value="11" calcext:value-type="float">
            <text:p>11</text:p>
          </table:table-cell>
          <table:table-cell table:style-name="ce333" table:formula="of:=[.Z55]" office:value-type="float" office:value="355.387136126565" calcext:value-type="float">
            <text:p>355.4</text:p>
          </table:table-cell>
          <table:table-cell table:style-name="ce333" table:formula="of:=[.Z55] / [.Z54]" office:value-type="float" office:value="32.3079214660513" calcext:value-type="float">
            <text:p>32.3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48.6852452393" calcext:value-type="float">
            <text:p>2648.7</text:p>
          </table:table-cell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AI54]" office:value-type="float" office:value="11" calcext:value-type="float">
            <text:p>11</text:p>
          </table:table-cell>
          <table:table-cell table:style-name="ce543" table:formula="of:=[.AI55]" office:value-type="float" office:value="0.0000322876960830298" calcext:value-type="float">
            <text:p>0.000032</text:p>
          </table:table-cell>
          <table:table-cell table:style-name="ce543" table:formula="of:=[.AI55] / [.AI54]" office:value-type="float" office:value="0.00000293524509845725" calcext:value-type="float">
            <text:p>0.000003</text:p>
          </table:table-cell>
          <table:table-cell table:style-name="ce333"/>
          <table:table-cell table:style-name="ce364"/>
          <table:table-cell table:style-name="ce289" office:value-type="float" office:value="2642" calcext:value-type="float">
            <text:p>2642</text:p>
          </table:table-cell>
          <table:table-cell table:style-name="ce298" office:value-type="float" office:value="2647.52913795653" calcext:value-type="float">
            <text:p>2647.5</text:p>
          </table:table-cell>
          <table:table-cell table:number-columns-repeated="976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58] + [.H54]" office:value-type="float" office:value="13" calcext:value-type="float">
            <text:p>13</text:p>
          </table:table-cell>
          <table:table-cell table:style-name="ce533" table:formula="of:=[.G55] + [.H55]" office:value-type="float" office:value="0.0105164305818044" calcext:value-type="float">
            <text:p>0.0105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4.57784751312" calcext:value-type="float">
            <text:p>2574.6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L58] + [.Q54]" office:value-type="float" office:value="13" calcext:value-type="float">
            <text:p>13</text:p>
          </table:table-cell>
          <table:table-cell table:style-name="ce334" table:formula="of:=[.P55] + [.Q55]" office:value-type="float" office:value="75278.9285714285" calcext:value-type="float">
            <text:p>75278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2.22502704164" calcext:value-type="float">
            <text:p>2572.2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U58] + [.Z54]" office:value-type="float" office:value="13" calcext:value-type="float">
            <text:p>13</text:p>
          </table:table-cell>
          <table:table-cell table:style-name="ce334" table:formula="of:=[.Y55] + [.Z55]" office:value-type="float" office:value="75278.9285714286" calcext:value-type="float">
            <text:p>75278.9</text:p>
          </table:table-cell>
          <table:table-cell table:style-name="ce334" table:number-columns-repeated="2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3.59450130605" calcext:value-type="float">
            <text:p>2573.6</text:p>
          </table:table-cell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AD58] + [.AI54]" office:value-type="float" office:value="13" calcext:value-type="float">
            <text:p>13</text:p>
          </table:table-cell>
          <table:table-cell table:style-name="ce533" table:formula="of:=[.AH55] + [.AI55]" office:value-type="float" office:value="0.0105164305818044" calcext:value-type="float">
            <text:p>0.0105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579" calcext:value-type="float">
            <text:p>2579</text:p>
          </table:table-cell>
          <table:table-cell table:style-name="ce299" office:value-type="float" office:value="2574.57784751312" calcext:value-type="float">
            <text:p>2574.6</text:p>
          </table:table-cell>
          <table:table-cell table:number-columns-repeated="976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976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F51:.I51]; 1 ; 1+ROW([.B65])-ROW())" office:value-type="float" office:value="5.73986045281251" calcext:value-type="float">
            <text:p>5.74</text:p>
          </table:table-cell>
          <table:table-cell table:style-name="ce376" table:number-matrix-columns-spanned="1" table:number-matrix-rows-spanned="4" table:formula="of:=INDEX([.F52:.I52]; 1 ; 1+ROW([.B65])-ROW())" office:value-type="float" office:value="0.0369735765239376" calcext:value-type="float">
            <text:p>0.04</text:p>
          </table:table-cell>
          <table:table-cell table:style-name="ce161" table:number-matrix-columns-spanned="1" table:number-matrix-rows-spanned="4" table:formula="of:=[.C62:.C65] / [.D62:.D65]" office:value-type="float" office:value="155.242229517515" calcext:value-type="float">
            <text:p>155.2</text:p>
          </table:table-cell>
          <table:table-cell table:style-name="ce168" table:number-matrix-columns-spanned="1" table:number-matrix-rows-spanned="4" table:formula="of:=LEGACY.TDIST(ABS([.E62:.E65]) ; [.H54] ; 2 )" office:value-type="float" office:value="9.92960322985704E-020" calcext:value-type="float">
            <text:p>9.9E-20</text:p>
          </table:table-cell>
          <table:table-cell table:style-name="ce377" table:number-matrix-columns-spanned="1" table:number-matrix-rows-spanned="4" table:formula="of:=[.C62:.C65] - [.D62:.D65] * TINV(1 - [.E52] ; [.H54])" office:value-type="float" office:value="5.65848215956781" calcext:value-type="float">
            <text:p>5.66</text:p>
          </table:table-cell>
          <table:table-cell table:style-name="ce377" table:number-matrix-columns-spanned="1" table:number-matrix-rows-spanned="4" table:formula="of:=[.C62:.C65] + [.D62:.D65] * TINV(1 - [.E52] ; [.H54])" office:value-type="float" office:value="5.82123874605721" calcext:value-type="float">
            <text:p>5.82</text:p>
          </table:table-cell>
          <table:table-cell table:style-name="ce378" table:number-matrix-columns-spanned="1" table:number-matrix-rows-spanned="4" table:formula="of:=[.D62:.D65] * [.E53]" office:value-type="float" office:value="0.0813782932446993" calcext:value-type="float">
            <text:p>0.08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O51:.R51]; 1 ; 1+ROW([.K65])-ROW())" office:value-type="float" office:value="1829.88497836669" calcext:value-type="float">
            <text:p>1830</text:p>
          </table:table-cell>
          <table:table-cell table:style-name="ce248" table:number-matrix-columns-spanned="1" table:number-matrix-rows-spanned="4" table:formula="of:=INDEX([.O52:.R52]; 1 ; 1+ROW([.K65])-ROW())" office:value-type="float" office:value="26.7438186659579" calcext:value-type="float">
            <text:p>27</text:p>
          </table:table-cell>
          <table:table-cell table:style-name="ce161" table:number-matrix-columns-spanned="1" table:number-matrix-rows-spanned="4" table:formula="of:=[.L62:.L65] / [.M62:.M65]" office:value-type="float" office:value="68.4227260595337" calcext:value-type="float">
            <text:p>68.4</text:p>
          </table:table-cell>
          <table:table-cell table:style-name="ce168" table:number-matrix-columns-spanned="1" table:number-matrix-rows-spanned="4" table:formula="of:=LEGACY.TDIST(ABS([.N62:.N65]) ; [.Q54] ; 2 )" office:value-type="float" office:value="8.06618114031323E-016" calcext:value-type="float">
            <text:p>8.1E-16</text:p>
          </table:table-cell>
          <table:table-cell table:style-name="ce119" table:number-matrix-columns-spanned="1" table:number-matrix-rows-spanned="4" table:formula="of:=[.L62:.L65] - [.M62:.M65] * TINV(1 - [.N52] ; [.Q54])" office:value-type="float" office:value="1771.02223035873" calcext:value-type="float">
            <text:p>1771</text:p>
          </table:table-cell>
          <table:table-cell table:style-name="ce119" table:number-matrix-columns-spanned="1" table:number-matrix-rows-spanned="4" table:formula="of:=[.L62:.L65] + [.M62:.M65] * TINV(1 - [.N52] ; [.Q54])" office:value-type="float" office:value="1888.74772637464" calcext:value-type="float">
            <text:p>1889</text:p>
          </table:table-cell>
          <table:table-cell table:style-name="ce215" table:number-matrix-columns-spanned="1" table:number-matrix-rows-spanned="4" table:formula="of:=[.M62:.M65] * [.N53]" office:value-type="float" office:value="58.8627480079552" calcext:value-type="float">
            <text:p>59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14" table:number-matrix-columns-spanned="1" table:number-matrix-rows-spanned="4" table:formula="of:=INDEX([.X51:.AA51]; 1 ; 1+ROW([.T65])-ROW())" office:value-type="float" office:value="-3079.23476536865" calcext:value-type="float">
            <text:p>-3079</text:p>
          </table:table-cell>
          <table:table-cell table:style-name="ce248" table:number-matrix-columns-spanned="1" table:number-matrix-rows-spanned="4" table:formula="of:=INDEX([.X52:.AA52]; 1 ; 1+ROW([.T65])-ROW())" office:value-type="float" office:value="122.665882104415" calcext:value-type="float">
            <text:p>123</text:p>
          </table:table-cell>
          <table:table-cell table:style-name="ce161" table:number-matrix-columns-spanned="1" table:number-matrix-rows-spanned="4" table:formula="of:=[.U62:.U65] / [.V62:.V65]" office:value-type="float" office:value="-25.1026178799054" calcext:value-type="float">
            <text:p>-25.1</text:p>
          </table:table-cell>
          <table:table-cell table:style-name="ce168" table:number-matrix-columns-spanned="1" table:number-matrix-rows-spanned="4" table:formula="of:=LEGACY.TDIST(ABS([.W62:.W65]) ; [.Z54] ; 2 )" office:value-type="float" office:value="0.00000000004612930209" calcext:value-type="float">
            <text:p>4.6E-11</text:p>
          </table:table-cell>
          <table:table-cell table:style-name="ce119" table:number-matrix-columns-spanned="1" table:number-matrix-rows-spanned="4" table:formula="of:=[.U62:.U65] - [.V62:.V65] * TINV(1 - [.W52] ; [.Z54])" office:value-type="float" office:value="-3349.22055153002" calcext:value-type="float">
            <text:p>-3349</text:p>
          </table:table-cell>
          <table:table-cell table:style-name="ce119" table:number-matrix-columns-spanned="1" table:number-matrix-rows-spanned="4" table:formula="of:=[.U62:.U65] + [.V62:.V65] * TINV(1 - [.W52] ; [.Z54])" office:value-type="float" office:value="-2809.24897920728" calcext:value-type="float">
            <text:p>-2809</text:p>
          </table:table-cell>
          <table:table-cell table:style-name="ce215" table:number-matrix-columns-spanned="1" table:number-matrix-rows-spanned="4" table:formula="of:=[.V62:.V65] * [.W53]" office:value-type="float" office:value="269.985786161367" calcext:value-type="float">
            <text:p>270</text:p>
          </table:table-cell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372" table:number-matrix-columns-spanned="1" table:number-matrix-rows-spanned="4" table:formula="of:=INDEX([.AG51:.AJ51]; 1 ; 1+ROW([.AC65])-ROW())" office:value-type="float" office:value="5.73986045281251" calcext:value-type="float">
            <text:p>5.74</text:p>
          </table:table-cell>
          <table:table-cell table:style-name="ce376" table:number-matrix-columns-spanned="1" table:number-matrix-rows-spanned="4" table:formula="of:=INDEX([.AG52:.AJ52]; 1 ; 1+ROW([.AC65])-ROW())" office:value-type="float" office:value="0.0369735765239376" calcext:value-type="float">
            <text:p>0.04</text:p>
          </table:table-cell>
          <table:table-cell table:style-name="ce161" table:number-matrix-columns-spanned="1" table:number-matrix-rows-spanned="4" table:formula="of:=[.AD62:.AD65] / [.AE62:.AE65]" office:value-type="float" office:value="155.242229517515" calcext:value-type="float">
            <text:p>155.2</text:p>
          </table:table-cell>
          <table:table-cell table:style-name="ce168" table:number-matrix-columns-spanned="1" table:number-matrix-rows-spanned="4" table:formula="of:=LEGACY.TDIST(ABS([.AF62:.AF65]) ; [.AI54] ; 2 )" office:value-type="float" office:value="9.92960322985704E-020" calcext:value-type="float">
            <text:p>9.9E-20</text:p>
          </table:table-cell>
          <table:table-cell table:style-name="ce377" table:number-matrix-columns-spanned="1" table:number-matrix-rows-spanned="4" table:formula="of:=[.AD62:.AD65] - [.AE62:.AE65] * TINV(1 - [.AF52] ; [.AI54])" office:value-type="float" office:value="5.65848215956781" calcext:value-type="float">
            <text:p>5.66</text:p>
          </table:table-cell>
          <table:table-cell table:style-name="ce377" table:number-matrix-columns-spanned="1" table:number-matrix-rows-spanned="4" table:formula="of:=[.AD62:.AD65] + [.AE62:.AE65] * TINV(1 - [.AF52] ; [.AI54])" office:value-type="float" office:value="5.82123874605721" calcext:value-type="float">
            <text:p>5.82</text:p>
          </table:table-cell>
          <table:table-cell table:style-name="ce378" table:number-matrix-columns-spanned="1" table:number-matrix-rows-spanned="4" table:formula="of:=[.AE62:.AE65] * [.AF53]" office:value-type="float" office:value="0.0813782932446993" calcext:value-type="float">
            <text:p>0.0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315" office:value-type="float" office:value="0.160474613065618" calcext:value-type="float">
            <text:p>0.160</text:p>
          </table:table-cell>
          <table:table-cell table:style-name="ce51" office:value-type="float" office:value="0.00385099848445407" calcext:value-type="float">
            <text:p>0.004</text:p>
          </table:table-cell>
          <table:table-cell table:style-name="ce8" office:value-type="float" office:value="41.670910469955" calcext:value-type="float">
            <text:p>41.7</text:p>
          </table:table-cell>
          <table:table-cell table:style-name="ce169" office:value-type="float" office:value="0.00000000000018490986" calcext:value-type="float">
            <text:p>1.8E-13</text:p>
          </table:table-cell>
          <table:table-cell table:style-name="ce11" office:value-type="float" office:value="0.151998622549799" calcext:value-type="float">
            <text:p>0.152</text:p>
          </table:table-cell>
          <table:table-cell table:style-name="ce124" office:value-type="float" office:value="0.168950603581437" calcext:value-type="float">
            <text:p>0.169</text:p>
          </table:table-cell>
          <table:table-cell table:style-name="ce20" office:value-type="float" office:value="0.0084759905158188" calcext:value-type="float">
            <text:p>0.008</text:p>
          </table:table-cell>
          <table:table-cell/>
          <table:table-cell table:style-name="ce220" table:formula="of:=COM.MICROSOFT.CONCAT(&quot;&quot;;[.$B$21];&quot;&quot;)" office:value-type="string" office:string-value="T1_WM" calcext:value-type="string">
            <text:p>T1_WM</text:p>
          </table:table-cell>
          <table:table-cell table:style-name="ce236" office:value-type="float" office:value="0.597512619433928" calcext:value-type="float">
            <text:p>0.60</text:p>
          </table:table-cell>
          <table:table-cell table:style-name="ce96" office:value-type="float" office:value="0.0261696977388421" calcext:value-type="float">
            <text:p>0.03</text:p>
          </table:table-cell>
          <table:table-cell table:style-name="ce8" office:value-type="float" office:value="22.8322323550216" calcext:value-type="float">
            <text:p>22.8</text:p>
          </table:table-cell>
          <table:table-cell table:style-name="ce169" office:value-type="float" office:value="0.00000000012851954872" calcext:value-type="float">
            <text:p>1.3E-10</text:p>
          </table:table-cell>
          <table:table-cell table:style-name="ce40" office:value-type="float" office:value="0.539913503066652" calcext:value-type="float">
            <text:p>0.54</text:p>
          </table:table-cell>
          <table:table-cell table:style-name="ce125" office:value-type="float" office:value="0.655111735801203" calcext:value-type="float">
            <text:p>0.66</text:p>
          </table:table-cell>
          <table:table-cell table:style-name="ce62" office:value-type="float" office:value="0.0575991163672753" calcext:value-type="float">
            <text:p>0.06</text:p>
          </table:table-cell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429.898079398348" calcext:value-type="float">
            <text:p>429.90</text:p>
          </table:table-cell>
          <table:table-cell table:style-name="ce96" office:value-type="float" office:value="12.7763167778072" calcext:value-type="float">
            <text:p>12.78</text:p>
          </table:table-cell>
          <table:table-cell table:style-name="ce8" office:value-type="float" office:value="33.6480448062381" calcext:value-type="float">
            <text:p>33.6</text:p>
          </table:table-cell>
          <table:table-cell table:style-name="ce169" office:value-type="float" office:value="0.00000000000191059612" calcext:value-type="float">
            <text:p>1.9E-12</text:p>
          </table:table-cell>
          <table:table-cell table:style-name="ce40" office:value-type="float" office:value="401.777595769765" calcext:value-type="float">
            <text:p>401.78</text:p>
          </table:table-cell>
          <table:table-cell table:style-name="ce125" office:value-type="float" office:value="458.018563026932" calcext:value-type="float">
            <text:p>458.02</text:p>
          </table:table-cell>
          <table:table-cell table:style-name="ce62" office:value-type="float" office:value="28.1204836285834" calcext:value-type="float">
            <text:p>28.12</text:p>
          </table:table-cell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315" office:value-type="float" office:value="0.160474613065618" calcext:value-type="float">
            <text:p>0.160</text:p>
          </table:table-cell>
          <table:table-cell table:style-name="ce51" office:value-type="float" office:value="0.00385099848445407" calcext:value-type="float">
            <text:p>0.004</text:p>
          </table:table-cell>
          <table:table-cell table:style-name="ce8" office:value-type="float" office:value="41.670910469955" calcext:value-type="float">
            <text:p>41.7</text:p>
          </table:table-cell>
          <table:table-cell table:style-name="ce169" office:value-type="float" office:value="0.00000000000018490986" calcext:value-type="float">
            <text:p>1.8E-13</text:p>
          </table:table-cell>
          <table:table-cell table:style-name="ce11" office:value-type="float" office:value="0.151998622549799" calcext:value-type="float">
            <text:p>0.152</text:p>
          </table:table-cell>
          <table:table-cell table:style-name="ce124" office:value-type="float" office:value="0.168950603581437" calcext:value-type="float">
            <text:p>0.169</text:p>
          </table:table-cell>
          <table:table-cell table:style-name="ce20" office:value-type="float" office:value="0.0084759905158188" calcext:value-type="float">
            <text:p>0.008</text:p>
          </table:table-cell>
          <table:table-cell table:number-columns-repeated="976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0.15331788612191" calcext:value-type="float">
            <text:p>0.153</text:p>
          </table:table-cell>
          <table:table-cell table:style-name="ce51" office:value-type="float" office:value="0.00289602447045486" calcext:value-type="float">
            <text:p>0.003</text:p>
          </table:table-cell>
          <table:table-cell table:style-name="ce8" office:value-type="float" office:value="52.9408116837596" calcext:value-type="float">
            <text:p>52.9</text:p>
          </table:table-cell>
          <table:table-cell table:style-name="ce169" office:value-type="float" office:value="0.00000000000001344972" calcext:value-type="float">
            <text:p>1.3E-14</text:p>
          </table:table-cell>
          <table:table-cell table:style-name="ce11" office:value-type="float" office:value="0.146943779239177" calcext:value-type="float">
            <text:p>0.147</text:p>
          </table:table-cell>
          <table:table-cell table:style-name="ce124" office:value-type="float" office:value="0.159691993004644" calcext:value-type="float">
            <text:p>0.160</text:p>
          </table:table-cell>
          <table:table-cell table:style-name="ce20" office:value-type="float" office:value="0.00637410688273339" calcext:value-type="float">
            <text:p>0.006</text:p>
          </table:table-cell>
          <table:table-cell/>
          <table:table-cell table:style-name="ce220" table:formula="of:=COM.MICROSOFT.CONCAT(&quot;&quot;;[.$C$21];&quot;&quot;)" office:value-type="string" office:string-value="T1_WML" calcext:value-type="string">
            <text:p>T1_WML</text:p>
          </table:table-cell>
          <table:table-cell table:style-name="ce315" office:value-type="float" office:value="0.319860397512169" calcext:value-type="float">
            <text:p>0.320</text:p>
          </table:table-cell>
          <table:table-cell table:style-name="ce51" office:value-type="float" office:value="0.0110889965221605" calcext:value-type="float">
            <text:p>0.011</text:p>
          </table:table-cell>
          <table:table-cell table:style-name="ce8" office:value-type="float" office:value="28.8448460483285" calcext:value-type="float">
            <text:p>28.8</text:p>
          </table:table-cell>
          <table:table-cell table:style-name="ce169" office:value-type="float" office:value="0.00000000001021727372" calcext:value-type="float">
            <text:p>1.0E-11</text:p>
          </table:table-cell>
          <table:table-cell table:style-name="ce11" office:value-type="float" office:value="0.295453680726586" calcext:value-type="float">
            <text:p>0.295</text:p>
          </table:table-cell>
          <table:table-cell table:style-name="ce124" office:value-type="float" office:value="0.344267114297752" calcext:value-type="float">
            <text:p>0.344</text:p>
          </table:table-cell>
          <table:table-cell table:style-name="ce20" office:value-type="float" office:value="0.024406716785583" calcext:value-type="float">
            <text:p>0.024</text:p>
          </table:table-cell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409.417494490833" calcext:value-type="float">
            <text:p>409.417</text:p>
          </table:table-cell>
          <table:table-cell table:style-name="ce51" office:value-type="float" office:value="9.60803443059726" calcext:value-type="float">
            <text:p>9.608</text:p>
          </table:table-cell>
          <table:table-cell table:style-name="ce8" office:value-type="float" office:value="42.6119928532961" calcext:value-type="float">
            <text:p>42.6</text:p>
          </table:table-cell>
          <table:table-cell table:style-name="ce169" office:value-type="float" office:value="0.00000000000014483684" calcext:value-type="float">
            <text:p>1.4E-13</text:p>
          </table:table-cell>
          <table:table-cell table:style-name="ce11" office:value-type="float" office:value="388.270353291439" calcext:value-type="float">
            <text:p>388.270</text:p>
          </table:table-cell>
          <table:table-cell table:style-name="ce124" office:value-type="float" office:value="430.564635690227" calcext:value-type="float">
            <text:p>430.565</text:p>
          </table:table-cell>
          <table:table-cell table:style-name="ce20" office:value-type="float" office:value="21.1471411993941" calcext:value-type="float">
            <text:p>21.147</text:p>
          </table:table-cell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315" office:value-type="float" office:value="0.15331788612191" calcext:value-type="float">
            <text:p>0.153</text:p>
          </table:table-cell>
          <table:table-cell table:style-name="ce51" office:value-type="float" office:value="0.00289602447045486" calcext:value-type="float">
            <text:p>0.003</text:p>
          </table:table-cell>
          <table:table-cell table:style-name="ce8" office:value-type="float" office:value="52.9408116837596" calcext:value-type="float">
            <text:p>52.9</text:p>
          </table:table-cell>
          <table:table-cell table:style-name="ce169" office:value-type="float" office:value="0.00000000000001344972" calcext:value-type="float">
            <text:p>1.3E-14</text:p>
          </table:table-cell>
          <table:table-cell table:style-name="ce11" office:value-type="float" office:value="0.146943779239177" calcext:value-type="float">
            <text:p>0.147</text:p>
          </table:table-cell>
          <table:table-cell table:style-name="ce124" office:value-type="float" office:value="0.159691993004644" calcext:value-type="float">
            <text:p>0.160</text:p>
          </table:table-cell>
          <table:table-cell table:style-name="ce20" office:value-type="float" office:value="0.00637410688273339" calcext:value-type="float">
            <text:p>0.006</text:p>
          </table:table-cell>
          <table:table-cell table:number-columns-repeated="976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/>
          <table:table-cell table:style-name="ce221"/>
          <table:table-cell table:style-name="ce316" office:value-type="string" office:string-value="Coefficients" calcext:value-type="string">
            <text:p>Coefficients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97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222" table:formula="of:=&quot;ln(&quot;&amp;[$'IR-Sim Sie'.E49] &amp;&quot;) [ms] =&quot;" office:value-type="string" office:string-value="ln(TI1) [ms] =" calcext:value-type="string">
            <text:p>ln(TI1) [ms] =</text:p>
          </table:table-cell>
          <table:table-cell table:style-name="ce317" table:formula="of:=[$'IR-Sim Sie'.C64]" office:value-type="float" office:value="0.15331788612191" calcext:value-type="float">
            <text:p>0.153</text:p>
          </table:table-cell>
          <table:table-cell table:style-name="ce251" office:value-type="string" calcext:value-type="string">
            <text:p>× ln(T1_L) +</text:p>
          </table:table-cell>
          <table:table-cell table:style-name="ce317" table:formula="of:=[$'IR-Sim Sie'.C63]" office:value-type="float" office:value="0.160474613065618" calcext:value-type="float">
            <text:p>0.160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62]" office:value-type="float" office:value="5.73986045281251" calcext:value-type="float">
            <text:p>5.7</text:p>
          </table:table-cell>
          <table:table-cell table:number-columns-repeated="1005"/>
        </table:table-row>
        <table:table-row table:style-name="ro3" table:number-rows-repeated="2">
          <table:table-cell table:number-columns-repeated="1012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I2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74]" office:value-type="float" office:value="0.998547442822133" calcext:value-type="float">
            <text:p>0.999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Sie_TI2sim) ; LN(Sie_x2sim) ; 1 ; 1)" office:value-type="float" office:value="1.08529299374404" calcext:value-type="float">
            <text:p>1.085</text:p>
          </table:table-cell>
          <table:table-cell table:style-name="ce271" office:value-type="float" office:value="1.11673558300497" calcext:value-type="float">
            <text:p>1.117</text:p>
          </table:table-cell>
          <table:table-cell table:style-name="ce293" office:value-type="float" office:value="-9.72044455704434" calcext:value-type="float">
            <text:p>-9.720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74]" office:value-type="float" office:value="0.00828791972351281" calcext:value-type="float">
            <text:p>0.0083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40095948949872" calcext:value-type="float">
            <text:p>0.014</text:p>
          </table:table-cell>
          <table:table-cell table:style-name="ce285" office:value-type="float" office:value="0.0186293069201647" calcext:value-type="float">
            <text:p>0.019</text:p>
          </table:table-cell>
          <table:table-cell table:style-name="ce294" office:value-type="float" office:value="0.178860653355535" calcext:value-type="float">
            <text:p>0.179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73]; [.H75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8547442822133" calcext:value-type="float">
            <text:p>0.999</text:p>
          </table:table-cell>
          <table:table-cell table:style-name="ce536" office:value-type="float" office:value="0.00828791972351281" calcext:value-type="float">
            <text:p>0.0083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3780.92581772646" calcext:value-type="float">
            <text:p>3780.9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74])*([.C75] - 1)/([.C75] - [.C74] - 1)" office:value-type="float" office:value="0.998283341517066" calcext:value-type="float">
            <text:p>0.998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519420664999364" calcext:value-type="float">
            <text:p>0.5194</text:p>
          </table:table-cell>
          <table:table-cell table:style-name="ce537" office:value-type="float" office:value="0.00075558574677732" calcext:value-type="float">
            <text:p>0.00076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1003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14" table:formula="of:=Sie_TI2sim" office:value-type="float" office:value="150" calcext:value-type="float">
            <text:p>150</text:p>
          </table:table-cell>
          <table:table-cell table:style-name="ce297" table:number-matrix-columns-spanned="1" table:number-matrix-rows-spanned="14" table:formula="of:=EXP(MMULT(LN(Sie_x2sim) ; [.C84:.C85]) + [.C83])" office:value-type="float" office:value="152.415308381131" calcext:value-type="float">
            <text:p>152.4</text:p>
          </table:table-cell>
          <table:table-cell table:number-columns-repeated="1003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74]" office:value-type="float" office:value="2" calcext:value-type="float">
            <text:p>2</text:p>
          </table:table-cell>
          <table:table-cell table:style-name="ce531" table:formula="of:=[.G76]" office:value-type="float" office:value="0.519420664999364" calcext:value-type="float">
            <text:p>0.5194</text:p>
          </table:table-cell>
          <table:table-cell table:style-name="ce531" table:formula="of:=[.G76] / [.C79]" office:value-type="float" office:value="0.259710332499682" calcext:value-type="float">
            <text:p>0.2597</text:p>
          </table:table-cell>
          <table:table-cell table:style-name="ce332" table:formula="of:=[.G75]" office:value-type="float" office:value="3780.92581772646" calcext:value-type="float">
            <text:p>3780.9</text:p>
          </table:table-cell>
          <table:table-cell table:style-name="ce363" table:formula="of:=LEGACY.FDIST([.G75] ; [.C79] ; [.H75])" office:value-type="float" office:value="2.46452258464549E-016" calcext:value-type="float">
            <text:p>2.46E-16</text:p>
          </table:table-cell>
          <table:table-cell table:style-name="ce289" office:value-type="float" office:value="175" calcext:value-type="float">
            <text:p>175</text:p>
          </table:table-cell>
          <table:table-cell table:style-name="ce298" office:value-type="float" office:value="175.803195424779" calcext:value-type="float">
            <text:p>175.8</text:p>
          </table:table-cell>
          <table:table-cell table:number-columns-repeated="1003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75]" office:value-type="float" office:value="11" calcext:value-type="float">
            <text:p>11</text:p>
          </table:table-cell>
          <table:table-cell table:style-name="ce532" table:formula="of:=[.H76]" office:value-type="float" office:value="0.00075558574677732" calcext:value-type="float">
            <text:p>0.00076</text:p>
          </table:table-cell>
          <table:table-cell table:style-name="ce532" table:formula="of:=[.H76] / [.H75]" office:value-type="float" office:value="0.0000686896133433927" calcext:value-type="float">
            <text:p>0.00007</text:p>
          </table:table-cell>
          <table:table-cell table:style-name="ce333"/>
          <table:table-cell table:style-name="ce364"/>
          <table:table-cell table:style-name="ce289" office:value-type="float" office:value="203" calcext:value-type="float">
            <text:p>203</text:p>
          </table:table-cell>
          <table:table-cell table:style-name="ce298" office:value-type="float" office:value="202.176139865696" calcext:value-type="float">
            <text:p>202.2</text:p>
          </table:table-cell>
          <table:table-cell table:number-columns-repeated="1003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79] + [.H75]" office:value-type="float" office:value="13" calcext:value-type="float">
            <text:p>13</text:p>
          </table:table-cell>
          <table:table-cell table:style-name="ce533" table:formula="of:=[.G76] + [.H76]" office:value-type="float" office:value="0.520176250746141" calcext:value-type="float">
            <text:p>0.5202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167" calcext:value-type="float">
            <text:p>167</text:p>
          </table:table-cell>
          <table:table-cell table:style-name="ce299" office:value-type="float" office:value="167.00856956988" calcext:value-type="float">
            <text:p>167.0</text:p>
          </table:table-cell>
          <table:table-cell table:number-columns-repeated="1003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1003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530" table:number-matrix-columns-spanned="1" table:number-matrix-rows-spanned="4" table:formula="of:=INDEX([.F72:.I72]; 1 ; 1+ROW([.B86])-ROW())" office:value-type="float" office:value="-9.72044455704434" calcext:value-type="float">
            <text:p>-9.7</text:p>
          </table:table-cell>
          <table:table-cell table:style-name="ce534" table:number-matrix-columns-spanned="1" table:number-matrix-rows-spanned="4" table:formula="of:=INDEX([.F73:.I73]; 1 ; 1+ROW([.B86])-ROW())" office:value-type="float" office:value="0.178860653355535" calcext:value-type="float">
            <text:p>0.2</text:p>
          </table:table-cell>
          <table:table-cell table:style-name="ce161" table:number-matrix-columns-spanned="1" table:number-matrix-rows-spanned="4" table:formula="of:=[.C83:.C86] / [.D83:.D86]" office:value-type="float" office:value="-54.3464667867575" calcext:value-type="float">
            <text:p>-54.3</text:p>
          </table:table-cell>
          <table:table-cell table:style-name="ce168" table:number-matrix-columns-spanned="1" table:number-matrix-rows-spanned="4" table:formula="of:=LEGACY.TDIST(ABS([.E83:.E86]) ; [.H75] ; 2 )" office:value-type="float" office:value="0.00000000000001009173" calcext:value-type="float">
            <text:p>1.0E-14</text:p>
          </table:table-cell>
          <table:table-cell table:style-name="ce161" table:number-matrix-columns-spanned="1" table:number-matrix-rows-spanned="4" table:formula="of:=[.C83:.C86] - [.D83:.D86] * TINV(1 - [.E73] ; [.H75])" office:value-type="float" office:value="-10.1141142008042" calcext:value-type="float">
            <text:p>-10.1</text:p>
          </table:table-cell>
          <table:table-cell table:style-name="ce161" table:number-matrix-columns-spanned="1" table:number-matrix-rows-spanned="4" table:formula="of:=[.C83:.C86] + [.D83:.D86] * TINV(1 - [.E73] ; [.H75])" office:value-type="float" office:value="-9.32677491328451" calcext:value-type="float">
            <text:p>-9.3</text:p>
          </table:table-cell>
          <table:table-cell table:style-name="ce538" table:number-matrix-columns-spanned="1" table:number-matrix-rows-spanned="4" table:formula="of:=[.D83:.D86] * [.E74]" office:value-type="float" office:value="0.393669643759828" calcext:value-type="float">
            <text:p>0.4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1.11673558300497" calcext:value-type="float">
            <text:p>1.12</text:p>
          </table:table-cell>
          <table:table-cell table:style-name="ce96" office:value-type="float" office:value="0.0186293069201647" calcext:value-type="float">
            <text:p>0.02</text:p>
          </table:table-cell>
          <table:table-cell table:style-name="ce8" office:value-type="float" office:value="59.9450955309662" calcext:value-type="float">
            <text:p>59.9</text:p>
          </table:table-cell>
          <table:table-cell table:style-name="ce169" office:value-type="float" office:value="3.44363508253543E-015" calcext:value-type="float">
            <text:p>3.4E-15</text:p>
          </table:table-cell>
          <table:table-cell table:style-name="ce40" office:value-type="float" office:value="1.07573275493089" calcext:value-type="float">
            <text:p>1.08</text:p>
          </table:table-cell>
          <table:table-cell table:style-name="ce125" office:value-type="float" office:value="1.15773841107904" calcext:value-type="float">
            <text:p>1.16</text:p>
          </table:table-cell>
          <table:table-cell table:style-name="ce62" office:value-type="float" office:value="0.041002828074075" calcext:value-type="float">
            <text:p>0.04</text:p>
          </table:table-cell>
          <table:table-cell table:number-columns-repeated="1003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236" office:value-type="float" office:value="1.08529299374404" calcext:value-type="float">
            <text:p>1.09</text:p>
          </table:table-cell>
          <table:table-cell table:style-name="ce96" office:value-type="float" office:value="0.0140095948949872" calcext:value-type="float">
            <text:p>0.01</text:p>
          </table:table-cell>
          <table:table-cell table:style-name="ce8" office:value-type="float" office:value="77.4678355712033" calcext:value-type="float">
            <text:p>77.5</text:p>
          </table:table-cell>
          <table:table-cell table:style-name="ce169" office:value-type="float" office:value="2.06382663812024E-016" calcext:value-type="float">
            <text:p>2.1E-16</text:p>
          </table:table-cell>
          <table:table-cell table:style-name="ce40" office:value-type="float" office:value="1.05445808328127" calcext:value-type="float">
            <text:p>1.05</text:p>
          </table:table-cell>
          <table:table-cell table:style-name="ce125" office:value-type="float" office:value="1.1161279042068" calcext:value-type="float">
            <text:p>1.12</text:p>
          </table:table-cell>
          <table:table-cell table:style-name="ce62" office:value-type="float" office:value="0.0308349104627624" calcext:value-type="float">
            <text:p>0.03</text:p>
          </table:table-cell>
          <table:table-cell table:number-columns-repeated="1003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1003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222" table:formula="of:=&quot;ln(&quot;&amp;[$'IR-Sim Sie'.E70] &amp;&quot;) [ms] =&quot;" office:value-type="string" office:string-value="ln(TI2) [ms] =" calcext:value-type="string">
            <text:p>ln(TI2) [ms] =</text:p>
          </table:table-cell>
          <table:table-cell table:style-name="ce238" table:formula="of:=[$'IR-Sim Sie'.C85]" office:value-type="float" office:value="1.08529299374404" calcext:value-type="float">
            <text:p>1.09</text:p>
          </table:table-cell>
          <table:table-cell table:style-name="ce251" office:value-type="string" calcext:value-type="string">
            <text:p>× ln(T1_L) +</text:p>
          </table:table-cell>
          <table:table-cell table:style-name="ce238" table:formula="of:=[$'IR-Sim Sie'.C84]" office:value-type="float" office:value="1.11673558300497" calcext:value-type="float">
            <text:p>1.12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83]" office:value-type="float" office:value="-9.72044455704434" calcext:value-type="float">
            <text:p>-9.7</text:p>
          </table:table-cell>
          <table:table-cell table:number-columns-repeated="4"/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3"/>
          <table:table-cell table:style-name="ce199" table:formula="of:=[.$B$21]" office:value-type="string" office:string-value="T1_WM" calcext:value-type="string">
            <text:p>T1_WM</text:p>
          </table:table-cell>
          <table:table-cell table:style-name="ce199" table:formula="of:=[.$C$21]" office:value-type="string" office:string-value="T1_WML" calcext:value-type="string">
            <text:p>T1_WML</text:p>
          </table:table-cell>
          <table:table-cell table:style-name="ce199" table:formula="of:=[.$D$21]" office:value-type="string" office:string-value="TR" calcext:value-type="string">
            <text:p>TR</text:p>
          </table:table-cell>
          <table:table-cell table:style-name="ce199" table:formula="of:=[.$F$21]" office:value-type="string" office:string-value="TI1" calcext:value-type="string">
            <text:p>TI1</text:p>
          </table:table-cell>
          <table:table-cell table:style-name="ce199" office:value-type="string" calcext:value-type="string">
            <text:p>Predicted Y</text:p>
          </table:table-cell>
          <table:table-cell table:style-name="ce199" office:value-type="string" calcext:value-type="string">
            <text:p>Residual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539" table:number-matrix-columns-spanned="2" table:number-matrix-rows-spanned="16" table:formula="of:=Sie_x2plot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MMULT(Sie_x2plot ; [.L63:.L64]) + [.L62]" office:value-type="float" office:value="2508.25294753921" calcext:value-type="float">
            <text:p>2508.3</text:p>
          </table:table-cell>
          <table:table-cell table:style-name="ce542" table:number-matrix-columns-spanned="1" table:number-matrix-rows-spanned="60" table:formula="of:=[.O89:.O148] - [.P89:.P148]" office:value-type="float" office:value="11.7470524607897" calcext:value-type="float">
            <text:p>11.75</text:p>
          </table:table-cell>
          <table:table-cell table:number-columns-repeated="3"/>
          <table:table-cell table:style-name="ce539" table:number-matrix-columns-spanned="2" table:number-matrix-rows-spanned="16" table:formula="of:=Sie_x2plot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MMULT(LN(Sie_x2plot) ; [.U$63:.U$64]) + [.U$62]" office:value-type="float" office:value="2498.9488663318" calcext:value-type="float">
            <text:p>2498.9</text:p>
          </table:table-cell>
          <table:table-cell table:style-name="ce542" table:number-matrix-columns-spanned="1" table:number-matrix-rows-spanned="60" table:formula="of:=[.X89:.X148] - [.Y89:.Y148]" office:value-type="float" office:value="21.0511336681975" calcext:value-type="float">
            <text:p>21.0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39" table:number-matrix-columns-spanned="2" table:number-matrix-rows-spanned="16" table:formula="of:=Sie_x2plot" office:value-type="float" office:value="600" calcext:value-type="float">
            <text:p>60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table:number-matrix-columns-spanned="1" table:number-matrix-rows-spanned="16" table:formula="of:=[.$F$22:.$F$37]" office:value-type="float" office:value="2520" calcext:value-type="float">
            <text:p>2520</text:p>
          </table:table-cell>
          <table:table-cell table:style-name="ce541" table:number-matrix-columns-spanned="1" table:number-matrix-rows-spanned="16" table:formula="of:=EXP(MMULT(LN(Sie_x2plot) ; [.AD$63:.AD$64]) + [.AD$62])" office:value-type="float" office:value="2503.60682535306" calcext:value-type="float">
            <text:p>2503.6</text:p>
          </table:table-cell>
          <table:table-cell table:style-name="ce542" table:number-matrix-columns-spanned="1" table:number-matrix-rows-spanned="60" table:formula="of:=[.AG89:.AG148] - [.AH89:.AH148]" office:value-type="float" office:value="16.393174646942" calcext:value-type="float">
            <text:p>16.39</text:p>
          </table:table-cell>
          <table:table-cell table:number-columns-repeated="977"/>
        </table:table-row>
        <table:table-row table:style-name="ro3">
          <table:table-cell table:number-columns-repeated="11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44.10370470525" calcext:value-type="float">
            <text:p>2544.1</text:p>
          </table:table-cell>
          <table:table-cell table:style-name="ce542" office:value-type="float" office:value="4.89629529475405" calcext:value-type="float">
            <text:p>4.90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39.92252957679" calcext:value-type="float">
            <text:p>2539.9</text:p>
          </table:table-cell>
          <table:table-cell table:style-name="ce542" office:value-type="float" office:value="9.07747042320625" calcext:value-type="float">
            <text:p>9.08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49" calcext:value-type="float">
            <text:p>2549</text:p>
          </table:table-cell>
          <table:table-cell table:style-name="ce541" office:value-type="float" office:value="2542.19348848602" calcext:value-type="float">
            <text:p>2542.2</text:p>
          </table:table-cell>
          <table:table-cell table:style-name="ce542" office:value-type="float" office:value="6.80651151397888" calcext:value-type="float">
            <text:p>6.81</text:p>
          </table:table-cell>
          <table:table-cell table:number-columns-repeated="977"/>
        </table:table-row>
        <table:table-row table:style-name="ro3">
          <table:table-cell/>
          <table:table-cell table:style-name="ce196" office:value-type="string" calcext:value-type="string">
            <text:p><text:span text:style-name="T4">Regression</text:span></text:p>
          </table:table-cell>
          <table:table-cell table:style-name="ce223"/>
          <table:table-cell table:style-name="ce239" office:value-type="string" calcext:value-type="string">
            <text:p>WM&amp;WML vs.</text:p>
          </table:table-cell>
          <table:table-cell table:style-name="ce252" office:value-type="string" calcext:value-type="string">
            <text:p>T1n</text:p>
          </table:table-cell>
          <table:table-cell table:style-name="ce262" table:formula="of:=[.$F$49]" office:value-type="string" office:string-value="@ T1_GM 1200 ms; T1_CSF 4308 ms" calcext:value-type="string">
            <text:p>@ T1_GM 1200 ms; T1_CSF 4308 ms</text:p>
          </table:table-cell>
          <table:table-cell table:style-name="ce196" table:number-columns-repeated="3"/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7.8798404543" calcext:value-type="float">
            <text:p>2597.9</text:p>
          </table:table-cell>
          <table:table-cell table:style-name="ce542" office:value-type="float" office:value="-4.87984045429948" calcext:value-type="float">
            <text:p>-4.8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4.87785047191" calcext:value-type="float">
            <text:p>2594.9</text:p>
          </table:table-cell>
          <table:table-cell table:style-name="ce542" office:value-type="float" office:value="-1.87785047190846" calcext:value-type="float">
            <text:p>-1.8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593" calcext:value-type="float">
            <text:p>2593</text:p>
          </table:table-cell>
          <table:table-cell table:style-name="ce541" office:value-type="float" office:value="2594.88265861511" calcext:value-type="float">
            <text:p>2594.9</text:p>
          </table:table-cell>
          <table:table-cell table:style-name="ce542" office:value-type="float" office:value="-1.88265861510854" calcext:value-type="float">
            <text:p>-1.88</text:p>
          </table:table-cell>
          <table:table-cell table:number-columns-repeated="977"/>
        </table:table-row>
        <table:table-row table:style-name="ro3">
          <table:table-cell/>
          <table:table-cell table:style-name="ce9" office:value-type="string" calcext:value-type="string">
            <text:p>Regression Statistics</text:p>
          </table:table-cell>
          <table:table-cell table:style-name="ce19"/>
          <table:table-cell table:style-name="ce31" table:number-columns-repeated="2"/>
          <table:table-cell table:style-name="ce9" office:value-type="string" calcext:value-type="string">
            <text:p>LINEST raw output</text:p>
          </table:table-cell>
          <table:table-cell table:style-name="ce38" table:number-columns-repeated="2"/>
          <table:table-cell table:style-name="ce19"/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57.63110239769" calcext:value-type="float">
            <text:p>2657.6</text:p>
          </table:table-cell>
          <table:table-cell table:style-name="ce542" office:value-type="float" office:value="-15.6311023976923" calcext:value-type="float">
            <text:p>-15.63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48.6852452393" calcext:value-type="float">
            <text:p>2648.7</text:p>
          </table:table-cell>
          <table:table-cell table:style-name="ce542" office:value-type="float" office:value="-6.68524523929591" calcext:value-type="float">
            <text:p>-6.69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000" calcext:value-type="float">
            <text:p>1000</text:p>
          </table:table-cell>
          <table:table-cell table:style-name="ce539"/>
          <table:table-cell table:style-name="ce539" office:value-type="float" office:value="2642" calcext:value-type="float">
            <text:p>2642</text:p>
          </table:table-cell>
          <table:table-cell table:style-name="ce541" office:value-type="float" office:value="2647.52913795653" calcext:value-type="float">
            <text:p>2647.5</text:p>
          </table:table-cell>
          <table:table-cell table:style-name="ce542" office:value-type="float" office:value="-5.52913795653512" calcext:value-type="float">
            <text:p>-5.53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R^2</text:p>
          </table:table-cell>
          <table:table-cell table:style-name="ce20" table:formula="of:=[.G95]" office:value-type="float" office:value="0.997816520744036" calcext:value-type="float">
            <text:p>0.998</text:p>
          </table:table-cell>
          <table:table-cell table:style-name="ce32" office:value-type="string" calcext:value-type="string">
            <text:p>Regression Model</text:p>
          </table:table-cell>
          <table:table-cell table:style-name="ce230" office:value-type="string" calcext:value-type="string">
            <text:p>Power</text:p>
          </table:table-cell>
          <table:table-cell table:style-name="ce350" office:value-type="string" calcext:value-type="string">
            <text:p>Coeff.</text:p>
          </table:table-cell>
          <table:table-cell table:style-name="ce271" table:number-matrix-columns-spanned="3" table:number-matrix-rows-spanned="5" table:formula="of:=LINEST(LN(Sie_T1nsim) ; LN(Sie_x2sim) ; 1 ; 1)" office:value-type="float" office:value="1.18055606264634" calcext:value-type="float">
            <text:p>1.181</text:p>
          </table:table-cell>
          <table:table-cell table:style-name="ce271" office:value-type="float" office:value="1.21257954836818" calcext:value-type="float">
            <text:p>1.213</text:p>
          </table:table-cell>
          <table:table-cell table:style-name="ce293" office:value-type="float" office:value="-10.7425775448103" calcext:value-type="float">
            <text:p>-10.743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2.22502704164" calcext:value-type="float">
            <text:p>2572.2</text:p>
          </table:table-cell>
          <table:table-cell table:style-name="ce542" office:value-type="float" office:value="6.7749729583561" calcext:value-type="float">
            <text:p>6.77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3.59450130605" calcext:value-type="float">
            <text:p>2573.6</text:p>
          </table:table-cell>
          <table:table-cell table:style-name="ce542" office:value-type="float" office:value="5.40549869394818" calcext:value-type="float">
            <text:p>5.41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579" calcext:value-type="float">
            <text:p>2579</text:p>
          </table:table-cell>
          <table:table-cell table:style-name="ce541" office:value-type="float" office:value="2574.57784751312" calcext:value-type="float">
            <text:p>2574.6</text:p>
          </table:table-cell>
          <table:table-cell table:style-name="ce542" office:value-type="float" office:value="4.42215248688399" calcext:value-type="float">
            <text:p>4.42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Standard Error</text:p>
          </table:table-cell>
          <table:table-cell table:style-name="ce528" table:formula="of:=[.H95]" office:value-type="float" office:value="0.0110509030371987" calcext:value-type="float">
            <text:p>0.0111</text:p>
          </table:table-cell>
          <table:table-cell table:style-name="ce33" office:value-type="string" calcext:value-type="string">
            <text:p>Confidence level</text:p>
          </table:table-cell>
          <table:table-cell table:style-name="ce381" office:value-type="float" office:value="0.95" calcext:value-type="float">
            <text:p>0.95</text:p>
          </table:table-cell>
          <table:table-cell table:style-name="ce351" office:value-type="string" calcext:value-type="string">
            <text:p>Coeff. Error</text:p>
          </table:table-cell>
          <table:table-cell table:style-name="ce272" office:value-type="float" office:value="0.0186800403406076" calcext:value-type="float">
            <text:p>0.019</text:p>
          </table:table-cell>
          <table:table-cell table:style-name="ce285" office:value-type="float" office:value="0.0248398477896571" calcext:value-type="float">
            <text:p>0.025</text:p>
          </table:table-cell>
          <table:table-cell table:style-name="ce294" office:value-type="float" office:value="0.238488282143286" calcext:value-type="float">
            <text:p>0.238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08.07578420768" calcext:value-type="float">
            <text:p>2608.1</text:p>
          </table:table-cell>
          <table:table-cell table:style-name="ce542" office:value-type="float" office:value="5.92421579232041" calcext:value-type="float">
            <text:p>5.92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14.56816455104" calcext:value-type="float">
            <text:p>2614.6</text:p>
          </table:table-cell>
          <table:table-cell table:style-name="ce542" office:value-type="float" office:value="-0.568164551043083" calcext:value-type="float">
            <text:p>-0.57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14" calcext:value-type="float">
            <text:p>2614</text:p>
          </table:table-cell>
          <table:table-cell table:style-name="ce541" office:value-type="float" office:value="2614.25834650583" calcext:value-type="float">
            <text:p>2614.3</text:p>
          </table:table-cell>
          <table:table-cell table:style-name="ce542" office:value-type="float" office:value="-0.258346505833742" calcext:value-type="float">
            <text:p>-0.26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Count of X variables</text:p>
          </table:table-cell>
          <table:table-cell table:style-name="ce21" office:value-type="float" office:value="2" calcext:value-type="float">
            <text:p>2</text:p>
          </table:table-cell>
          <table:table-cell table:style-name="ce34" office:value-type="string" calcext:value-type="string">
            <text:p>TINV ± factor</text:p>
          </table:table-cell>
          <table:table-cell table:style-name="ce342" table:formula="of:=TINV(1-[.E94]; [.H96])" office:value-type="float" office:value="2.20098516009164" calcext:value-type="float">
            <text:p>2.20</text:p>
          </table:table-cell>
          <table:table-cell table:style-name="ce351" office:value-type="string" calcext:value-type="string">
            <text:p>R; Std. Err.</text:p>
          </table:table-cell>
          <table:table-cell table:style-name="ce273" office:value-type="float" office:value="0.997816520744036" calcext:value-type="float">
            <text:p>0.998</text:p>
          </table:table-cell>
          <table:table-cell table:style-name="ce536" office:value-type="float" office:value="0.0110509030371987" calcext:value-type="float">
            <text:p>0.01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1.85191995673" calcext:value-type="float">
            <text:p>2661.9</text:p>
          </table:table-cell>
          <table:table-cell table:style-name="ce542" office:value-type="float" office:value="3.14808004326687" calcext:value-type="float">
            <text:p>3.15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9.52348544616" calcext:value-type="float">
            <text:p>2669.5</text:p>
          </table:table-cell>
          <table:table-cell table:style-name="ce542" office:value-type="float" office:value="-4.52348544615779" calcext:value-type="float">
            <text:p>-4.52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665" calcext:value-type="float">
            <text:p>2665</text:p>
          </table:table-cell>
          <table:table-cell table:style-name="ce541" office:value-type="float" office:value="2668.44112346765" calcext:value-type="float">
            <text:p>2668.4</text:p>
          </table:table-cell>
          <table:table-cell table:style-name="ce542" office:value-type="float" office:value="-3.44112346765496" calcext:value-type="float">
            <text:p>-3.44</text:p>
          </table:table-cell>
          <table:table-cell table:number-columns-repeated="977"/>
        </table:table-row>
        <table:table-row table:style-name="ro3">
          <table:table-cell/>
          <table:table-cell table:style-name="ce12" office:value-type="string" calcext:value-type="string">
            <text:p>Observations</text:p>
          </table:table-cell>
          <table:table-cell table:style-name="ce21" office:value-type="float" office:value="14" calcext:value-type="float">
            <text:p>14</text:p>
          </table:table-cell>
          <table:table-cell table:style-name="ce34"/>
          <table:table-cell table:style-name="ce46"/>
          <table:table-cell table:style-name="ce351" office:value-type="string" calcext:value-type="string">
            <text:p>F; d.f.</text:p>
          </table:table-cell>
          <table:table-cell table:style-name="ce361" office:value-type="float" office:value="2513.41561826277" calcext:value-type="float">
            <text:p>2513.4</text:p>
          </table:table-cell>
          <table:table-cell table:style-name="ce441" office:value-type="float" office:value="11" calcext:value-type="float">
            <text:p>11</text:p>
          </table:table-cell>
          <table:table-cell table:style-name="ce294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1.60318190013" calcext:value-type="float">
            <text:p>2721.6</text:p>
          </table:table-cell>
          <table:table-cell table:style-name="ce542" office:value-type="float" office:value="-0.603181900125946" calcext:value-type="float">
            <text:p>-0.60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3.33088021355" calcext:value-type="float">
            <text:p>2723.3</text:p>
          </table:table-cell>
          <table:table-cell table:style-name="ce542" office:value-type="float" office:value="-2.33088021354524" calcext:value-type="float">
            <text:p>-2.33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200" calcext:value-type="float">
            <text:p>1200</text:p>
          </table:table-cell>
          <table:table-cell table:style-name="ce539"/>
          <table:table-cell table:style-name="ce539" office:value-type="float" office:value="2721" calcext:value-type="float">
            <text:p>2721</text:p>
          </table:table-cell>
          <table:table-cell table:style-name="ce541" office:value-type="float" office:value="2722.57999946424" calcext:value-type="float">
            <text:p>2722.6</text:p>
          </table:table-cell>
          <table:table-cell table:style-name="ce542" office:value-type="float" office:value="-1.57999946423797" calcext:value-type="float">
            <text:p>-1.58</text:p>
          </table:table-cell>
          <table:table-cell table:number-columns-repeated="977"/>
        </table:table-row>
        <table:table-row table:style-name="ro3">
          <table:table-cell/>
          <table:table-cell table:style-name="ce310" office:value-type="string" calcext:value-type="string">
            <text:p>Adjusted R^2</text:p>
          </table:table-cell>
          <table:table-cell table:style-name="ce312" table:formula="of:=1 - (1 - [.G95])*([.C96] - 1)/([.C96] - [.C95] - 1)" office:value-type="float" office:value="0.997419524515679" calcext:value-type="float">
            <text:p>0.997</text:p>
          </table:table-cell>
          <table:table-cell table:style-name="ce35"/>
          <table:table-cell table:style-name="ce47"/>
          <table:table-cell table:style-name="ce352" office:value-type="string" calcext:value-type="string">
            <text:p>Sum-Of-Sq.</text:p>
          </table:table-cell>
          <table:table-cell table:style-name="ce525" office:value-type="float" office:value="0.613888986241839" calcext:value-type="float">
            <text:p>0.6139</text:p>
          </table:table-cell>
          <table:table-cell table:style-name="ce537" office:value-type="float" office:value="0.00134334703731324" calcext:value-type="float">
            <text:p>0.00134</text:p>
          </table:table-cell>
          <table:table-cell table:style-name="ce295" office:value-type="string" office:string-value="" calcext:value-type="error">
            <text:p>#N/A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19710654408" calcext:value-type="float">
            <text:p>2636.2</text:p>
          </table:table-cell>
          <table:table-cell table:style-name="ce542" office:value-type="float" office:value="-1.19710654407754" calcext:value-type="float">
            <text:p>-1.20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70648641499" calcext:value-type="float">
            <text:p>2636.7</text:p>
          </table:table-cell>
          <table:table-cell table:style-name="ce542" office:value-type="float" office:value="-1.70648641498701" calcext:value-type="float">
            <text:p>-1.71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35" calcext:value-type="float">
            <text:p>2635</text:p>
          </table:table-cell>
          <table:table-cell table:style-name="ce541" office:value-type="float" office:value="2636.15030293522" calcext:value-type="float">
            <text:p>2636.2</text:p>
          </table:table-cell>
          <table:table-cell table:style-name="ce542" office:value-type="float" office:value="-1.15030293522022" calcext:value-type="float">
            <text:p>-1.15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Analysis of Variance (ANOVA)</text:p>
          </table:table-cell>
          <table:table-cell table:style-name="ce307" table:number-columns-repeated="5"/>
          <table:table-cell table:style-name="ce287" office:value-type="string" calcext:value-type="string">
            <text:p>Sim.</text:p>
          </table:table-cell>
          <table:table-cell table:style-name="ce296" office:value-type="string" calcext:value-type="string">
            <text:p>Est.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2.04786371011" calcext:value-type="float">
            <text:p>2672.0</text:p>
          </table:table-cell>
          <table:table-cell table:style-name="ce542" office:value-type="float" office:value="1.95213628988677" calcext:value-type="float">
            <text:p>1.95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7.68014965998" calcext:value-type="float">
            <text:p>2677.7</text:p>
          </table:table-cell>
          <table:table-cell table:style-name="ce542" office:value-type="float" office:value="-3.68014965997645" calcext:value-type="float">
            <text:p>-3.68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674" calcext:value-type="float">
            <text:p>2674</text:p>
          </table:table-cell>
          <table:table-cell table:style-name="ce541" office:value-type="float" office:value="2676.77978304253" calcext:value-type="float">
            <text:p>2676.8</text:p>
          </table:table-cell>
          <table:table-cell table:style-name="ce542" office:value-type="float" office:value="-2.7797830425352" calcext:value-type="float">
            <text:p>-2.78</text:p>
          </table:table-cell>
          <table:table-cell table:number-columns-repeated="977"/>
        </table:table-row>
        <table:table-row table:style-name="ro3">
          <table:table-cell/>
          <table:table-cell table:style-name="ce267"/>
          <table:table-cell table:style-name="ce426" office:value-type="string" calcext:value-type="string">
            <text:p>df</text:p>
          </table:table-cell>
          <table:table-cell table:style-name="ce426" office:value-type="string" calcext:value-type="string">
            <text:p>SS</text:p>
          </table:table-cell>
          <table:table-cell table:style-name="ce426" office:value-type="string" calcext:value-type="string">
            <text:p>MS</text:p>
          </table:table-cell>
          <table:table-cell table:style-name="ce426" office:value-type="string" calcext:value-type="string">
            <text:p>F</text:p>
          </table:table-cell>
          <table:table-cell table:style-name="ce426" office:value-type="string" calcext:value-type="string">
            <text:p>Signific. F</text:p>
          </table:table-cell>
          <table:table-cell table:style-name="ce288" table:number-matrix-columns-spanned="1" table:number-matrix-rows-spanned="14" table:formula="of:=Sie_T1nsim" office:value-type="float" office:value="193" calcext:value-type="float">
            <text:p>193</text:p>
          </table:table-cell>
          <table:table-cell table:style-name="ce297" table:number-matrix-columns-spanned="1" table:number-matrix-rows-spanned="14" table:formula="of:=EXP(MMULT(LN(Sie_x2sim) ; [.C105:.C106]) + [.C104])" office:value-type="float" office:value="197.309206842033" calcext:value-type="float">
            <text:p>197.3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25.82399945917" calcext:value-type="float">
            <text:p>2725.8</text:p>
          </table:table-cell>
          <table:table-cell table:style-name="ce542" office:value-type="float" office:value="6.17600054083323" calcext:value-type="float">
            <text:p>6.18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32.63547055509" calcext:value-type="float">
            <text:p>2732.6</text:p>
          </table:table-cell>
          <table:table-cell table:style-name="ce542" office:value-type="float" office:value="-0.63547055509207" calcext:value-type="float">
            <text:p>-0.64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32" calcext:value-type="float">
            <text:p>2732</text:p>
          </table:table-cell>
          <table:table-cell table:style-name="ce541" office:value-type="float" office:value="2732.25837113019" calcext:value-type="float">
            <text:p>2732.3</text:p>
          </table:table-cell>
          <table:table-cell table:style-name="ce542" office:value-type="float" office:value="-0.258371130185878" calcext:value-type="float">
            <text:p>-0.26</text:p>
          </table:table-cell>
          <table:table-cell table:number-columns-repeated="977"/>
        </table:table-row>
        <table:table-row table:style-name="ro3">
          <table:table-cell/>
          <table:table-cell table:style-name="ce261" office:value-type="string" calcext:value-type="string">
            <text:p>Regression</text:p>
          </table:table-cell>
          <table:table-cell table:style-name="ce309" table:formula="of:=[.C95]" office:value-type="float" office:value="2" calcext:value-type="float">
            <text:p>2</text:p>
          </table:table-cell>
          <table:table-cell table:style-name="ce531" table:formula="of:=[.G97]" office:value-type="float" office:value="0.613888986241839" calcext:value-type="float">
            <text:p>0.6139</text:p>
          </table:table-cell>
          <table:table-cell table:style-name="ce531" table:formula="of:=[.G97] / [.C100]" office:value-type="float" office:value="0.30694449312092" calcext:value-type="float">
            <text:p>0.3069</text:p>
          </table:table-cell>
          <table:table-cell table:style-name="ce332" table:formula="of:=[.G96]" office:value-type="float" office:value="2513.41561826277" calcext:value-type="float">
            <text:p>2513.4</text:p>
          </table:table-cell>
          <table:table-cell table:style-name="ce363" table:formula="of:=LEGACY.FDIST([.G96] ; [.C100] ; [.H96])" office:value-type="float" office:value="2.31910219291993E-015" calcext:value-type="float">
            <text:p>2.32E-15</text:p>
          </table:table-cell>
          <table:table-cell table:style-name="ce289" office:value-type="float" office:value="229" calcext:value-type="float">
            <text:p>229</text:p>
          </table:table-cell>
          <table:table-cell table:style-name="ce298" office:value-type="float" office:value="230.391539679901" calcext:value-type="float">
            <text:p>230.4</text:p>
          </table:table-cell>
          <table:table-cell table:number-columns-repeated="2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5.57526140256" calcext:value-type="float">
            <text:p>2785.6</text:p>
          </table:table-cell>
          <table:table-cell table:style-name="ce542" office:value-type="float" office:value="9.42473859744041" calcext:value-type="float">
            <text:p>9.42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6.44286532248" calcext:value-type="float">
            <text:p>2786.4</text:p>
          </table:table-cell>
          <table:table-cell table:style-name="ce542" office:value-type="float" office:value="8.55713467751957" calcext:value-type="float">
            <text:p>8.56</text:p>
          </table:table-cell>
          <table:table-cell table:number-columns-repeated="3"/>
          <table:table-cell table:style-name="ce539" office:value-type="float" office:value="850" calcext:value-type="float">
            <text:p>850</text:p>
          </table:table-cell>
          <table:table-cell table:style-name="ce539" office:value-type="float" office:value="1400" calcext:value-type="float">
            <text:p>1400</text:p>
          </table:table-cell>
          <table:table-cell table:style-name="ce539"/>
          <table:table-cell table:style-name="ce539" office:value-type="float" office:value="2795" calcext:value-type="float">
            <text:p>2795</text:p>
          </table:table-cell>
          <table:table-cell table:style-name="ce541" office:value-type="float" office:value="2787.6920083367" calcext:value-type="float">
            <text:p>2787.7</text:p>
          </table:table-cell>
          <table:table-cell table:style-name="ce542" office:value-type="float" office:value="7.30799166329962" calcext:value-type="float">
            <text:p>7.31</text:p>
          </table:table-cell>
          <table:table-cell table:number-columns-repeated="977"/>
        </table:table-row>
        <table:table-row table:style-name="ro3">
          <table:table-cell/>
          <table:table-cell table:style-name="ce268" office:value-type="string" calcext:value-type="string">
            <text:p>Residual</text:p>
          </table:table-cell>
          <table:table-cell table:style-name="ce318" table:formula="of:=[.H96]" office:value-type="float" office:value="11" calcext:value-type="float">
            <text:p>11</text:p>
          </table:table-cell>
          <table:table-cell table:style-name="ce532" table:formula="of:=[.H97]" office:value-type="float" office:value="0.00134334703731324" calcext:value-type="float">
            <text:p>0.00134</text:p>
          </table:table-cell>
          <table:table-cell table:style-name="ce532" table:formula="of:=[.H97] / [.H96]" office:value-type="float" office:value="0.000122122457937567" calcext:value-type="float">
            <text:p>0.00012</text:p>
          </table:table-cell>
          <table:table-cell table:style-name="ce333"/>
          <table:table-cell table:style-name="ce364"/>
          <table:table-cell table:style-name="ce289" office:value-type="float" office:value="270" calcext:value-type="float">
            <text:p>270</text:p>
          </table:table-cell>
          <table:table-cell table:style-name="ce298" office:value-type="float" office:value="268.151059177107" calcext:value-type="float">
            <text:p>268.2</text:p>
          </table:table-cell>
          <table:table-cell table:number-columns-repeated="2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700.16918604651" calcext:value-type="float">
            <text:p>2700.2</text:p>
          </table:table-cell>
          <table:table-cell table:style-name="ce542" office:value-type="float" office:value="-14.1691860465116" calcext:value-type="float">
            <text:p>-14.17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691.37657461919" calcext:value-type="float">
            <text:p>2691.4</text:p>
          </table:table-cell>
          <table:table-cell table:style-name="ce542" office:value-type="float" office:value="-5.37657461919116" calcext:value-type="float">
            <text:p>-5.38</text:p>
          </table:table-cell>
          <table:table-cell table:number-columns-repeated="3"/>
          <table:table-cell table:style-name="ce539" office:value-type="float" office:value="600" calcext:value-type="float">
            <text:p>60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686" calcext:value-type="float">
            <text:p>2686</text:p>
          </table:table-cell>
          <table:table-cell table:style-name="ce541" office:value-type="float" office:value="2690.67579020153" calcext:value-type="float">
            <text:p>2690.7</text:p>
          </table:table-cell>
          <table:table-cell table:style-name="ce542" office:value-type="float" office:value="-4.67579020153016" calcext:value-type="float">
            <text:p>-4.68</text:p>
          </table:table-cell>
          <table:table-cell table:number-columns-repeated="977"/>
        </table:table-row>
        <table:table-row table:style-name="ro3">
          <table:table-cell/>
          <table:table-cell table:style-name="ce267" office:value-type="string" calcext:value-type="string">
            <text:p>Total</text:p>
          </table:table-cell>
          <table:table-cell table:style-name="ce319" table:formula="of:=[.C100] + [.H96]" office:value-type="float" office:value="13" calcext:value-type="float">
            <text:p>13</text:p>
          </table:table-cell>
          <table:table-cell table:style-name="ce533" table:formula="of:=[.G97] + [.H97]" office:value-type="float" office:value="0.615232333279153" calcext:value-type="float">
            <text:p>0.6152</text:p>
          </table:table-cell>
          <table:table-cell table:style-name="ce533"/>
          <table:table-cell table:style-name="ce334"/>
          <table:table-cell table:style-name="ce379"/>
          <table:table-cell table:style-name="ce290" office:value-type="float" office:value="218" calcext:value-type="float">
            <text:p>218</text:p>
          </table:table-cell>
          <table:table-cell table:style-name="ce299" office:value-type="float" office:value="217.988371703892" calcext:value-type="float">
            <text:p>218.0</text:p>
          </table:table-cell>
          <table:table-cell table:number-columns-repeated="2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6.01994321255" calcext:value-type="float">
            <text:p>2736.0</text:p>
          </table:table-cell>
          <table:table-cell table:style-name="ce542" office:value-type="float" office:value="-6.01994321254733" calcext:value-type="float">
            <text:p>-6.02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2.35023786418" calcext:value-type="float">
            <text:p>2732.4</text:p>
          </table:table-cell>
          <table:table-cell table:style-name="ce542" office:value-type="float" office:value="-2.3502378641806" calcext:value-type="float">
            <text:p>-2.35</text:p>
          </table:table-cell>
          <table:table-cell table:number-columns-repeated="3"/>
          <table:table-cell table:style-name="ce539" office:value-type="float" office:value="660" calcext:value-type="float">
            <text:p>66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30" calcext:value-type="float">
            <text:p>2730</text:p>
          </table:table-cell>
          <table:table-cell table:style-name="ce541" office:value-type="float" office:value="2732.14564052513" calcext:value-type="float">
            <text:p>2732.1</text:p>
          </table:table-cell>
          <table:table-cell table:style-name="ce542" office:value-type="float" office:value="-2.14564052512605" calcext:value-type="float">
            <text:p>-2.15</text:p>
          </table:table-cell>
          <table:table-cell table:number-columns-repeated="977"/>
        </table:table-row>
        <table:table-row table:style-name="ro3">
          <table:table-cell/>
          <table:table-cell table:style-name="ce219"/>
          <table:table-cell table:style-name="ce234" office:value-type="string" calcext:value-type="string">
            <text:p>Coefficients</text:p>
          </table:table-cell>
          <table:table-cell table:style-name="ce9" office:value-type="string" calcext:value-type="string">
            <text:p>Standard Error</text:p>
          </table:table-cell>
          <table:table-cell table:style-name="ce38" office:value-type="string" calcext:value-type="string">
            <text:p>t-Statistic</text:p>
          </table:table-cell>
          <table:table-cell table:style-name="ce38" office:value-type="string" calcext:value-type="string">
            <text:p>P-value</text:p>
          </table:table-cell>
          <table:table-cell table:style-name="ce38" table:formula="of:=COM.MICROSOFT.CONCAT(&quot;Lower &quot; ; INT([.$E$52] * 100) ; &quot;%&quot;)" office:value-type="string" office:string-value="Lower 95%" calcext:value-type="string">
            <text:p>Lower 95%</text:p>
          </table:table-cell>
          <table:table-cell table:style-name="ce38" table:formula="of:=COM.MICROSOFT.CONCAT(&quot;Upper &quot; ; INT([.$E$52] * 100) ; &quot;%&quot;)" office:value-type="string" office:string-value="Upper 95%" calcext:value-type="string">
            <text:p>Upper 95%</text:p>
          </table:table-cell>
          <table:table-cell table:style-name="ce214" office:value-type="string" calcext:value-type="string">
            <text:p>±</text:p>
          </table:table-cell>
          <table:table-cell table:number-columns-repeated="2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9.7960789616" calcext:value-type="float">
            <text:p>2789.8</text:p>
          </table:table-cell>
          <table:table-cell table:style-name="ce542" office:value-type="float" office:value="4.20392103839959" calcext:value-type="float">
            <text:p>4.20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7.3055587593" calcext:value-type="float">
            <text:p>2787.3</text:p>
          </table:table-cell>
          <table:table-cell table:style-name="ce542" office:value-type="float" office:value="6.69444124070378" calcext:value-type="float">
            <text:p>6.69</text:p>
          </table:table-cell>
          <table:table-cell table:number-columns-repeated="3"/>
          <table:table-cell table:style-name="ce539" office:value-type="float" office:value="750" calcext:value-type="float">
            <text:p>750</text:p>
          </table:table-cell>
          <table:table-cell table:style-name="ce539" office:value-type="float" office:value="1600" calcext:value-type="float">
            <text:p>1600</text:p>
          </table:table-cell>
          <table:table-cell table:style-name="ce539"/>
          <table:table-cell table:style-name="ce539" office:value-type="float" office:value="2794" calcext:value-type="float">
            <text:p>2794</text:p>
          </table:table-cell>
          <table:table-cell table:style-name="ce541" office:value-type="float" office:value="2788.77173414194" calcext:value-type="float">
            <text:p>2788.8</text:p>
          </table:table-cell>
          <table:table-cell table:style-name="ce542" office:value-type="float" office:value="5.22826585805615" calcext:value-type="float">
            <text:p>5.23</text:p>
          </table:table-cell>
          <table:table-cell table:number-columns-repeated="977"/>
        </table:table-row>
        <table:table-row table:style-name="ro3">
          <table:table-cell/>
          <table:table-cell table:style-name="ce311" table:formula="of:=&quot;Intercept&quot;" office:value-type="string" office:string-value="Intercept" calcext:value-type="string">
            <text:p>Intercept</text:p>
          </table:table-cell>
          <table:table-cell table:style-name="ce530" table:number-matrix-columns-spanned="1" table:number-matrix-rows-spanned="4" table:formula="of:=INDEX([.F93:.I93]; 1 ; 1+ROW([.B107])-ROW())" office:value-type="float" office:value="-10.7425775448103" calcext:value-type="float">
            <text:p>-10.7</text:p>
          </table:table-cell>
          <table:table-cell table:style-name="ce534" table:number-matrix-columns-spanned="1" table:number-matrix-rows-spanned="4" table:formula="of:=INDEX([.F94:.I94]; 1 ; 1+ROW([.B107])-ROW())" office:value-type="float" office:value="0.238488282143286" calcext:value-type="float">
            <text:p>0.2</text:p>
          </table:table-cell>
          <table:table-cell table:style-name="ce161" table:number-matrix-columns-spanned="1" table:number-matrix-rows-spanned="4" table:formula="of:=[.C104:.C107] / [.D104:.D107]" office:value-type="float" office:value="-45.0444669577352" calcext:value-type="float">
            <text:p>-45.0</text:p>
          </table:table-cell>
          <table:table-cell table:style-name="ce168" table:number-matrix-columns-spanned="1" table:number-matrix-rows-spanned="4" table:formula="of:=LEGACY.TDIST(ABS([.E104:.E107]) ; [.H96] ; 2 )" office:value-type="float" office:value="0.00000000000007889857" calcext:value-type="float">
            <text:p>7.9E-14</text:p>
          </table:table-cell>
          <table:table-cell table:style-name="ce161" table:number-matrix-columns-spanned="1" table:number-matrix-rows-spanned="4" table:formula="of:=[.C104:.C107] - [.D104:.D107] * TINV(1 - [.E94] ; [.H96])" office:value-type="float" office:value="-11.2674867146634" calcext:value-type="float">
            <text:p>-11.3</text:p>
          </table:table-cell>
          <table:table-cell table:style-name="ce161" table:number-matrix-columns-spanned="1" table:number-matrix-rows-spanned="4" table:formula="of:=[.C104:.C107] + [.D104:.D107] * TINV(1 - [.E94] ; [.H96])" office:value-type="float" office:value="-10.2176683749571" calcext:value-type="float">
            <text:p>-10.2</text:p>
          </table:table-cell>
          <table:table-cell table:style-name="ce538" table:number-matrix-columns-spanned="1" table:number-matrix-rows-spanned="4" table:formula="of:=[.D104:.D107] * [.E95]" office:value-type="float" office:value="0.524909169853119" calcext:value-type="float">
            <text:p>0.5</text:p>
          </table:table-cell>
          <table:table-cell table:number-columns-repeated="2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/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9.54734090499" calcext:value-type="float">
            <text:p>2849.5</text:p>
          </table:table-cell>
          <table:table-cell table:style-name="ce542" office:value-type="float" office:value="14.4526590950068" calcext:value-type="float">
            <text:p>14.45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/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1.11295352668" calcext:value-type="float">
            <text:p>2841.1</text:p>
          </table:table-cell>
          <table:table-cell table:style-name="ce542" office:value-type="float" office:value="22.8870464733154" calcext:value-type="float">
            <text:p>22.89</text:p>
          </table:table-cell>
          <table:table-cell table:number-columns-repeated="3"/>
          <table:table-cell table:style-name="ce253" office:value-type="float" office:value="850" calcext:value-type="float">
            <text:p>850</text:p>
          </table:table-cell>
          <table:table-cell table:style-name="ce253" office:value-type="float" office:value="1600" calcext:value-type="float">
            <text:p>1600</text:p>
          </table:table-cell>
          <table:table-cell table:style-name="ce253"/>
          <table:table-cell table:style-name="ce253" office:value-type="float" office:value="2864" calcext:value-type="float">
            <text:p>2864</text:p>
          </table:table-cell>
          <table:table-cell table:style-name="ce499" office:value-type="float" office:value="2845.35194712461" calcext:value-type="float">
            <text:p>2845.4</text:p>
          </table:table-cell>
          <table:table-cell table:style-name="ce542" office:value-type="float" office:value="18.6480528753946" calcext:value-type="float">
            <text:p>18.65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COM.MICROSOFT.CONCAT(&quot;LN(&quot;;[.$B$21];&quot;)&quot;)" office:value-type="string" office:string-value="LN(T1_WM)" calcext:value-type="string">
            <text:p>LN(T1_WM)</text:p>
          </table:table-cell>
          <table:table-cell table:style-name="ce236" office:value-type="float" office:value="1.21257954836818" calcext:value-type="float">
            <text:p>1.21</text:p>
          </table:table-cell>
          <table:table-cell table:style-name="ce96" office:value-type="float" office:value="0.0248398477896571" calcext:value-type="float">
            <text:p>0.02</text:p>
          </table:table-cell>
          <table:table-cell table:style-name="ce8" office:value-type="float" office:value="48.8159009119646" calcext:value-type="float">
            <text:p>48.8</text:p>
          </table:table-cell>
          <table:table-cell table:style-name="ce169" office:value-type="float" office:value="0.00000000000003271279" calcext:value-type="float">
            <text:p>3.3E-14</text:p>
          </table:table-cell>
          <table:table-cell table:style-name="ce40" office:value-type="float" office:value="1.15790741200421" calcext:value-type="float">
            <text:p>1.16</text:p>
          </table:table-cell>
          <table:table-cell table:style-name="ce125" office:value-type="float" office:value="1.26725168473215" calcext:value-type="float">
            <text:p>1.27</text:p>
          </table:table-cell>
          <table:table-cell table:style-name="ce62" office:value-type="float" office:value="0.0546721363639703" calcext:value-type="float">
            <text:p>0.05</text:p>
          </table:table-cell>
          <table:table-cell table:number-columns-repeated="7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/>
          <table:table-cell table:style-name="ce220" table:formula="of:=COM.MICROSOFT.CONCAT(&quot;LN(&quot;;[.$C$21];&quot;)&quot;)" office:value-type="string" office:string-value="LN(T1_WML)" calcext:value-type="string">
            <text:p>LN(T1_WML)</text:p>
          </table:table-cell>
          <table:table-cell table:style-name="ce236" office:value-type="float" office:value="1.18055606264634" calcext:value-type="float">
            <text:p>1.18</text:p>
          </table:table-cell>
          <table:table-cell table:style-name="ce96" office:value-type="float" office:value="0.0186800403406076" calcext:value-type="float">
            <text:p>0.02</text:p>
          </table:table-cell>
          <table:table-cell table:style-name="ce8" office:value-type="float" office:value="63.1987962081636" calcext:value-type="float">
            <text:p>63.2</text:p>
          </table:table-cell>
          <table:table-cell table:style-name="ce169" office:value-type="float" office:value="1.92834893429603E-015" calcext:value-type="float">
            <text:p>1.9E-15</text:p>
          </table:table-cell>
          <table:table-cell table:style-name="ce40" office:value-type="float" office:value="1.13944157106675" calcext:value-type="float">
            <text:p>1.14</text:p>
          </table:table-cell>
          <table:table-cell table:style-name="ce125" office:value-type="float" office:value="1.22167055422593" calcext:value-type="float">
            <text:p>1.22</text:p>
          </table:table-cell>
          <table:table-cell table:style-name="ce62" office:value-type="float" office:value="0.0411144915795906" calcext:value-type="float">
            <text:p>0.04</text:p>
          </table:table-cell>
          <table:table-cell table:number-columns-repeated="7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/>
          <table:table-cell table:style-name="ce221"/>
          <table:table-cell table:style-name="ce316" office:value-type="string" office:string-value="Coeff." calcext:value-type="string">
            <text:p>Coeff.</text:p>
          </table:table-cell>
          <table:table-cell table:style-name="ce52" office:value-type="string" office:string-value="Coeff. Error" calcext:value-type="string">
            <text:p>Coeff. Error</text:p>
          </table:table-cell>
          <table:table-cell table:style-name="ce162" office:value-type="string" office:string-value="" calcext:value-type="error">
            <text:p>#VALUE!</text:p>
          </table:table-cell>
          <table:table-cell table:style-name="ce170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37" office:value-type="string" office:string-value="" calcext:value-type="error">
            <text:p>#VALUE!</text:p>
          </table:table-cell>
          <table:table-cell table:style-name="ce22" office:value-type="string" office:string-value="" calcext:value-type="error">
            <text:p>#VALUE!</text:p>
          </table:table-cell>
          <table:table-cell table:number-columns-repeated="7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/>
          <table:table-cell table:style-name="ce222" table:formula="of:=&quot;ln(&quot;&amp;[$'IR-Sim Sie'.E91] &amp;&quot;) [ms] =&quot;" office:value-type="string" office:string-value="ln(T1n) [ms] =" calcext:value-type="string">
            <text:p>ln(T1n) [ms] =</text:p>
          </table:table-cell>
          <table:table-cell table:style-name="ce238" table:formula="of:=[$'IR-Sim Sie'.C106]" office:value-type="float" office:value="1.18055606264634" calcext:value-type="float">
            <text:p>1.18</text:p>
          </table:table-cell>
          <table:table-cell table:style-name="ce251" office:value-type="string" calcext:value-type="string">
            <text:p>× ln(T1_L) +</text:p>
          </table:table-cell>
          <table:table-cell table:style-name="ce238" table:formula="of:=[$'IR-Sim Sie'.C105]" office:value-type="float" office:value="1.21257954836818" calcext:value-type="float">
            <text:p>1.21</text:p>
          </table:table-cell>
          <table:table-cell table:style-name="ce251" office:value-type="string" calcext:value-type="string">
            <text:p>× ln(T1_W) +</text:p>
          </table:table-cell>
          <table:table-cell table:style-name="ce306" table:formula="of:=[$'IR-Sim Sie'.C104]" office:value-type="float" office:value="-10.7425775448103" calcext:value-type="float">
            <text:p>-10.7</text:p>
          </table:table-cell>
          <table:table-cell table:number-columns-repeated="9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table-row table:style-name="ro3">
          <table:table-cell table:number-columns-repeated="16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8"/>
          <table:table-cell table:style-name="ce542" office:value-type="float" office:value="0" calcext:value-type="float">
            <text:p>0.00</text:p>
          </table:table-cell>
          <table:table-cell table:number-columns-repeated="977"/>
        </table:table-row>
        <table:named-expressions>
          <table:named-range table:name="Sie_T1nsim" table:base-cell-address="$'IR-Sim Sie'.$N$89" table:cell-range-address="$'IR-Sim Sie'.$E$23:.$E$36"/>
          <table:named-range table:name="Sie_TI1sim" table:base-cell-address="$'IR-Sim Sie'.$N$89" table:cell-range-address="$'IR-Sim Sie'.$F$23:.$F$36"/>
          <table:named-range table:name="Sie_TI2sim" table:base-cell-address="$'IR-Sim Sie'.$N$89" table:cell-range-address="$'IR-Sim Sie'.$G$23:.$G$36"/>
          <table:named-range table:name="Sie_x2plot" table:base-cell-address="$'IR-Sim Sie'.$P$89" table:cell-range-address="$'IR-Sim Sie'.$B$22:.$C$37"/>
          <table:named-range table:name="Sie_x2sim" table:base-cell-address="$'IR-Sim Sie'.$B$23" table:cell-range-address="$'IR-Sim Sie'.$B$23:.$C$36"/>
        </table:named-expressions>
        <calcext:conditional-formats>
          <calcext:conditional-format calcext:target-range-address="'IR-Sim Sie'.Q89:'IR-Sim Sie'.Q148 'IR-Sim Sie'.Z89:'IR-Sim Sie'.Z148 'IR-Sim Sie'.AI89:'IR-Sim Sie'.AI148">
            <calcext:condition calcext:apply-style-name="Error" calcext:value="not-between(-12,12)" calcext:base-cell-address="'IR-Sim Sie'.Q89"/>
            <calcext:condition calcext:apply-style-name="Bad" calcext:value="not-between(-8,8)" calcext:base-cell-address="'IR-Sim Sie'.Q89"/>
            <calcext:condition calcext:apply-style-name="Warning" calcext:value="not-between(-4,4)" calcext:base-cell-address="'IR-Sim Sie'.Q89"/>
          </calcext:conditional-format>
        </calcext:conditional-formats>
      </table:table>
      <table:table table:name="IR-Sekv-Sie1.5T-NMR2_2019-02_copy" table:style-name="ta4" table:protected="true">
        <loext:table-protection loext:select-protected-cells="true" loext:select-unprotected-cells="true"/>
        <table:table-column table:style-name="co8" table:default-cell-style-name="Default"/>
        <table:table-column table:style-name="co9" table:default-cell-style-name="ce460"/>
        <table:table-column table:style-name="co10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1002" table:default-cell-style-name="Default"/>
        <table:table-row table:style-name="ro4">
          <table:table-cell table:style-name="ce449" office:value-type="string" calcext:value-type="string">
            <text:p>IR-sekvenser for DIR-prosjekt1, WN+ØB, 2019-02-05</text:p>
          </table:table-cell>
          <table:table-cell table:style-name="ce457"/>
          <table:table-cell table:number-columns-repeated="1022"/>
        </table:table-row>
        <table:table-row table:style-name="ro5">
          <table:table-cell table:style-name="ce450" office:value-type="string" calcext:value-type="string">
            <text:p>Fra regnearket “DIRoptimal_TIs (2)” på Gdrive</text:p>
          </table:table-cell>
          <table:table-cell table:style-name="ce458"/>
          <table:table-cell table:style-name="ce450" table:number-columns-repeated="1022"/>
        </table:table-row>
        <table:table-row table:style-name="ro5">
          <table:table-cell table:style-name="ce450" office:value-type="string" calcext:value-type="string">
            <text:p>Oppløsn. PMS 1.26×1.00×1.25. 240/256=93.75% fase-FOV; 80% phase/slice res. (fasematrise 192); recon 1mm-iso</text:p>
          </table:table-cell>
          <table:table-cell table:style-name="Default"/>
          <table:table-cell/>
          <table:table-cell table:style-name="ce450" table:number-columns-repeated="8"/>
          <table:table-cell table:style-name="ce450" office:value-type="string" calcext:value-type="string">
            <text:p>Standard FLAIR: 5000 ms TR; opptakstid 5:57; Oppløsn. 1.11×1.00×1.26</text:p>
          </table:table-cell>
          <table:table-cell table:style-name="ce450" table:number-columns-repeated="1012"/>
        </table:table-row>
        <table:table-row table:style-name="ro5">
          <table:table-cell table:style-name="ce450"/>
          <table:table-cell table:style-name="ce458"/>
          <table:table-cell table:style-name="ce450" table:number-columns-repeated="1022"/>
        </table:table-row>
        <table:table-row table:style-name="ro5">
          <table:table-cell table:style-name="ce451" office:value-type="string" calcext:value-type="string">
            <text:p>Opptak:</text:p>
          </table:table-cell>
          <table:table-cell table:style-name="ce458"/>
          <table:table-cell table:style-name="ce455" office:value-type="string" calcext:value-type="string">
            <text:p>Testperson 1, 2018-12-21; Testperson 2, 2019-01-29. NMR2, Siemens Aera 1.5 T</text:p>
          </table:table-cell>
          <table:table-cell table:style-name="ce450" table:number-columns-repeated="10"/>
          <table:table-cell table:style-name="ce462" office:value-type="string" calcext:value-type="string">
            <text:p>Simulering:</text:p>
          </table:table-cell>
          <table:table-cell table:style-name="ce450" office:value-type="string" calcext:value-type="string">
            <text:p>1.5T(GE)-tider; Sie-sim. Fra Sie 2D-FLAIR: T_Inv 38 ms; T1_CSF 4308 ms; InvEff 100%. For DIR, T_Inv 16 ms</text:p>
          </table:table-cell>
          <table:table-cell table:style-name="ce462" table:number-columns-repeated="1009"/>
        </table:table-row>
        <table:table-row table:style-name="ro5">
          <table:table-cell table:style-name="ce451"/>
          <table:table-cell table:style-name="ce459"/>
          <table:table-cell table:style-name="ce462"/>
          <table:table-cell table:number-columns-repeated="14"/>
          <table:table-cell office:value-type="string" calcext:value-type="string">
            <text:p>(Signals are reported as 1000*sim values)</text:p>
          </table:table-cell>
          <table:table-cell table:number-columns-repeated="1006"/>
        </table:table-row>
        <table:table-row table:style-name="ro5">
          <table:table-cell table:style-name="ce452" office:value-type="string" calcext:value-type="string">
            <text:p>Serietype</text:p>
          </table:table-cell>
          <table:table-cell table:style-name="ce458" office:value-type="string" calcext:value-type="string">
            <text:p>Serie# 1/2</text:p>
          </table:table-cell>
          <table:table-cell table:style-name="ce452" office:value-type="string" calcext:value-type="string">
            <text:p>Opptakstid</text:p>
          </table:table-cell>
          <table:table-cell table:style-name="ce452" office:value-type="string" calcext:value-type="string">
            <text:p>Akselerasjon</text:p>
          </table:table-cell>
          <table:table-cell table:style-name="ce452" office:value-type="string" calcext:value-type="string">
            <text:p>TR</text:p>
          </table:table-cell>
          <table:table-cell table:style-name="ce452" office:value-type="string" calcext:value-type="string">
            <text:p>TE(app)</text:p>
          </table:table-cell>
          <table:table-cell table:style-name="ce452" office:value-type="string" calcext:value-type="string">
            <text:p>TE(skanner)</text:p>
          </table:table-cell>
          <table:table-cell table:style-name="ce452" office:value-type="string" calcext:value-type="string">
            <text:p>TI/TI1</text:p>
          </table:table-cell>
          <table:table-cell table:style-name="ce452" office:value-type="string" calcext:value-type="string">
            <text:p>TI2</text:p>
          </table:table-cell>
          <table:table-cell table:style-name="ce452" office:value-type="string" calcext:value-type="string">
            <text:p>ETL</text:p>
          </table:table-cell>
          <table:table-cell table:style-name="ce452" office:value-type="string" calcext:value-type="string">
            <text:p>ETD</text:p>
          </table:table-cell>
          <table:table-cell table:style-name="ce452" office:value-type="string" calcext:value-type="string">
            <text:p>BW/px</text:p>
          </table:table-cell>
          <table:table-cell table:style-name="ce452" office:value-type="string" calcext:value-type="string">
            <text:p>T2prep</text:p>
          </table:table-cell>
          <table:table-cell table:style-name="ce452"/>
          <table:table-cell table:style-name="ce452" office:value-type="string" calcext:value-type="string">
            <text:p>TI1_sim</text:p>
          </table:table-cell>
          <table:table-cell table:style-name="ce452" office:value-type="string" calcext:value-type="string">
            <text:p>TI2_sim</text:p>
          </table:table-cell>
          <table:table-cell table:style-name="ce452" office:value-type="string" calcext:value-type="string">
            <text:p>TE_sim</text:p>
          </table:table-cell>
          <table:table-cell table:style-name="ce452" office:value-type="string" calcext:value-type="string">
            <text:p>SNR_WML</text:p>
          </table:table-cell>
          <table:table-cell table:style-name="ce452" office:value-type="string" calcext:value-type="string">
            <text:p>CNR_WM</text:p>
          </table:table-cell>
          <table:table-cell table:style-name="ce452" office:value-type="string" calcext:value-type="string">
            <text:p>CNR_GM</text:p>
          </table:table-cell>
          <table:table-cell table:style-name="ce452" office:value-type="string" calcext:value-type="string">
            <text:p>CNR/t_WM</text:p>
          </table:table-cell>
          <table:table-cell table:style-name="ce452" office:value-type="string" calcext:value-type="string">
            <text:p>CNR/t_GM</text:p>
          </table:table-cell>
          <table:table-cell table:style-name="ce452"/>
          <table:table-cell table:style-name="ce452" office:value-type="string" calcext:value-type="string">
            <text:p>Notat</text:p>
          </table:table-cell>
          <table:table-cell table:style-name="ce452" table:number-columns-repeated="998"/>
          <table:table-cell table:style-name="ce453"/>
          <table:table-cell table:style-name="ce452"/>
        </table:table-row>
        <table:table-row table:style-name="ro3">
          <table:table-cell table:style-name="ce453" office:value-type="string" calcext:value-type="string">
            <text:p>3D-FLAIR</text:p>
          </table:table-cell>
          <table:table-cell office:value-type="string" calcext:value-type="string">
            <text:p>–/5</text:p>
          </table:table-cell>
          <table:table-cell table:style-name="ce463" office:value-type="time" office:time-value="PT00H05M10S" calcext:value-type="time">
            <text:p>00:05:10</text:p>
          </table:table-cell>
          <table:table-cell table:style-name="ce453" office:value-type="string" calcext:value-type="string">
            <text:p>PAT2 (2×1)</text:p>
          </table:table-cell>
          <table:table-cell office:value-type="float" office:value="5000" calcext:value-type="float">
            <text:p>5000</text:p>
          </table:table-cell>
          <table:table-cell office:value-type="float" office:value="97" calcext:value-type="float">
            <text:p>97</text:p>
          </table:table-cell>
          <table:table-cell office:value-type="float" office:value="338" calcext:value-type="float">
            <text:p>338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755" calcext:value-type="float">
            <text:p>755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466" table:formula="of:=[.S8]*SQRT([.$E$8]/[.$E8])" office:value-type="float" office:value="18" calcext:value-type="float">
            <text:p>18</text:p>
          </table:table-cell>
          <table:table-cell table:style-name="ce466" table:formula="of:=[.T8]*SQRT([.$E$8]/[.$E8])" office:value-type="float" office:value="9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453"/>
          <table:table-cell office:value-type="string" calcext:value-type="string">
            <text:p>5/6</text:p>
          </table:table-cell>
          <table:table-cell table:style-name="ce463" office:value-type="time" office:time-value="PT00H06M26S" calcext:value-type="time">
            <text:p>00:06:26</text:p>
          </table:table-cell>
          <table:table-cell table:style-name="ce453" office:value-type="string" calcext:value-type="string">
            <text:p>PAT2(-CAIPI)</text:p>
          </table:table-cell>
          <table:table-cell office:value-type="float" office:value="6000" calcext:value-type="float">
            <text:p>6000</text:p>
          </table:table-cell>
          <table:table-cell office:value-type="float" office:value="132" calcext:value-type="float">
            <text:p>132</text:p>
          </table:table-cell>
          <table:table-cell office:value-type="float" office:value="491" calcext:value-type="float">
            <text:p>49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839" calcext:value-type="float">
            <text:p>839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466" table:formula="of:=[.S9]*SQRT([.$E$8]/[.$E9])" office:value-type="float" office:value="20.9960313710314" calcext:value-type="float">
            <text:p>21</text:p>
          </table:table-cell>
          <table:table-cell table:style-name="ce466" table:formula="of:=[.T9]*SQRT([.$E$8]/[.$E9])" office:value-type="float" office:value="9.12870929175277" calcext:value-type="float">
            <text:p>9</text:p>
          </table:table-cell>
          <table:table-cell table:number-columns-repeated="1002"/>
        </table:table-row>
        <table:table-row table:style-name="ro3">
          <table:table-cell table:style-name="ce453"/>
          <table:table-cell office:value-type="string" calcext:value-type="string">
            <text:p>6/7</text:p>
          </table:table-cell>
          <table:table-cell table:style-name="ce463" office:value-type="time" office:time-value="PT00H06M10S" calcext:value-type="time">
            <text:p>00:06:10</text:p>
          </table:table-cell>
          <table:table-cell table:style-name="ce453" office:value-type="string" calcext:value-type="string">
            <text:p>PAT4-CAIPI</text:p>
          </table:table-cell>
          <table:table-cell office:value-type="float" office:value="8000" calcext:value-type="float">
            <text:p>8000</text:p>
          </table:table-cell>
          <table:table-cell office:value-type="float" office:value="113" calcext:value-type="float">
            <text:p>113</text:p>
          </table:table-cell>
          <table:table-cell office:value-type="float" office:value="320" calcext:value-type="float">
            <text:p>320</text:p>
          </table:table-cell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53" calcext:value-type="float">
            <text:p>553</text:p>
          </table:table-cell>
          <table:table-cell office:value-type="float" office:value="592" calcext:value-type="float">
            <text:p>59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style-name="ce466" table:formula="of:=[.S10]*SQRT([.$E$8]/[.$E10])" office:value-type="float" office:value="26.0887906963891" calcext:value-type="float">
            <text:p>26</text:p>
          </table:table-cell>
          <table:table-cell table:style-name="ce466" table:formula="of:=[.T10]*SQRT([.$E$8]/[.$E10])" office:value-type="float" office:value="10.2774023955472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453"/>
          <table:table-cell/>
          <table:table-cell table:style-name="ce453" table:number-columns-repeated="2"/>
          <table:table-cell table:number-columns-repeated="16"/>
          <table:table-cell table:style-name="ce466" table:number-columns-repeated="2"/>
          <table:table-cell table:number-columns-repeated="1002"/>
        </table:table-row>
        <table:table-row table:style-name="ro3">
          <table:table-cell table:style-name="ce453" office:value-type="string" calcext:value-type="string">
            <text:p>WM-DIR</text:p>
          </table:table-cell>
          <table:table-cell office:value-type="string" calcext:value-type="string">
            <text:p>9/11</text:p>
          </table:table-cell>
          <table:table-cell table:style-name="ce463" office:value-type="time" office:time-value="PT00H04M58S" calcext:value-type="time">
            <text:p>00:04:58</text:p>
          </table:table-cell>
          <table:table-cell table:style-name="ce453" office:value-type="string" calcext:value-type="string">
            <text:p>PAT4-CAIPI</text:p>
          </table:table-cell>
          <table:table-cell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3110" calcext:value-type="float">
            <text:p>3110</text:p>
          </table:table-cell>
          <table:table-cell office:value-type="float" office:value="460" calcext:value-type="float">
            <text:p>46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06" calcext:value-type="float">
            <text:p>3106</text:p>
          </table:table-cell>
          <table:table-cell office:value-type="float" office:value="461" calcext:value-type="float">
            <text:p>46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466" table:formula="of:=[.S12]*SQRT([.$E$8]/[.$E12])" office:value-type="float" office:value="67.9889696936202" calcext:value-type="float">
            <text:p>68</text:p>
          </table:table-cell>
          <table:table-cell table:style-name="ce466" table:formula="of:=[.T12]*SQRT([.$E$8]/[.$E12])" office:value-type="float" office:value="3.16227766016838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445" office:value-type="string" calcext:value-type="string">
            <text:p>T1-DIR</text:p>
          </table:table-cell>
          <table:table-cell table:style-name="ce467" office:value-type="string" calcext:value-type="string">
            <text:p>10/10</text:p>
          </table:table-cell>
          <table:table-cell table:style-name="ce472" office:value-type="time" office:time-value="PT00H05M38S" calcext:value-type="time">
            <text:p>00:05:38</text:p>
          </table:table-cell>
          <table:table-cell table:style-name="ce445" office:value-type="string" calcext:value-type="string">
            <text:p>PAT4-CAIPI</text:p>
          </table:table-cell>
          <table:table-cell table:style-name="ce479" office:value-type="float" office:value="8000" calcext:value-type="float">
            <text:p>8000</text:p>
          </table:table-cell>
          <table:table-cell table:style-name="ce479" office:value-type="float" office:value="90" calcext:value-type="float">
            <text:p>90</text:p>
          </table:table-cell>
          <table:table-cell table:style-name="ce479" office:value-type="float" office:value="223" calcext:value-type="float">
            <text:p>223</text:p>
          </table:table-cell>
          <table:table-cell table:style-name="ce479" office:value-type="float" office:value="2620" calcext:value-type="float">
            <text:p>2620</text:p>
          </table:table-cell>
          <table:table-cell table:style-name="ce479" office:value-type="float" office:value="190" calcext:value-type="float">
            <text:p>190</text:p>
          </table:table-cell>
          <table:table-cell table:style-name="ce479" office:value-type="float" office:value="140" calcext:value-type="float">
            <text:p>140</text:p>
          </table:table-cell>
          <table:table-cell table:number-columns-repeated="2" table:style-name="ce479" office:value-type="float" office:value="488" calcext:value-type="float">
            <text:p>488</text:p>
          </table:table-cell>
          <table:table-cell table:style-name="ce479" office:value-type="float" office:value="0" calcext:value-type="float">
            <text:p>0</text:p>
          </table:table-cell>
          <table:table-cell/>
          <table:table-cell table:style-name="ce480" office:value-type="float" office:value="2616" calcext:value-type="float">
            <text:p>2616</text:p>
          </table:table-cell>
          <table:table-cell table:style-name="ce480" office:value-type="float" office:value="188" calcext:value-type="float">
            <text:p>188</text:p>
          </table:table-cell>
          <table:table-cell table:style-name="ce480" office:value-type="float" office:value="89" calcext:value-type="float">
            <text:p>89</text:p>
          </table:table-cell>
          <table:table-cell table:style-name="ce480" office:value-type="float" office:value="207" calcext:value-type="float">
            <text:p>207</text:p>
          </table:table-cell>
          <table:table-cell table:style-name="ce480" office:value-type="float" office:value="41" calcext:value-type="float">
            <text:p>41</text:p>
          </table:table-cell>
          <table:table-cell table:style-name="ce480" office:value-type="float" office:value="9" calcext:value-type="float">
            <text:p>9</text:p>
          </table:table-cell>
          <table:table-cell table:style-name="ce483" table:formula="of:=[.S13]*SQRT([.$E$8]/[.$E13])" office:value-type="float" office:value="32.4133460167259" calcext:value-type="float">
            <text:p>32</text:p>
          </table:table-cell>
          <table:table-cell table:style-name="ce483" table:formula="of:=[.T13]*SQRT([.$E$8]/[.$E13])" office:value-type="float" office:value="7.11512473537885" calcext:value-type="float">
            <text:p>7</text:p>
          </table:table-cell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5">
          <table:table-cell table:style-name="ce450" office:value-type="string" calcext:value-type="string">
            <text:p>OBS: FLAIR-verdiene ble lavere i simulering enn v/ skanning, dels fordi WN brukte T2Prep = 200 ms (Siemens har 170 ms). Men forskjellene er jo små. 1800 ms er standardverdien fra produktsekvensen.</text:p>
          </table:table-cell>
          <table:table-cell table:number-columns-repeated="1023"/>
        </table:table-row>
        <table:table-row table:style-name="ro5">
          <table:table-cell table:style-name="ce450" office:value-type="string" calcext:value-type="string">
            <text:p>OBS: Sim. Funker dårlig mhp GM-kontrast?!? Trolig et problem med å simulere den kompliserte XETA-utlesningen (med T1,T2-kontrast?) som en enkel T2-kurve.</text:p>
          </table:table-cell>
          <table:table-cell table:number-columns-repeated="1023"/>
        </table:table-row>
        <table:table-row table:style-name="ro3">
          <table:table-cell table:style-name="ce10" office:value-type="string" calcext:value-type="string">
            <text:p>Vi får 2616/188/89 med 1.5GE-verdier, men 2614/187/90 med custom-verdier stilt likt 1.5GE?! Oppstår v/ å starte m/ 4270 og manuelt stille om til 4308 ms for CSF. Det er jo en ubetydelig forskjell, men…?</text:p>
          </table:table-cell>
          <table:table-cell table:number-columns-repeated="1023"/>
        </table:table-row>
        <table:table-row table:style-name="ro5">
          <table:table-cell table:style-name="ce450"/>
          <table:table-cell table:style-name="Default"/>
          <table:table-cell table:number-columns-repeated="1022"/>
        </table:table-row>
        <table:table-row table:style-name="ro5">
          <table:table-cell table:style-name="ce454"/>
          <table:table-cell table:style-name="ce10" office:value-type="string" calcext:value-type="string">
            <text:p>1.5 T T1/T2 from GE 3dfse source code:</text:p>
          </table:table-cell>
          <table:table-cell/>
          <table:table-cell table:style-name="ce460"/>
          <table:table-cell/>
          <table:table-cell table:style-name="ce10"/>
          <table:table-cell table:style-name="ce10" office:value-type="string" calcext:value-type="string">
            <text:p>Maduranthakam:</text:p>
          </table:table-cell>
          <table:table-cell table:style-name="ce10"/>
          <table:table-cell table:number-columns-repeated="5"/>
          <table:table-cell office:value-type="string" calcext:value-type="string">
            <text:p>Simulert</text:p>
          </table:table-cell>
          <table:table-cell office:value-type="string" calcext:value-type="string">
            <text:p>husk T1CSF = 4308 (rest CSF)</text:p>
          </table:table-cell>
          <table:table-cell table:number-columns-repeated="1009"/>
        </table:table-row>
        <table:table-row table:style-name="ro5">
          <table:table-cell table:style-name="ce455"/>
          <table:table-cell table:style-name="Default"/>
          <table:table-cell table:style-name="ce474" office:value-type="string" calcext:value-type="string">
            <text:p>T1</text:p>
          </table:table-cell>
          <table:table-cell table:style-name="ce474" office:value-type="string" calcext:value-type="string">
            <text:p>T2</text:p>
          </table:table-cell>
          <table:table-cell/>
          <table:table-cell table:style-name="ce388"/>
          <table:table-cell table:style-name="ce474" office:value-type="string" calcext:value-type="string">
            <text:p>T1</text:p>
          </table:table-cell>
          <table:table-cell table:style-name="ce474" office:value-type="string" calcext:value-type="string">
            <text:p>T2</text:p>
          </table:table-cell>
          <table:table-cell table:number-columns-repeated="5"/>
          <table:table-cell office:value-type="string" calcext:value-type="string">
            <text:p>FLAIR:</text:p>
          </table:table-cell>
          <table:table-cell table:number-columns-repeated="3"/>
          <table:table-cell office:value-type="string" calcext:value-type="string">
            <text:p>ved optimal TE</text:p>
          </table:table-cell>
          <table:table-cell table:number-columns-repeated="2"/>
          <table:table-cell office:value-type="string" calcext:value-type="string">
            <text:p>ved brukt TE</text:p>
          </table:table-cell>
          <table:table-cell table:number-columns-repeated="1003"/>
        </table:table-row>
        <table:table-row table:style-name="ro5">
          <table:table-cell table:style-name="ce455"/>
          <table:table-cell table:style-name="ce471" office:value-type="string" calcext:value-type="string">
            <text:p>WM</text:p>
          </table:table-cell>
          <table:table-cell table:style-name="ce475" office:value-type="float" office:value="660" calcext:value-type="float">
            <text:p>660</text:p>
          </table:table-cell>
          <table:table-cell table:style-name="ce475" office:value-type="float" office:value="80" calcext:value-type="float">
            <text:p>80</text:p>
          </table:table-cell>
          <table:table-cell/>
          <table:table-cell table:style-name="ce471" office:value-type="string" calcext:value-type="string">
            <text:p>WM</text:p>
          </table:table-cell>
          <table:table-cell table:style-name="ce475" office:value-type="float" office:value="650" calcext:value-type="float">
            <text:p>650</text:p>
          </table:table-cell>
          <table:table-cell table:style-name="ce475"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TR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tTE</text:p>
          </table:table-cell>
          <table:table-cell table:style-name="ce456" office:value-type="string" calcext:value-type="string">
            <text:p>SNR</text:p>
          </table:table-cell>
          <table:table-cell table:style-name="ce456" office:value-type="string" calcext:value-type="string">
            <text:p>CNR</text:p>
          </table:table-cell>
          <table:table-cell office:value-type="string" calcext:value-type="string">
            <text:p>TEset</text:p>
          </table:table-cell>
          <table:table-cell table:style-name="ce456" office:value-type="string" calcext:value-type="string">
            <text:p>SNR</text:p>
          </table:table-cell>
          <table:table-cell table:style-name="ce456" office:value-type="string" calcext:value-type="string">
            <text:p>CNR</text:p>
          </table:table-cell>
          <table:table-cell/>
          <table:table-cell table:style-name="ce452" office:value-type="string" calcext:value-type="string">
            <text:p>CNR/t_WM</text:p>
          </table:table-cell>
          <table:table-cell table:number-columns-repeated="1000"/>
        </table:table-row>
        <table:table-row table:style-name="ro5">
          <table:table-cell table:style-name="ce455"/>
          <table:table-cell table:style-name="ce471" office:value-type="string" calcext:value-type="string">
            <text:p>GM</text:p>
          </table:table-cell>
          <table:table-cell table:style-name="ce475" office:value-type="float" office:value="1200" calcext:value-type="float">
            <text:p>1200</text:p>
          </table:table-cell>
          <table:table-cell table:style-name="ce475" office:value-type="float" office:value="95" calcext:value-type="float">
            <text:p>95</text:p>
          </table:table-cell>
          <table:table-cell/>
          <table:table-cell table:style-name="ce471"/>
          <table:table-cell table:style-name="ce475" table:number-columns-repeated="2"/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755" calcext:value-type="float">
            <text:p>755</text:p>
          </table:table-cell>
          <table:table-cell office:value-type="float" office:value="1749" calcext:value-type="float">
            <text:p>1749</text:p>
          </table:table-cell>
          <table:table-cell office:value-type="float" office:value="201" calcext:value-type="float">
            <text:p>201</text:p>
          </table:table-cell>
          <table:table-cell table:style-name="ce456" office:value-type="float" office:value="90" calcext:value-type="float">
            <text:p>90</text:p>
          </table:table-cell>
          <table:table-cell table:style-name="ce456"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style-name="ce456" office:value-type="float" office:value="255" calcext:value-type="float">
            <text:p>255</text:p>
          </table:table-cell>
          <table:table-cell table:style-name="ce456" office:value-type="float" office:value="-9" calcext:value-type="float">
            <text:p>-9</text:p>
          </table:table-cell>
          <table:table-cell/>
          <table:table-cell table:style-name="ce466" table:formula="of:=[.V22]*SQRT([.$E$8]/[.$E8])" office:value-type="float" office:value="-9" calcext:value-type="float">
            <text:p>-9</text:p>
          </table:table-cell>
          <table:table-cell table:number-columns-repeated="1000"/>
        </table:table-row>
        <table:table-row table:style-name="ro3">
          <table:table-cell/>
          <table:table-cell table:style-name="ce471" office:value-type="string" calcext:value-type="string">
            <text:p>WML</text:p>
          </table:table-cell>
          <table:table-cell table:style-name="ce475" office:value-type="float" office:value="1200" calcext:value-type="float">
            <text:p>1200</text:p>
          </table:table-cell>
          <table:table-cell table:style-name="ce476" office:value-type="string" calcext:value-type="string">
            <text:p>100?</text:p>
          </table:table-cell>
          <table:table-cell/>
          <table:table-cell table:style-name="ce471" office:value-type="string" calcext:value-type="string">
            <text:p>WML</text:p>
          </table:table-cell>
          <table:table-cell table:style-name="ce475" office:value-type="float" office:value="1300" calcext:value-type="float">
            <text:p>1300</text:p>
          </table:table-cell>
          <table:table-cell table:style-name="ce475" office:value-type="float" office:value="100" calcext:value-type="float">
            <text:p>100</text:p>
          </table:table-cell>
          <table:table-cell office:value-type="string" calcext:value-type="string">
            <text:p><text:s text:c="2"/>T2 from Alsop</text:p>
          </table:table-cell>
          <table:table-cell table:number-columns-repeated="4"/>
          <table:table-cell office:value-type="float" office:value="6000" calcext:value-type="float">
            <text:p>6000</text:p>
          </table:table-cell>
          <table:table-cell office:value-type="float" office:value="839" calcext:value-type="float">
            <text:p>839</text:p>
          </table:table-cell>
          <table:table-cell office:value-type="float" office:value="1980" calcext:value-type="float">
            <text:p>1980</text:p>
          </table:table-cell>
          <table:table-cell office:value-type="float" office:value="184" calcext:value-type="float">
            <text:p>184</text:p>
          </table:table-cell>
          <table:table-cell table:style-name="ce456" office:value-type="float" office:value="115" calcext:value-type="float">
            <text:p>115</text:p>
          </table:table-cell>
          <table:table-cell table:style-name="ce456"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style-name="ce456" office:value-type="float" office:value="194" calcext:value-type="float">
            <text:p>194</text:p>
          </table:table-cell>
          <table:table-cell table:style-name="ce456" office:value-type="float" office:value="17" calcext:value-type="float">
            <text:p>17</text:p>
          </table:table-cell>
          <table:table-cell/>
          <table:table-cell table:style-name="ce466" table:formula="of:=[.V23]*SQRT([.$E$8]/[.$E9])" office:value-type="float" office:value="15.5188057959797" calcext:value-type="float">
            <text:p>16</text:p>
          </table:table-cell>
          <table:table-cell table:number-columns-repeated="1000"/>
        </table:table-row>
        <table:table-row table:style-name="ro3">
          <table:table-cell/>
          <table:table-cell table:style-name="ce471" office:value-type="string" calcext:value-type="string">
            <text:p>CSF</text:p>
          </table:table-cell>
          <table:table-cell table:style-name="ce475" office:value-type="float" office:value="4270" calcext:value-type="float">
            <text:p>4270</text:p>
          </table:table-cell>
          <table:table-cell table:style-name="ce475" office:value-type="float" office:value="3500" calcext:value-type="float">
            <text:p>3500</text:p>
          </table:table-cell>
          <table:table-cell/>
          <table:table-cell table:style-name="ce471" office:value-type="string" calcext:value-type="string">
            <text:p>CSF</text:p>
          </table:table-cell>
          <table:table-cell table:style-name="ce475" office:value-type="float" office:value="4200" calcext:value-type="float">
            <text:p>4200</text:p>
          </table:table-cell>
          <table:table-cell table:style-name="ce475"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DIRWMnull:</text:p>
          </table:table-cell>
          <table:table-cell table:number-columns-repeated="9"/>
          <table:table-cell table:style-name="ce466"/>
          <table:table-cell table:number-columns-repeated="1000"/>
        </table:table-row>
        <table:table-row table:style-name="ro3">
          <table:table-cell/>
          <table:table-cell table:style-name="Default"/>
          <table:table-cell office:value-type="float" office:value="5100" calcext:value-type="float">
            <text:p>5100</text:p>
          </table:table-cell>
          <table:table-cell office:value-type="string" calcext:value-type="string">
            <text:p><text:s text:c="2"/>DIR only T1_CSF</text:p>
          </table:table-cell>
          <table:table-cell table:number-columns-repeated="9"/>
          <table:table-cell office:value-type="float" office:value="8000" calcext:value-type="float">
            <text:p>80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3106/461</text:p>
          </table:table-cell>
          <table:table-cell office:value-type="float" office:value="71" calcext:value-type="float">
            <text:p>71</text:p>
          </table:table-cell>
          <table:table-cell table:style-name="ce456" office:value-type="float" office:value="113" calcext:value-type="float">
            <text:p>113</text:p>
          </table:table-cell>
          <table:table-cell table:style-name="ce456"/>
          <table:table-cell office:value-type="float" office:value="97" calcext:value-type="float">
            <text:p>97</text:p>
          </table:table-cell>
          <table:table-cell table:style-name="ce456" office:value-type="float" office:value="87" calcext:value-type="float">
            <text:p>87</text:p>
          </table:table-cell>
          <table:table-cell table:style-name="ce456"/>
          <table:table-cell/>
          <table:table-cell table:style-name="ce466" table:formula="of:=[.V25]*SQRT([.$E$8]/[.$E13])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/>
          <table:table-cell table:style-name="Default"/>
          <table:table-cell table:number-columns-repeated="11"/>
          <table:table-cell office:value-type="string" calcext:value-type="string">
            <text:p>DIRT1null:</text:p>
          </table:table-cell>
          <table:table-cell table:number-columns-repeated="9"/>
          <table:table-cell table:style-name="ce466"/>
          <table:table-cell table:number-columns-repeated="1000"/>
        </table:table-row>
        <table:table-row table:style-name="ro3">
          <table:table-cell/>
          <table:table-cell table:style-name="Default" office:value-type="string" calcext:value-type="string">
            <text:p>T1/T2{WM,GM,WML,CSF} = </text:p>
          </table:table-cell>
          <table:table-cell table:number-columns-repeated="11"/>
          <table:table-cell office:value-type="float" office:value="8000" calcext:value-type="float">
            <text:p>80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2616/188</text:p>
          </table:table-cell>
          <table:table-cell office:value-type="float" office:value="90" calcext:value-type="float">
            <text:p>90</text:p>
          </table:table-cell>
          <table:table-cell table:style-name="ce456" office:value-type="float" office:value="204" calcext:value-type="float">
            <text:p>204</text:p>
          </table:table-cell>
          <table:table-cell table:style-name="ce456"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style-name="ce456" office:value-type="float" office:value="204" calcext:value-type="float">
            <text:p>204</text:p>
          </table:table-cell>
          <table:table-cell table:style-name="ce456" office:value-type="float" office:value="41" calcext:value-type="float">
            <text:p>41</text:p>
          </table:table-cell>
          <table:table-cell/>
          <table:table-cell table:style-name="ce466" table:formula="of:=[.V27]*SQRT([.$E$8]/[.E12])" office:value-type="float" office:value="32.4133460167259" calcext:value-type="float">
            <text:p>32</text:p>
          </table:table-cell>
          <table:table-cell table:number-columns-repeated="1000"/>
        </table:table-row>
        <table:table-row table:style-name="ro3">
          <table:table-cell/>
          <table:table-cell table:style-name="Default" office:value-type="string" calcext:value-type="string">
            <text:p>GE-1.5T:</text:p>
          </table:table-cell>
          <table:table-cell/>
          <table:table-cell office:value-type="string" calcext:value-type="string">
            <text:p>660/80, 1200/95, 1200/100?, 4270/3500</text:p>
          </table:table-cell>
          <table:table-cell table:style-name="ce166" table:number-columns-repeated="2"/>
          <table:table-cell table:number-columns-repeated="7"/>
          <table:table-cell office:value-type="string" calcext:value-type="string">
            <text:p>CNR/t ovenfor er ikke så relevant lenger siden vi bruker PAT 4 i sekvensene med TR 8 slik at de tar omtrent like lang tid</text:p>
          </table:table-cell>
          <table:table-cell table:number-columns-repeated="1010"/>
        </table:table-row>
        <table:table-row table:style-name="ro3">
          <table:table-cell/>
          <table:table-cell table:style-name="ce166" office:value-type="string" calcext:value-type="string">
            <text:p>Madhuranthakam:</text:p>
          </table:table-cell>
          <table:table-cell table:style-name="ce166"/>
          <table:table-cell table:style-name="ce166" office:value-type="string" calcext:value-type="string">
            <text:p>650/70, ?/?, 1300/100, 4200/2000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 table:number-columns-repeated="2"/>
          <table:table-cell table:style-name="ce10"/>
          <table:table-cell/>
          <table:table-cell table:style-name="ce10"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88"/>
          <table:table-cell table:number-columns-repeated="1019"/>
        </table:table-row>
        <table:table-row table:style-name="ro3" table:number-rows-repeated="5">
          <table:table-cell/>
          <table:table-cell table:style-name="Default"/>
          <table:table-cell table:number-columns-repeated="1022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GE_Parameters" table:base-cell-address="$'IR-Sim GE'.$M$5" table:cell-range-address="$'IR-Sim GE'.$O$4:.$Q$14"/>
        <table:named-range table:name="Sie_Parameters" table:base-cell-address="$'IR-Sim Sie'.$N$20" table:cell-range-address="$'IR-Sim Sie'.$C$6:.$E$16"/>
        <table:named-range table:name="T1n_GE_equation" table:base-cell-address="$'IR-Calc GE'.$C$11" table:cell-range-address="$'IR-Sim GE'.$M$153:.$T$153"/>
        <table:named-range table:name="T1n_Sie_equation" table:base-cell-address="$'IR-Sim Sie'.$B$96" table:cell-range-address="$'IR-Sim Sie'.$B$109:.$I$109"/>
        <table:named-range table:name="TI1_GE_equation" table:base-cell-address="$'IR-Sim GE'.$L$86" table:cell-range-address="$'IR-Sim GE'.$M$111:.$T$111"/>
        <table:named-range table:name="TI1_Sie_equation" table:base-cell-address="$'IR-Sim Sie'.$B$96" table:cell-range-address="$'IR-Sim Sie'.$B$67:.$I$67"/>
        <table:named-range table:name="TI2_GE_equation" table:base-cell-address="$'IR-Sim GE'.$L$86" table:cell-range-address="$'IR-Sim GE'.$M$132:.$T$132"/>
        <table:named-range table:name="TI2_Sie_equation" table:base-cell-address="$'IR-Sim Sie'.$B$96" table:cell-range-address="$'IR-Sim Sie'.$B$88:.$I$88"/>
      </table:named-expressions>
      <table:database-ranges>
        <table:database-range table:name="__Anonymous_Sheet_DB__0" table:target-range-address="'IR-Calc GE'.B17:'IR-Calc GE'.E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IR-Calc Sie'.B17:'IR-Calc Sie'.E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IR-Sim GE'.B30:'IR-Sim GE'.J90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'IR-Sim Sie'.B31:'IR-Sim Sie'.J46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 number:title="User-defined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7" number:min-decimal-places="17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scientific-number number:decimal-places="1" number:min-decimal-places="1" number:min-integer-digits="1" number:min-exponent-digits="2" number:exponent-interval="1" number:forced-exponent-sign="true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0:17:40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Øystein Bech Gadmar</meta:initial-creator>
    <meta:creation-date>2021-01-20T13:09:12.706000000</meta:creation-date>
    <dc:date>2021-03-19T10:57:04.293000000</dc:date>
    <dc:creator>Øystein Bech Gadmar</dc:creator>
    <meta:editing-duration>P3DT19H57M14S</meta:editing-duration>
    <meta:editing-cycles>158</meta:editing-cycles>
    <meta:generator>LibreOffice/7.0.4.2$Windows_X86_64 LibreOffice_project/dcf040e67528d9187c66b2379df5ea4407429775</meta:generator>
    <meta:document-statistic meta:table-count="5" meta:cell-count="5313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T1_WM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944cm" svg:y="0.282cm" chart:style-name="ch2">
          <text:p>TI1 vs T1_WM in TrueT2-DIR</text:p>
        </chart:title>
        <chart:subtitle svg:x="3.214cm" svg:y="1.375cm" chart:style-name="ch3">
          <text:p>GE 3T sim. @ std. Parameters.
T1_CSF = 5000 ms, T1_GM = 1400 ms.</text:p>
        </chart:subtitle>
        <chart:plot-area chart:style-name="ch4" table:cell-range-address="'IR-Sim GE'.B10:'IR-Sim GE'.B13 'IR-Sim GE'.F9:'IR-Sim GE'.F13" chart:data-source-has-labels="row" svg:x="1.281cm" svg:y="2.654cm" svg:width="11.95cm" svg:height="3.52cm">
          <chart:coordinate-region svg:x="2.273cm" svg:y="2.853cm" svg:width="10.678cm" svg:height="2.674cm"/>
          <chart:axis chart:dimension="x" chart:name="primary-x" chart:style-name="ch5">
            <chart:title svg:x="6.643cm" svg:y="6.32cm" chart:style-name="ch6">
              <text:p>T1_WM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10:'IR-Sim GE'.F13" chart:label-cell-address="'IR-Sim GE'.F9:'IR-Sim GE'.F9" chart:class="chart:scatter">
            <chart:domain table:cell-range-address="'IR-Sim GE'.B10:'IR-Sim GE'.B13"/>
            <chart:regression-curve chart:style-name="ch9">
              <chart:equation chart:display-equation="true" chart:display-r-square="false" svg:x="4.83cm" svg:y="4.444cm" chart:style-name="ch10"/>
            </chart:regression-curve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1</text:p>
                <draw:g>
                  <svg:desc>'IR-Sim GE'.F9:'IR-Sim GE'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IR-Sim GE'.B10:'IR-Sim GE'.B13</svg:desc>
                </draw:g>
              </table:table-cell>
              <table:table-cell office:value-type="float" office:value="2672">
                <text:p>2672</text:p>
                <draw:g>
                  <svg:desc>'IR-Sim GE'.F10:'IR-Sim GE'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5">
                <text:p>825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0">
                <text:p>85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2714">
                <text:p>2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5cm" chart:style-name="ch2">
          <text:p>TI1 residuals from linear regression,
sorted by T1_WML – T1_WM</text:p>
        </chart:title>
        <chart:plot-area chart:style-name="ch3" table:cell-range-address="'IR-Sim Sie'.Q88:'IR-Sim Sie'.Q148" chart:data-source-has-labels="row" svg:x="0.32cm" svg:y="1.778cm" svg:width="15.36cm" svg:height="7.042cm">
          <chart:coordinate-region svg:x="1.524cm" svg:y="1.978cm" svg:width="13.969cm" svg:height="6.6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Q89:'IR-Sim Sie'.Q148" chart:label-cell-address="'IR-Sim Sie'.Q88:'IR-Sim Sie'.Q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Q88:'IR-Sim Sie'.Q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470524607897">
                <text:p>11.7470524607897</text:p>
                <draw:g>
                  <svg:desc>'IR-Sim Sie'.Q89:'IR-Sim Sie'.Q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9629529475405">
                <text:p>4.89629529475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7984045429948">
                <text:p>-4.87984045429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6311023976923">
                <text:p>-15.63110239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749729583561">
                <text:p>6.774972958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2421579232041">
                <text:p>5.92421579232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4808004326687">
                <text:p>3.14808004326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03181900125946">
                <text:p>-0.603181900125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9710654407754">
                <text:p>-1.19710654407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213628988677">
                <text:p>1.95213628988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7600054083323">
                <text:p>6.17600054083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2473859744041">
                <text:p>9.42473859744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.1691860465116">
                <text:p>-14.1691860465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01994321254733">
                <text:p>-6.019943212547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0392103839959">
                <text:p>4.20392103839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4526590950068">
                <text:p>14.4526590950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789cm" svg:y="0.315cm" chart:style-name="ch2">
          <text:p>TI1 residuals from logarithmic regression,
sorted by T1_WML – T1_WM</text:p>
        </chart:title>
        <chart:plot-area chart:style-name="ch3" table:cell-range-address="'IR-Sim Sie'.Z88:'IR-Sim Sie'.Z148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Z89:'IR-Sim Sie'.Z148" chart:label-cell-address="'IR-Sim Sie'.Z88:'IR-Sim Sie'.Z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Z88:'IR-Sim Sie'.Z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0511336681975">
                <text:p>21.0511336681975</text:p>
                <draw:g>
                  <svg:desc>'IR-Sim Sie'.Z89:'IR-Sim Sie'.Z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7747042320625">
                <text:p>9.0774704232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7785047190846">
                <text:p>-1.87785047190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68524523929591">
                <text:p>-6.68524523929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0549869394818">
                <text:p>5.40549869394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68164551043083">
                <text:p>-0.568164551043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2348544615779">
                <text:p>-4.52348544615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33088021354524">
                <text:p>-2.33088021354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648641498701">
                <text:p>-1.70648641498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68014965997645">
                <text:p>-3.68014965997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547055509207">
                <text:p>-0.635470555092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5713467751957">
                <text:p>8.55713467751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7657461919116">
                <text:p>-5.37657461919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3502378641806">
                <text:p>-2.3502378641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9444124070378">
                <text:p>6.69444124070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.8870464733154">
                <text:p>22.8870464733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16" chart:origin="0" chart:interval-major="4" chart:interval-minor-divisor="4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-20" chart:maximum="30" chart:origin="0" chart:interval-major="1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279cm" svg:y="0.315cm" chart:style-name="ch2">
          <text:p>TI1 residuals from power regression,
sorted by T1_WML – T1_WM</text:p>
        </chart:title>
        <chart:plot-area chart:style-name="ch3" table:cell-range-address="'IR-Sim Sie'.AI88:'IR-Sim Sie'.AI148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Sie'.AI89:'IR-Sim Sie'.AI148" chart:label-cell-address="'IR-Sim Sie'.AI88:'IR-Sim Sie'.AI88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Sie'.AI88:'IR-Sim Sie'.AI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393174646942">
                <text:p>16.393174646942</text:p>
                <draw:g>
                  <svg:desc>'IR-Sim Sie'.AI89:'IR-Sim Sie'.AI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0651151397888">
                <text:p>6.80651151397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8265861510854">
                <text:p>-1.88265861510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52913795653512">
                <text:p>-5.52913795653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2215248688399">
                <text:p>4.42215248688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8346505833742">
                <text:p>-0.258346505833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4112346765496">
                <text:p>-3.44112346765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7999946423797">
                <text:p>-1.57999946423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5030293522022">
                <text:p>-1.1503029352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797830425352">
                <text:p>-2.7797830425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58371130185878">
                <text:p>-0.258371130185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0799166329962">
                <text:p>7.30799166329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.67579020153016">
                <text:p>-4.67579020153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14564052512605">
                <text:p>-2.14564052512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2826585805615">
                <text:p>5.22826585805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6480528753946">
                <text:p>18.6480528753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4">
      <number:number number:decimal-places="3" number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24">
      <style:chart-properties loext:regression-x-name="TR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3.182cm" svg:y="0.282cm" chart:style-name="ch2">
          <text:p>T1null vs TR in TrueT2-DIR</text:p>
        </chart:title>
        <chart:subtitle svg:x="2.195cm" svg:y="1.375cm" chart:style-name="ch3">
          <text:p>GE 3T sim. @ std. parameters. T1_CSF = 5000 ms,
T1_GM = 1400 ms, T1_WM = 850 ms.</text:p>
        </chart:subtitle>
        <chart:plot-area chart:style-name="ch4" table:cell-range-address="'IR-Sim GE'.D30:'IR-Sim GE'.D30 'IR-Sim GE'.D38:'IR-Sim GE'.D38 'IR-Sim GE'.D50:'IR-Sim GE'.D50 'IR-Sim GE'.D62:'IR-Sim GE'.D62 'IR-Sim GE'.D74:'IR-Sim GE'.D74 'IR-Sim GE'.D86:'IR-Sim GE'.D86 'IR-Sim GE'.F30:'IR-Sim GE'.F30 'IR-Sim GE'.F38:'IR-Sim GE'.F38 'IR-Sim GE'.F50:'IR-Sim GE'.F50 'IR-Sim GE'.F62:'IR-Sim GE'.F62 'IR-Sim GE'.F74:'IR-Sim GE'.F74 'IR-Sim GE'.F86:'IR-Sim GE'.F86" svg:x="1.281cm" svg:y="2.654cm" svg:width="11.95cm" svg:height="3.52cm">
          <chart:coordinate-region svg:x="2.273cm" svg:y="2.853cm" svg:width="10.586cm" svg:height="2.674cm"/>
          <chart:axis chart:dimension="x" chart:name="primary-x" chart:style-name="ch5">
            <chart:title svg:x="6.987cm" svg:y="6.32cm" chart:style-name="ch6">
              <text:p>TR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30:'IR-Sim GE'.F30 'IR-Sim GE'.F38:'IR-Sim GE'.F38 'IR-Sim GE'.F50:'IR-Sim GE'.F50 'IR-Sim GE'.F62:'IR-Sim GE'.F62 'IR-Sim GE'.F74:'IR-Sim GE'.F74 'IR-Sim GE'.F86:'IR-Sim GE'.F86" chart:class="chart:scatter">
            <chart:domain table:cell-range-address="'IR-Sim GE'.D30:'IR-Sim GE'.D30 'IR-Sim GE'.D38:'IR-Sim GE'.D38 'IR-Sim GE'.D50:'IR-Sim GE'.D50 'IR-Sim GE'.D62:'IR-Sim GE'.D62 'IR-Sim GE'.D74:'IR-Sim GE'.D74 'IR-Sim GE'.D86:'IR-Sim GE'.D86"/>
            <chart:regression-curve chart:style-name="ch9">
              <chart:equation chart:display-equation="true" chart:display-r-square="false" svg:x="4.921cm" svg:y="4.176cm" chart:style-name="ch10"/>
            </chart:regression-curve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'IR-Sim GE'.D30:'IR-Sim GE'.D30 'IR-Sim GE'.D38:'IR-Sim GE'.D38 'IR-Sim GE'.D50:'IR-Sim GE'.D50 'IR-Sim GE'.D62:'IR-Sim GE'.D62 'IR-Sim GE'.D74:'IR-Sim GE'.D74 'IR-Sim GE'.D86:'IR-Sim GE'.D86</svg:desc>
                </draw:g>
              </table:table-cell>
              <table:table-cell office:value-type="float" office:value="NaN">
                <text:p>NaN</text:p>
                <draw:g>
                  <svg:desc>'IR-Sim GE'.F30:'IR-Sim GE'.F30 'IR-Sim GE'.F38:'IR-Sim GE'.F38 'IR-Sim GE'.F50:'IR-Sim GE'.F50 'IR-Sim GE'.F62:'IR-Sim GE'.F62 'IR-Sim GE'.F74:'IR-Sim GE'.F74 'IR-Sim GE'.F86:'IR-Sim GE'.F86</svg:desc>
                </draw:g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2693">
                <text:p>2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WML" loext:regression-y-name="TI1"/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785cm" svg:y="0.282cm" chart:style-name="ch2">
          <text:p>TI1 vs T1_WML in TrueT2-DIR</text:p>
        </chart:title>
        <chart:subtitle svg:x="2.195cm" svg:y="1.375cm" chart:style-name="ch3">
          <text:p>GE 3T sim. @ std. parameters. T1_CSF = 5000 ms,
T1_GM = 1400 ms, T1_WM = 850 ms.</text:p>
        </chart:subtitle>
        <chart:plot-area chart:style-name="ch4" table:cell-range-address="'IR-Sim GE'.C14:'IR-Sim GE'.C20 'IR-Sim GE'.F14:'IR-Sim GE'.F20" svg:x="1.281cm" svg:y="2.654cm" svg:width="11.95cm" svg:height="3.52cm">
          <chart:coordinate-region svg:x="2.273cm" svg:y="2.853cm" svg:width="10.586cm" svg:height="2.674cm"/>
          <chart:axis chart:dimension="x" chart:name="primary-x" chart:style-name="ch5">
            <chart:title svg:x="6.551cm" svg:y="6.32cm" chart:style-name="ch6">
              <text:p>T1_WML</text:p>
            </chart:title>
          </chart:axis>
          <chart:axis chart:dimension="y" chart:name="primary-y" chart:style-name="ch5">
            <chart:title svg:x="0.451cm" svg:y="4.696cm" chart:style-name="ch7">
              <text:p>TI1</text:p>
            </chart:title>
          </chart:axis>
          <chart:series chart:style-name="ch8" chart:values-cell-range-address="'IR-Sim GE'.F14:'IR-Sim GE'.F20" chart:class="chart:scatter">
            <chart:domain table:cell-range-address="'IR-Sim GE'.C14:'IR-Sim GE'.C20"/>
            <chart:regression-curve chart:style-name="ch9">
              <chart:equation chart:display-equation="true" chart:display-r-square="false" svg:x="5.125cm" svg:y="4.562cm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IR-Sim GE'.C14:'IR-Sim GE'.C20</svg:desc>
                </draw:g>
              </table:table-cell>
              <table:table-cell office:value-type="float" office:value="2625">
                <text:p>2625</text:p>
                <draw:g>
                  <svg:desc>'IR-Sim GE'.F14:'IR-Sim GE'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">
                <text:p>1100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0">
                <text:p>1300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0">
                <text:p>1400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">
                <text:p>1600</text:p>
              </table:table-cell>
              <table:table-cell office:value-type="float" office:value="2730">
                <text:p>27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32cm" svg:y="0.315cm" chart:style-name="ch2">
          <text:p>TI1 residuals from linear regression,
sorted by T1_WML - TR - T1_WM</text:p>
        </chart:title>
        <chart:plot-area chart:style-name="ch3" table:cell-range-address="'IR-Sim GE'.AB132:'IR-Sim GE'.AB192" chart:data-source-has-labels="row" svg:x="0.32cm" svg:y="1.778cm" svg:width="15.36cm" svg:height="7.042cm">
          <chart:coordinate-region svg:x="1.524cm" svg:y="1.978cm" svg:width="13.97cm" svg:height="6.6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B133:'IR-Sim GE'.AB192" chart:label-cell-address="'IR-Sim GE'.AB132:'IR-Sim GE'.AB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B132:'IR-Sim GE'.AB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.0666666666668">
                <text:p>-19.0666666666668</text:p>
                <draw:g>
                  <svg:desc>'IR-Sim GE'.AB133:'IR-Sim GE'.AB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666666666668">
                <text:p>30.0666666666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333333333333">
                <text:p>22.5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000000000004">
                <text:p>31.6000000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66666666667">
                <text:p>58.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333333333332">
                <text:p>31.1333333333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1999999999998">
                <text:p>36.1999999999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666666666664">
                <text:p>57.2666666666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333333333336">
                <text:p>10.7333333333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000000000002">
                <text:p>13.8000000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8666666666668">
                <text:p>31.8666666666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6.666666666667">
                <text:p>-36.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4.6000000000004">
                <text:p>-34.60000000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.5333333333328">
                <text:p>-20.5333333333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.6333333333334">
                <text:p>-28.6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7.5666666666668">
                <text:p>-27.5666666666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.4999999999998">
                <text:p>-24.4999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.9666666666667">
                <text:p>19.9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333333333333">
                <text:p>19.0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1000000000004">
                <text:p>21.1000000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.5666666666666">
                <text:p>30.5666666666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6333333333332">
                <text:p>30.6333333333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6999999999998">
                <text:p>30.6999999999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166666666667">
                <text:p>11.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2333333333336">
                <text:p>11.2333333333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3000000000002">
                <text:p>10.300000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.2333333333336">
                <text:p>-33.2333333333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6.166666666667">
                <text:p>-36.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6.0999999999995">
                <text:p>-36.0999999999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3.1333333333334">
                <text:p>-33.1333333333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2.0666666666666">
                <text:p>-32.0666666666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4000000000001">
                <text:p>18.400000000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333333333338">
                <text:p>17.53333333333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0666666666666">
                <text:p>31.06666666666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1333333333332">
                <text:p>32.13333333333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6000000000004">
                <text:p>15.600000000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666666666667">
                <text:p>14.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7333333333336">
                <text:p>14.7333333333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9.8000000000002">
                <text:p>-29.80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0.7333333333336">
                <text:p>-30.73333333333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2.666666666667">
                <text:p>-32.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8.7666666666667">
                <text:p>-38.7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7.7">
                <text:p>-37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9.6333333333332">
                <text:p>-39.63333333333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333333333335">
                <text:p>14.83333333333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000000000001">
                <text:p>14.9000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9666666666672">
                <text:p>15.9666666666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4333333333334">
                <text:p>31.4333333333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5666666666666">
                <text:p>33.5666666666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0333333333338">
                <text:p>17.0333333333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1000000000004">
                <text:p>17.1000000000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166666666667">
                <text:p>17.1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6.3666666666668">
                <text:p>-26.3666666666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7.3000000000002">
                <text:p>-27.300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7.2333333333336">
                <text:p>-27.2333333333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4.279cm" svg:y="0.315cm" chart:style-name="ch2">
          <text:p>TI1 residuals from power regression,
sorted by T1_WML - TR - T1_WM</text:p>
        </chart:title>
        <chart:plot-area chart:style-name="ch3" table:cell-range-address="'IR-Sim GE'.AT132:'IR-Sim GE'.AT192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T133:'IR-Sim GE'.AT192" chart:label-cell-address="'IR-Sim GE'.AT132:'IR-Sim GE'.AT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T132:'IR-Sim GE'.AT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.2492917303209">
                <text:p>-11.2492917303209</text:p>
                <draw:g>
                  <svg:desc>'IR-Sim GE'.AT133:'IR-Sim GE'.AT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340288871159">
                <text:p>5.5834028887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2890487816044">
                <text:p>46.2890487816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412058918569">
                <text:p>18.24120589185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9464391982597">
                <text:p>28.9464391982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6268497291521">
                <text:p>58.6268497291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3289610689444">
                <text:p>28.3289610689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042219488776">
                <text:p>33.042219488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263708695899">
                <text:p>54.82637086958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642408864571">
                <text:p>20.3642408864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1946082538352">
                <text:p>21.1946082538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1863427669141">
                <text:p>38.1863427669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52287674314357">
                <text:p>-5.52287674314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48494895870863">
                <text:p>-7.48494895870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0047390203208">
                <text:p>3.800473902032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.9709644475022">
                <text:p>-20.9709644475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.4643166414455">
                <text:p>-16.4643166414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06905079231001">
                <text:p>-9.06905079231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68769948605">
                <text:p>11.68769948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287046440412">
                <text:p>12.02870464404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623884346539">
                <text:p>16.3623884346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1876495961496">
                <text:p>20.1876495961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5009300934739">
                <text:p>19.5009300934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9043227606644">
                <text:p>19.9043227606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83159847666411">
                <text:p>9.83159847666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2819586410196">
                <text:p>7.22819586410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0700333727054">
                <text:p>4.80700333727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.2839352646615">
                <text:p>-16.2839352646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3.7119461941211">
                <text:p>-23.7119461941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.8700733778874">
                <text:p>-26.8700733778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.0944794302236">
                <text:p>-21.0944794302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.8680612600108">
                <text:p>-17.8680612600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2.7395598237599">
                <text:p>-12.73955982375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2708127651295">
                <text:p>11.2708127651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2987723194483">
                <text:p>12.29877231944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3344525587299">
                <text:p>13.3344525587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6871280492051">
                <text:p>19.6871280492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6566368453191">
                <text:p>17.6566368453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7327762733503">
                <text:p>18.73277627335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41630703875308">
                <text:p>9.41630703875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44008923928868">
                <text:p>5.44008923928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6399554667214">
                <text:p>3.66399554667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.4739750986346">
                <text:p>-20.47397509863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6.302449492006">
                <text:p>-26.3024494920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1.8417976002065">
                <text:p>-31.8417976002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.8004080627309">
                <text:p>-18.8004080627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.8201658555213">
                <text:p>-14.8201658555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.9260114612541">
                <text:p>-12.92601146125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6717248965078">
                <text:p>12.6717248965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4246803360197">
                <text:p>13.4246803360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985705936468">
                <text:p>16.1985705936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3791305017148">
                <text:p>21.3791305017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0466429392241">
                <text:p>22.04664293922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8352971373192">
                <text:p>21.8352971373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477441796152">
                <text:p>10.54774417961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2440159175917">
                <text:p>7.2440159175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5614886098365">
                <text:p>5.156148860983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9.7800972702712">
                <text:p>-19.78009727027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5.9603705680597">
                <text:p>-25.96037056805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.8346134061003">
                <text:p>-29.83461340610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true" chart:logarithmic="false" chart:minimum="0" chart:maximum="60" chart:origin="0" chart:interval-major="15" chart:interval-minor-divis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0" chart:maximum="60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789cm" svg:y="0.315cm" chart:style-name="ch2">
          <text:p>TI1 residuals from logarithmic regression,
sorted by T1_WML - TR - T1_WM</text:p>
        </chart:title>
        <chart:plot-area chart:style-name="ch3" table:cell-range-address="'IR-Sim GE'.AK132:'IR-Sim GE'.AK192" chart:data-source-has-labels="row" svg:x="0.32cm" svg:y="1.778cm" svg:width="15.361cm" svg:height="7.043cm">
          <chart:coordinate-region svg:x="1.524cm" svg:y="1.977cm" svg:width="13.97cm" svg:height="6.6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R-Sim GE'.AK133:'IR-Sim GE'.AK192" chart:label-cell-address="'IR-Sim GE'.AK132:'IR-Sim GE'.AK132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dual</text:p>
                <draw:g>
                  <svg:desc>'IR-Sim GE'.AK132:'IR-Sim GE'.AK1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708937036485">
                <text:p>21.9708937036485</text:p>
                <draw:g>
                  <svg:desc>'IR-Sim GE'.AK133:'IR-Sim GE'.AK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4006250260481">
                <text:p>34.4006250260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1208096820556">
                <text:p>71.1208096820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792107074623">
                <text:p>13.8792107074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308942029862">
                <text:p>22.308942029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0291266858694">
                <text:p>50.0291266858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5842176552942">
                <text:p>11.5842176552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0139489776939">
                <text:p>16.0139489776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7341336337013">
                <text:p>37.7341336337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592994591745">
                <text:p>8.68592994591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1156612683153">
                <text:p>11.1156612683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358459243245">
                <text:p>29.8358459243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6144271564408">
                <text:p>0.476144271564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058755939659">
                <text:p>1.90587559396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6260602499751">
                <text:p>16.6260602499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344982085153">
                <text:p>3.7534498208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8318114325302">
                <text:p>4.18318114325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90336579926043">
                <text:p>7.90336579926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6176682466539">
                <text:p>2.661766824665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9149814706689">
                <text:p>1.09149814706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1168280307429">
                <text:p>3.81168280307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6677377249725">
                <text:p>2.36677377249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9650509489875">
                <text:p>1.79650509489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1668975090615">
                <text:p>2.51668975090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8486063120508">
                <text:p>0.468486063120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01782614477997">
                <text:p>-0.101782614477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81597958472412">
                <text:p>-0.381597958472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7412996112289">
                <text:p>-4.7412996112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31156828883104">
                <text:p>-8.31156828883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.59138363282182">
                <text:p>-7.59138363282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09540243228912">
                <text:p>-3.095402432289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66567110988763">
                <text:p>-3.665671109887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9454864538784">
                <text:p>-1.94548645387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8708542847526">
                <text:p>-1.18708542847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5735410607376">
                <text:p>-1.75735410607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03716945006454">
                <text:p>-2.037169450064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1792151935661">
                <text:p>1.517921519356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523471582419006">
                <text:p>-0.05234715824190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6783749776732">
                <text:p>1.66783749776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1963380997986">
                <text:p>2.619633809979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4936513238135">
                <text:p>1.04936513238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6954978839058">
                <text:p>1.76954978839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9015186436955">
                <text:p>-3.59015186436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.16042054196805">
                <text:p>-5.16042054196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.44023588596247">
                <text:p>-6.44023588596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.28285134878024">
                <text:p>-6.282851348780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.85312002637875">
                <text:p>-5.85312002637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7.13293537037134">
                <text:p>-7.13293537037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37453434496638">
                <text:p>-2.37453434496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94480302256488">
                <text:p>-2.944803022564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22461836655748">
                <text:p>-1.224618366557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3047260286548">
                <text:p>3.33047260286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6020392526698">
                <text:p>4.76020392526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803885812762">
                <text:p>5.4803885812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3218489348874">
                <text:p>6.432184893488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86191621589023">
                <text:p>5.86191621589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58210087189582">
                <text:p>6.58210087189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2239921913933">
                <text:p>2.222399219139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213054153719">
                <text:p>0.65213054153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7231519754641">
                <text:p>1.372315197546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T1_WM" loext:regression-y-name="TI1"/>
      <style:text-properties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944cm" svg:y="0.282cm" chart:style-name="ch2">
          <text:p>TI1 vs T1_WM in TrueT2-DIR</text:p>
        </chart:title>
        <chart:subtitle svg:x="3.849cm" svg:y="1.375cm" chart:style-name="ch3">
          <text:p>Sie 1.5 T sim. @ std. parameters</text:p>
        </chart:subtitle>
        <chart:plot-area chart:style-name="ch4" table:cell-range-address="'IR-Sim Sie'.B26:'IR-Sim Sie'.B29 'IR-Sim Sie'.B21:'IR-Sim Sie'.B21 'IR-Sim Sie'.F26:'IR-Sim Sie'.F29" chart:data-source-has-labels="row" svg:x="1.281cm" svg:y="2.204cm" svg:width="11.95cm" svg:height="3.97cm">
          <chart:coordinate-region svg:x="2.273cm" svg:y="2.403cm" svg:width="10.678cm" svg:height="3.124cm"/>
          <chart:axis chart:dimension="x" chart:name="primary-x" chart:style-name="ch5">
            <chart:title svg:x="6.643cm" svg:y="6.32cm" chart:style-name="ch6">
              <text:p>T1_WM</text:p>
            </chart:title>
          </chart:axis>
          <chart:axis chart:dimension="y" chart:name="primary-y" chart:style-name="ch5">
            <chart:title svg:x="0.451cm" svg:y="4.471cm" chart:style-name="ch7">
              <text:p>TI1</text:p>
            </chart:title>
          </chart:axis>
          <chart:series chart:style-name="ch8" chart:values-cell-range-address="'IR-Sim Sie'.F26:'IR-Sim Sie'.F29" chart:label-cell-address="'IR-Sim Sie'.B21:'IR-Sim Sie'.B21" chart:class="chart:scatter">
            <chart:domain table:cell-range-address="'IR-Sim Sie'.B26:'IR-Sim Sie'.B29"/>
            <chart:regression-curve chart:style-name="ch9">
              <chart:equation chart:display-equation="true" chart:display-r-square="false" svg:x="4.83cm" svg:y="4.444cm" chart:style-name="ch10"/>
            </chart:regression-curve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1_WM</text:p>
                <draw:g>
                  <svg:desc>'IR-Sim Sie'.B21:'IR-Sim Sie'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">
                <text:p>600</text:p>
                <draw:g>
                  <svg:desc>'IR-Sim Sie'.B26:'IR-Sim Sie'.B29</svg:desc>
                </draw:g>
              </table:table-cell>
              <table:table-cell office:value-type="float" office:value="2579">
                <text:p>2579</text:p>
                <draw:g>
                  <svg:desc>'IR-Sim Sie'.F26:'IR-Sim Sie'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0">
                <text:p>66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">
                <text:p>850</text:p>
              </table:table-cell>
              <table:table-cell office:value-type="float" office:value="2721">
                <text:p>27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>
      <style:chart-properties loext:regression-x-name="WML" loext:regression-y-name="TI1"/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01cm" svg:height="7.301cm" xlink:href=".." xlink:type="simple" chart:class="chart:scatter" chart:style-name="ch1">
        <chart:title svg:x="2.785cm" svg:y="0.282cm" chart:style-name="ch2">
          <text:p>TI1 vs T1_WML in TrueT2-DIR</text:p>
        </chart:title>
        <chart:subtitle svg:x="3.849cm" svg:y="1.375cm" chart:style-name="ch3">
          <text:p>Sie 1.5 T sim. @ std. parameters</text:p>
        </chart:subtitle>
        <chart:plot-area chart:style-name="ch4" table:cell-range-address="'IR-Sim Sie'.C23:'IR-Sim Sie'.C23 'IR-Sim Sie'.C27:'IR-Sim Sie'.C27 'IR-Sim Sie'.C31:'IR-Sim Sie'.C31 'IR-Sim Sie'.C35:'IR-Sim Sie'.C35 'IR-Sim Sie'.C21:'IR-Sim Sie'.C21 'IR-Sim Sie'.F23:'IR-Sim Sie'.F23 'IR-Sim Sie'.F27:'IR-Sim Sie'.F27 'IR-Sim Sie'.F31:'IR-Sim Sie'.F31 'IR-Sim Sie'.F35:'IR-Sim Sie'.F35" chart:data-source-has-labels="row" svg:x="1.281cm" svg:y="2.204cm" svg:width="11.95cm" svg:height="3.97cm">
          <chart:coordinate-region svg:x="2.273cm" svg:y="2.403cm" svg:width="10.586cm" svg:height="3.124cm"/>
          <chart:axis chart:dimension="x" chart:name="primary-x" chart:style-name="ch5">
            <chart:title svg:x="6.551cm" svg:y="6.32cm" chart:style-name="ch6">
              <text:p>T1_WML</text:p>
            </chart:title>
          </chart:axis>
          <chart:axis chart:dimension="y" chart:name="primary-y" chart:style-name="ch5">
            <chart:title svg:x="0.451cm" svg:y="4.471cm" chart:style-name="ch7">
              <text:p>TI1</text:p>
            </chart:title>
          </chart:axis>
          <chart:series chart:style-name="ch8" chart:values-cell-range-address="'IR-Sim Sie'.F23:'IR-Sim Sie'.F23 'IR-Sim Sie'.F27:'IR-Sim Sie'.F27 'IR-Sim Sie'.F31:'IR-Sim Sie'.F31 'IR-Sim Sie'.F35:'IR-Sim Sie'.F35" chart:label-cell-address="'IR-Sim Sie'.C21:'IR-Sim Sie'.C21" chart:class="chart:scatter">
            <chart:domain table:cell-range-address="'IR-Sim Sie'.C23:'IR-Sim Sie'.C23 'IR-Sim Sie'.C27:'IR-Sim Sie'.C27 'IR-Sim Sie'.C31:'IR-Sim Sie'.C31 'IR-Sim Sie'.C35:'IR-Sim Sie'.C35"/>
            <chart:regression-curve chart:style-name="ch9">
              <chart:equation chart:display-equation="true" chart:display-r-square="false" svg:x="5.125cm" svg:y="4.562cm" chart:style-name="ch10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1_WML</text:p>
                <draw:g>
                  <svg:desc>'IR-Sim Sie'.C21:'IR-Sim Sie'.C2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0">
                <text:p>1000</text:p>
                <draw:g>
                  <svg:desc>'IR-Sim Sie'.C23:'IR-Sim Sie'.C23 'IR-Sim Sie'.C27:'IR-Sim Sie'.C27 'IR-Sim Sie'.C31:'IR-Sim Sie'.C31 'IR-Sim Sie'.C35:'IR-Sim Sie'.C35</svg:desc>
                </draw:g>
              </table:table-cell>
              <table:table-cell office:value-type="float" office:value="2549">
                <text:p>2549</text:p>
                <draw:g>
                  <svg:desc>'IR-Sim Sie'.F23:'IR-Sim Sie'.F23 'IR-Sim Sie'.F27:'IR-Sim Sie'.F27 'IR-Sim Sie'.F31:'IR-Sim Sie'.F31 'IR-Sim Sie'.F35:'IR-Sim Sie'.F35</svg:desc>
                </draw:g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2730">
                <text:p>27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